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0B0000000BBB44835D32CCA18B.png" manifest:media-type="image/png"/>
  <manifest:file-entry manifest:full-path="Pictures/100000000000000B0000000B4DFF7AF9EE6CBD7C.png" manifest:media-type="image/png"/>
  <manifest:file-entry manifest:full-path="Pictures/1000020100000010000000109C45C239BCB52C34.png" manifest:media-type="image/png"/>
  <manifest:file-entry manifest:full-path="Pictures/10000200000000100000000CE7C2D0B669077D74.gif" manifest:media-type="image/gif"/>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automatic-styles>
    <style:style style:name="Table4" style:family="table">
      <style:table-properties style:width="159.77mm" fo:margin-top="1.99mm" fo:margin-bottom="1.99mm" table:align="center" fo:keep-with-next="always"/>
    </style:style>
    <style:style style:name="Table4.A" style:family="table-column">
      <style:table-column-properties style:column-width="18.36mm"/>
    </style:style>
    <style:style style:name="Table4.B" style:family="table-column">
      <style:table-column-properties style:column-width="141.41mm"/>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B2" style:family="table-cell">
      <style:table-cell-properties fo:padding="0.97mm" fo:border-left="0.05pt solid #000000" fo:border-right="0.05pt solid #000000" fo:border-top="none" fo:border-bottom="0.05pt solid #000000"/>
    </style:style>
    <style:style style:name="Table3" style:family="table">
      <style:table-properties style:width="159.77mm" fo:margin-top="1.99mm" fo:margin-bottom="1.99mm" table:align="center" fo:keep-with-next="always"/>
    </style:style>
    <style:style style:name="Table3.A" style:family="table-column">
      <style:table-column-properties style:column-width="62.71mm"/>
    </style:style>
    <style:style style:name="Table3.B" style:family="table-column">
      <style:table-column-properties style:column-width="97.07mm"/>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B2" style:family="table-cell">
      <style:table-cell-properties fo:padding="0.97mm" fo:border-left="0.05pt solid #000000" fo:border-right="0.05pt solid #000000" fo:border-top="none" fo:border-bottom="0.05pt solid #000000"/>
    </style:style>
    <style:style style:name="Table5" style:family="table">
      <style:table-properties style:width="159.77mm" fo:margin-top="1.99mm" fo:margin-bottom="1.99mm" table:align="center" fo:keep-with-next="always"/>
    </style:style>
    <style:style style:name="Table5.A" style:family="table-column">
      <style:table-column-properties style:column-width="53.25mm"/>
    </style:style>
    <style:style style:name="Table5.C" style:family="table-column">
      <style:table-column-properties style:column-width="53.27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 style:family="table">
      <style:table-properties style:width="160mm" fo:margin-top="1.99mm" fo:margin-bottom="1.99mm" table:align="center" fo:keep-with-next="always"/>
    </style:style>
    <style:style style:name="Table1.A" style:family="table-column">
      <style:table-column-properties style:column-width="18.36mm"/>
    </style:style>
    <style:style style:name="Table1.B" style:family="table-column">
      <style:table-column-properties style:column-width="46.71mm"/>
    </style:style>
    <style:style style:name="Table1.C" style:family="table-column">
      <style:table-column-properties style:column-width="94.93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style:vertical-align="" fo:padding="0.97mm" fo:border="0.05pt solid #000000"/>
    </style:style>
    <style:style style:name="Table1.A2" style:family="table-cell">
      <style:table-cell-properties fo:padding="0.97mm" fo:border-left="0.05pt solid #000000" fo:border-right="none" fo:border-top="none" fo:border-bottom="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1.A3" style:family="table-cell">
      <style:table-cell-properties fo:padding="0.97mm" fo:border-left="0.05pt solid #000000" fo:border-right="none" fo:border-top="none" fo:border-bottom="0.05pt solid #000000"/>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0.05pt solid #000000" fo:border-top="none" fo:border-bottom="0.05pt solid #000000"/>
    </style:style>
    <style:style style:name="Archivefilenamemacros" style:family="table">
      <style:table-properties style:width="159.77mm" fo:margin-top="1.99mm" fo:margin-bottom="1.99mm" table:align="center" fo:keep-with-next="always"/>
    </style:style>
    <style:style style:name="Archivefilenamemacros.A" style:family="table-column">
      <style:table-column-properties style:column-width="19.86mm"/>
    </style:style>
    <style:style style:name="Archivefilenamemacros.B" style:family="table-column">
      <style:table-column-properties style:column-width="89.94mm"/>
    </style:style>
    <style:style style:name="Archivefilenamemacros.C" style:family="table-column">
      <style:table-column-properties style:column-width="49.97mm"/>
    </style:style>
    <style:style style:name="Archivefilenamemacros.A1" style:family="table-cell">
      <style:table-cell-properties fo:padding="0.97mm" fo:border-left="0.05pt solid #000000" fo:border-right="none" fo:border-top="0.05pt solid #000000" fo:border-bottom="0.05pt solid #000000"/>
    </style:style>
    <style:style style:name="Archivefilenamemacros.C1" style:family="table-cell">
      <style:table-cell-properties fo:padding="0.97mm" fo:border="0.05pt solid #000000"/>
    </style:style>
    <style:style style:name="Archivefilenamemacros.A2" style:family="table-cell">
      <style:table-cell-properties fo:padding="0.97mm" fo:border-left="0.05pt solid #000000" fo:border-right="none" fo:border-top="none" fo:border-bottom="0.05pt solid #000000"/>
    </style:style>
    <style:style style:name="Archivefilenamemacros.C2" style:family="table-cell" style:data-style-name="N0">
      <style:table-cell-properties fo:padding="0.97mm" fo:border-left="0.05pt solid #000000" fo:border-right="0.05pt solid #000000" fo:border-top="none" fo:border-bottom="0.05pt solid #000000"/>
    </style:style>
    <style:style style:name="Archivefilenamemacros.C3" style:family="table-cell">
      <style:table-cell-properties fo:padding="0.97mm" fo:border-left="0.05pt solid #000000" fo:border-right="0.05pt solid #000000" fo:border-top="none" fo:border-bottom="0.05pt solid #000000"/>
    </style:style>
    <style:style style:name="Archivefilenamemacros.C4" style:family="table-cell">
      <style:table-cell-properties fo:padding="0.97mm" fo:border-left="0.05pt solid #000000" fo:border-right="0.05pt solid #000000" fo:border-top="none" fo:border-bottom="0.05pt solid #000000"/>
    </style:style>
    <style:style style:name="Archivefilenamemacros.C5" style:family="table-cell">
      <style:table-cell-properties fo:padding="0.97mm" fo:border-left="0.05pt solid #000000" fo:border-right="0.05pt solid #000000" fo:border-top="none" fo:border-bottom="0.05pt solid #000000"/>
    </style:style>
    <style:style style:name="Archivefilenamemacros.C6" style:family="table-cell">
      <style:table-cell-properties fo:padding="0.97mm" fo:border-left="0.05pt solid #000000" fo:border-right="0.05pt solid #000000" fo:border-top="none" fo:border-bottom="0.05pt solid #000000"/>
    </style:style>
    <style:style style:name="Archivefilenamemacros.C7" style:family="table-cell">
      <style:table-cell-properties fo:padding="0.97mm" fo:border-left="0.05pt solid #000000" fo:border-right="0.05pt solid #000000" fo:border-top="none" fo:border-bottom="0.05pt solid #000000"/>
    </style:style>
    <style:style style:name="Archivefilenamemacros.C8" style:family="table-cell">
      <style:table-cell-properties fo:padding="0.97mm" fo:border-left="0.05pt solid #000000" fo:border-right="0.05pt solid #000000" fo:border-top="none" fo:border-bottom="0.05pt solid #000000"/>
    </style:style>
    <style:style style:name="Archivefilenamemacros.C10" style:family="table-cell">
      <style:table-cell-properties fo:padding="0.97mm" fo:border-left="0.05pt solid #000000" fo:border-right="0.05pt solid #000000" fo:border-top="none" fo:border-bottom="0.05pt solid #000000"/>
    </style:style>
    <style:style style:name="Archivefilenamemacros.C11" style:family="table-cell">
      <style:table-cell-properties fo:padding="0.97mm" fo:border-left="0.05pt solid #000000" fo:border-right="0.05pt solid #000000" fo:border-top="none" fo:border-bottom="0.05pt solid #000000"/>
    </style:style>
    <style:style style:name="Archivefilenamemacros.C12" style:family="table-cell">
      <style:table-cell-properties fo:padding="0.97mm" fo:border-left="0.05pt solid #000000" fo:border-right="0.05pt solid #000000" fo:border-top="none" fo:border-bottom="0.05pt solid #000000"/>
    </style:style>
    <style:style style:name="Archivefilenamemacros.C13" style:family="table-cell">
      <style:table-cell-properties fo:padding="0.97mm" fo:border-left="0.05pt solid #000000" fo:border-right="0.05pt solid #000000" fo:border-top="none" fo:border-bottom="0.05pt solid #000000"/>
    </style:style>
    <style:style style:name="Archivefilenamemacros.C14" style:family="table-cell">
      <style:table-cell-properties fo:padding="0.97mm" fo:border-left="0.05pt solid #000000" fo:border-right="0.05pt solid #000000" fo:border-top="none" fo:border-bottom="0.05pt solid #000000"/>
    </style:style>
    <style:style style:name="Archivefilenamemacros.C15" style:family="table-cell">
      <style:table-cell-properties fo:padding="0.97mm" fo:border-left="0.05pt solid #000000" fo:border-right="0.05pt solid #000000" fo:border-top="none" fo:border-bottom="0.05pt solid #000000"/>
    </style:style>
    <style:style style:name="Archivefilenamemacros.C16" style:family="table-cell">
      <style:table-cell-properties fo:padding="0.97mm" fo:border-left="0.05pt solid #000000" fo:border-right="0.05pt solid #000000" fo:border-top="none" fo:border-bottom="0.05pt solid #000000"/>
    </style:style>
    <style:style style:name="Archivefilenamemacros.C17" style:family="table-cell">
      <style:table-cell-properties fo:padding="0.97mm" fo:border-left="0.05pt solid #000000" fo:border-right="0.05pt solid #000000" fo:border-top="none" fo:border-bottom="0.05pt solid #000000"/>
    </style:style>
    <style:style style:name="Archivefilenamemacros.C18" style:family="table-cell">
      <style:table-cell-properties fo:padding="0.97mm" fo:border-left="0.05pt solid #000000" fo:border-right="0.05pt solid #000000" fo:border-top="none" fo:border-bottom="0.05pt solid #000000"/>
    </style:style>
    <style:style style:name="Archivefilenamemacros.C19" style:family="table-cell">
      <style:table-cell-properties fo:padding="0.97mm" fo:border-left="0.05pt solid #000000" fo:border-right="0.05pt solid #000000" fo:border-top="none" fo:border-bottom="0.05pt solid #000000"/>
    </style:style>
    <style:style style:name="Archivefilenamemacros.C20" style:family="table-cell">
      <style:table-cell-properties fo:padding="0.97mm" fo:border-left="0.05pt solid #000000" fo:border-right="0.05pt solid #000000" fo:border-top="none" fo:border-bottom="0.05pt solid #000000"/>
    </style:style>
    <style:style style:name="Archivefilenamemacros.C21" style:family="table-cell">
      <style:table-cell-properties fo:padding="0.97mm" fo:border-left="0.05pt solid #000000" fo:border-right="0.05pt solid #000000" fo:border-top="none" fo:border-bottom="0.05pt solid #000000"/>
    </style:style>
    <style:style style:name="Archivefilenamemacros.C22" style:family="table-cell">
      <style:table-cell-properties fo:padding="0.97mm" fo:border-left="0.05pt solid #000000" fo:border-right="0.05pt solid #000000" fo:border-top="none" fo:border-bottom="0.05pt solid #000000"/>
    </style:style>
    <style:style style:name="Archivefilenamemacros.C23" style:family="table-cell">
      <style:table-cell-properties fo:padding="0.97mm" fo:border-left="0.05pt solid #000000" fo:border-right="0.05pt solid #000000" fo:border-top="none" fo:border-bottom="0.05pt solid #000000"/>
    </style:style>
    <style:style style:name="Archivefilenamemacros.C24" style:family="table-cell">
      <style:table-cell-properties fo:padding="0.97mm" fo:border-left="0.05pt solid #000000" fo:border-right="0.05pt solid #000000" fo:border-top="none" fo:border-bottom="0.05pt solid #000000"/>
    </style:style>
    <style:style style:name="Archivefilenamemacros.C25" style:family="table-cell">
      <style:table-cell-properties fo:padding="0.97mm" fo:border-left="0.05pt solid #000000" fo:border-right="0.05pt solid #000000" fo:border-top="none" fo:border-bottom="0.05pt solid #000000"/>
    </style:style>
    <style:style style:name="Archivefilenamemacros.C26" style:family="table-cell">
      <style:table-cell-properties fo:padding="0.97mm" fo:border-left="0.05pt solid #000000" fo:border-right="0.05pt solid #000000" fo:border-top="none" fo:border-bottom="0.05pt solid #000000"/>
    </style:style>
    <style:style style:name="Archivefilenamemacros.C27" style:family="table-cell">
      <style:table-cell-properties fo:padding="0.97mm" fo:border-left="0.05pt solid #000000" fo:border-right="0.05pt solid #000000" fo:border-top="none" fo:border-bottom="0.05pt solid #000000"/>
    </style:style>
    <style:style style:name="Archivefilenamemacros.C28" style:family="table-cell">
      <style:table-cell-properties fo:padding="0.97mm" fo:border-left="0.05pt solid #000000" fo:border-right="0.05pt solid #000000" fo:border-top="none" fo:border-bottom="0.05pt solid #000000"/>
    </style:style>
    <style:style style:name="Archivefilenamemacros.C29" style:family="table-cell">
      <style:table-cell-properties fo:padding="0.97mm" fo:border-left="0.05pt solid #000000" fo:border-right="0.05pt solid #000000" fo:border-top="none" fo:border-bottom="0.05pt solid #000000"/>
    </style:style>
    <style:style style:name="Archivefilenamemacros.C30" style:family="table-cell">
      <style:table-cell-properties fo:padding="0.97mm" fo:border-left="0.05pt solid #000000" fo:border-right="0.05pt solid #000000" fo:border-top="none" fo:border-bottom="0.05pt solid #000000"/>
    </style:style>
    <style:style style:name="Archivefilenamemacros.C31" style:family="table-cell">
      <style:table-cell-properties fo:padding="0.97mm" fo:border-left="0.05pt solid #000000" fo:border-right="0.05pt solid #000000" fo:border-top="none" fo:border-bottom="0.05pt solid #000000"/>
    </style:style>
    <style:style style:name="Archivefilenamemacros.C32" style:family="table-cell">
      <style:table-cell-properties fo:padding="0.97mm" fo:border-left="0.05pt solid #000000" fo:border-right="0.05pt solid #000000" fo:border-top="none" fo:border-bottom="0.05pt solid #000000"/>
    </style:style>
    <style:style style:name="Archivefilenamemacros.C33" style:family="table-cell">
      <style:table-cell-properties fo:padding="0.97mm" fo:border-left="0.05pt solid #000000" fo:border-right="0.05pt solid #000000" fo:border-top="none" fo:border-bottom="0.05pt solid #000000"/>
    </style:style>
    <style:style style:name="IncludePatterns" style:family="table">
      <style:table-properties style:width="165.01mm" fo:margin-left="4.99mm" fo:margin-right="0mm" fo:margin-top="1.99mm" fo:margin-bottom="1.99mm" table:align="margins" fo:keep-with-next="always"/>
    </style:style>
    <style:style style:name="IncludePatterns.A" style:family="table-column">
      <style:table-column-properties style:column-width="19.98mm" style:rel-column-width="7937*"/>
    </style:style>
    <style:style style:name="IncludePatterns.B" style:family="table-column">
      <style:table-column-properties style:column-width="64.68mm" style:rel-column-width="25691*"/>
    </style:style>
    <style:style style:name="IncludePatterns.C" style:family="table-column">
      <style:table-column-properties style:column-width="80.35mm" style:rel-column-width="31907*"/>
    </style:style>
    <style:style style:name="IncludePatterns.A1" style:family="table-cell">
      <style:table-cell-properties fo:background-color="transparent" fo:padding="0.97mm" fo:border-left="0.05pt solid #000000" fo:border-right="none" fo:border-top="0.05pt solid #000000" fo:border-bottom="0.05pt solid #000000">
        <style:background-image/>
      </style:table-cell-properties>
    </style:style>
    <style:style style:name="IncludePatterns.B1" style:family="table-cell">
      <style:table-cell-properties fo:padding="0.97mm" fo:border-left="0.05pt solid #000000" fo:border-right="none" fo:border-top="0.05pt solid #000000" fo:border-bottom="0.05pt solid #000000"/>
    </style:style>
    <style:style style:name="IncludePatterns.C1" style:family="table-cell">
      <style:table-cell-properties fo:padding="0.97mm" fo:border="0.05pt solid #000000"/>
    </style:style>
    <style:style style:name="IncludePatterns.A2" style:family="table-cell">
      <style:table-cell-properties fo:padding="0.97mm" fo:border-left="0.05pt solid #000000" fo:border-right="none" fo:border-top="none" fo:border-bottom="0.05pt solid #000000"/>
    </style:style>
    <style:style style:name="IncludePatterns.B2" style:family="table-cell">
      <style:table-cell-properties fo:padding="0.97mm" fo:border-left="0.05pt solid #000000" fo:border-right="none" fo:border-top="none" fo:border-bottom="0.05pt solid #000000"/>
    </style:style>
    <style:style style:name="IncludePatterns.C2" style:family="table-cell">
      <style:table-cell-properties fo:padding="0.97mm" fo:border-left="0.05pt solid #000000" fo:border-right="0.05pt solid #000000" fo:border-top="none" fo:border-bottom="0.05pt solid #000000"/>
    </style:style>
    <style:style style:name="IncludePatterns.A3" style:family="table-cell">
      <style:table-cell-properties fo:padding="0.97mm" fo:border-left="0.05pt solid #000000" fo:border-right="none" fo:border-top="none" fo:border-bottom="0.05pt solid #000000"/>
    </style:style>
    <style:style style:name="IncludePatterns.B3" style:family="table-cell">
      <style:table-cell-properties fo:padding="0.97mm" fo:border-left="0.05pt solid #000000" fo:border-right="none" fo:border-top="none" fo:border-bottom="0.05pt solid #000000"/>
    </style:style>
    <style:style style:name="IncludePatterns.C3" style:family="table-cell">
      <style:table-cell-properties fo:padding="0.97mm" fo:border-left="0.05pt solid #000000" fo:border-right="0.05pt solid #000000" fo:border-top="none" fo:border-bottom="0.05pt solid #000000"/>
    </style:style>
    <style:style style:name="IncludePatterns.A4" style:family="table-cell">
      <style:table-cell-properties fo:padding="0.97mm" fo:border-left="0.05pt solid #000000" fo:border-right="none" fo:border-top="none" fo:border-bottom="0.05pt solid #000000"/>
    </style:style>
    <style:style style:name="IncludePatterns.B4" style:family="table-cell">
      <style:table-cell-properties fo:padding="0.97mm" fo:border-left="0.05pt solid #000000" fo:border-right="none" fo:border-top="none" fo:border-bottom="0.05pt solid #000000"/>
    </style:style>
    <style:style style:name="IncludePatterns.C4" style:family="table-cell">
      <style:table-cell-properties fo:padding="0.97mm" fo:border-left="0.05pt solid #000000" fo:border-right="0.05pt solid #000000" fo:border-top="none" fo:border-bottom="0.05pt solid #000000"/>
    </style:style>
    <style:style style:name="CompressionAlgorihtms" style:family="table">
      <style:table-properties style:width="165.01mm" fo:margin-left="4.99mm" fo:margin-right="0mm" fo:margin-top="1.99mm" fo:margin-bottom="1.99mm" table:align="margins" fo:keep-with-next="always"/>
    </style:style>
    <style:style style:name="CompressionAlgorihtms.A" style:family="table-column">
      <style:table-column-properties style:column-width="82.5mm" style:rel-column-width="32763*"/>
    </style:style>
    <style:style style:name="CompressionAlgorihtms.B" style:family="table-column">
      <style:table-column-properties style:column-width="82.51mm" style:rel-column-width="32772*"/>
    </style:style>
    <style:style style:name="CompressionAlgorihtms.A1" style:family="table-cell">
      <style:table-cell-properties fo:padding="0.97mm" fo:border-left="0.05pt solid #000000" fo:border-right="none" fo:border-top="0.05pt solid #000000" fo:border-bottom="0.05pt solid #000000"/>
    </style:style>
    <style:style style:name="CompressionAlgorihtms.B1" style:family="table-cell">
      <style:table-cell-properties fo:padding="0.97mm" fo:border="0.05pt solid #000000"/>
    </style:style>
    <style:style style:name="CompressionAlgorihtms.A2" style:family="table-cell">
      <style:table-cell-properties fo:padding="0.97mm" fo:border-left="0.05pt solid #000000" fo:border-right="none" fo:border-top="none" fo:border-bottom="0.05pt solid #000000"/>
    </style:style>
    <style:style style:name="CompressionAlgorihtms.B2" style:family="table-cell">
      <style:table-cell-properties fo:padding="0.97mm" fo:border-left="0.05pt solid #000000" fo:border-right="0.05pt solid #000000" fo:border-top="none" fo:border-bottom="0.05pt solid #000000"/>
    </style:style>
    <style:style style:name="Encryption" style:family="table">
      <style:table-properties style:width="160.02mm" fo:margin-left="4.99mm" fo:margin-right="4.99mm" fo:margin-top="1.99mm" fo:margin-bottom="1.99mm" table:align="margins" fo:keep-with-next="always"/>
    </style:style>
    <style:style style:name="Encryption.A" style:family="table-column">
      <style:table-column-properties style:column-width="30.43mm" style:rel-column-width="12461*"/>
    </style:style>
    <style:style style:name="Encryption.B" style:family="table-column">
      <style:table-column-properties style:column-width="94.99mm" style:rel-column-width="38900*"/>
    </style:style>
    <style:style style:name="Encryption.C" style:family="table-column">
      <style:table-column-properties style:column-width="34.61mm" style:rel-column-width="14174*"/>
    </style:style>
    <style:style style:name="Encryption.A1" style:family="table-cell">
      <style:table-cell-properties fo:padding="0.97mm" fo:border-left="0.05pt solid #000000" fo:border-right="none" fo:border-top="0.05pt solid #000000" fo:border-bottom="0.05pt solid #000000"/>
    </style:style>
    <style:style style:name="Encryption.C1" style:family="table-cell">
      <style:table-cell-properties fo:padding="0.97mm" fo:border="0.05pt solid #000000"/>
    </style:style>
    <style:style style:name="Encryption.A2" style:family="table-cell">
      <style:table-cell-properties fo:padding="0.97mm" fo:border-left="0.05pt solid #000000" fo:border-right="none" fo:border-top="none" fo:border-bottom="0.05pt solid #000000"/>
    </style:style>
    <style:style style:name="Encryption.C2" style:family="table-cell">
      <style:table-cell-properties fo:padding="0.97mm" fo:border-left="0.05pt solid #000000" fo:border-right="0.05pt solid #000000" fo:border-top="none" fo:border-bottom="0.05pt solid #000000"/>
    </style:style>
    <style:style style:name="Encryption.5" style:family="table-row">
      <style:table-row-properties style:min-row-height="6.3mm"/>
    </style:style>
    <style:style style:name="Table2" style:family="table">
      <style:table-properties style:width="164.92mm" fo:margin-left="5.08mm" fo:margin-right="0mm" fo:margin-top="1.99mm" fo:margin-bottom="1.99mm" table:align="margins" fo:keep-with-next="always"/>
    </style:style>
    <style:style style:name="Table2.A" style:family="table-column">
      <style:table-column-properties style:column-width="82.44mm" style:rel-column-width="32760*"/>
    </style:style>
    <style:style style:name="Table2.B" style:family="table-column">
      <style:table-column-properties style:column-width="82.48mm" style:rel-column-width="3277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2.A2" style:family="table-cell">
      <style:table-cell-properties fo:padding="0.97mm" fo:border-left="0.05pt solid #000000" fo:border-right="none" fo:border-top="none" fo:border-bottom="0.05pt solid #000000"/>
    </style:style>
    <style:style style:name="Table2.B2" style:family="table-cell">
      <style:table-cell-properties fo:padding="0.97mm" fo:border-left="0.05pt solid #000000" fo:border-right="0.05pt solid #000000" fo:border-top="none" fo:border-bottom="0.05pt solid #000000"/>
    </style:style>
    <style:style style:name="Verbosity" style:family="table">
      <style:table-properties style:width="159.77mm" fo:margin-top="1.99mm" fo:margin-bottom="1.99mm" table:align="center" fo:keep-with-next="always"/>
    </style:style>
    <style:style style:name="Verbosity.A" style:family="table-column">
      <style:table-column-properties style:column-width="12.89mm"/>
    </style:style>
    <style:style style:name="Verbosity.B" style:family="table-column">
      <style:table-column-properties style:column-width="146.88mm"/>
    </style:style>
    <style:style style:name="Verbosity.A1" style:family="table-cell">
      <style:table-cell-properties fo:padding="0.97mm" fo:border-left="0.05pt solid #000000" fo:border-right="none" fo:border-top="0.05pt solid #000000" fo:border-bottom="0.05pt solid #000000"/>
    </style:style>
    <style:style style:name="Verbosity.B1" style:family="table-cell">
      <style:table-cell-properties fo:padding="0.97mm" fo:border="0.05pt solid #000000"/>
    </style:style>
    <style:style style:name="Verbosity.A2" style:family="table-cell">
      <style:table-cell-properties fo:padding="0.97mm" fo:border-left="0.05pt solid #000000" fo:border-right="none" fo:border-top="none" fo:border-bottom="0.05pt solid #000000"/>
    </style:style>
    <style:style style:name="Verbosity.B2" style:family="table-cell">
      <style:table-cell-properties fo:padding="0.97mm" fo:border-left="0.05pt solid #000000" fo:border-right="0.05pt solid #000000" fo:border-top="none" fo:border-bottom="0.05pt solid #000000"/>
    </style:style>
    <style:style style:name="Exitcodes" style:family="table">
      <style:table-properties style:width="160.02mm" fo:margin-left="5.08mm" fo:margin-top="1.99mm" fo:margin-bottom="1.99mm" table:align="left" fo:keep-with-next="always"/>
    </style:style>
    <style:style style:name="Exitcodes.A" style:family="table-column">
      <style:table-column-properties style:column-width="19.39mm"/>
    </style:style>
    <style:style style:name="Exitcodes.B" style:family="table-column">
      <style:table-column-properties style:column-width="140.63mm"/>
    </style:style>
    <style:style style:name="Exitcodes.A1" style:family="table-cell">
      <style:table-cell-properties fo:padding="0.97mm" fo:border-left="0.05pt solid #000000" fo:border-right="none" fo:border-top="0.05pt solid #000000" fo:border-bottom="0.05pt solid #000000"/>
    </style:style>
    <style:style style:name="Exitcodes.B1" style:family="table-cell">
      <style:table-cell-properties fo:padding="0.97mm" fo:border="0.05pt solid #000000"/>
    </style:style>
    <style:style style:name="Exitcodes.A2" style:family="table-cell">
      <style:table-cell-properties fo:padding="0.97mm" fo:border-left="0.05pt solid #000000" fo:border-right="none" fo:border-top="none" fo:border-bottom="0.05pt solid #000000"/>
    </style:style>
    <style:style style:name="Exitcodes.B2" style:family="table-cell">
      <style:table-cell-properties fo:padding="0.97mm" fo:border-left="0.05pt solid #000000" fo:border-right="0.05pt solid #000000" fo:border-top="none" fo:border-bottom="0.05pt solid #000000"/>
    </style:style>
    <style:style style:name="Datatypes" style:family="table">
      <style:table-properties style:width="160.02mm" fo:margin-top="1.99mm" fo:margin-bottom="1.99mm" table:align="center" style:may-break-between-rows="false"/>
    </style:style>
    <style:style style:name="Datatypes.A" style:family="table-column">
      <style:table-column-properties style:column-width="18.82mm"/>
    </style:style>
    <style:style style:name="Datatypes.B" style:family="table-column">
      <style:table-column-properties style:column-width="141.2mm"/>
    </style:style>
    <style:style style:name="Datatypes.1" style:family="table-row">
      <style:table-row-properties fo:keep-together="auto"/>
    </style:style>
    <style:style style:name="Datatypes.A1" style:family="table-cell">
      <style:table-cell-properties fo:padding="0.97mm" fo:border-left="0.05pt solid #000000" fo:border-right="none" fo:border-top="0.05pt solid #000000" fo:border-bottom="0.05pt solid #000000"/>
    </style:style>
    <style:style style:name="Datatypes.B1" style:family="table-cell">
      <style:table-cell-properties fo:padding="0.97mm" fo:border="0.05pt solid #000000"/>
    </style:style>
    <style:style style:name="Datatypes.A2" style:family="table-cell">
      <style:table-cell-properties fo:padding="0.97mm" fo:border-left="0.05pt solid #000000" fo:border-right="none" fo:border-top="none" fo:border-bottom="0.05pt solid #000000"/>
    </style:style>
    <style:style style:name="Datatypes.B2" style:family="table-cell">
      <style:table-cell-properties fo:padding="0.97mm" fo:border-left="0.05pt solid #000000" fo:border-right="0.05pt solid #000000" fo:border-top="none" fo:border-bottom="0.05pt solid #000000"/>
    </style:style>
    <style:style style:name="Packages" style:family="table">
      <style:table-properties style:width="159.84mm" fo:margin-left="5.08mm" fo:margin-right="5.08mm" fo:margin-top="1.99mm" fo:margin-bottom="1.99mm" table:align="margins" fo:keep-with-next="always"/>
    </style:style>
    <style:style style:name="Packages.A" style:family="table-column">
      <style:table-column-properties style:column-width="28.8mm" style:rel-column-width="11809*"/>
    </style:style>
    <style:style style:name="Packages.B" style:family="table-column">
      <style:table-column-properties style:column-width="26.49mm" style:rel-column-width="10862*"/>
    </style:style>
    <style:style style:name="Packages.C" style:family="table-column">
      <style:table-column-properties style:column-width="104.55mm" style:rel-column-width="42864*"/>
    </style:style>
    <style:style style:name="Packages.A1" style:family="table-cell">
      <style:table-cell-properties fo:padding="0.97mm" fo:border-left="0.05pt solid #000000" fo:border-right="none" fo:border-top="0.05pt solid #000000" fo:border-bottom="0.05pt solid #000000"/>
    </style:style>
    <style:style style:name="Packages.C1" style:family="table-cell">
      <style:table-cell-properties fo:padding="0.97mm" fo:border="0.05pt solid #000000"/>
    </style:style>
    <style:style style:name="Packages.A2" style:family="table-cell">
      <style:table-cell-properties fo:padding="0.97mm" fo:border-left="0.05pt solid #000000" fo:border-right="none" fo:border-top="none" fo:border-bottom="0.05pt solid #000000"/>
    </style:style>
    <style:style style:name="Packages.C2" style:family="table-cell">
      <style:table-cell-properties fo:padding="0.97mm" fo:border-left="0.05pt solid #000000" fo:border-right="0.05pt solid #000000" fo:border-top="none" fo:border-bottom="0.05pt solid #000000"/>
    </style:style>
    <style:style style:name="Packages.C16" style:family="table-cell">
      <style:table-cell-properties style:vertical-align="" fo:padding="0.97mm" fo:border-left="0.05pt solid #000000" fo:border-right="0.05pt solid #000000" fo:border-top="none" fo:border-bottom="0.05pt solid #000000"/>
    </style:style>
    <style:style style:name="Tests" style:family="table">
      <style:table-properties style:width="159.77mm" fo:margin-top="1.99mm" fo:margin-bottom="1.99mm" table:align="center" fo:keep-with-next="always"/>
    </style:style>
    <style:style style:name="Tests.A" style:family="table-column">
      <style:table-column-properties style:column-width="35.19mm"/>
    </style:style>
    <style:style style:name="Tests.B" style:family="table-column">
      <style:table-column-properties style:column-width="124.58mm"/>
    </style:style>
    <style:style style:name="Tests.A1" style:family="table-cell">
      <style:table-cell-properties fo:padding="0.97mm" fo:border-left="0.05pt solid #000000" fo:border-right="none" fo:border-top="0.05pt solid #000000" fo:border-bottom="0.05pt solid #000000"/>
    </style:style>
    <style:style style:name="Tests.B1" style:family="table-cell">
      <style:table-cell-properties fo:padding="0.97mm" fo:border="0.05pt solid #000000"/>
    </style:style>
    <style:style style:name="Tests.A2" style:family="table-cell">
      <style:table-cell-properties fo:padding="0.97mm" fo:border-left="0.05pt solid #000000" fo:border-right="none" fo:border-top="none" fo:border-bottom="0.05pt solid #000000"/>
    </style:style>
    <style:style style:name="Tests.B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1aa4a2"/>
    </style:style>
    <style:style style:name="P2" style:family="paragraph" style:parent-style-name="Heading">
      <style:paragraph-properties fo:text-align="center" style:justify-single-word="false"/>
      <style:text-properties fo:font-size="20pt" style:font-size-asian="20pt" style:font-size-complex="20pt"/>
    </style:style>
    <style:style style:name="P3" style:family="paragraph" style:parent-style-name="Heading">
      <style:paragraph-properties fo:text-align="center" style:justify-single-word="false"/>
    </style:style>
    <style:style style:name="P4" style:family="paragraph" style:parent-style-name="Heading">
      <style:paragraph-properties fo:text-align="center" style:justify-single-word="false"/>
      <style:text-properties style:font-name="Arial"/>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start"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70f817"/>
    </style:style>
    <style:style style:name="P9" style:family="paragraph" style:parent-style-name="Table_20_Contents">
      <style:paragraph-properties fo:text-align="end" style:justify-single-word="false"/>
    </style:style>
    <style:style style:name="P10" style:family="paragraph" style:parent-style-name="Table_20_Contents">
      <style:text-properties officeooo:paragraph-rsid="002797df"/>
    </style:style>
    <style:style style:name="P11" style:family="paragraph" style:parent-style-name="Table_20_Contents">
      <style:text-properties officeooo:rsid="00283a1c" officeooo:paragraph-rsid="00283a1c"/>
    </style:style>
    <style:style style:name="P12" style:family="paragraph" style:parent-style-name="Table_20_Contents">
      <style:text-properties officeooo:rsid="0070f817" officeooo:paragraph-rsid="0070f817"/>
    </style:style>
    <style:style style:name="P13" style:family="paragraph" style:parent-style-name="Table_20_Contents">
      <style:paragraph-properties fo:text-align="justify" style:justify-single-word="false"/>
      <style:text-properties officeooo:rsid="008310a8" officeooo:paragraph-rsid="008310a8"/>
    </style:style>
    <style:style style:name="P14" style:family="paragraph" style:parent-style-name="Table_20_Contents">
      <style:text-properties officeooo:rsid="0083e2e4" officeooo:paragraph-rsid="0083e2e4"/>
    </style:style>
    <style:style style:name="P15" style:family="paragraph" style:parent-style-name="Table_20_Contents">
      <style:paragraph-properties fo:text-align="center" style:justify-single-word="false"/>
      <style:text-properties officeooo:rsid="0083e2e4" officeooo:paragraph-rsid="0083e2e4"/>
    </style:style>
    <style:style style:name="P16" style:family="paragraph" style:parent-style-name="Text_20_body">
      <style:text-properties fo:font-style="normal" style:font-style-asian="normal" style:font-style-complex="normal"/>
    </style:style>
    <style:style style:name="P17" style:family="paragraph" style:parent-style-name="Text_20_body">
      <style:text-properties officeooo:rsid="00259ac4" officeooo:paragraph-rsid="00259ac4"/>
    </style:style>
    <style:style style:name="P18" style:family="paragraph" style:parent-style-name="Text_20_body">
      <style:text-properties officeooo:paragraph-rsid="002797df"/>
    </style:style>
    <style:style style:name="P19" style:family="paragraph" style:parent-style-name="Text_20_body">
      <style:text-properties officeooo:paragraph-rsid="002db773"/>
    </style:style>
    <style:style style:name="P20" style:family="paragraph" style:parent-style-name="Text_20_body">
      <style:text-properties officeooo:rsid="002db773" officeooo:paragraph-rsid="002db773"/>
    </style:style>
    <style:style style:name="P21" style:family="paragraph" style:parent-style-name="Text_20_body">
      <style:text-properties officeooo:rsid="0034fa7e" officeooo:paragraph-rsid="0034fa7e"/>
    </style:style>
    <style:style style:name="P22" style:family="paragraph" style:parent-style-name="Text_20_body">
      <style:text-properties officeooo:paragraph-rsid="0038929b"/>
    </style:style>
    <style:style style:name="P23" style:family="paragraph" style:parent-style-name="Text_20_body">
      <style:text-properties officeooo:paragraph-rsid="003e47c0"/>
    </style:style>
    <style:style style:name="P24" style:family="paragraph" style:parent-style-name="Text_20_body">
      <style:text-properties officeooo:rsid="0041c449" officeooo:paragraph-rsid="0041c449"/>
    </style:style>
    <style:style style:name="P25" style:family="paragraph" style:parent-style-name="Text_20_body">
      <style:text-properties officeooo:rsid="0016c718" officeooo:paragraph-rsid="0042e302"/>
    </style:style>
    <style:style style:name="P26" style:family="paragraph" style:parent-style-name="Text_20_body">
      <style:text-properties officeooo:rsid="003ffa84" officeooo:paragraph-rsid="003ffa84"/>
    </style:style>
    <style:style style:name="P27" style:family="paragraph" style:parent-style-name="Text_20_body">
      <style:text-properties officeooo:rsid="00923db5" officeooo:paragraph-rsid="00923db5"/>
    </style:style>
    <style:style style:name="P28" style:family="paragraph" style:parent-style-name="Text_20_body">
      <style:text-properties officeooo:paragraph-rsid="00b2040b"/>
    </style:style>
    <style:style style:name="P29" style:family="paragraph" style:parent-style-name="Reference">
      <style:paragraph-properties fo:break-before="page">
        <style:tab-stops/>
      </style:paragraph-properties>
    </style:style>
    <style:style style:name="P30" style:family="paragraph" style:parent-style-name="Reference">
      <style:paragraph-properties>
        <style:tab-stops/>
      </style:paragraph-properties>
    </style:style>
    <style:style style:name="P31" style:family="paragraph" style:parent-style-name="Reference">
      <style:text-properties officeooo:rsid="0083e2e4" officeooo:paragraph-rsid="0083e2e4"/>
    </style:style>
    <style:style style:name="P32" style:family="paragraph" style:parent-style-name="Note">
      <style:text-properties fo:font-style="normal" style:font-style-asian="normal" style:font-style-complex="normal"/>
    </style:style>
    <style:style style:name="P33" style:family="paragraph" style:parent-style-name="Note">
      <style:text-properties officeooo:paragraph-rsid="002797df"/>
    </style:style>
    <style:style style:name="P34" style:family="paragraph" style:parent-style-name="Note">
      <style:text-properties officeooo:paragraph-rsid="009addbb"/>
    </style:style>
    <style:style style:name="P35" style:family="paragraph" style:parent-style-name="Option_20_title">
      <style:text-properties style:font-style-asian="normal" style:font-style-complex="normal"/>
    </style:style>
    <style:style style:name="P36" style:family="paragraph" style:parent-style-name="Option_20_title">
      <style:text-properties fo:font-style="normal" style:font-style-asian="normal" style:font-style-complex="normal"/>
    </style:style>
    <style:style style:name="P37" style:family="paragraph" style:parent-style-name="Option_20_title">
      <style:text-properties officeooo:paragraph-rsid="00283a1c"/>
    </style:style>
    <style:style style:name="P38" style:family="paragraph" style:parent-style-name="Option_20_title">
      <style:text-properties officeooo:rsid="0068dc3f"/>
    </style:style>
    <style:style style:name="P39" style:family="paragraph" style:parent-style-name="Option_20_title">
      <style:text-properties officeooo:paragraph-rsid="00ab13e5"/>
    </style:style>
    <style:style style:name="P40" style:family="paragraph" style:parent-style-name="Option_20_title">
      <style:text-properties officeooo:paragraph-rsid="00bfe008"/>
    </style:style>
    <style:style style:name="P41" style:family="paragraph" style:parent-style-name="Note">
      <style:paragraph-properties fo:margin-left="11.99mm" fo:margin-right="0mm" fo:text-indent="-11.99mm" style:auto-text-indent="false"/>
    </style:style>
    <style:style style:name="P42" style:family="paragraph" style:parent-style-name="Option">
      <style:paragraph-properties fo:margin-left="0mm" fo:margin-right="0mm" fo:text-indent="0mm" style:auto-text-indent="false"/>
    </style:style>
    <style:style style:name="P43" style:family="paragraph" style:parent-style-name="Footnote">
      <style:text-properties officeooo:rsid="0015d65b" officeooo:paragraph-rsid="0015d65b"/>
    </style:style>
    <style:style style:name="P44" style:family="paragraph" style:parent-style-name="Footnote">
      <style:text-properties officeooo:rsid="00259ac4" officeooo:paragraph-rsid="00259ac4"/>
    </style:style>
    <style:style style:name="P45" style:family="paragraph" style:parent-style-name="Footnote">
      <style:text-properties officeooo:rsid="002706f7" officeooo:paragraph-rsid="002706f7"/>
    </style:style>
    <style:style style:name="P46" style:family="paragraph" style:parent-style-name="Footnote">
      <style:text-properties officeooo:rsid="002797df" officeooo:paragraph-rsid="002797df"/>
    </style:style>
    <style:style style:name="P47" style:family="paragraph" style:parent-style-name="Footnote">
      <style:text-properties officeooo:rsid="00283a1c" officeooo:paragraph-rsid="00283a1c"/>
    </style:style>
    <style:style style:name="P48" style:family="paragraph" style:parent-style-name="Footnote">
      <style:text-properties officeooo:rsid="002ee9f8" officeooo:paragraph-rsid="002ee9f8"/>
    </style:style>
    <style:style style:name="P49" style:family="paragraph" style:parent-style-name="Footnote">
      <style:text-properties officeooo:rsid="003e47c0" officeooo:paragraph-rsid="003e47c0"/>
    </style:style>
    <style:style style:name="P50" style:family="paragraph" style:parent-style-name="Footnote">
      <style:text-properties officeooo:rsid="00813323" officeooo:paragraph-rsid="00813323"/>
    </style:style>
    <style:style style:name="P51" style:family="paragraph" style:parent-style-name="Footnote">
      <style:text-properties officeooo:rsid="0083e2e4" officeooo:paragraph-rsid="0083e2e4"/>
    </style:style>
    <style:style style:name="P52" style:family="paragraph" style:parent-style-name="Answer">
      <style:text-properties officeooo:paragraph-rsid="002797df"/>
    </style:style>
    <style:style style:name="P53" style:family="paragraph" style:parent-style-name="Answer">
      <style:text-properties officeooo:rsid="0037af8d" officeooo:paragraph-rsid="0037af8d"/>
    </style:style>
    <style:style style:name="P54" style:family="paragraph" style:parent-style-name="Answer">
      <style:text-properties officeooo:paragraph-rsid="008db1e9"/>
    </style:style>
    <style:style style:name="P55" style:family="paragraph" style:parent-style-name="Answer">
      <style:text-properties officeooo:rsid="008db1e9" officeooo:paragraph-rsid="008db1e9"/>
    </style:style>
    <style:style style:name="P56" style:family="paragraph" style:parent-style-name="Answer">
      <style:text-properties officeooo:paragraph-rsid="00a3938e"/>
    </style:style>
    <style:style style:name="P57" style:family="paragraph" style:parent-style-name="Option_20_Start">
      <style:text-properties officeooo:paragraph-rsid="002706f7"/>
    </style:style>
    <style:style style:name="P58" style:family="paragraph" style:parent-style-name="Option_20_Start">
      <style:text-properties officeooo:paragraph-rsid="002797df"/>
    </style:style>
    <style:style style:name="P59" style:family="paragraph" style:parent-style-name="Option_20_Start">
      <style:text-properties officeooo:paragraph-rsid="00283a1c"/>
    </style:style>
    <style:style style:name="P60" style:family="paragraph" style:parent-style-name="Option_20_Start">
      <style:text-properties officeooo:rsid="00283a1c" officeooo:paragraph-rsid="00283a1c"/>
    </style:style>
    <style:style style:name="P61" style:family="paragraph" style:parent-style-name="Option_20_Start">
      <style:text-properties officeooo:paragraph-rsid="0030f54a"/>
    </style:style>
    <style:style style:name="P62" style:family="paragraph" style:parent-style-name="Option_20_Start">
      <style:text-properties officeooo:paragraph-rsid="006c2030"/>
    </style:style>
    <style:style style:name="P63" style:family="paragraph" style:parent-style-name="Option_20_Start">
      <style:text-properties officeooo:paragraph-rsid="007a1f5a"/>
    </style:style>
    <style:style style:name="P64" style:family="paragraph" style:parent-style-name="Option_20_Start">
      <style:text-properties officeooo:rsid="009f61a1" officeooo:paragraph-rsid="009f61a1"/>
    </style:style>
    <style:style style:name="P65" style:family="paragraph" style:parent-style-name="Option_20_Start">
      <style:text-properties officeooo:paragraph-rsid="00ab13e5"/>
    </style:style>
    <style:style style:name="P66" style:family="paragraph" style:parent-style-name="Option_20_Start">
      <style:text-properties officeooo:rsid="00aca646" officeooo:paragraph-rsid="00aca646"/>
    </style:style>
    <style:style style:name="P67" style:family="paragraph" style:parent-style-name="Option_20_Start">
      <style:text-properties officeooo:rsid="00ba05c8" officeooo:paragraph-rsid="00ba05c8"/>
    </style:style>
    <style:style style:name="P68" style:family="paragraph" style:parent-style-name="Option_20_Start">
      <style:text-properties officeooo:rsid="00ba05c8" officeooo:paragraph-rsid="00ba3a04"/>
    </style:style>
    <style:style style:name="P69" style:family="paragraph" style:parent-style-name="Option_20_Start">
      <style:text-properties officeooo:rsid="00ba05c8" officeooo:paragraph-rsid="00bc03fd"/>
    </style:style>
    <style:style style:name="P70" style:family="paragraph" style:parent-style-name="Option_20_Start">
      <style:text-properties officeooo:rsid="00ba05c8" officeooo:paragraph-rsid="00bd3e3d"/>
    </style:style>
    <style:style style:name="P71" style:family="paragraph" style:parent-style-name="Option_20_Start">
      <style:text-properties officeooo:paragraph-rsid="00bc03fd"/>
    </style:style>
    <style:style style:name="P72" style:family="paragraph" style:parent-style-name="Table">
      <style:text-properties officeooo:paragraph-rsid="00618721"/>
    </style:style>
    <style:style style:name="P73" style:family="paragraph" style:parent-style-name="Source_20_code">
      <style:text-properties officeooo:rsid="006496a9" officeooo:paragraph-rsid="006496a9"/>
    </style:style>
    <style:style style:name="P74" style:family="paragraph" style:parent-style-name="Source_20_code">
      <style:text-properties officeooo:paragraph-rsid="00a3682d"/>
    </style:style>
    <style:style style:name="P75" style:family="paragraph" style:parent-style-name="Source_20_code">
      <style:text-properties officeooo:rsid="00a3682d" officeooo:paragraph-rsid="00a3682d"/>
    </style:style>
    <style:style style:name="P76" style:family="paragraph" style:parent-style-name="Option_20_note">
      <style:text-properties officeooo:paragraph-rsid="007a1f5a"/>
    </style:style>
    <style:style style:name="P77" style:family="paragraph" style:parent-style-name="Option_20_note">
      <style:text-properties officeooo:rsid="009f61a1" officeooo:paragraph-rsid="009f61a1"/>
    </style:style>
    <style:style style:name="P78" style:family="paragraph" style:parent-style-name="Option_20_note">
      <style:text-properties officeooo:rsid="00a06f13" officeooo:paragraph-rsid="00a06f13"/>
    </style:style>
    <style:style style:name="P79" style:family="paragraph" style:parent-style-name="Table_20_index_20_1">
      <style:paragraph-properties>
        <style:tab-stops>
          <style:tab-stop style:position="170mm" style:type="right" style:leader-style="dotted" style:leader-text="."/>
        </style:tab-stops>
      </style:paragraph-properties>
    </style:style>
    <style:style style:name="P80" style:family="paragraph" style:parent-style-name="Illustration_20_Index_20_1">
      <style:paragraph-properties>
        <style:tab-stops>
          <style:tab-stop style:position="170mm" style:type="right" style:leader-style="dotted" style:leader-text="."/>
        </style:tab-stops>
      </style:paragraph-properties>
    </style:style>
    <style:style style:name="P81" style:family="paragraph" style:parent-style-name="Command_20_Start">
      <style:text-properties officeooo:paragraph-rsid="009816eb"/>
    </style:style>
    <style:style style:name="P82" style:family="paragraph" style:parent-style-name="Command_20_End">
      <style:text-properties officeooo:paragraph-rsid="0098d308"/>
    </style:style>
    <style:style style:name="P83" style:family="paragraph" style:parent-style-name="Text_20_Body_20_Start">
      <style:text-properties officeooo:paragraph-rsid="00ae8774"/>
    </style:style>
    <style:style style:name="P84" style:family="paragraph" style:parent-style-name="Index_20_1">
      <style:paragraph-properties>
        <style:tab-stops>
          <style:tab-stop style:position="170mm" style:type="right" style:leader-style="dotted" style:leader-text="."/>
        </style:tab-stops>
      </style:paragraph-properties>
    </style:style>
    <style:style style:name="P85" style:family="paragraph" style:parent-style-name="Option">
      <style:text-properties officeooo:rsid="00bfe008" officeooo:paragraph-rsid="00bfe008"/>
    </style:style>
    <style:style style:name="P86" style:family="paragraph" style:parent-style-name="Index_20_Separator">
      <style:paragraph-properties>
        <style:tab-stops/>
      </style:paragraph-properties>
    </style:style>
    <style:style style:name="P87" style:family="paragraph" style:parent-style-name="Contents_20_3">
      <style:paragraph-properties>
        <style:tab-stops>
          <style:tab-stop style:position="160.02mm" style:type="right" style:leader-style="dotted" style:leader-text="."/>
        </style:tab-stops>
      </style:paragraph-properties>
    </style:style>
    <style:style style:name="P88" style:family="paragraph" style:parent-style-name="List_20_1_20_Start" style:list-style-name="L1"/>
    <style:style style:name="P89" style:family="paragraph" style:parent-style-name="List_20_1_20_Start" style:list-style-name="L2"/>
    <style:style style:name="P90" style:family="paragraph" style:parent-style-name="List_20_1_20_Start" style:list-style-name="L4"/>
    <style:style style:name="P91" style:family="paragraph" style:parent-style-name="List_20_1_20_Start" style:list-style-name="L5">
      <style:text-properties officeooo:paragraph-rsid="006f49b8"/>
    </style:style>
    <style:style style:name="P92" style:family="paragraph" style:parent-style-name="List_20_1_20_Start" style:list-style-name="L6"/>
    <style:style style:name="P93" style:family="paragraph" style:parent-style-name="List_20_1_20_Start" style:list-style-name="L7"/>
    <style:style style:name="P94" style:family="paragraph" style:parent-style-name="List_20_1_20_Start">
      <style:text-properties officeooo:paragraph-rsid="0013ea2a"/>
    </style:style>
    <style:style style:name="P95" style:family="paragraph" style:parent-style-name="List_20_1_20_Start">
      <style:text-properties officeooo:rsid="0013ea2a" officeooo:paragraph-rsid="0014b6e1"/>
    </style:style>
    <style:style style:name="P96" style:family="paragraph" style:parent-style-name="List_20_1_20_Start" style:list-style-name="L10"/>
    <style:style style:name="P97" style:family="paragraph" style:parent-style-name="List_20_1_20_Start" style:list-style-name="L11"/>
    <style:style style:name="P98" style:family="paragraph" style:parent-style-name="List_20_1_20_Start">
      <style:paragraph-properties fo:margin-left="12.51mm" fo:margin-right="0mm" fo:text-indent="-4.06mm" style:auto-text-indent="false"/>
    </style:style>
    <style:style style:name="P99" style:family="paragraph" style:parent-style-name="Contents_20_4">
      <style:paragraph-properties>
        <style:tab-stops>
          <style:tab-stop style:position="155.03mm" style:type="right" style:leader-style="dotted" style:leader-text="."/>
        </style:tab-stops>
      </style:paragraph-properties>
    </style:style>
    <style:style style:name="P100" style:family="paragraph" style:parent-style-name="Heading_20_1" style:list-style-name="">
      <style:paragraph-properties fo:text-align="justify" style:justify-single-word="false"/>
    </style:style>
    <style:style style:name="P101" style:family="paragraph" style:parent-style-name="Heading_20_1">
      <style:paragraph-properties fo:break-before="page"/>
    </style:style>
    <style:style style:name="P102" style:family="paragraph" style:parent-style-name="List_20_1_20_Cont." style:list-style-name="L4"/>
    <style:style style:name="P103" style:family="paragraph" style:parent-style-name="List_20_1_20_Cont.">
      <style:paragraph-properties fo:margin-left="12.51mm" fo:margin-right="0mm" fo:text-indent="-4mm" style:auto-text-indent="false"/>
    </style:style>
    <style:style style:name="P104" style:family="paragraph" style:parent-style-name="Contents_20_Heading">
      <style:paragraph-properties fo:break-before="page"/>
    </style:style>
    <style:style style:name="P105" style:family="paragraph" style:parent-style-name="Contents_20_2">
      <style:paragraph-properties>
        <style:tab-stops>
          <style:tab-stop style:position="165.01mm" style:type="right" style:leader-style="dotted" style:leader-text="."/>
        </style:tab-stops>
      </style:paragraph-properties>
    </style:style>
    <style:style style:name="P106" style:family="paragraph" style:parent-style-name="Heading_20_4">
      <style:text-properties officeooo:rsid="003b244f" officeooo:paragraph-rsid="003b244f"/>
    </style:style>
    <style:style style:name="P107" style:family="paragraph" style:parent-style-name="Heading_20_4">
      <style:text-properties officeooo:rsid="003e8725" officeooo:paragraph-rsid="003e8725"/>
    </style:style>
    <style:style style:name="P108" style:family="paragraph" style:parent-style-name="Heading_20_4">
      <style:text-properties officeooo:rsid="00918711"/>
    </style:style>
    <style:style style:name="P109" style:family="paragraph" style:parent-style-name="Question">
      <style:text-properties officeooo:paragraph-rsid="00a3938e"/>
    </style:style>
    <style:style style:name="P110" style:family="paragraph" style:parent-style-name="Question">
      <style:text-properties officeooo:rsid="0037af8d" officeooo:paragraph-rsid="0037af8d"/>
    </style:style>
    <style:style style:name="P111" style:family="paragraph" style:parent-style-name="Question">
      <style:text-properties officeooo:rsid="008db1e9" officeooo:paragraph-rsid="008db1e9"/>
    </style:style>
    <style:style style:name="P112" style:family="paragraph" style:parent-style-name="Contents_20_1">
      <style:paragraph-properties>
        <style:tab-stops>
          <style:tab-stop style:position="170mm" style:type="right" style:leader-style="dotted" style:leader-text="."/>
        </style:tab-stops>
      </style:paragraph-properties>
    </style:style>
    <style:style style:name="P113" style:family="paragraph" style:parent-style-name="List_20_1_20_End" style:list-style-name="L3"/>
    <style:style style:name="P114" style:family="paragraph" style:parent-style-name="List_20_1_20_End" style:list-style-name="L6">
      <style:text-properties officeooo:paragraph-rsid="00272990"/>
    </style:style>
    <style:style style:name="P115" style:family="paragraph" style:parent-style-name="List_20_1_20_End">
      <style:text-properties officeooo:rsid="0038d579" officeooo:paragraph-rsid="0038d579"/>
    </style:style>
    <style:style style:name="P116" style:family="paragraph" style:parent-style-name="List_20_1_20_End">
      <style:text-properties officeooo:paragraph-rsid="0013ea2a"/>
    </style:style>
    <style:style style:name="P117" style:family="paragraph" style:parent-style-name="List_20_1_20_End">
      <style:text-properties officeooo:rsid="0013ea2a" officeooo:paragraph-rsid="0013ea2a"/>
    </style:style>
    <style:style style:name="P118" style:family="paragraph" style:parent-style-name="List_20_1_20_End" style:list-style-name="L10"/>
    <style:style style:name="P119" style:family="paragraph" style:parent-style-name="List_20_1_20_End" style:list-style-name="L11"/>
    <style:style style:name="P120" style:family="paragraph" style:parent-style-name="List_20_1_20_End">
      <style:paragraph-properties fo:margin-left="12.51mm" fo:margin-right="0mm" fo:text-indent="-4mm" style:auto-text-indent="false"/>
    </style:style>
    <style:style style:name="P121" style:family="paragraph" style:parent-style-name="List_20_1">
      <style:text-properties officeooo:rsid="006f49b8" officeooo:paragraph-rsid="006f49b8"/>
    </style:style>
    <style:style style:name="P122" style:family="paragraph" style:parent-style-name="List_20_1">
      <style:text-properties officeooo:rsid="0068dddf" officeooo:paragraph-rsid="0068dddf"/>
    </style:style>
    <style:style style:name="P123" style:family="paragraph" style:parent-style-name="List_20_1">
      <style:text-properties officeooo:rsid="008310a8" officeooo:paragraph-rsid="008310a8"/>
    </style:style>
    <style:style style:name="P124" style:family="paragraph" style:parent-style-name="List_20_1">
      <style:text-properties officeooo:rsid="0093db33"/>
    </style:style>
    <style:style style:name="P125" style:family="paragraph" style:parent-style-name="List_20_1">
      <style:text-properties officeooo:paragraph-rsid="004dfd2b"/>
    </style:style>
    <style:style style:name="P126" style:family="paragraph" style:parent-style-name="List_20_1">
      <style:text-properties officeooo:paragraph-rsid="00b02fc0"/>
    </style:style>
    <style:style style:name="P127" style:family="paragraph" style:parent-style-name="List_20_1">
      <style:text-properties officeooo:rsid="00b02fc0" officeooo:paragraph-rsid="00b02fc0"/>
    </style:style>
    <style:style style:name="P128" style:family="paragraph" style:parent-style-name="List_20_1">
      <style:text-properties fo:font-style="italic" officeooo:rsid="00b02fc0" officeooo:paragraph-rsid="00b02fc0" style:font-style-asian="italic" style:font-style-complex="italic"/>
    </style:style>
    <style:style style:name="P129" style:family="paragraph" style:parent-style-name="List_20_1">
      <style:text-properties officeooo:rsid="0038d579" officeooo:paragraph-rsid="0038d579"/>
    </style:style>
    <style:style style:name="P130" style:family="paragraph" style:parent-style-name="List_20_1">
      <style:text-properties officeooo:paragraph-rsid="0038d579"/>
    </style:style>
    <style:style style:name="P131" style:family="paragraph" style:parent-style-name="List_20_1">
      <style:text-properties officeooo:paragraph-rsid="0042e302"/>
    </style:style>
    <style:style style:name="P132" style:family="paragraph" style:parent-style-name="List_20_1">
      <style:text-properties officeooo:rsid="0042e302" officeooo:paragraph-rsid="0042e302"/>
    </style:style>
    <style:style style:name="P133" style:family="paragraph" style:parent-style-name="List_20_1">
      <style:text-properties officeooo:paragraph-rsid="004495ea"/>
    </style:style>
    <style:style style:name="P134" style:family="paragraph" style:parent-style-name="List_20_1">
      <style:text-properties officeooo:paragraph-rsid="0013ea2a"/>
    </style:style>
    <style:style style:name="P135" style:family="paragraph" style:parent-style-name="Text_20_body" style:list-style-name="L9"/>
    <style:style style:name="P136" style:family="paragraph" style:parent-style-name="Heading_20_2">
      <style:text-properties officeooo:rsid="00868084" officeooo:paragraph-rsid="00868084"/>
    </style:style>
    <style:style style:name="P137" style:family="paragraph" style:parent-style-name="Heading_20_2">
      <style:text-properties officeooo:paragraph-rsid="00a9b12c"/>
    </style:style>
    <style:style style:name="P138" style:family="paragraph" style:parent-style-name="Heading_20_2" style:list-style-name="">
      <style:paragraph-properties fo:text-align="justify" style:justify-single-word="false"/>
    </style:style>
    <style:style style:name="P139" style:family="paragraph" style:parent-style-name="Heading_20_2">
      <style:text-properties officeooo:rsid="0032c6b2" officeooo:paragraph-rsid="0032c6b2"/>
    </style:style>
    <style:style style:name="P140" style:family="paragraph" style:parent-style-name="Heading_20_2">
      <style:paragraph-properties fo:break-before="page"/>
    </style:style>
    <style:style style:name="P141" style:family="paragraph" style:parent-style-name="Standard" style:list-style-name="L8"/>
    <style:style style:name="P142" style:family="paragraph" style:parent-style-name="Option" style:list-style-name="L9"/>
    <style:style style:name="P143" style:family="paragraph" style:parent-style-name="Heading_20_3">
      <style:text-properties officeooo:paragraph-rsid="00918711"/>
    </style:style>
    <style:style style:name="P144" style:family="paragraph" style:parent-style-name="Heading_20_3">
      <style:text-properties style:font-style-asian="normal" style:font-style-complex="normal"/>
    </style:style>
    <style:style style:name="P145" style:family="paragraph" style:parent-style-name="Heading_20_3">
      <style:text-properties officeooo:rsid="009f61a1" officeooo:paragraph-rsid="009f61a1"/>
    </style:style>
    <style:style style:name="P146" style:family="paragraph" style:parent-style-name="Heading_20_3">
      <style:text-properties officeooo:paragraph-rsid="002706f7"/>
    </style:style>
    <style:style style:name="P147"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3ea2a" style:font-style-asian="italic" style:font-style-complex="italic"/>
    </style:style>
    <style:style style:name="T3" style:family="text">
      <style:text-properties fo:font-style="italic" officeooo:rsid="0014b6e1"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officeooo:rsid="0013ea2a" style:font-style-asian="normal" style:font-style-complex="normal"/>
    </style:style>
    <style:style style:name="T7" style:family="text">
      <style:text-properties fo:font-style="normal" officeooo:rsid="0014b6e1" style:font-style-asian="normal" style:font-style-complex="normal"/>
    </style:style>
    <style:style style:name="T8" style:family="text">
      <style:text-properties fo:font-style="normal" officeooo:rsid="0014ee12" style:font-style-asian="normal" style:font-style-complex="normal"/>
    </style:style>
    <style:style style:name="T9" style:family="text">
      <style:text-properties fo:font-style="normal" officeooo:rsid="00302c38" style:font-style-asian="normal" style:font-style-complex="normal"/>
    </style:style>
    <style:style style:name="T10" style:family="text">
      <style:text-properties fo:font-style="normal" officeooo:rsid="006c2030" style:font-style-asian="normal" style:font-style-complex="normal"/>
    </style:style>
    <style:style style:name="T11" style:family="text">
      <style:text-properties fo:font-style="normal" officeooo:rsid="009cba19" style:font-style-asian="normal" style:font-style-complex="normal"/>
    </style:style>
    <style:style style:name="T12" style:family="text">
      <style:text-properties style:font-style-asian="normal" style:font-style-complex="normal"/>
    </style:style>
    <style:style style:name="T13" style:family="text">
      <style:text-properties officeooo:rsid="0062e13e" style:font-style-asian="normal" style:font-style-complex="normal"/>
    </style:style>
    <style:style style:name="T14" style:family="text">
      <style:text-properties officeooo:rsid="00ab13e5" style:font-style-asian="normal" style:font-style-complex="normal"/>
    </style:style>
    <style:style style:name="T15" style:family="text">
      <style:text-properties style:text-position="super 58%"/>
    </style:style>
    <style:style style:name="T16" style:family="text">
      <style:text-properties style:text-position="super 58%" style:font-style-asian="italic" style:font-style-complex="italic"/>
    </style:style>
    <style:style style:name="T17" style:family="text">
      <style:text-properties style:text-position="super 58%" officeooo:rsid="00272990"/>
    </style:style>
    <style:style style:name="T18" style:family="text">
      <style:text-properties style:font-style-asian="italic" style:font-style-complex="italic"/>
    </style:style>
    <style:style style:name="T19" style:family="text">
      <style:text-properties style:text-underline-style="solid" style:text-underline-width="auto" style:text-underline-color="font-color" style:font-style-asian="normal" style:font-style-complex="normal"/>
    </style:style>
    <style:style style:name="T20" style:family="text">
      <style:text-properties style:font-name="Ume P Mincho S3" style:font-name-asian="Ume P Mincho S3" style:font-name-complex="Ume P Mincho S3"/>
    </style:style>
    <style:style style:name="T21" style:family="text">
      <style:text-properties fo:font-weight="bold" style:font-weight-asian="bold" style:font-weight-complex="bold"/>
    </style:style>
    <style:style style:name="T22" style:family="text">
      <style:text-properties officeooo:rsid="0013ea2a"/>
    </style:style>
    <style:style style:name="T23" style:family="text">
      <style:text-properties officeooo:rsid="0014b6e1"/>
    </style:style>
    <style:style style:name="T24" style:family="text">
      <style:text-properties officeooo:rsid="0015d65b"/>
    </style:style>
    <style:style style:name="T25" style:family="text">
      <style:text-properties officeooo:rsid="00259ac4"/>
    </style:style>
    <style:style style:name="T26" style:family="text">
      <style:text-properties officeooo:rsid="002706f7"/>
    </style:style>
    <style:style style:name="T27" style:family="text">
      <style:text-properties officeooo:rsid="00272990"/>
    </style:style>
    <style:style style:name="T28" style:family="text">
      <style:text-properties officeooo:rsid="002797df"/>
    </style:style>
    <style:style style:name="T29" style:family="text">
      <style:text-properties officeooo:rsid="00283a1c"/>
    </style:style>
    <style:style style:name="T30" style:family="text">
      <style:text-properties officeooo:rsid="00297a38"/>
    </style:style>
    <style:style style:name="T31" style:family="text">
      <style:text-properties officeooo:rsid="002a1459"/>
    </style:style>
    <style:style style:name="T32" style:family="text">
      <style:text-properties officeooo:rsid="002d4b7d"/>
    </style:style>
    <style:style style:name="T33" style:family="text">
      <style:text-properties officeooo:rsid="002db773"/>
    </style:style>
    <style:style style:name="T34" style:family="text">
      <style:text-properties officeooo:rsid="002ee9f8"/>
    </style:style>
    <style:style style:name="T35" style:family="text">
      <style:text-properties officeooo:rsid="00302c38"/>
    </style:style>
    <style:style style:name="T36" style:family="text">
      <style:text-properties officeooo:rsid="0030f54a"/>
    </style:style>
    <style:style style:name="T37" style:family="text">
      <style:text-properties officeooo:rsid="00330a2b"/>
    </style:style>
    <style:style style:name="T38" style:family="text">
      <style:text-properties officeooo:rsid="0034fa7e"/>
    </style:style>
    <style:style style:name="T39" style:family="text">
      <style:text-properties officeooo:rsid="0036e484"/>
    </style:style>
    <style:style style:name="T40" style:family="text">
      <style:text-properties officeooo:rsid="0038929b"/>
    </style:style>
    <style:style style:name="T41" style:family="text">
      <style:text-properties officeooo:rsid="0039b912"/>
    </style:style>
    <style:style style:name="T42" style:family="text">
      <style:text-properties officeooo:rsid="003b244f"/>
    </style:style>
    <style:style style:name="T43" style:family="text">
      <style:text-properties officeooo:rsid="003c91ca"/>
    </style:style>
    <style:style style:name="T44" style:family="text">
      <style:text-properties officeooo:rsid="003d2435"/>
    </style:style>
    <style:style style:name="T45" style:family="text">
      <style:text-properties officeooo:rsid="003e47c0"/>
    </style:style>
    <style:style style:name="T46" style:family="text">
      <style:text-properties officeooo:rsid="003e8725"/>
    </style:style>
    <style:style style:name="T47" style:family="text">
      <style:text-properties officeooo:rsid="0041c449"/>
    </style:style>
    <style:style style:name="T48" style:family="text">
      <style:text-properties officeooo:rsid="00426797"/>
    </style:style>
    <style:style style:name="T49" style:family="text">
      <style:text-properties officeooo:rsid="0042e302"/>
    </style:style>
    <style:style style:name="T50" style:family="text">
      <style:text-properties officeooo:rsid="004495ea"/>
    </style:style>
    <style:style style:name="T51" style:family="text">
      <style:text-properties officeooo:rsid="0044bc21"/>
    </style:style>
    <style:style style:name="T52" style:family="text">
      <style:text-properties officeooo:rsid="004dfd2b"/>
    </style:style>
    <style:style style:name="T53" style:family="text">
      <style:text-properties officeooo:rsid="0050c1de"/>
    </style:style>
    <style:style style:name="T54" style:family="text">
      <style:text-properties officeooo:rsid="005246f6"/>
    </style:style>
    <style:style style:name="T55" style:family="text">
      <style:text-properties officeooo:rsid="00535d91"/>
    </style:style>
    <style:style style:name="T56" style:family="text">
      <style:text-properties officeooo:rsid="00547596"/>
    </style:style>
    <style:style style:name="T57" style:family="text">
      <style:text-properties officeooo:rsid="0056d64d"/>
    </style:style>
    <style:style style:name="T58" style:family="text">
      <style:text-properties officeooo:rsid="00585f9b"/>
    </style:style>
    <style:style style:name="T59" style:family="text">
      <style:text-properties officeooo:rsid="0016c718"/>
    </style:style>
    <style:style style:name="T60" style:family="text">
      <style:text-properties officeooo:rsid="005c5ea5"/>
    </style:style>
    <style:style style:name="T61" style:family="text">
      <style:text-properties officeooo:rsid="005eb9c6"/>
    </style:style>
    <style:style style:name="T62" style:family="text">
      <style:text-properties officeooo:rsid="00618721"/>
    </style:style>
    <style:style style:name="T63" style:family="text">
      <style:text-properties officeooo:rsid="0062e13e"/>
    </style:style>
    <style:style style:name="T64" style:family="text">
      <style:text-properties officeooo:rsid="00647896"/>
    </style:style>
    <style:style style:name="T65" style:family="text">
      <style:text-properties officeooo:rsid="00662ed2"/>
    </style:style>
    <style:style style:name="T66" style:family="text">
      <style:text-properties officeooo:rsid="006a1074"/>
    </style:style>
    <style:style style:name="T67" style:family="text">
      <style:text-properties officeooo:rsid="006b1df6"/>
    </style:style>
    <style:style style:name="T68" style:family="text">
      <style:text-properties officeooo:rsid="006c2030"/>
    </style:style>
    <style:style style:name="T69" style:family="text">
      <style:text-properties officeooo:rsid="00715870"/>
    </style:style>
    <style:style style:name="T70" style:family="text">
      <style:text-properties officeooo:rsid="0073ad2a"/>
    </style:style>
    <style:style style:name="T71" style:family="text">
      <style:text-properties officeooo:rsid="00756d63"/>
    </style:style>
    <style:style style:name="T72" style:family="text">
      <style:text-properties officeooo:rsid="00762dd6"/>
    </style:style>
    <style:style style:name="T73" style:family="text">
      <style:text-properties officeooo:rsid="00766659"/>
    </style:style>
    <style:style style:name="T74" style:family="text">
      <style:text-properties officeooo:rsid="00766a47"/>
    </style:style>
    <style:style style:name="T75" style:family="text">
      <style:text-properties officeooo:rsid="007a1f5a"/>
    </style:style>
    <style:style style:name="T76" style:family="text">
      <style:text-properties officeooo:rsid="00813323"/>
    </style:style>
    <style:style style:name="T77" style:family="text">
      <style:text-properties officeooo:rsid="008310a8"/>
    </style:style>
    <style:style style:name="T78" style:family="text">
      <style:text-properties officeooo:rsid="0083e2e4"/>
    </style:style>
    <style:style style:name="T79" style:family="text">
      <style:text-properties officeooo:rsid="0084a069"/>
    </style:style>
    <style:style style:name="T80" style:family="text">
      <style:text-properties officeooo:rsid="00899f22"/>
    </style:style>
    <style:style style:name="T81" style:family="text">
      <style:text-properties officeooo:rsid="008a21a5"/>
    </style:style>
    <style:style style:name="T82" style:family="text">
      <style:text-properties officeooo:rsid="008bbbf4"/>
    </style:style>
    <style:style style:name="T83" style:family="text">
      <style:text-properties officeooo:rsid="008d2da1"/>
    </style:style>
    <style:style style:name="T84" style:family="text">
      <style:text-properties officeooo:rsid="008db1e9"/>
    </style:style>
    <style:style style:name="T85" style:family="text">
      <style:text-properties officeooo:rsid="008efcec"/>
    </style:style>
    <style:style style:name="T86" style:family="text">
      <style:text-properties officeooo:rsid="0090410b"/>
    </style:style>
    <style:style style:name="T87" style:family="text">
      <style:text-properties officeooo:rsid="00918711"/>
    </style:style>
    <style:style style:name="T88" style:family="text">
      <style:text-properties officeooo:rsid="00935ac3"/>
    </style:style>
    <style:style style:name="T89" style:family="text">
      <style:text-properties officeooo:rsid="0093db33"/>
    </style:style>
    <style:style style:name="T90" style:family="text">
      <style:text-properties officeooo:rsid="00955ee9"/>
    </style:style>
    <style:style style:name="T91" style:family="text">
      <style:text-properties officeooo:rsid="0097b2f6"/>
    </style:style>
    <style:style style:name="T92" style:family="text">
      <style:text-properties officeooo:rsid="009816eb"/>
    </style:style>
    <style:style style:name="T93" style:family="text">
      <style:text-properties officeooo:rsid="009addbb"/>
    </style:style>
    <style:style style:name="T94" style:family="text">
      <style:text-properties officeooo:rsid="009b12cf"/>
    </style:style>
    <style:style style:name="T95" style:family="text">
      <style:text-properties officeooo:rsid="009b6395"/>
    </style:style>
    <style:style style:name="T96" style:family="text">
      <style:text-properties officeooo:rsid="009f61a1"/>
    </style:style>
    <style:style style:name="T97" style:family="text">
      <style:text-properties officeooo:rsid="00a06f13"/>
    </style:style>
    <style:style style:name="T98" style:family="text">
      <style:text-properties officeooo:rsid="00a09345"/>
    </style:style>
    <style:style style:name="T99" style:family="text">
      <style:text-properties officeooo:rsid="00a3682d"/>
    </style:style>
    <style:style style:name="T100" style:family="text">
      <style:text-properties officeooo:rsid="00a3938e"/>
    </style:style>
    <style:style style:name="T101" style:family="text">
      <style:text-properties officeooo:rsid="00a4bcad"/>
    </style:style>
    <style:style style:name="T102" style:family="text">
      <style:text-properties officeooo:rsid="00a8ffc8"/>
    </style:style>
    <style:style style:name="T103" style:family="text">
      <style:text-properties officeooo:rsid="00a972c1"/>
    </style:style>
    <style:style style:name="T104" style:family="text">
      <style:text-properties officeooo:rsid="00868084"/>
    </style:style>
    <style:style style:name="T105" style:family="text">
      <style:text-properties officeooo:rsid="00a9b12c"/>
    </style:style>
    <style:style style:name="T106" style:family="text">
      <style:text-properties officeooo:rsid="00ab13e5"/>
    </style:style>
    <style:style style:name="T107" style:family="text">
      <style:text-properties officeooo:rsid="00aca646"/>
    </style:style>
    <style:style style:name="T108" style:family="text">
      <style:text-properties officeooo:rsid="00ae1c31"/>
    </style:style>
    <style:style style:name="T109" style:family="text">
      <style:text-properties officeooo:rsid="00ae8774"/>
    </style:style>
    <style:style style:name="T110" style:family="text">
      <style:text-properties officeooo:rsid="00b02fc0"/>
    </style:style>
    <style:style style:name="T111" style:family="text">
      <style:text-properties officeooo:rsid="00b1a47a"/>
    </style:style>
    <style:style style:name="T112" style:family="text">
      <style:text-properties officeooo:rsid="00b2040b"/>
    </style:style>
    <style:style style:name="T113" style:family="text">
      <style:text-properties officeooo:rsid="00b924e7"/>
    </style:style>
    <style:style style:name="T114" style:family="text">
      <style:text-properties officeooo:rsid="00ba3a04"/>
    </style:style>
    <style:style style:name="T115" style:family="text">
      <style:text-properties officeooo:rsid="00bc03fd"/>
    </style:style>
    <style:style style:name="T116" style:family="text">
      <style:text-properties officeooo:rsid="00bd3e3d"/>
    </style:style>
    <style:style style:name="T117" style:family="text">
      <style:text-properties officeooo:rsid="00bfe008"/>
    </style:style>
    <style:style style:name="T118" style:family="text">
      <style:text-properties officeooo:rsid="00c199bc"/>
    </style:style>
    <style:style style:name="T119" style:family="text"/>
    <style:style style:name="fr1"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loext:rel-width-rel="paragraph"/>
    </style:style>
    <style:style style:name="fr2"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4mm" fo:margin-bottom="4mm" style:wrap="none" style:vertical-pos="top" style:vertical-rel="paragraph" style:horizontal-pos="center" style:horizontal-rel="paragraph" fo:padding="0mm" fo:border="none" style:shadow="none" draw:shadow-opacity="100%"/>
    </style:style>
    <style:style style:name="fr4" style:family="graphic" style:parent-style-name="Frame">
      <style:graphic-properties fo:margin-left="0mm" fo:margin-right="0mm" fo:margin-top="4mm" fo:margin-bottom="4mm" style:wrap="none" style:vertical-pos="top" style:vertical-rel="paragraph" style:horizontal-pos="center" style:horizontal-rel="paragraph" fo:padding="0mm" fo:border="none" loext:rel-width-rel="paragraph" loext:rel-height-rel="paragraph"/>
    </style:style>
    <style:style style:name="fr5"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style:style>
    <style:style style:name="fr6"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0mm" style:wrap="none" style:vertical-pos="top" style:vertical-rel="paragraph" style:horizontal-pos="center" style:horizontal-rel="paragraph" fo:padding="0mm" fo:border="none" loext:rel-width-rel="paragraph" loext:rel-height-rel="paragraph"/>
    </style:style>
    <style:style style:name="fr8"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loext:rel-width-rel="paragraph" loext:rel-height-rel="paragraph"/>
    </style:style>
    <style:style style:name="fr9"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loext:rel-width-rel="paragraph" loext:rel-height-rel="paragraph"/>
    </style:style>
    <style:style style:name="fr10" style:family="graphic" style:parent-style-name="Frame">
      <style:graphic-properties fo:margin-left="0mm" fo:margin-right="0mm" fo:margin-top="0mm" fo:margin-bottom="0mm" style:wrap="none" style:vertical-pos="from-top" style:vertical-rel="paragraph" style:horizontal-pos="center" style:horizontal-rel="paragraph" fo:padding="0mm" fo:border="none"/>
    </style:style>
    <style:style style:name="fr11" style:family="graphic" style:parent-style-name="Frame">
      <style:graphic-properties fo:margin-left="0mm" fo:margin-right="0mm" fo:margin-top="0mm" fo:margin-bottom="0mm" style:wrap="none" style:vertical-pos="from-top" style:vertical-rel="paragraph" style:horizontal-pos="from-left" style:horizontal-rel="paragraph" fo:padding="0mm" fo:border="none"/>
    </style:style>
    <style:style style:name="fr12" style:family="graphic" style:parent-style-name="Graphics">
      <style:graphic-properties style:mirror="none" fo:clip="rect(0mm, 0mm, 0mm, 0mm)" draw:luminance="0%" draw:contrast="0%" draw:red="0%" draw:green="0%" draw:blue="0%" draw:gamma="100%" draw:color-inversion="false" draw:image-opacity="100%" draw:color-mode="standard" loext:rel-width-rel="paragraph" loext:rel-height-rel="paragraph"/>
    </style:style>
    <style:style style:name="fr1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top" style:vertical-rel="paragraph" style:horizontal-pos="center" style:horizontal-rel="paragraph" style:shadow="none" draw:shadow-opacity="100%"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Sect2" style:family="section">
      <style:section-properties style:editable="false">
        <style:columns fo:column-count="2" fo:column-gap="4.97mm">
          <style:column style:rel-width="32767*" fo:start-indent="0mm" fo:end-indent="2.49mm"/>
          <style:column style:rel-width="32768*" fo:start-indent="2.49mm" fo:end-indent="0m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WebSite"/>
        <text:variable-decl office:value-type="string" text:name="BAR"/>
        <text:variable-decl office:value-type="string" text:name="BARControl"/>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Filters"/>
      </text:sequence-decls>
      <text:p text:style-name="P2"/>
      <text:p text:style-name="P2"/>
      <text:p text:style-name="P2"/>
      <text:p text:style-name="P2"/>
      <text:p text:style-name="P2"/>
      <text:p text:style-name="P2"/>
      <text:p text:style-name="P2"/>
      <text:p text:style-name="P2">BAR – Backup ARchiver</text:p>
      <text:p text:style-name="P3">Version 0.2<text:span text:style-name="T72">1</text:span></text:p>
      <text:p text:style-name="P4">© 2007-201<text:span text:style-name="T108">9</text:span> Torsten Rupp</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4">Table of Contents</text:p>
          </text:index-title>
          <text:p text:style-name="P112"><text:a xlink:type="simple" xlink:href="#__RefHeading__31345316" text:style-name="Index_20_Link" text:visited-style-name="Index_20_Link">Overview<text:tab/>5</text:a></text:p>
          <text:p text:style-name="P105"><text:a xlink:type="simple" xlink:href="#__RefHeading__16232_1510295094" text:style-name="Index_20_Link" text:visited-style-name="Index_20_Link">Features<text:tab/>5</text:a></text:p>
          <text:p text:style-name="P105"><text:a xlink:type="simple" xlink:href="#__RefHeading__16234_1510295094" text:style-name="Index_20_Link" text:visited-style-name="Index_20_Link">Requirements<text:tab/>5</text:a></text:p>
          <text:p text:style-name="P105"><text:a xlink:type="simple" xlink:href="#__RefHeading__16236_1510295094" text:style-name="Index_20_Link" text:visited-style-name="Index_20_Link">Supported entry types<text:tab/>6</text:a></text:p>
          <text:p text:style-name="P112"><text:a xlink:type="simple" xlink:href="#__RefHeading__16238_1510295094" text:style-name="Index_20_Link" text:visited-style-name="Index_20_Link">Installation<text:tab/>7</text:a></text:p>
          <text:p text:style-name="P105"><text:a xlink:type="simple" xlink:href="#__RefHeading__16240_1510295094" text:style-name="Index_20_Link" text:visited-style-name="Index_20_Link">Packages<text:tab/>7</text:a></text:p>
          <text:p text:style-name="P105"><text:a xlink:type="simple" xlink:href="#__RefHeading__31496503" text:style-name="Index_20_Link" text:visited-style-name="Index_20_Link">Network connection key files<text:tab/>7</text:a></text:p>
          <text:p text:style-name="P112"><text:a xlink:type="simple" xlink:href="#__RefHeading__16242_1510295094" text:style-name="Index_20_Link" text:visited-style-name="Index_20_Link">Usage<text:tab/>8</text:a></text:p>
          <text:p text:style-name="P105"><text:a xlink:type="simple" xlink:href="#__RefHeading__16244_1510295094" text:style-name="Index_20_Link" text:visited-style-name="Index_20_Link">Creating archives<text:tab/>8</text:a></text:p>
          <text:p text:style-name="P87"><text:a xlink:type="simple" xlink:href="#__RefHeading__16246_1510295094" text:style-name="Index_20_Link" text:visited-style-name="Index_20_Link">File archives<text:tab/>9</text:a></text:p>
          <text:p text:style-name="P87"><text:a xlink:type="simple" xlink:href="#__RefHeading__16248_1510295094" text:style-name="Index_20_Link" text:visited-style-name="Index_20_Link">Image archives<text:tab/>9</text:a></text:p>
          <text:p text:style-name="P105"><text:a xlink:type="simple" xlink:href="#__RefHeading__16250_1510295094" text:style-name="Index_20_Link" text:visited-style-name="Index_20_Link">List archives and directory content<text:tab/>10</text:a></text:p>
          <text:p text:style-name="P105"><text:a xlink:type="simple" xlink:href="#__RefHeading__16252_1510295094" text:style-name="Index_20_Link" text:visited-style-name="Index_20_Link">Test archives<text:tab/>10</text:a></text:p>
          <text:p text:style-name="P105"><text:a xlink:type="simple" xlink:href="#__RefHeading__16254_1510295094" text:style-name="Index_20_Link" text:visited-style-name="Index_20_Link">Compare archives<text:tab/>11</text:a></text:p>
          <text:p text:style-name="P105"><text:a xlink:type="simple" xlink:href="#__RefHeading__16256_1510295094" text:style-name="Index_20_Link" text:visited-style-name="Index_20_Link">Extract archives<text:tab/>11</text:a></text:p>
          <text:p text:style-name="P105"><text:a xlink:type="simple" xlink:href="#__RefHeading__12718_1965121651" text:style-name="Index_20_Link" text:visited-style-name="Index_20_Link">Convert archives<text:tab/>12</text:a></text:p>
          <text:p text:style-name="P105"><text:a xlink:type="simple" xlink:href="#__RefHeading__16258_1510295094" text:style-name="Index_20_Link" text:visited-style-name="Index_20_Link">Incremental/Differential archives<text:tab/>12</text:a></text:p>
          <text:p text:style-name="P105"><text:a xlink:type="simple" xlink:href="#__RefHeading__16260_1510295094" text:style-name="Index_20_Link" text:visited-style-name="Index_20_Link">Compress archives<text:tab/>13</text:a></text:p>
          <text:p text:style-name="P105"><text:a xlink:type="simple" xlink:href="#__RefHeading__16262_1510295094" text:style-name="Index_20_Link" text:visited-style-name="Index_20_Link">Encrypt archives<text:tab/>14</text:a></text:p>
          <text:p text:style-name="P87"><text:a xlink:type="simple" xlink:href="#__RefHeading__16264_1510295094" text:style-name="Index_20_Link" text:visited-style-name="Index_20_Link">Asymmetric encryption<text:tab/>15</text:a></text:p>
          <text:p text:style-name="P105"><text:a xlink:type="simple" xlink:href="#__RefHeading__29676110" text:style-name="Index_20_Link" text:visited-style-name="Index_20_Link">Split archives<text:tab/>16</text:a></text:p>
          <text:p text:style-name="P105"><text:a xlink:type="simple" xlink:href="#__RefHeading__16266_1510295094" text:style-name="Index_20_Link" text:visited-style-name="Index_20_Link">Store archives<text:tab/>16</text:a></text:p>
          <text:p text:style-name="P87"><text:a xlink:type="simple" xlink:href="#__RefHeading__31224310" text:style-name="Index_20_Link" text:visited-style-name="Index_20_Link">File system<text:tab/>16</text:a></text:p>
          <text:p text:style-name="P87"><text:a xlink:type="simple" xlink:href="#__RefHeading__33452803" text:style-name="Index_20_Link" text:visited-style-name="Index_20_Link">Remote server (FTP/SCP/SFTP/WebDAV)<text:tab/>17</text:a></text:p>
          <text:p text:style-name="P87"><text:a xlink:type="simple" xlink:href="#__RefHeading__16268_1510295094" text:style-name="Index_20_Link" text:visited-style-name="Index_20_Link">CD/DVD/BD<text:tab/>17</text:a></text:p>
          <text:p text:style-name="P87"><text:a xlink:type="simple" xlink:href="#__RefHeading__33455003" text:style-name="Index_20_Link" text:visited-style-name="Index_20_Link">Device<text:tab/>19</text:a></text:p>
          <text:p text:style-name="P112"><text:a xlink:type="simple" xlink:href="#__RefHeading__29694130" text:style-name="Index_20_Link" text:visited-style-name="Index_20_Link">Server<text:tab/>19</text:a></text:p>
          <text:p text:style-name="P105"><text:a xlink:type="simple" xlink:href="#__RefHeading__16270_1510295094" text:style-name="Index_20_Link" text:visited-style-name="Index_20_Link">Daemon<text:tab/>19</text:a></text:p>
          <text:p text:style-name="P87"><text:a xlink:type="simple" xlink:href="#__RefHeading__7119_1531997487" text:style-name="Index_20_Link" text:visited-style-name="Index_20_Link">Ports<text:tab/>19</text:a></text:p>
          <text:p text:style-name="P87"><text:a xlink:type="simple" xlink:href="#__RefHeading__6783_1531997487" text:style-name="Index_20_Link" text:visited-style-name="Index_20_Link">Firewall<text:tab/>19</text:a></text:p>
          <text:p text:style-name="P105"><text:a xlink:type="simple" xlink:href="#__RefHeading__12406_1972768539" text:style-name="Index_20_Link" text:visited-style-name="Index_20_Link">Master and Slave<text:tab/>20</text:a></text:p>
          <text:p text:style-name="P105"><text:a xlink:type="simple" xlink:href="#__RefHeading__16272_1510295094" text:style-name="Index_20_Link" text:visited-style-name="Index_20_Link">Database<text:tab/>20</text:a></text:p>
          <text:p text:style-name="P87"><text:a xlink:type="simple" xlink:href="#__RefHeading__8614_961238848" text:style-name="Index_20_Link" text:visited-style-name="Index_20_Link">bar-sqlite3<text:tab/>21</text:a></text:p>
          <text:p text:style-name="P105"><text:a xlink:type="simple" xlink:href="#__RefHeading__30626103" text:style-name="Index_20_Link" text:visited-style-name="Index_20_Link">Graphical front end<text:tab/>22</text:a></text:p>
          <text:p text:style-name="P87"><text:a xlink:type="simple" xlink:href="#__RefHeading__16274_1510295094" text:style-name="Index_20_Link" text:visited-style-name="Index_20_Link">Status tab<text:tab/>23</text:a></text:p>
          <text:p text:style-name="P87"><text:a xlink:type="simple" xlink:href="#__RefHeading__16276_1510295094" text:style-name="Index_20_Link" text:visited-style-name="Index_20_Link">Jobs tab<text:tab/>24</text:a></text:p>
          <text:p text:style-name="P99"><text:a xlink:type="simple" xlink:href="#__RefHeading__16278_1510295094" text:style-name="Index_20_Link" text:visited-style-name="Index_20_Link">Entries<text:tab/>24</text:a></text:p>
          <text:p text:style-name="P99"><text:a xlink:type="simple" xlink:href="#__RefHeading__16280_1510295094" text:style-name="Index_20_Link" text:visited-style-name="Index_20_Link">Images<text:tab/>25</text:a></text:p>
          <text:p text:style-name="P99"><text:a xlink:type="simple" xlink:href="#__RefHeading__16282_1510295094" text:style-name="Index_20_Link" text:visited-style-name="Index_20_Link">Filters &amp; Mounts<text:tab/>26</text:a></text:p>
          <text:p text:style-name="P99"><text:a xlink:type="simple" xlink:href="#__RefHeading__30546110" text:style-name="Index_20_Link" text:visited-style-name="Index_20_Link">Storage<text:tab/>27</text:a></text:p>
          <text:p text:style-name="P99"><text:a xlink:type="simple" xlink:href="#__RefHeading__14185_608817561" text:style-name="Index_20_Link" text:visited-style-name="Index_20_Link">Scripts<text:tab/>28</text:a></text:p>
          <text:p text:style-name="P99"><text:a xlink:type="simple" xlink:href="#__RefHeading__16284_1510295094" text:style-name="Index_20_Link" text:visited-style-name="Index_20_Link">Schedule<text:tab/>29</text:a></text:p>
          <text:p text:style-name="P99"><text:a xlink:type="simple" xlink:href="#__RefHeading__16286_1510295094" text:style-name="Index_20_Link" text:visited-style-name="Index_20_Link">Persistence<text:tab/>30</text:a></text:p>
          <text:p text:style-name="P99"><text:a xlink:type="simple" xlink:href="#__RefHeading__12408_1972768539" text:style-name="Index_20_Link" text:visited-style-name="Index_20_Link">Comment<text:tab/>31</text:a></text:p>
          <text:p text:style-name="P87"><text:a xlink:type="simple" xlink:href="#__RefHeading__12410_1972768539" text:style-name="Index_20_Link" text:visited-style-name="Index_20_Link">Restore tab<text:tab/>31</text:a></text:p>
          <text:p text:style-name="P87"><text:a xlink:type="simple" xlink:href="#__RefHeading__12251_695893263" text:style-name="Index_20_Link" text:visited-style-name="Index_20_Link">Server settings<text:tab/>34</text:a></text:p>
          <text:p text:style-name="P99"><text:a xlink:type="simple" xlink:href="#__RefHeading__12253_695893263" text:style-name="Index_20_Link" text:visited-style-name="Index_20_Link">General<text:tab/>34</text:a></text:p>
          <text:p text:style-name="P99"><text:a xlink:type="simple" xlink:href="#__RefHeading__12255_695893263" text:style-name="Index_20_Link" text:visited-style-name="Index_20_Link">Servers<text:tab/>34</text:a></text:p>
          <text:p text:style-name="P99"><text:a xlink:type="simple" xlink:href="#__RefHeading__12257_695893263" text:style-name="Index_20_Link" text:visited-style-name="Index_20_Link">Commands<text:tab/>35</text:a></text:p>
          <text:p text:style-name="P99"><text:soft-page-break/><text:a xlink:type="simple" xlink:href="#__RefHeading__12259_695893263" text:style-name="Index_20_Link" text:visited-style-name="Index_20_Link">Verbosity &amp; Log<text:tab/>35</text:a></text:p>
          <text:p text:style-name="P112"><text:a xlink:type="simple" xlink:href="#__RefHeading__16288_1510295094" text:style-name="Index_20_Link" text:visited-style-name="Index_20_Link">Use cases<text:tab/>36</text:a></text:p>
          <text:p text:style-name="P105"><text:a xlink:type="simple" xlink:href="#__RefHeading__15954_1674148630" text:style-name="Index_20_Link" text:visited-style-name="Index_20_Link">a) <text:s/>Normal backup<text:tab/>36</text:a></text:p>
          <text:p text:style-name="P105"><text:a xlink:type="simple" xlink:href="#__RefHeading__15956_1674148630" text:style-name="Index_20_Link" text:visited-style-name="Index_20_Link">b) <text:s/>Full daily backup with time schedule<text:tab/>37</text:a></text:p>
          <text:p text:style-name="P105"><text:a xlink:type="simple" xlink:href="#__RefHeading__15958_1674148630" text:style-name="Index_20_Link" text:visited-style-name="Index_20_Link">c) <text:s/>Full weekly backup with time schedule and daily incremental backup<text:tab/>37</text:a></text:p>
          <text:p text:style-name="P105"><text:a xlink:type="simple" xlink:href="#__RefHeading__15960_1674148630" text:style-name="Index_20_Link" text:visited-style-name="Index_20_Link">d) <text:s/>Full weekly backup with daily incremental and continuous backup<text:tab/>37</text:a></text:p>
          <text:p text:style-name="P105"><text:a xlink:type="simple" xlink:href="#__RefHeading__15962_1674148630" text:style-name="Index_20_Link" text:visited-style-name="Index_20_Link">e) <text:s/>Restore single file or directory<text:tab/>37</text:a></text:p>
          <text:p text:style-name="P105"><text:a xlink:type="simple" xlink:href="#__RefHeading__15964_1674148630" text:style-name="Index_20_Link" text:visited-style-name="Index_20_Link">f) <text:s/>Restore full backup<text:tab/>38</text:a></text:p>
          <text:p text:style-name="P112"><text:a xlink:type="simple" xlink:href="#__RefHeading__15744_1674148630" text:style-name="Index_20_Link" text:visited-style-name="Index_20_Link">Appendix<text:tab/>39</text:a></text:p>
          <text:p text:style-name="P105"><text:a xlink:type="simple" xlink:href="#__RefHeading__8616_961238848" text:style-name="Index_20_Link" text:visited-style-name="Index_20_Link">Tools<text:tab/>39</text:a></text:p>
          <text:p text:style-name="P105"><text:a xlink:type="simple" xlink:href="#__RefHeading__30604910" text:style-name="Index_20_Link" text:visited-style-name="Index_20_Link">Archive file name macros<text:tab/>39</text:a></text:p>
          <text:p text:style-name="P105"><text:a xlink:type="simple" xlink:href="#__RefHeading__27593402" text:style-name="Index_20_Link" text:visited-style-name="Index_20_Link">BAR command line options summary<text:tab/>41</text:a></text:p>
          <text:p text:style-name="P87"><text:a xlink:type="simple" xlink:href="#__RefHeading__16290_1510295094" text:style-name="Index_20_Link" text:visited-style-name="Index_20_Link">Basic commands<text:tab/>41</text:a></text:p>
          <text:p text:style-name="P87"><text:a xlink:type="simple" xlink:href="#__RefHeading__16292_1510295094" text:style-name="Index_20_Link" text:visited-style-name="Index_20_Link">Include/Exclude files<text:tab/>42</text:a></text:p>
          <text:p text:style-name="P87"><text:a xlink:type="simple" xlink:href="#__RefHeading__16294_1510295094" text:style-name="Index_20_Link" text:visited-style-name="Index_20_Link">Incremental/Differential archives<text:tab/>43</text:a></text:p>
          <text:p text:style-name="P87"><text:a xlink:type="simple" xlink:href="#__RefHeading__16296_1510295094" text:style-name="Index_20_Link" text:visited-style-name="Index_20_Link">Compression<text:tab/>44</text:a></text:p>
          <text:p text:style-name="P87"><text:a xlink:type="simple" xlink:href="#__RefHeading__16298_1510295094" text:style-name="Index_20_Link" text:visited-style-name="Index_20_Link">Encryption<text:tab/>47</text:a></text:p>
          <text:p text:style-name="P87"><text:a xlink:type="simple" xlink:href="#__RefHeading__12412_1972768539" text:style-name="Index_20_Link" text:visited-style-name="Index_20_Link">Signatures<text:tab/>49</text:a></text:p>
          <text:p text:style-name="P87"><text:a xlink:type="simple" xlink:href="#__RefHeading__29665410" text:style-name="Index_20_Link" text:visited-style-name="Index_20_Link">Splitting<text:tab/>49</text:a></text:p>
          <text:p text:style-name="P87"><text:a xlink:type="simple" xlink:href="#__RefHeading__31202610" text:style-name="Index_20_Link" text:visited-style-name="Index_20_Link">Storage<text:tab/>49</text:a></text:p>
          <text:p text:style-name="P99"><text:a xlink:type="simple" xlink:href="#__RefHeading__16300_1510295094" text:style-name="Index_20_Link" text:visited-style-name="Index_20_Link">File<text:tab/>49</text:a></text:p>
          <text:p text:style-name="P99"><text:a xlink:type="simple" xlink:href="#__RefHeading__33495803" text:style-name="Index_20_Link" text:visited-style-name="Index_20_Link">FTP<text:tab/>50</text:a></text:p>
          <text:p text:style-name="P99"><text:a xlink:type="simple" xlink:href="#__RefHeading__33496803" text:style-name="Index_20_Link" text:visited-style-name="Index_20_Link">SSH<text:tab/>50</text:a></text:p>
          <text:p text:style-name="P99"><text:a xlink:type="simple" xlink:href="#__RefHeading__16302_1510295094" text:style-name="Index_20_Link" text:visited-style-name="Index_20_Link">SCP<text:tab/>51</text:a></text:p>
          <text:p text:style-name="P99"><text:a xlink:type="simple" xlink:href="#__RefHeading__16304_1510295094" text:style-name="Index_20_Link" text:visited-style-name="Index_20_Link">SFTP<text:tab/>51</text:a></text:p>
          <text:p text:style-name="P99"><text:a xlink:type="simple" xlink:href="#__RefHeading__7767_909302912" text:style-name="Index_20_Link" text:visited-style-name="Index_20_Link">WebDAV<text:tab/>51</text:a></text:p>
          <text:p text:style-name="P99"><text:a xlink:type="simple" xlink:href="#__RefHeading__16306_1510295094" text:style-name="Index_20_Link" text:visited-style-name="Index_20_Link">CD/DVD/BD<text:tab/>52</text:a></text:p>
          <text:p text:style-name="P99"><text:a xlink:type="simple" xlink:href="#__RefHeading__33501503" text:style-name="Index_20_Link" text:visited-style-name="Index_20_Link">Device<text:tab/>54</text:a></text:p>
          <text:p text:style-name="P87"><text:a xlink:type="simple" xlink:href="#__RefHeading__16308_1510295094" text:style-name="Index_20_Link" text:visited-style-name="Index_20_Link">Restore<text:tab/>55</text:a></text:p>
          <text:p text:style-name="P87"><text:a xlink:type="simple" xlink:href="#__RefHeading__16310_1510295094" text:style-name="Index_20_Link" text:visited-style-name="Index_20_Link">Server<text:tab/>55</text:a></text:p>
          <text:p text:style-name="P87"><text:a xlink:type="simple" xlink:href="#__RefHeading__13949_1679799926" text:style-name="Index_20_Link" text:visited-style-name="Index_20_Link">Index database<text:tab/>57</text:a></text:p>
          <text:p text:style-name="P87"><text:a xlink:type="simple" xlink:href="#__RefHeading__10437_873480820" text:style-name="Index_20_Link" text:visited-style-name="Index_20_Link">Continuous database<text:tab/>58</text:a></text:p>
          <text:p text:style-name="P87"><text:a xlink:type="simple" xlink:href="#__RefHeading__13951_1679799926" text:style-name="Index_20_Link" text:visited-style-name="Index_20_Link">Logging<text:tab/>58</text:a></text:p>
          <text:p text:style-name="P87"><text:a xlink:type="simple" xlink:href="#__RefHeading__16312_1510295094" text:style-name="Index_20_Link" text:visited-style-name="Index_20_Link">Miscellaneous<text:tab/>59</text:a></text:p>
          <text:p text:style-name="P105"><text:a xlink:type="simple" xlink:href="#__RefHeading__16314_1510295094" text:style-name="Index_20_Link" text:visited-style-name="Index_20_Link">BAR configuration and job files<text:tab/>63</text:a></text:p>
          <text:p text:style-name="P87"><text:a xlink:type="simple" xlink:href="#__RefHeading__16316_1510295094" text:style-name="Index_20_Link" text:visited-style-name="Index_20_Link">Additional configuration entries<text:tab/>63</text:a></text:p>
          <text:p text:style-name="P87"><text:a xlink:type="simple" xlink:href="#__RefHeading__16318_1510295094" text:style-name="Index_20_Link" text:visited-style-name="Index_20_Link">Block configuration entries<text:tab/>64</text:a></text:p>
          <text:p text:style-name="P99"><text:a xlink:type="simple" xlink:href="#__RefHeading__14674_1674148630" text:style-name="Index_20_Link" text:visited-style-name="Index_20_Link">File server<text:tab/>65</text:a></text:p>
          <text:p text:style-name="P99"><text:a xlink:type="simple" xlink:href="#__RefHeading__16320_1510295094" text:style-name="Index_20_Link" text:visited-style-name="Index_20_Link">FTP server<text:tab/>65</text:a></text:p>
          <text:p text:style-name="P99"><text:a xlink:type="simple" xlink:href="#__RefHeading__16322_1510295094" text:style-name="Index_20_Link" text:visited-style-name="Index_20_Link">SSH/SCP/SFTP server<text:tab/>65</text:a></text:p>
          <text:p text:style-name="P99"><text:a xlink:type="simple" xlink:href="#__RefHeading__9029_1272517093" text:style-name="Index_20_Link" text:visited-style-name="Index_20_Link">WebDAV server<text:tab/>65</text:a></text:p>
          <text:p text:style-name="P99"><text:a xlink:type="simple" xlink:href="#__RefHeading__9031_1272517093" text:style-name="Index_20_Link" text:visited-style-name="Index_20_Link">Device<text:tab/>66</text:a></text:p>
          <text:p text:style-name="P99"><text:a xlink:type="simple" xlink:href="#__RefHeading__9033_1272517093" text:style-name="Index_20_Link" text:visited-style-name="Index_20_Link">Schedule<text:tab/>66</text:a></text:p>
          <text:p text:style-name="P87"><text:a xlink:type="simple" xlink:href="#__RefHeading__16326_1510295094" text:style-name="Index_20_Link" text:visited-style-name="Index_20_Link">Example configuration file<text:tab/>67</text:a></text:p>
          <text:p text:style-name="P105"><text:a xlink:type="simple" xlink:href="#__RefHeading__32474025" text:style-name="Index_20_Link" text:visited-style-name="Index_20_Link">BARControl command line options summary<text:tab/>68</text:a></text:p>
          <text:p text:style-name="P105"><text:a xlink:type="simple" xlink:href="#__RefHeading__16328_1510295094" text:style-name="Index_20_Link" text:visited-style-name="Index_20_Link">BARControl configuration file<text:tab/>69</text:a></text:p>
          <text:p text:style-name="P105"><text:a xlink:type="simple" xlink:href="#__RefHeading__16330_1510295094" text:style-name="Index_20_Link" text:visited-style-name="Index_20_Link">Exit codes<text:tab/>70</text:a></text:p>
          <text:p text:style-name="P105"><text:a xlink:type="simple" xlink:href="#__RefHeading__29596110" text:style-name="Index_20_Link" text:visited-style-name="Index_20_Link">Archive file format<text:tab/>70</text:a></text:p>
          <text:p text:style-name="P105"><text:a xlink:type="simple" xlink:href="#__RefHeading__35624716" text:style-name="Index_20_Link" text:visited-style-name="Index_20_Link">Compilation<text:tab/>71</text:a></text:p>
          <text:p text:style-name="P105"><text:a xlink:type="simple" xlink:href="#__RefHeading__16332_1510295094" text:style-name="Index_20_Link" text:visited-style-name="Index_20_Link">Development<text:tab/>75</text:a></text:p>
          <text:p text:style-name="P112"><text:soft-page-break/><text:a xlink:type="simple" xlink:href="#__RefHeading__31406103" text:style-name="Index_20_Link" text:visited-style-name="Index_20_Link">Frequently asked questions<text:tab/>75</text:a></text:p>
          <text:p text:style-name="P112"><text:a xlink:type="simple" xlink:href="#__RefHeading__16334_1510295094" text:style-name="Index_20_Link" text:visited-style-name="Index_20_Link">Contact and bug reports<text:tab/>81</text:a></text:p>
          <text:p text:style-name="P112"><text:a xlink:type="simple" xlink:href="#__RefHeading__16336_1510295094" text:style-name="Index_20_Link" text:visited-style-name="Index_20_Link">License<text:tab/>82</text:a></text:p>
          <text:p text:style-name="P112"><text:a xlink:type="simple" xlink:href="#__RefHeading__16338_1510295094" text:style-name="Index_20_Link" text:visited-style-name="Index_20_Link">References<text:tab/>83</text:a></text:p>
        </text:index-body>
      </text:table-of-content>
      <text:h text:style-name="Heading_20_1" text:outline-level="1"><text:bookmark-start text:name="__RefHeading__29671410"/><text:bookmark-end text:name="__RefHeading__29671410"/></text:h>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80">Figure 1: Graphical front end main window (status tab)<text:tab/>22</text:p>
          <text:p text:style-name="P80">Figure 2: Entries<text:tab/>24</text:p>
          <text:p text:style-name="P80">Figure 3: Images<text:tab/>25</text:p>
          <text:p text:style-name="P80">Figure 4: Filters and mounts<text:tab/>26</text:p>
          <text:p text:style-name="P80">Figure 5: Storage<text:tab/>26</text:p>
          <text:p text:style-name="P80">Figure 6: Archive name editor<text:tab/>27</text:p>
          <text:p text:style-name="P80">Figure 7: Scripts<text:tab/>28</text:p>
          <text:p text:style-name="P80">Figure 8: Scheduler<text:tab/>29</text:p>
          <text:p text:style-name="P80">Figure 9: Restoring files<text:tab/>30</text:p>
          <text:p text:style-name="P80">Figure 10: Restore dialog<text:tab/>31</text:p>
          <text:p text:style-name="P80">Figure 11: Server general settings<text:tab/>32</text:p>
          <text:p text:style-name="P80">Figure 12: Servers settings<text:tab/>33</text:p>
          <text:p text:style-name="P80">Figure 13: Server command settings<text:tab/>34</text:p>
          <text:p text:style-name="P80">Figure 14: Server verbosity &amp; log settings<text:tab/>34</text:p>
        </text:index-body>
      </text:illustration-index>
      <text:p text:style-name="Text_20_body"/>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79">Table 1: Supported entries<text:tab/>7</text:p>
          <text:p text:style-name="P79">Table 2: Certificates and key files<text:tab/>8</text:p>
          <text:p text:style-name="P79">Table 3: Archive part and medium sizes<text:tab/>19</text:p>
          <text:p text:style-name="P79">Table 4: Server ports<text:tab/>20</text:p>
          <text:p text:style-name="P79">Table 5: Archive file name macros<text:tab/>38</text:p>
          <text:p text:style-name="P79">Table 6: Pattern types<text:tab/>40</text:p>
          <text:p text:style-name="P79">Table 7: Compression algorithms<text:tab/>44</text:p>
          <text:p text:style-name="P79">Table 8: Encryption algorithms<text:tab/>45</text:p>
          <text:p text:style-name="P79">Table 9: Log information types<text:tab/>55</text:p>
          <text:p text:style-name="P79">Table 10: Verbosity levels<text:tab/>58</text:p>
          <text:p text:style-name="P79">Table 11: BAR exit codes<text:tab/>66</text:p>
          <text:p text:style-name="P79">Table 12: Compilation packages<text:tab/>69</text:p>
          <text:p text:style-name="P79">Table 13: Tests<text:tab/>70</text:p>
        </text:index-body>
      </text:table-index>
      <text:p text:style-name="Text_20_body"/>
      <text:h text:style-name="P100" text:outline-level="1"/>
      <text:h text:style-name="P101" text:outline-level="1"><text:bookmark-start text:name="__RefHeading__31345316"/>Overview<text:bookmark-end text:name="__RefHeading__31345316"/></text:h>
      <text:p text:style-name="Text_20_Body_20_Start"><text:span text:style-name="Name">BAR</text:span> is backup archiver program. It can create compressed, encrypted and split archives of files and disk images which can be stored on a hard disk, CD, DVD, BD or directly on a server via FTP, SCP, SFTP, or WebDAV. <text:span text:style-name="Name">BAR</text:span> can create full and incremental/differential archives as well as continuously store created or changed files into archives. A server-mode and a scheduler is integrated for making automated backups in the background.</text:p>
      <text:h text:style-name="Heading_20_2" text:outline-level="2"><text:bookmark-start text:name="__RefHeading__16232_1510295094"/>Features<text:bookmark-end text:name="__RefHeading__16232_1510295094"/></text:h>
      <text:list xml:id="list3108459839" text:style-name="L1">
        <text:list-item>
          <text:p text:style-name="P88">create, list, test, compare and extract archives of files and disk images,</text:p>
        </text:list-item>
      </text:list>
      <text:list xml:id="list3846461510" text:style-name="List_20_1">
        <text:list-item>
          <text:p text:style-name="List_20_1">fast access to entries in archives: can find and extract single files without decompressing or decryption of the whole archive,</text:p>
        </text:list-item>
        <text:list-item>
          <text:p text:style-name="List_20_1">store extended file attributes (EAs),</text:p>
        </text:list-item>
        <text:list-item>
          <text:p text:style-name="List_20_1">full and incremental/differential backup of files into archives,</text:p>
        </text:list-item>
        <text:list-item>
          <text:p text:style-name="List_20_1">continuous storage of new created or changed files,</text:p>
        </text:list-item>
        <text:list-item>
          <text:p text:style-name="List_20_1">support for raw and several file systems for disk images (ext, fat, reiserfs),</text:p>
        </text:list-item>
        <text:list-item>
          <text:p text:style-name="List_20_1">can split archives into parts of selectable size, each part can be read independently,</text:p>
        </text:list-item>
        <text:list-item>
          <text:p text:style-name="List_20_1">compress archives with zip, bzip2, lzma, lzo, lz4, <text:span text:style-name="T94">Zstandard, </text:span>and/or xdelta algorithms,</text:p>
        </text:list-item>
        <text:list-item>
          <text:p text:style-name="List_20_1">encrypt archive content with gcrypt algorithms (BLOWFISH, TWOFISH, AES, a. o.),</text:p>
        </text:list-item>
        <text:list-item>
          <text:p text:style-name="List_20_1">asymmetric encryption of content with RSA keys,</text:p>
        </text:list-item>
        <text:list-item>
          <text:p text:style-name="List_20_1">store archives into file system and directly on external servers via FTP, SCP, SFTP, <text:s/>WebDAV, <text:span text:style-name="T118">or WebDAVS</text:span></text:p>
        </text:list-item>
        <text:list-item>
          <text:p text:style-name="List_20_1">with external tools: store archives on CD/DVD/BD including error correction codes, <text:span text:style-name="T65">blanking medium,</text:span></text:p>
        </text:list-item>
        <text:list-item>
          <text:p text:style-name="List_20_1">support storage on a generic device,</text:p>
        </text:list-item>
        <text:list-item>
          <text:p text:style-name="List_20_1">restore archives from file system, external server, CD/DVD/BD and generic device,</text:p>
        </text:list-item>
        <text:list-item>
          <text:p text:style-name="List_20_1">multi-core support for compression and encryption,</text:p>
        </text:list-item>
        <text:list-item>
          <text:p text:style-name="List_20_1">server mode with included scheduler for doing backups regularly. Controlling the server can be done via network connection (plain &amp; TLS/SSL),</text:p>
        </text:list-item>
        <text:list-item>
          <text:p text:style-name="List_20_1">optional internal database with information to all stored files and disk images,</text:p>
        </text:list-item>
        <text:list-item>
          <text:p text:style-name="List_20_1_20_End">graphical front end for server to check server status, create jobs, start jobs and stop jobs.</text:p>
        </text:list-item>
      </text:list>
      <text:h text:style-name="Heading_20_2" text:outline-level="2"><text:bookmark-start text:name="__RefHeading__16234_1510295094"/>Requirements<text:bookmark-end text:name="__RefHeading__16234_1510295094"/></text:h>
      <text:p text:style-name="Text_20_Body_20_Start">To execute <text:span text:style-name="Name">BAR</text:span> you need:</text:p>
      <text:list xml:id="list2969495177" text:style-name="L2">
        <text:list-item>
          <text:p text:style-name="P89">glibc 2.3.2 or higher</text:p>
        </text:list-item>
      </text:list>
      <text:list xml:id="list104053762991158" text:continue-list="list3846461510" text:style-name="List_20_1">
        <text:list-item>
          <text:p text:style-name="List_20_1"><text:span text:style-name="Name">BAR</text:span> binary</text:p>
        </text:list-item>
      </text:list>
      <text:list xml:id="list1304706333" text:style-name="L3">
        <text:list-item>
          <text:p text:style-name="P113">JRE 1.6 or newer [<text:reference-ref text:reference-format="text" text:ref-name="JRE">JRE, JDK</text:reference-ref>] (for graphical font end only)</text:p>
        </text:list-item>
      </text:list>
      <text:p text:style-name="Text_20_Body_20_Start">Optional external tools for creating CDs/DVDs/BDs with <text:span text:style-name="Name">BAR</text:span>:</text:p>
      <text:list xml:id="list2630028067" text:style-name="L4">
        <text:list-item>
          <text:p text:style-name="P90">cdrecord [<text:reference-ref text:reference-format="text" text:ref-name="cdrtools">cdrtools</text:reference-ref>]</text:p>
        </text:list-item>
      </text:list>
      <text:list xml:id="list104053523651514" text:continue-list="list104053762991158" text:style-name="List_20_1">
        <text:list-item>
          <text:p text:style-name="List_20_1">growisofs [<text:reference-ref text:reference-format="text" text:ref-name="growisofs">growisofs</text:reference-ref>]</text:p>
        </text:list-item>
      </text:list>
      <text:list xml:id="list104053791600277" text:continue-list="list2630028067" text:style-name="L4">
        <text:list-item>
          <text:p text:style-name="P102">mkisofs, <text:span text:style-name="T63">dvd+rw-format</text:span> [<text:reference-ref text:reference-format="text" text:ref-name="dvd+rw-tools">dvd+rw-tools</text:reference-ref>]</text:p>
        </text:list-item>
      </text:list>
      <text:list xml:id="list104053699639142" text:continue-list="list104053523651514" text:style-name="List_20_1">
        <text:list-item>
          <text:p text:style-name="List_20_1_20_End">dvdisaster [<text:reference-ref text:reference-format="text" text:ref-name="dvdisaster">dvdisaster</text:reference-ref>]</text:p>
        </text:list-item>
      </text:list>
      <text:p text:style-name="Text_20_Body_20_Start"><text:span text:style-name="Name">BAR</text:span> is either available as a binary package for different systems or as source code for compilation. If you are not familiar with using a C compiler it is recommended to use one of the binary packages. Please check the website <text:a xlink:type="simple" xlink:href="http://www.kigen.de/projects/bar/index.html" text:style-name="Internet_20_link" text:visited-style-name="Visited_20_Internet_20_Link">http://www.kigen.de/projects/bar/index.html</text:a> for available binary packages.</text:p>
      <text:p text:style-name="Text_20_Body_20_Start">To compile <text:span text:style-name="Name">BAR</text:span> you need:</text:p>
      <text:list xml:id="list1422848088" text:style-name="L5">
        <text:list-item>
          <text:p text:style-name="P91"><text:soft-page-break/>C/<text:span text:style-name="T67">C++</text:span> development environment with gcc, <text:span text:style-name="T66">g++</text:span></text:p>
        </text:list-item>
      </text:list>
      <text:list xml:id="list104052966927785" text:continue-list="list104053699639142" text:style-name="List_20_1">
        <text:list-item>
          <text:p text:style-name="List_20_1">GNU make</text:p>
        </text:list-item>
        <text:list-item>
          <text:p text:style-name="List_20_1">m4</text:p>
        </text:list-item>
        <text:list-item>
          <text:p text:style-name="P121">xgettext</text:p>
        </text:list-item>
        <text:list-item>
          <text:p text:style-name="List_20_1">perl</text:p>
        </text:list-item>
        <text:list-item>
          <text:p text:style-name="P122">tclsh</text:p>
        </text:list-item>
        <text:list-item>
          <text:p text:style-name="List_20_1">zlib library [<text:reference-ref text:reference-format="text" text:ref-name="zlib">zlib</text:reference-ref>]</text:p>
        </text:list-item>
        <text:list-item>
          <text:p text:style-name="List_20_1">icu library [<text:reference-ref text:reference-format="text" text:ref-name="ICU">ICU</text:reference-ref>]</text:p>
        </text:list-item>
        <text:list-item>
          <text:p text:style-name="List_20_1_20_End">JDK 1.6 [<text:reference-ref text:reference-format="text" text:ref-name="JRE">JRE, JDK</text:reference-ref>]</text:p>
        </text:list-item>
      </text:list>
      <text:p text:style-name="Text_20_Body_20_Start">Optional for compilation are:</text:p>
      <text:list xml:id="list104054709941040" text:continue-numbering="true" text:style-name="List_20_1">
        <text:list-item>
          <text:p text:style-name="List_20_1_20_Start">bzip2 library [<text:reference-ref text:reference-format="text" text:ref-name="bzip2">bzip2</text:reference-ref>]</text:p>
        </text:list-item>
        <text:list-item>
          <text:p text:style-name="List_20_1">lzma library [<text:reference-ref text:reference-format="text" text:ref-name="LZMA">LZMA</text:reference-ref>]</text:p>
        </text:list-item>
        <text:list-item>
          <text:p text:style-name="List_20_1">lzo library [<text:reference-ref text:reference-format="text" text:ref-name="LZO">LZO</text:reference-ref>]</text:p>
        </text:list-item>
        <text:list-item>
          <text:p text:style-name="List_20_1">lz4 library [<text:reference-ref text:reference-format="text" text:ref-name="LZ4">LZ4</text:reference-ref>]</text:p>
        </text:list-item>
        <text:list-item>
          <text:p text:style-name="P123"><text:span text:style-name="T94">Zstandard</text:span> library [<text:reference-ref text:reference-format="text" text:ref-name="Zstd">Zstandard</text:reference-ref>]</text:p>
        </text:list-item>
        <text:list-item>
          <text:p text:style-name="List_20_1">xdelta library [<text:reference-ref text:reference-format="text" text:ref-name="xdelta">xdelta</text:reference-ref>]</text:p>
        </text:list-item>
        <text:list-item>
          <text:p text:style-name="List_20_1">ssh2 library [<text:reference-ref text:reference-format="text" text:ref-name="libssh2">libssh2</text:reference-ref>]</text:p>
        </text:list-item>
        <text:list-item>
          <text:p text:style-name="List_20_1">gcrypt library [<text:reference-ref text:reference-format="text" text:ref-name="libcrypt">libgcrypt</text:reference-ref>]</text:p>
        </text:list-item>
        <text:list-item>
          <text:p text:style-name="List_20_1">nettle library [<text:reference-ref text:reference-format="text" text:ref-name="nettle">nettle</text:reference-ref>], gmp library [<text:reference-ref text:reference-format="text" text:ref-name="gmp">gmp</text:reference-ref>], gnutls library [<text:reference-ref text:reference-format="text" text:ref-name="gnutls">gnutls</text:reference-ref>]</text:p>
        </text:list-item>
        <text:list-item>
          <text:p text:style-name="List_20_1">libcurl [<text:reference-ref text:reference-format="text" text:ref-name="libcurl">libcurl</text:reference-ref>], c-ares [<text:reference-ref text:reference-format="text" text:ref-name="c-areas">c-areas</text:reference-ref>] and mxml [<text:reference-ref text:reference-format="text" text:ref-name="mxml">mxml</text:reference-ref>]</text:p>
        </text:list-item>
        <text:list-item>
          <text:p text:style-name="List_20_1">iconv library [<text:reference-ref text:reference-format="text" text:ref-name="libiconv">libiconv</text:reference-ref>] and cdio library [<text:reference-ref text:reference-format="text" text:ref-name="libcdio">libcdio</text:reference-ref>]</text:p>
        </text:list-item>
        <text:list-item>
          <text:p text:style-name="List_20_1">pcre library [<text:reference-ref text:reference-format="text" text:ref-name="pcre">pcre</text:reference-ref>]</text:p>
        </text:list-item>
        <text:list-item>
          <text:p text:style-name="List_20_1">libbfd [<text:reference-ref text:reference-format="text" text:ref-name="binutils">binutils</text:reference-ref>]</text:p>
        </text:list-item>
        <text:list-item>
          <text:p text:style-name="List_20_1">ant, launch4j [<text:reference-ref text:reference-format="text" text:ref-name="ant">ant</text:reference-ref>, <text:reference-ref text:reference-format="text" text:ref-name="launch4j">launch4j</text:reference-ref>]</text:p>
        </text:list-item>
        <text:list-item>
          <text:p text:style-name="List_20_1_20_End">epm [<text:reference-ref text:reference-format="text" text:ref-name="epm">epm</text:reference-ref>]</text:p>
        </text:list-item>
      </text:list>
      <text:p text:style-name="Text_20_Body_20_Start">For more details to compile <text:span text:style-name="Name">BAR</text:span> by yourself please see chapter <text:bookmark-ref text:reference-format="text" text:ref-name="__RefHeading__35624716">Compilation</text:bookmark-ref>, page <text:bookmark-ref text:reference-format="page" text:ref-name="__RefHeading__35624716">71</text:bookmark-ref>.</text:p>
      <text:h text:style-name="Heading_20_2" text:outline-level="2"><text:bookmark-start text:name="__RefHeading__16236_1510295094"/>Supported entry types<text:bookmark-end text:name="__RefHeading__16236_1510295094"/></text:h>
      <text:p text:style-name="Text_20_Body_20_Start"><text:span text:style-name="Name">BAR</text:span> support the entry types listed in table <text:sequence-ref text:reference-format="value" text:ref-name="refTable0">1</text:sequence-ref>: <text:sequence-ref text:reference-format="caption" text:ref-name="refTable0">Supported entries</text:sequence-ref>.</text:p>
      <table:table table:name="Table4" table:style-name="Table4">
        <table:table-column table:style-name="Table4.A"/>
        <table:table-column table:style-name="Table4.B"/>
        <table:table-row>
          <table:table-cell table:style-name="Table4.A1" office:value-type="string">
            <text:p text:style-name="Table_20_Heading">Type</text:p>
          </table:table-cell>
          <table:table-cell table:style-name="Table4.B1" office:value-type="string">
            <text:p text:style-name="Table_20_Heading">Comment</text:p>
          </table:table-cell>
        </table:table-row>
        <table:table-row>
          <table:table-cell table:style-name="Table4.A2" office:value-type="string">
            <text:p text:style-name="Table_20_Contents">File</text:p>
          </table:table-cell>
          <table:table-cell table:style-name="Table4.B2" office:value-type="string">
            <text:p text:style-name="Table_20_Contents">Regular file entries</text:p>
          </table:table-cell>
        </table:table-row>
        <table:table-row>
          <table:table-cell table:style-name="Table4.A2" office:value-type="string">
            <text:p text:style-name="Table_20_Contents">Image</text:p>
          </table:table-cell>
          <table:table-cell table:style-name="Table4.B2" office:value-type="string">
            <text:p text:style-name="Table_20_Contents">Disk block images</text:p>
          </table:table-cell>
        </table:table-row>
        <table:table-row>
          <table:table-cell table:style-name="Table4.A2" office:value-type="string">
            <text:p text:style-name="Table_20_Contents">Directory</text:p>
          </table:table-cell>
          <table:table-cell table:style-name="Table4.B2" office:value-type="string">
            <text:p text:style-name="Table_20_Contents">Regular directory entries</text:p>
          </table:table-cell>
        </table:table-row>
        <table:table-row>
          <table:table-cell table:style-name="Table4.A2" office:value-type="string">
            <text:p text:style-name="Table_20_Contents">Link</text:p>
          </table:table-cell>
          <table:table-cell table:style-name="Table4.B2" office:value-type="string">
            <text:p text:style-name="Table_20_Contents">Symbolic link entries</text:p>
          </table:table-cell>
        </table:table-row>
        <table:table-row>
          <table:table-cell table:style-name="Table4.A2" office:value-type="string">
            <text:p text:style-name="Table_20_Contents">Hard link</text:p>
          </table:table-cell>
          <table:table-cell table:style-name="Table4.B2" office:value-type="string">
            <text:p text:style-name="Table_20_Contents">Hard link entries</text:p>
          </table:table-cell>
        </table:table-row>
        <table:table-row>
          <table:table-cell table:style-name="Table4.A2" office:value-type="string">
            <text:p text:style-name="Table_20_Contents">Special</text:p>
          </table:table-cell>
          <table:table-cell table:style-name="Table4.B2" office:value-type="string">
            <text:p text:style-name="Table_20_Contents">Special files like character devices entries, block device entries, socket entries, fifo entries</text:p>
          </table:table-cell>
        </table:table-row>
      </table:table>
      <text:p text:style-name="Table">Table <text:sequence text:ref-name="refTable0" text:name="Table" text:formula="ooow:Table+1" style:num-format="1">1</text:sequence>: Supported entries</text:p>
      <text:h text:style-name="Heading_20_1" text:outline-level="1"><text:bookmark-start text:name="__RefHeading__16238_1510295094"/><text:soft-page-break/>Installation<text:bookmark-end text:name="__RefHeading__16238_1510295094"/></text:h>
      <text:h text:style-name="Heading_20_2" text:outline-level="2"><text:bookmark-start text:name="__RefHeading__16240_1510295094"/>Packages<text:bookmark-end text:name="__RefHeading__16240_1510295094"/></text:h>
      <text:p text:style-name="Text_20_Body_20_Start">Installation of <text:span text:style-name="Name">BAR</text:span> can be done either from pre-compiled binary package files or from the sources. Pre-compiled binary packages are available from the web site</text:p>
      <text:list xml:id="list104053867571845" text:continue-numbering="true" text:style-name="List_20_1">
        <text:list-item>
          <text:p text:style-name="List_20_1_20_End"><text:a xlink:type="simple" xlink:href="http://www.kigen.de/projects/bar/index.html" text:style-name="Internet_20_link" text:visited-style-name="Visited_20_Internet_20_Link">http://www.kigen.de/projects/bar/index.html</text:a></text:p>
        </text:list-item>
      </text:list>
      <text:p text:style-name="Text_20_Body_20_Start">for some major Linux distributions. If there is no pre-compiled binary package available for your platform, you must compile <text:span text:style-name="Name">BAR</text:span> by yourself from the sources. The chapter <text:bookmark-ref text:reference-format="text" text:ref-name="__RefHeading__35624716">Compilation</text:bookmark-ref><text:s/>(see page <text:bookmark-ref text:reference-format="page" text:ref-name="__RefHeading__35624716">71</text:bookmark-ref>) give some instructions how to compile <text:span text:style-name="Name">BAR</text:span>.</text:p>
      <text:p text:style-name="Text_20_Body_20_Start">Installation of Debian packages:</text:p>
      <text:p text:style-name="Command_20_End">sudo dpkg –install &lt;BAR package file&gt;.deb</text:p>
      <text:p text:style-name="Text_20_Body_20_Start">Installation of RPM packages:</text:p>
      <text:p text:style-name="Command_20_End">sudo rpm –install &lt;BAR package file&gt;.rpm</text:p>
      <text:h text:style-name="Heading_20_2" text:outline-level="2"><text:bookmark-start text:name="__RefHeading__31496503"/>Network connection key files<text:bookmark-end text:name="__RefHeading__31496503"/></text:h>
      <text:p text:style-name="Text_20_Body_20_Start">To use the SSL network connection to the <text:span text:style-name="Name">BAR</text:span> daemon a SSL key-pair must be generated. The script <text:alphabetical-index-mark text:string-value="bar-keygen"/><text:span text:style-name="Command">bar-keygen</text:span> can be used to create the required public and private key files required for the front end. To generate a new key-pair call:</text:p>
      <text:p text:style-name="Command_20_End">sudo bar-keygen</text:p>
      <text:p text:style-name="Text_20_Body_20_Start">A <text:span text:style-name="T39">key-pair is valid for one year. If the key-pair expires after one year a new key-pair must be generated with:</text:span></text:p>
      <text:p text:style-name="Command_20_End">sudo bar-keygen ‑‑<text:span text:style-name="T39">force</text:span></text:p>
      <text:p text:style-name="Text_20_Body_20_Start"><text:span text:style-name="Filename">bar-keygen</text:span> uses either the key generator tool <text:span text:style-name="Command">openssl</text:span> from the OpenSSL project [<text:reference-ref text:reference-format="text" text:ref-name="OpenSSL">OpenSSL</text:reference-ref>] or <text:span text:style-name="Command">certtool</text:span> from GNU TLS project [<text:reference-ref text:reference-format="text" text:ref-name="gnutls">gnutls</text:reference-ref>]. Thus to create the key files either OpenSSL or GNU TLS must be installed on the computer.</text:p>
      <text:p text:style-name="Text_20_body">The generated and <text:span text:style-name="T109">default </text:span>installed key files in the appropriated directories are shown in table <text:sequence-ref text:reference-format="value" text:ref-name="refTable1">2</text:sequence-ref>:<text:sequence-ref text:reference-format="caption" text:ref-name="refTable1">Certificates and key files</text:sequence-ref>.</text:p>
      <table:table table:name="Table3" table:style-name="Table3">
        <table:table-column table:style-name="Table3.A"/>
        <table:table-column table:style-name="Table3.B"/>
        <table:table-row>
          <table:table-cell table:style-name="Table3.A1" office:value-type="string">
            <text:p text:style-name="Table_20_Heading">File</text:p>
          </table:table-cell>
          <table:table-cell table:style-name="Table3.B1" office:value-type="string">
            <text:p text:style-name="Table_20_Heading">Description</text:p>
          </table:table-cell>
        </table:table-row>
        <table:table-row>
          <table:table-cell table:style-name="Table3.A2" office:value-type="string">
            <text:p text:style-name="Table_20_Contents">/etc/ssl/cert/bar-ca.pem</text:p>
          </table:table-cell>
          <table:table-cell table:style-name="Table3.B2" office:value-type="string">
            <text:p text:style-name="Table_20_Contents"><text:span text:style-name="Name">BAR</text:span> certificate</text:p>
          </table:table-cell>
        </table:table-row>
        <table:table-row>
          <table:table-cell table:style-name="Table3.A2" office:value-type="string">
            <text:p text:style-name="Table_20_Contents">/etc/ssl/private/bar-key.pem</text:p>
          </table:table-cell>
          <table:table-cell table:style-name="Table3.B2" office:value-type="string">
            <text:p text:style-name="Table_20_Contents"><text:span text:style-name="Name">BAR</text:span> private key</text:p>
          </table:table-cell>
        </table:table-row>
        <table:table-row>
          <table:table-cell table:style-name="Table3.A2" office:value-type="string">
            <text:p text:style-name="Table_20_Contents">/etc/ssl/cert/bar-server-cert.pem</text:p>
          </table:table-cell>
          <table:table-cell table:style-name="Table3.B2" office:value-type="string">
            <text:p text:style-name="Table_20_Contents"><text:span text:style-name="Name">BAR</text:span> server certificate</text:p>
          </table:table-cell>
        </table:table-row>
        <table:table-row>
          <table:table-cell table:style-name="Table3.A2" office:value-type="string">
            <text:p text:style-name="Table_20_Contents">/etc/ssl/private/bar-server-key.pem</text:p>
          </table:table-cell>
          <table:table-cell table:style-name="Table3.B2" office:value-type="string">
            <text:p text:style-name="Table_20_Contents"><text:span text:style-name="Name">BAR</text:span> server private key</text:p>
          </table:table-cell>
        </table:table-row>
        <table:table-row>
          <table:table-cell table:style-name="Table3.A2" office:value-type="string">
            <text:p text:style-name="Table_20_Contents">/etc/bar/bar.jks</text:p>
          </table:table-cell>
          <table:table-cell table:style-name="Table3.B2" office:value-type="string">
            <text:p text:style-name="Table_20_Contents"><text:span text:style-name="Name">BAR</text:span> Java front end key</text:p>
          </table:table-cell>
        </table:table-row>
      </table:table>
      <text:p text:style-name="Table">Table <text:sequence text:ref-name="refTable1" text:name="Table" text:formula="ooow:Table+1" style:num-format="1">2</text:sequence>: Certificates and key files</text:p>
      <text:p text:style-name="Note">Note:<text:tab/>keep the key files always in private!</text:p>
      <text:h text:style-name="Heading_20_1" text:outline-level="1"><text:bookmark-start text:name="__RefHeading__16242_1510295094"/><text:soft-page-break/>Usage<text:bookmark-end text:name="__RefHeading__16242_1510295094"/></text:h>
      <text:p text:style-name="Text_20_Body_20_Start"><text:span text:style-name="Name">BAR</text:span> is a command line tool which can be called with several options to e. g. create, list, test, compare and extract archives, include and exclude files, directories, links, hard links, special files and devices, enable compression and encryption and other things. The general syntax is:</text:p>
      <text:p text:style-name="Command_20_End">bar [&lt;options&gt;] &lt;archive file name&gt; &lt;file&gt;...</text:p>
      <text:p text:style-name="Text_20_Body_20_Start"><text:span text:style-name="Name">BAR</text:span> options are prefixed by either ‑ (short name) or ‑‑ (long name) and may occur at any position. If an option is specified more than one time all values (for options which may occur multiple times) resp. the last value (for options which only can occur one time) are used.</text:p>
      <text:p text:style-name="Text_20_body">The archive file name is the first non-option argument and specify the name of the archive to read or write. The archive file name can contain various macros which are expanded at runtime (see <text:bookmark-ref text:reference-format="text" text:ref-name="__RefHeading__30604910">Archive file name macros</text:bookmark-ref>, page <text:bookmark-ref text:reference-format="page" text:ref-name="__RefHeading__30604910">39</text:bookmark-ref><text:s/>for available macros).</text:p>
      <text:p text:style-name="Text_20_body">The arguments following the archive name are names or patterns of <text:span text:style-name="T31">entries</text:span> which are stored, listed, tested or restored. The number of names or patterns is only limited by the max. command line length.</text:p>
      <text:p text:style-name="Note">Note:<text:tab/>For server mode see chapter <text:bookmark-ref text:reference-format="text" text:ref-name="__RefHeading__29694130">Server</text:bookmark-ref>, page <text:bookmark-ref text:reference-format="chapter" text:ref-name="__RefHeading__29694130"/><text:bookmark-ref text:reference-format="page" text:ref-name="__RefHeading__29694130">19</text:bookmark-ref>. For the graphical front end see chapter <text:bookmark-ref text:reference-format="text" text:ref-name="__RefHeading__30626103">Graphical front end</text:bookmark-ref>, page <text:bookmark-ref text:reference-format="page" text:ref-name="__RefHeading__30626103">22</text:bookmark-ref>.</text:p>
      <text:p text:style-name="Text_20_Body_20_Start">The following chapters describe the different commands and the most useful options. A full list of all options can be found in the appendix <text:bookmark-ref text:reference-format="text" text:ref-name="__RefHeading__27593402">BAR command line options summary</text:bookmark-ref>, page <text:bookmark-ref text:reference-format="page" text:ref-name="__RefHeading__27593402">41</text:bookmark-ref>.</text:p>
      <text:p text:style-name="Text_20_Body_20_Start">The following nomenclature is used in the following sections:</text:p>
      <text:list xml:id="list334300115" text:style-name="L6">
        <text:list-item>
          <text:p text:style-name="P92"><text:bookmark-start text:name="__DdeLink__11097_1674148630"/>&lt;name&gt; stay for a parameter, e. g. a name or some text,</text:p>
        </text:list-item>
      </text:list>
      <text:list xml:id="list104053526001570" text:continue-list="list104053867571845" text:style-name="List_20_1">
        <text:list-item>
          <text:p text:style-name="List_20_1">&lt;number&gt; stay for a number</text:p>
        </text:list-item>
        <text:list-item>
          <text:p text:style-name="List_20_1"><text:bookmark-end text:name="__DdeLink__11097_1674148630"/>&lt;command|script&gt; stay for command or script</text:p>
        </text:list-item>
        <text:list-item>
          <text:p text:style-name="List_20_1">[...] optional parameter,</text:p>
        </text:list-item>
        <text:list-item>
          <text:p text:style-name="List_20_1">... repeat the parameter one or more times,</text:p>
        </text:list-item>
      </text:list>
      <text:list xml:id="list104053604215357" text:continue-list="list334300115" text:style-name="L6">
        <text:list-item>
          <text:p text:style-name="P114">&lt;size&gt; specify a byte size. Sizes can be specified as numbers including the following optional units: <text:span text:style-name="T26">T, </text:span>G, M, K which multiply the given number by 1099511627776 <text:span text:style-name="T26">(1024</text:span><text:span text:style-name="T17">4</text:span><text:span text:style-name="T26">), </text:span>1073741824 (1024<text:span text:style-name="T15">3</text:span>), 1048576 (1024<text:span text:style-name="T15">2</text:span>), 1024 respectively.</text:p>
        </text:list-item>
      </text:list>
      <text:h text:style-name="Heading_20_2" text:outline-level="2"><text:bookmark-start text:name="__RefHeading__16244_1510295094"/><text:alphabetical-index-mark text:string-value="creating archive"/><text:alphabetical-index-mark text:string-value="--create"/><text:reference-mark text:name="create"/>Creating archives<text:bookmark-end text:name="__RefHeading__16244_1510295094"/></text:h>
      <text:p text:style-name="Text_20_Body_20_Start"><text:span text:style-name="Name">BAR</text:span> can create archives containing files, directories, links, hard links, special files, or block device images. Besides the file and image content data meta data like names, access rights, time stamps, user and group settings and extended attributes (EAs) are stored into the archive for each entry, too. Multiple entries to store into an archive can be specified on the command line. With the options <text:span text:style-name="Option">-#</text:span> or <text:span text:style-name="Option">‑‑include</text:span> resp. <text:span text:style-name="Option">-!</text:span> or <text:span text:style-name="Option">‑‑exclude</text:span> pattern can be specified to explicitly include or exclude entry or device patterns. By default include/exclude patterns can contain the meta characters <text:span text:style-name="Command">* </text:span>and <text:span text:style-name="Command">?</text:span> to match multiple or single characters. With the option <text:span text:style-name="Option">‑‑pattern-type</text:span> also regular expression or extended regular expression patterns can be enabled.</text:p>
      <text:p text:style-name="Text_20_body">If a directory contain the file <text:span text:style-name="Filename">.nobackup</text:span> or <text:span text:style-name="Filename">.NOBACKUP</text:span> all files in this directory and all sub-directories are excluded. The <text:span text:style-name="Filename">.nobackup</text:span>/<text:span text:style-name="Filename">.NOBACKU</text:span>P file will be ignored (and included in the <text:span text:style-name="Name">BAR</text:span> archive, too, if not excluded otherwise) when the option <text:span text:style-name="Option">‑‑ignore-no-backup-file</text:span> is specified.</text:p>
      <text:p text:style-name="Text_20_body">If a file is marked with the file attribute “no dump” the file is excluded except when the option <text:span text:style-name="Option">‑‑ignore-no-dump</text:span> is given.<text:note text:id="ftn1" text:note-class="footnote"><text:note-citation>1</text:note-citation><text:note-body><text:p text:style-name="Footnote">The no-dump attribute is not supported on all Linux versions and file systems.</text:p></text:note-body></text:note></text:p>
      <text:p text:style-name="Text_20_body"><text:soft-page-break/>A file, directory, link, hard link, special file or block device is included into an archive when:</text:p>
      <text:list xml:id="list104054675894771" text:continue-list="list104053526001570" text:style-name="List_20_1">
        <text:list-item>
          <text:p text:style-name="List_20_1_20_Start">it is specified or match a pattern given with the option <text:span text:style-name="Option">‑‑include</text:span> and</text:p>
        </text:list-item>
        <text:list-item>
          <text:p text:style-name="List_20_1">is not specified and does not match a pattern given with <text:span text:style-name="Option">‑‑exclude</text:span> and</text:p>
        </text:list-item>
        <text:list-item>
          <text:p text:style-name="List_20_1">there does not exists the file <text:span text:style-name="Filename">.nobackup</text:span> nor <text:span text:style-name="Filename">.NOBACKUP</text:span> in the directory and the option <text:span text:style-name="Option">‑‑ignore-no-backup-file</text:span> is not given and</text:p>
        </text:list-item>
        <text:list-item>
          <text:p text:style-name="List_20_1_20_End">the file is not marked with the file attribute “no dump” and the option <text:span text:style-name="Option">‑‑ignore-no-dump</text:span> is not given.</text:p>
        </text:list-item>
      </text:list>
      <text:p text:style-name="Text_20_Body_20_Start">In all other cases the file is excluded from storage into an archive.</text:p>
      <text:p text:style-name="P41">Note:<text:tab/>If <text:span text:style-name="Command">* </text:span>or <text:span text:style-name="Command">?</text:span> are used the pattern may be wrapped with '…' to avoid expansion of the pattern by the shell.</text:p>
      <text:p text:style-name="Note">Note:<text:tab/>When the option <text:span text:style-name="Option">‑‑dry-run</text:span> is specified all operations are executed except compression, encryption and storage into archives, creating incremental file lists and update the index database. The option <text:span text:style-name="Option">‑‑dry-run </text:span>can be used to do a dry-run to see what may be done.</text:p>
      <text:h text:style-name="Heading_20_3" text:outline-level="3"><text:bookmark-start text:name="__RefHeading__16246_1510295094"/>File archives<text:bookmark-end text:name="__RefHeading__16246_1510295094"/></text:h>
      <text:p text:style-name="Text_20_Body_20_Start">To create an archive containing files, directories, links, hard links, or special files enter the command:</text:p>
      <text:p text:style-name="Command_20_Start">bar ‑‑create &lt;archive file name&gt; &lt;file or directory&gt;...</text:p>
      <text:p text:style-name="Command_20_End">bar -c &lt;archive file name&gt; &lt;file or directory&gt;...</text:p>
      <text:p text:style-name="Text_20_Body_20_Start">Examples:</text:p>
      <text:p text:style-name="Command_20_Start">bar ‑‑create home.bar /home</text:p>
      <text:p text:style-name="Command">bar -c backup1.bar /home/foo/file1.txt /home/foo/file2.txt</text:p>
      <text:p text:style-name="Command">bar -c backup2.bar /home/foo/*.txt -# 'documents/*' -! '*/trash/*'</text:p>
      <text:p text:style-name="Command_20_End">bar -c backup3.bar /home --dry-run</text:p>
      <text:p text:style-name="Note">Note:<text:tab/><text:span text:style-name="Name">BAR</text:span> preserve the file access time (atime<text:alphabetical-index-mark text:string-value="atime"/>) of the read files to the original value when creating archives.</text:p>
      <text:h text:style-name="Heading_20_3" text:outline-level="3"><text:bookmark-start text:name="__RefHeading__16248_1510295094"/>Image archives<text:bookmark-end text:name="__RefHeading__16248_1510295094"/></text:h>
      <text:p text:style-name="Text_20_Body_20_Start">To create an archive containing the image of a disk or partition enter the command:</text:p>
      <text:p text:style-name="Command_20_Start">bar ‑‑image &lt;archive file name&gt; &lt;device name&gt;...</text:p>
      <text:p text:style-name="Command_20_End">bar -m &lt;archive file name&gt; &lt;device name&gt;...</text:p>
      <text:p text:style-name="Text_20_Body_20_Start">Examples:</text:p>
      <text:p text:style-name="Command_20_Start">bar ‑‑image home.bar /dev/hda</text:p>
      <text:p text:style-name="Command_20_End">bar -m home.bar /dev/hda1</text:p>
      <text:p text:style-name="Text_20_Body_20_Start">When you create an archive with disk images <text:span text:style-name="Name">BAR</text:span> tries to detect the used file system on the device. If the file system is known only blocks used by the file system are stored. Not used blocks are stored as “0”-blocks, thus when compression is used disk images become smaller. To disable detection of the file system and store all blocks (raw image) use the option <text:span text:style-name="Option">‑‑raw-images</text:span>.</text:p>
      <text:p text:style-name="Text_20_Body_20_Start">Currently supported file systems are:</text:p>
      <text:list xml:id="list2918753381" text:style-name="L7">
        <text:list-item>
          <text:p text:style-name="P93"><text:soft-page-break/>ext2</text:p>
        </text:list-item>
      </text:list>
      <text:list xml:id="list104053859694273" text:continue-list="list104054675894771" text:style-name="List_20_1">
        <text:list-item>
          <text:p text:style-name="List_20_1">ext3</text:p>
        </text:list-item>
        <text:list-item>
          <text:p text:style-name="List_20_1">fat12</text:p>
        </text:list-item>
        <text:list-item>
          <text:p text:style-name="List_20_1">fat16</text:p>
        </text:list-item>
        <text:list-item>
          <text:p text:style-name="List_20_1">fat32</text:p>
        </text:list-item>
        <text:list-item>
          <text:p text:style-name="List_20_1">ext4</text:p>
        </text:list-item>
        <text:list-item>
          <text:p text:style-name="List_20_1_20_End">reiserFS (version 3.5/3.6)</text:p>
        </text:list-item>
      </text:list>
      <text:p text:style-name="Text_20_Body_20_Start">Experimental supported file systems are:</text:p>
      <text:list xml:id="list104052952373035" text:continue-numbering="true" text:style-name="List_20_1">
        <text:list-item>
          <text:p text:style-name="List_20_1_20_End">ext4</text:p>
        </text:list-item>
      </text:list>
      <text:p text:style-name="Text_20_Body_20_Start">Experimental, but no longer supported files systems are:</text:p>
      <text:list xml:id="list104052979479300" text:continue-numbering="true" text:style-name="List_20_1">
        <text:list-item>
          <text:p text:style-name="List_20_1_20_End">reiser4</text:p>
        </text:list-item>
      </text:list>
      <text:h text:style-name="Heading_20_2" text:outline-level="2"><text:bookmark-start text:name="__RefHeading__16250_1510295094"/><text:alphabetical-index-mark text:string-value="list archive"/><text:alphabetical-index-mark text:string-value="--list"/>List archives and directory content<text:bookmark-end text:name="__RefHeading__16250_1510295094"/></text:h>
      <text:p text:style-name="Text_20_Body_20_Start">To list the content of archives enter the command:</text:p>
      <text:p text:style-name="Command_20_Start">bar ‑‑list &lt;bar archive file&gt;...</text:p>
      <text:p text:style-name="Command_20_End">bar -l &lt;bar archive file&gt;...</text:p>
      <text:p text:style-name="Text_20_Body_20_Start">or simply:</text:p>
      <text:p text:style-name="Command_20_End">bar &lt;bar archive file&gt;...</text:p>
      <text:p text:style-name="Text_20_Body_20_Start">Examples:</text:p>
      <text:p text:style-name="Command_20_Start">bar home.bar</text:p>
      <text:p text:style-name="Command">bar --list backup1.bar backup2.bar</text:p>
      <text:p text:style-name="Command">bar -L dvd://*.bar</text:p>
      <text:p text:style-name="Command">bar -H sftp://user@server</text:p>
      <text:p text:style-name="Command_20_End">bar -L -H webdav://user@server/backup3.bar</text:p>
      <text:p text:style-name="Text_20_Body_20_Start">The content of the specified archives are listed in short list format with byte sizes. To get a long list format use the option <text:span text:style-name="Option">-L</text:span> or <text:span text:style-name="Option">‑‑long-format</text:span>, to get human readable sizes use option <text:span text:style-name="Option">-H</text:span> or <text:span text:style-name="Option">‑‑human-format.</text:span></text:p>
      <text:p text:style-name="Text_20_body"><text:tab/>The directory content on a FTP, SFTP, or WebDAV server or from CD/DVD/BD can be listed by specify the directory name.</text:p>
      <text:p text:style-name="Text_20_Body_20_Start">Examples:</text:p>
      <text:p text:style-name="Command_20_Start">bar /home</text:p>
      <text:p text:style-name="Command">bar dvd://</text:p>
      <text:p text:style-name="Command">bar sftp://user@server</text:p>
      <text:p text:style-name="Command_20_End">bar webdav://user@server</text:p>
      <text:h text:style-name="Heading_20_2" text:outline-level="2"><text:bookmark-start text:name="__RefHeading__16252_1510295094"/><text:alphabetical-index-mark text:string-value="test archive"/><text:alphabetical-index-mark text:string-value="--test"/>Test archives<text:bookmark-end text:name="__RefHeading__16252_1510295094"/></text:h>
      <text:p text:style-name="Text_20_Body_20_Start">To test the integrity of an archive enter the following command:</text:p>
      <text:p text:style-name="Command_20_Start">bar ‑‑test &lt;bar archive file&gt;...</text:p>
      <text:p text:style-name="Command_20_End">bar -t &lt;bar archive file&gt;...</text:p>
      <text:p text:style-name="Text_20_Body_20_Start">Examples:</text:p>
      <text:p text:style-name="Command_20_Start"><text:soft-page-break/>bar ‑‑test home.bar</text:p>
      <text:p text:style-name="Command">bar -t backup1.bar backup2.bar</text:p>
      <text:p text:style-name="Command">bar -t dvd://*.bar</text:p>
      <text:p text:style-name="Command_20_End">bar -t webdav://user@server/*.bar</text:p>
      <text:p text:style-name="Text_20_Body_20_Start">The specified archives are tested if all data can be read, decrypted and decompressed. If some data cannot be read, decrypted or decompressed an error is reported.</text:p>
      <text:h text:style-name="Heading_20_2" text:outline-level="2"><text:bookmark-start text:name="__RefHeading__16254_1510295094"/><text:alphabetical-index-mark text:string-value="compare archive"/><text:alphabetical-index-mark text:string-value="--compare"/>Compare archives<text:bookmark-end text:name="__RefHeading__16254_1510295094"/></text:h>
      <text:p text:style-name="Text_20_Body_20_Start">To compare the content of archives with the content in the file system, disk or partition enter the following command:</text:p>
      <text:p text:style-name="Command_20_Start">bar ‑‑compare &lt;bar archive file&gt;...</text:p>
      <text:p text:style-name="Command_20_End">bar -d &lt;bar archive file&gt;... </text:p>
      <text:p text:style-name="Text_20_Body_20_Start"><text:span text:style-name="Name">BAR</text:span> compare the archive with the content in the file system, disk or partition and report any entry or image which differs. The compare function can be used to check if an archive still contain the entries or images which are on disk.</text:p>
      <text:p text:style-name="Text_20_Body_20_Start">Examples:</text:p>
      <text:p text:style-name="Command_20_Start">bar ‑‑compare home.bar</text:p>
      <text:p text:style-name="Command">bar -d backup1.bar backup2.bar</text:p>
      <text:p text:style-name="Command">bar -d dvd://*.bar</text:p>
      <text:p text:style-name="Command_20_End">bar -d webdav://user@server/*.bar</text:p>
      <text:p text:style-name="Index">The content of the specified archives are compared with the existing file system entries or disk image content. If some entry or image in an archive differ from the file system/image on disk a message is printed.</text:p>
      <text:h text:style-name="Heading_20_2" text:outline-level="2"><text:bookmark-start text:name="__RefHeading__16256_1510295094"/><text:alphabetical-index-mark text:string-value="extract archive"/><text:alphabetical-index-mark text:string-value="--extract"/>Extract archives<text:bookmark-end text:name="__RefHeading__16256_1510295094"/></text:h>
      <text:p text:style-name="Text_20_Body_20_Start">To extract (restore) the content of an archive enter the following command:</text:p>
      <text:p text:style-name="Command_20_Start">bar ‑‑extract &lt;bar archive file&gt;...</text:p>
      <text:p text:style-name="Command_20_End">bar -x &lt;bar archive file&gt;...</text:p>
      <text:p text:style-name="Text_20_Body_20_Start"><text:span text:style-name="Name">BAR</text:span> extract the content of the archive and restore all files,directories, links, hard links, special files and disk images which are stored in the specified archive files. Existing files, directories, links, hard links and special files will not be overwritten if not specified different by the option ‑‑<text:span text:style-name="Option"><text:span text:style-name="T12">overwrite-files</text:span></text:span>. The destination of restored files, directories, links, hard links, special files, and disk images can be modified with the option <text:span text:style-name="Option">‑‑destination</text:span>.</text:p>
      <text:p text:style-name="Note">Note:<text:tab/>When the option <text:span text:style-name="Option">‑‑dry-run</text:span> is specified all operations are executed except actually restoring archive entries. The <text:span text:style-name="Option">‑‑dry-run</text:span> option can be used to do a dry-run to see what may be restored.</text:p>
      <text:p text:style-name="Text_20_Body_20_Start">Examples:</text:p>
      <text:p text:style-name="Command_20_Start">bar ‑‑extract home.bar</text:p>
      <text:p text:style-name="Command">bar -x backup1.bar backup2.bar</text:p>
      <text:p text:style-name="Command_20_End">bar -x backup3.bar –dry-run</text:p>
      <text:h text:style-name="Heading_20_2" text:outline-level="2"><text:bookmark-start text:name="__RefHeading__12718_1965121651"/><text:soft-page-break/>Convert archives<text:bookmark-end text:name="__RefHeading__12718_1965121651"/></text:h>
      <text:p text:style-name="Text_20_Body_20_Start">Archives can be converted to adapt <text:span text:style-name="T73">one or all of the</text:span> following par<text:span text:style-name="T73">a</text:span>meters <text:span text:style-name="T73">of existing archives</text:span>:</text:p>
      <text:list xml:id="list104053101611544" text:continue-numbering="true" text:style-name="List_20_1">
        <text:list-item>
          <text:p text:style-name="List_20_1_20_Start"><text:span text:style-name="T89">byte compress</text:span> algorithm</text:p>
        </text:list-item>
        <text:list-item>
          <text:p text:style-name="List_20_1">crypt <text:span text:style-name="T89">algorithm</text:span></text:p>
        </text:list-item>
        <text:list-item>
          <text:p text:style-name="P124">crypt password</text:p>
        </text:list-item>
        <text:list-item>
          <text:p text:style-name="List_20_1">crypt key</text:p>
        </text:list-item>
        <text:list-item>
          <text:p text:style-name="List_20_1">comment</text:p>
        </text:list-item>
        <text:list-item>
          <text:p text:style-name="List_20_1_20_End">signature</text:p>
        </text:list-item>
      </text:list>
      <text:p text:style-name="Text_20_Body_20_Start">The archives are read and the content is re-encrypted and byte compressed with the new given settings. <text:span text:style-name="T74">To set a new password or key see option ‑‑</text:span><text:span text:style-name="Option"><text:span text:style-name="T74">crypt-new-password</text:span></text:span><text:span text:style-name="T74">.</text:span></text:p>
      <text:p text:style-name="P34">Note<text:span text:style-name="T93">s</text:span>:<text:tab/><text:span text:style-name="T93">I</text:span>f an archive is encrypted the <text:span text:style-name="T90">old </text:span>encryption password and <text:span text:style-name="T90">old private </text:span>key is required to change some setting.</text:p>
      <text:p text:style-name="P34"><text:tab/><text:span text:style-name="T93">T</text:span>o change the signature of an <text:span text:style-name="T90">existing </text:span>archive the old public signature key is required or the option <text:span text:style-name="Option"><text:span text:style-name="T74">‑‑</text:span></text:span><text:span text:style-name="Option">skip-verify-signatures</text:span> have to be used.</text:p>
      <text:p text:style-name="Text_20_Body_20_Start">Examples:</text:p>
      <text:p text:style-name="Command_20_Start">bar ‑‑convert home.bar ‑‑compress-<text:span text:style-name="T91">algorithm=</text:span>lz4-16</text:p>
      <text:p text:style-name="Command">bar ‑‑convert home.bar ‑‑<text:span text:style-name="T91">crypt-algorithm=AES192 ‑‑crypt-password=secret</text:span></text:p>
      <text:p text:style-name="Command">bar ‑‑convert home.bar ‑‑<text:span text:style-name="T91">crypt-algorithm=CAMELLIA256 ‑‑crypt-password=secret ‑‑crypt-new-password=new-secret</text:span></text:p>
      <text:p text:style-name="Command">bar ‑‑convert home.bar ‑‑<text:span text:style-name="T91">comment='some text'</text:span></text:p>
      <text:p text:style-name="Command_20_End">bar ‑‑convert home.bar ‑‑<text:span text:style-name="T91">signature-private-key=signature-key.private ‑‑signature-public-key=new-signature-key.public</text:span></text:p>
      <text:h text:style-name="Heading_20_2" text:outline-level="2"><text:bookmark-start text:name="__RefHeading__16258_1510295094"/><text:alphabetical-index-mark text:string-value="differential archive"/><text:alphabetical-index-mark text:string-value="incremental archive"/>Incremental/Differential archives<text:bookmark-end text:name="__RefHeading__16258_1510295094"/></text:h>
      <text:p text:style-name="Text_20_Body_20_Start"><text:span text:style-name="Name">BAR</text:span> can also create incremental and differential archives:</text:p>
      <text:list xml:id="list104054156012238" text:continue-numbering="true" text:style-name="List_20_1">
        <text:list-item>
          <text:p text:style-name="List_20_1_20_Start">Incremental archives: contain all changed files, directories, links, hard links and special files since the last incremental archive was created.</text:p>
        </text:list-item>
        <text:list-item>
          <text:p text:style-name="List_20_1_20_End">Differential archives: contain all changed files, directories, links, hard links and special files since the last full archive was created.</text:p>
        </text:list-item>
      </text:list>
      <text:p text:style-name="Note">Note:<text:tab/>Incremental/Differential archives are not useful for storing disk images.</text:p>
      <text:p text:style-name="Text_20_Body_20_Start">To detect which files, directories, links, hard links, or special files are changed since the last incremental archive resp. the last full archive was created, <text:s/>create an incremental data file when the first full archive is created resp. update this file when an incremental archive is created. With the information stored in this “incremental data file” it is detected which files, directories, links, hard links, or special files must be stored in an incremental or differential archive, because they were modified in the meantime.</text:p>
      <text:p text:style-name="Text_20_body">The incremental data files have by default the extension <text:span text:style-name="T1">.bid</text:span><text:span text:style-name="T5">. The full name is derived from the created archive file by the following pattern:</text:span></text:p>
      <text:p text:style-name="Command_20_End">&lt;path&gt;/&lt;archive name&gt;&lt;date&gt;&lt;number&gt;.bar</text:p>
      <text:p text:style-name="Text_20_Body_20_Start">will create an incremental data file with the name</text:p>
      <text:p text:style-name="Command_20_End">&lt;path&gt;/&lt;archive name&gt;.bid</text:p>
      <text:p text:style-name="Text_20_Body_20_Start"><text:soft-page-break/><text:span text:style-name="T5">The derived default incremental data file name may be overwritten with the option </text:span><text:span text:style-name="Option"><text:span text:style-name="T12">-I</text:span></text:span><text:span text:style-name="T5"> or </text:span><text:span text:style-name="Option"><text:span text:style-name="T12">‑‑incremental-list-file</text:span></text:span><text:span text:style-name="T5">.</text:span></text:p>
      <text:p text:style-name="P32">Note:<text:tab/>Incremental data files are not encrypted, not compressed, and always stored on the local hard disk and are never transmitted to a remote server. The incremental data files are only used by <text:span text:style-name="Name">BAR</text:span> itself to create incremental or differential archives.</text:p>
      <text:p text:style-name="Text_20_Body_20_Start">To create an incremental or differential archive first create a full archive with all entries using the following command:</text:p>
      <text:p text:style-name="Command_20_End">bar ‑‑full ‑‑incremental-list-file=&lt;incremental data file name&gt; ‑‑create &lt;archive file name&gt; &lt;file or directory&gt;...</text:p>
      <text:p text:style-name="Note"><text:span text:style-name="T12">Note:<text:tab/>Use the option </text:span><text:span text:style-name="Option"><text:span text:style-name="T12">‑‑no-storage</text:span></text:span><text:span text:style-name="T12"> to create the incremental data file only.</text:span></text:p>
      <text:p text:style-name="Text_20_Body_20_Start">Example:</text:p>
      <text:p text:style-name="Command">bar ‑‑full ‑‑incremental-list-file=home.bid ‑‑create home.bar /home</text:p>
      <text:p text:style-name="Text_20_Body_20_Start"><text:span text:style-name="T5">This example command create the files </text:span><text:span text:style-name="Filename"><text:span text:style-name="T12">home.bar</text:span></text:span><text:span text:style-name="T5"> and </text:span><text:span text:style-name="Filename"><text:span text:style-name="T12">home.bid.</text:span></text:span></text:p>
      <text:p text:style-name="Text_20_body"><text:span text:style-name="Filename"><text:span text:style-name="T5">To create an incremental archive after some files, directories, links, hard links, or special files were modified use the command:</text:span></text:span></text:p>
      <text:p text:style-name="Command_20_Start"><text:span text:style-name="Command"><text:span text:style-name="T12">bar ‑‑increment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Command_20_End"><text:span text:style-name="Command"><text:span text:style-name="T12">bar -i -I</text:span></text:span><text:span text:style-name="Command"><text:span text:style-name="T1">=&lt;incremental data file name&gt; </text:span></text:span><text:span text:style-name="Command"><text:span text:style-name="T12">‑‑create &lt;archive file name&gt; &lt;file or directory&gt;...</text:span></text:span></text:p>
      <text:p text:style-name="Text_20_Body_20_Start"><text:span text:style-name="Filename"><text:span text:style-name="T5">To create a differential archive after some files, directories, links, hard links, or special files were modified use the command:</text:span></text:span></text:p>
      <text:p text:style-name="Command"><text:span text:style-name="Command"><text:span text:style-name="T12">bar ‑‑differential </text:span></text:span><text:span text:style-name="Command"><text:span text:style-name="T1">‑‑incremental-list-file=&lt;incremental data file name&gt; </text:span></text:span><text:span text:style-name="Command"><text:span text:style-name="T12">‑‑create &lt;archive file name&gt; &lt;file or directory&gt;...</text:span></text:span></text:p>
      <text:p text:style-name="Text_20_Body_20_Start">Examples:</text:p>
      <text:p text:style-name="Command_20_Cont.">bar ‑‑incremental ‑‑incremental-file-name=home.bid ‑‑create home-incremental.bar /home</text:p>
      <text:p text:style-name="Command_20_End">bar ‑‑differential ‑‑incremental-file-name=home.bid ‑‑create home-differential.bar /home</text:p>
      <text:p text:style-name="Text_20_Body_20_Start"><text:span text:style-name="T12">These commands read in the incremental data file </text:span><text:span text:style-name="Filename"><text:span text:style-name="T12">home.bid</text:span></text:span><text:span text:style-name="T12"> and store all modified files from /</text:span><text:span text:style-name="Filename"><text:span text:style-name="T12">home</text:span></text:span><text:span text:style-name="T12"> into the new archive </text:span><text:span text:style-name="Filename"><text:span text:style-name="T12">home-incremental.bar</text:span></text:span><text:span text:style-name="T12"> resp. </text:span><text:span text:style-name="Filename"><text:span text:style-name="T12">home-differential.bar</text:span></text:span><text:span text:style-name="T12">. After the incremental archive is created the incremental data file </text:span><text:span text:style-name="Filename"><text:span text:style-name="T12">home.bid</text:span></text:span><text:span text:style-name="T12"> is updated, too.</text:span></text:p>
      <text:h text:style-name="Heading_20_2" text:outline-level="2"><text:bookmark-start text:name="__RefHeading__16260_1510295094"/><text:alphabetical-index-mark text:string-value="compress archive"/><text:alphabetical-index-mark text:string-value="compress archive"/><text:alphabetical-index-mark text:string-value="-z"/><text:alphabetical-index-mark text:string-value="-z"/><text:alphabetical-index-mark text:string-value="--compress-algorithm"/><text:alphabetical-index-mark text:string-value="--compress-algorithm"/>Compress archives<text:bookmark-end text:name="__RefHeading__16260_1510295094"/></text:h>
      <text:p text:style-name="Text_20_Body_20_Start">To save space in the created archive files it is highly recommended to compress the data. <text:span text:style-name="Name">BAR</text:span> offer several different compression algorithms of two different types:</text:p>
      <text:list xml:id="list104054173605092" text:continue-numbering="true" text:style-name="List_20_1">
        <text:list-item>
          <text:p text:style-name="List_20_1_20_Start">byte-compression and</text:p>
        </text:list-item>
        <text:list-item>
          <text:p text:style-name="List_20_1_20_End">delta-compression.</text:p>
        </text:list-item>
      </text:list>
      <text:p text:style-name="Text_20_Body_20_Start">Byte-compression encode data bytes in such a way that the result represent the same information, but usually require less space in the archive (isomorphic transformation). Delta-compression calculate a byte-difference of two data sets, e. g. the previous version of a file and the new version of a file and only store the difference information. Byte-compression can be used for any type of data, while delta-compression is recommended for pairs of data which only differ in a small number of data bytes like e. g. different versions of disk images or files of virtual machines. Delta-compression can also be used additionally to the byte-compression algorithms.</text:p>
      <text:p text:style-name="Note"><text:soft-page-break/>Note:<text:tab/>Delta-compression is only useful for file, image or hard link archive entries and will be ignored for any other archive entry type.</text:p>
      <text:p text:style-name="Text_20_Body_20_Start">If compression is enabled each entry in the archive is compressed separately. This result in a slightly bigger archive file than compressing the complete archive like e. g. <text:span text:style-name="Command">tar</text:span> do with the appropriated compression algorithm, but with single compressed entries <text:span text:style-name="Name">BAR</text:span> can list and search archive content very fast, because it is not required to decompress the whole archive content before a single entry in the archive can be read. With separately compressed archive entries also not corrupted parts of a partially corrupted archive may still be readable.</text:p>
      <text:p text:style-name="Text_20_Body_20_Start">To compress the archive content use the following option:</text:p>
      <text:p text:style-name="Command_20_Start"><text:bookmark-start text:name="__DdeLink__5968_382569047"/>--compress-algorithm=&lt;name&gt;<text:bookmark-end text:name="__DdeLink__5968_382569047"/></text:p>
      <text:p text:style-name="Command_20_End">--compress-algorithm=&lt;name&gt;+&lt;name&gt;</text:p>
      <text:p text:style-name="Text_20_Body_20_Start">or</text:p>
      <text:p text:style-name="Command_20_Start"><text:bookmark-start text:name="__DdeLink__5970_382569047"/>-z &lt;name&gt;<text:bookmark-end text:name="__DdeLink__5970_382569047"/></text:p>
      <text:p text:style-name="Command_20_End">-z &lt;name&gt;+&lt;name&gt;</text:p>
      <text:p text:style-name="Text_20_Body_20_Start">The supported compression algorithm names can be listed with the option <text:span text:style-name="Option">-h</text:span> or <text:span text:style-name="Option">‑‑help</text:span>. All possible compression algorithm names are listed in table <text:sequence-ref text:reference-format="value" text:ref-name="refTable6">7</text:sequence-ref>: <text:sequence-ref text:reference-format="caption" text:ref-name="refTable6">Compression algorithms</text:sequence-ref><text:s/>(see page <text:sequence-ref text:reference-format="page" text:ref-name="refTable6">47</text:sequence-ref>).</text:p>
      <text:p text:style-name="Text_20_body">When delta compression is enabled a delta source should be specified with the option <text:bookmark-start text:name="__DdeLink__6560_382569047"/><text:span text:style-name="Option">‑‑delta-source=&lt;archive|file&gt;</text:span><text:bookmark-end text:name="__DdeLink__6560_382569047"/>. From the corresponding files in the existing archive and the files to store in the new archive only the difference (delta) is stored. If no delta source is found or no delta source is specified with the option <text:span text:style-name="Option">‑‑delta-source=&lt;archive&gt;</text:span> a warning is printed and delta compression is disabled for the archive entry. Delta compression can be combined with the byte compression algorithms by the separation character '+' to additionally compress the delta data.</text:p>
      <text:p text:style-name="Note">Note:<text:tab/>To force delta compression the option <text:span text:style-name="Option">‑‑force-delta-compression</text:span> may be used. If a file, image or hard link archive entry cannot be delta compressed an error is reported.</text:p>
      <text:p text:style-name="Text_20_Body_20_Start">The resulting total compression ratio depend on the used compression algorithms.</text:p>
      <text:p text:style-name="Text_20_Body_20_Start">Examples:</text:p>
      <text:p text:style-name="Command_20_Start">bar ‑‑create home.bar /home --compress-algorithm=zip1</text:p>
      <text:p text:style-name="Command">bar ‑‑create home.bar /home -z bzip5</text:p>
      <text:p text:style-name="Command"><text:bookmark-start text:name="__DdeLink__5972_382569047"/>bar ‑‑create home.bar /home -z lzma9<text:bookmark-end text:name="__DdeLink__5972_382569047"/></text:p>
      <text:p text:style-name="Command"><text:bookmark-start text:name="__DdeLink__5974_382569047"/>bar ‑‑create home.bar /home ‑‑compress-algorithm=xdelta9 ‑‑delta-source=home-previous.bar<text:bookmark-end text:name="__DdeLink__5974_382569047"/></text:p>
      <text:p text:style-name="Command_20_End">bar ‑‑create home.bar /home -z=xdelta9+lzma9 ‑‑delta-source=home-previous.bar</text:p>
      <text:h text:style-name="Heading_20_2" text:outline-level="2"><text:bookmark-start text:name="__RefHeading__16262_1510295094"/>Encrypt archives<text:bookmark-end text:name="__RefHeading__16262_1510295094"/></text:h>
      <text:p text:style-name="Text_20_Body_20_Start"><text:span text:style-name="Name">BAR</text:span> archive files can be encrypted. Encryption is done after compression and is highly recommended for archive files which are stored on external servers or CDs/DVDs/BDs to avoid non authorized access of the content.</text:p>
      <text:p text:style-name="Text_20_Body_20_Start">To enable encryption use the following option:</text:p>
      <text:p text:style-name="Command_20_End"><text:bookmark-start text:name="__DdeLink__5964_382569047"/>--crypt-algorithm=&lt;name&gt;<text:bookmark-end text:name="__DdeLink__5964_382569047"/></text:p>
      <text:p text:style-name="Text_20_Body_20_Start">or</text:p>
      <text:p text:style-name="Command_20_End"><text:bookmark-start text:name="__DdeLink__5966_382569047"/>-y &lt;name&gt;<text:bookmark-end text:name="__DdeLink__5966_382569047"/></text:p>
      <text:p text:style-name="Text_20_Body_20_Start"><text:soft-page-break/>When encryption is enabled, a pass phrase must be entered when the archive is created. The content of the archive may later only be accessed when the pass phrase is entered correctly again. <text:span text:style-name="T76">The pass phrase is read from the console if required</text:span><text:span text:style-name="T76"><text:note text:id="ftn2" text:note-class="footnote"><text:note-citation>2</text:note-citation><text:note-body><text:p text:style-name="P50">If the environment variable SSH_ASKPASS is set to an execute this executed is called to enter the password.</text:p></text:note-body></text:note></text:span><text:span text:style-name="T76">.</text:span></text:p>
      <text:p text:style-name="Note">Note:<text:tab/>Because of the internal structure of the archive files, the general structure (how many entries, entry types) can be read without knowledge of the pass phrase. Nevertheless all data content including meta-data like file names are encrypted and can only be read with the correct pass phrase.</text:p>
      <text:p text:style-name="Text_20_Body_20_Start">For encryption the crypt algorithms of libgcrypt [<text:reference-ref text:reference-format="text" text:ref-name="libcrypt">libgcrypt</text:reference-ref>] are used. The supported crypt algorithm names can be listed with the option <text:span text:style-name="Option">-h</text:span> or <text:span text:style-name="Option">‑‑help</text:span>. All possible crypt algorithm names are listed in table <text:sequence-ref text:reference-format="value" text:ref-name="refTable7">8</text:sequence-ref>: <text:sequence-ref text:reference-format="caption" text:ref-name="refTable7">Encryption algorithms</text:sequence-ref><text:s/>(see page <text:sequence-ref text:reference-format="page" text:ref-name="refTable7">48</text:sequence-ref>). The strength of encryption depend on the used algorithm and the used pass phrase. Currently e. g. AES256 may be a good choice for the encryption algorithm.</text:p>
      <text:p text:style-name="Text_20_body">Do not weaken the encryption by weak pass phrases! If your pass phrase used for encryption is to weak and may be guessed easily then encryption become useless. Thus use a pass phrase of at least 8 characters and use not only characters, but digits and special characters, too. See also e. g. <text:a xlink:type="simple" xlink:href="http://en.wikipedia.org/wiki/Passphrase" text:style-name="Internet_20_link" text:visited-style-name="Visited_20_Internet_20_Link">http://en.wikipedia.org/wiki/Passphrase</text:a> how to select a good pass phrase.</text:p>
      <text:p text:style-name="Note">Note:<text:tab/>There is no way to restore the archive content if you forgot the pass phrase!</text:p>
      <text:p text:style-name="Text_20_Body_20_Start">Examples:</text:p>
      <text:p text:style-name="P81">bar ‑‑create home.bar /home –<text:span text:style-name="T92">crypt</text:span>-algorithm=<text:span text:style-name="T92">AES256 ‑‑crypt-password=secret</text:span></text:p>
      <text:p text:style-name="P82">bar ‑‑create home.bar /home -z <text:span text:style-name="T92">TWOFISH128</text:span></text:p>
      <text:h text:style-name="Heading_20_3" text:outline-level="3"><text:bookmark-start text:name="__RefHeading__16264_1510295094"/>Asymmetric encryption<text:bookmark-end text:name="__RefHeading__16264_1510295094"/></text:h>
      <text:p text:style-name="Text_20_Body_20_Start">For asymmetric encryption the RSA algorithm<text:note text:id="ftn3" text:note-class="footnote"><text:note-citation>3</text:note-citation><text:note-body><text:p text:style-name="Footnote">RSA is a cryptographic algorithm of Ron Rivest, Adi Shamir and Leonard Adleman which uses separated key data for encryption and decryption (public-key-encryption). See <text:a xlink:type="simple" xlink:href="http://en.wikipedia.org/wiki/RSA" text:style-name="Internet_20_link" text:visited-style-name="Visited_20_Internet_20_Link"><text:span text:style-name="Internet_20_link">http://en.wikipedia.org/wiki/RSA</text:span></text:a> for more details.</text:p></text:note-body></text:note> with a public/private key-pair is used. A hybrid-encryption is used where the data is encrypted with the selected symmetric encryption algorithm (see option <text:span text:style-name="Option">‑‑crypt-algorithm</text:span>) and a random generated password key. The random generated password key is RSA encrypted with the public key and stored into the archive. It can only be decrypted with private key. For each new archive part a new random key is generated.</text:p>
      <text:p text:style-name="Text_20_Body_20_Start">To use asymmetric RSA encryption a public/private key-pair must be generated in advance. The key-pair can be generated with <text:span text:style-name="Name">BAR</text:span> with the following command:</text:p>
      <text:p text:style-name="Command">bar –generate-keys &lt;key file name&gt;</text:p>
      <text:p text:style-name="Text_20_Body_20_Start"><text:span text:style-name="Option">&lt;key file name&gt;</text:span> is some file name where the created key-pair should be stored. The files <text:span text:style-name="Filename">&lt;key file name&gt;.public</text:span> and <text:span text:style-name="Filename">&lt;key file name&gt;.private</text:span> are created. The public key is used to encrypt a random data encryption key before storing the encrypted key into the archive. The private key file is required to decrypt the random generated encryption key and with that the data of the archive. Thus the public key must be stored on the computer where <text:span text:style-name="Name">BAR</text:span> is used to create archives while the private key must be available on the computer where archive files should be read or extracted.</text:p>
      <text:p text:style-name="Text_20_Body_20_Start">Example:</text:p>
      <text:p text:style-name="Command">bar –generate-keys key</text:p>
      <text:p text:style-name="Text_20_Body_20_Start">This command ask for a password phrase for the private key and then create a pair of files with the names <text:span text:style-name="Filename">key.public</text:span> and <text:span text:style-name="Command">key.private</text:span> which contain a RSA key-pair.</text:p>
      <text:p text:style-name="Note"><text:soft-page-break/>Note<text:span text:style-name="T112">s</text:span>:<text:tab/>Because the RSA encryption private key is a critical piece of data, always keep this key at a secret place!</text:p>
      <text:p text:style-name="Note"><text:tab/>The option <text:span text:style-name="Option">‑‑generate-keys</text:span> always generate a new key-pair. There is no way to regenerate a lost key-pair. Thus take care to safely store the key files!</text:p>
      <text:h text:style-name="Heading_20_2" text:outline-level="2"><text:bookmark-start text:name="__RefHeading__29676110"/><text:alphabetical-index-mark text:string-value="split archives"/><text:alphabetical-index-mark text:string-value="-s"/>Split archives<text:bookmark-end text:name="__RefHeading__29676110"/></text:h>
      <text:p text:style-name="Text_20_Body_20_Start">Complete backup archives can grow to big files depending on the content to store and the used compression algorithm. <text:span text:style-name="Name">BAR</text:span> offer the possibility to split archives into parts of a specific size. Parts can usually be stored more easily e. g. on a server or on CD/DVD/BD. Each created part can be read independently. Even when a single part is missing or cannot be read anymore because it became destroyed by some reason, e. g. a read error on CD/DVD/BD, other parts can still be read by <text:span text:style-name="Name">BAR</text:span> and restored. Thus not the whole archive content is lost. Parts which cannot be read are restored as “0”-bytes in the resulting file or image.</text:p>
      <text:p text:style-name="Text_20_Body_20_Start">To split an archive into pieces of a specific size use the following option:</text:p>
      <text:p text:style-name="Command_20_End">--archive-part-size=&lt;size&gt;</text:p>
      <text:p text:style-name="Text_20_Body_20_Start">or</text:p>
      <text:p text:style-name="Command_20_End">-s &lt;size&gt;</text:p>
      <text:p text:style-name="Note">Note<text:span text:style-name="T112">s</text:span>:<text:tab/>The size of a single part may become a little bit larger than the specified size. Parts may over sized by max. 16kiB without compression. The reason is that data is written in 16kiB blocks to get a reasonable speed when archives are created.</text:p>
      <text:p text:style-name="Note"><text:tab/>When compression is used a single part may grow a few bytes more. The reason for this is that the compression algorithms usually use an internal buffer for some data which may be flushed and appended to the archive part when the part size reaches the specified size.</text:p>
      <text:p text:style-name="Text_20_Body_20_Start">When splitting is enabled the archive file name should contain one or more <text:span text:style-name="Filename">#</text:span>. A consecutive sequence of <text:span text:style-name="Filename">#</text:span> is replaced by <text:span text:style-name="Name">BAR</text:span> by a unique number for each created archive part. If no <text:span text:style-name="Filename">#</text:span> is found in the specified archive name, <text:span text:style-name="Name">BAR</text:span> append <text:span text:style-name="Filename">.######</text:span> to the archive name which result in an appended 6-digit part number.</text:p>
      <text:h text:style-name="Heading_20_2" text:outline-level="2"><text:bookmark-start text:name="__RefHeading__16266_1510295094"/><text:alphabetical-index-mark text:string-value="store archives"/>Store archives<text:bookmark-end text:name="__RefHeading__16266_1510295094"/></text:h>
      <text:p text:style-name="Text_20_Body_20_Start">Created archives can be stored to several destination places by specifying an <text:alphabetical-index-mark-start text:id="IMark94717632614184"/><text:alphabetical-index-mark-start text:id="IMark94717605252872"/>URI<text:alphabetical-index-mark-end text:id="IMark94717605252872"/><text:alphabetical-index-mark-end text:id="IMark94717632614184"/> (Uniform Resource Identifier) at the beginning of an archive file name. The default is storing into the local file system when no URI is given. <text:span text:style-name="Name">BAR</text:span> can store archives directly to a remote server or with some externals tools also on CD/DVD/BD or a generic device.</text:p>
      <text:p text:style-name="Text_20_Body_20_Start">To create an archive which should be stored at a specific destination use the following command:</text:p>
      <text:p text:style-name="Command_20_End">bar ‑‑create &lt;uri&gt;&lt;archive file name&gt; &lt;file or directory&gt;...</text:p>
      <text:p text:style-name="Text_20_Body_20_Start">&lt;uri&gt; can be one of the URIs described in the following sections.</text:p>
      <text:h text:style-name="Heading_20_3" text:outline-level="3"><text:bookmark-start text:name="__RefHeading__31224310"/>File system<text:bookmark-end text:name="__RefHeading__31224310"/></text:h>
      <text:p text:style-name="Text_20_Body_20_Start">To store the archive into the file system of the local computer use the following URI:</text:p>
      <text:p text:style-name="Command">file://&lt;file name&gt;</text:p>
      <text:p text:style-name="Text_20_Body_20_Start"><text:soft-page-break/>or simply</text:p>
      <text:p text:style-name="Command_20_End">&lt;file name&gt;</text:p>
      <text:p text:style-name="Text_20_Body_20_Start">Examples:</text:p>
      <text:p text:style-name="Command_20_Start">bar ‑‑create file:///backup/home.bar /home</text:p>
      <text:p text:style-name="Command_20_End">bar ‑‑create /backup/home.bar /home</text:p>
      <text:h text:style-name="Heading_20_3" text:outline-level="3"><text:bookmark-start text:name="__RefHeading__33452803"/>Remote server (FTP/SCP/SFTP/WebDAV)<text:bookmark-end text:name="__RefHeading__33452803"/></text:h>
      <text:p text:style-name="Text_20_Body_20_Start"><text:span text:style-name="Name">BAR</text:span> can store archives directly on a server either via the FTP protocol when libcurl [<text:reference-ref text:reference-format="text" text:ref-name="libcurl">libcurl</text:reference-ref>] and [<text:reference-ref text:reference-format="text" text:ref-name="c-areas">c-areas</text:reference-ref>] <text:bookmark text:name="__DdeLink__6408_909302912"/>is compiled-in or via the SSH/SCP/SFTP/WebDAV protocol when the libssh2 <text:bibliography-mark text:identifier="libssh2" text:bibliography-type="www" text:title="libssh2" text:url="http://www.libssh2.org">[libssh2]</text:bibliography-mark>, libcurl [<text:reference-ref text:reference-format="text" text:ref-name="libcurl">libcurl</text:reference-ref>], libcares [<text:reference-ref text:reference-format="text" text:ref-name="c-areas">c-areas</text:reference-ref>], and mxml [<text:reference-ref text:reference-format="text" text:ref-name="mxml">mxml</text:reference-ref>] are compiled-in.<text:bookmark-start text:name="__DdeLink__5733_1853061399"/><text:note text:id="ftn4" text:note-class="footnote"><text:note-citation>4</text:note-citation><text:note-body><text:p text:style-name="Footnote">The pre-compiled packages have the libraries libcurl, c-ares, mxml, and libssh2 compiled-in.</text:p></text:note-body></text:note><text:bookmark-end text:name="__DdeLink__5733_1853061399"/></text:p>
      <text:p text:style-name="Text_20_Body_20_Start">To store the archive directly on a remote server use the following URIs:</text:p>
      <text:p text:style-name="Command_20_Start">ftp://[&lt;login name&gt;[:&lt;login password&gt;]@]&lt;server name&gt;<text:bookmark-start text:name="__DdeLink__18111_1251790468"/>/<text:bookmark-end text:name="__DdeLink__18111_1251790468"/>&lt;file name&gt;</text:p>
      <text:p text:style-name="Command">scp://[&lt;login name&gt;[:&lt;login password&gt;]@]&lt;server name&gt;[:&lt;port&gt;]/&lt;file name&gt;</text:p>
      <text:p text:style-name="Command"><text:bookmark-start text:name="__DdeLink__6446_909302912"/>sftp://[&lt;login name&gt;[:&lt;login password&gt;]@]&lt;server name&gt;[:&lt;port&gt;]/&lt;file name&gt;<text:bookmark-end text:name="__DdeLink__6446_909302912"/></text:p>
      <text:p text:style-name="Command">webdav://[&lt;login name&gt;[:&lt;login password&gt;]@]&lt;server name&gt;/&lt;file name&gt;</text:p>
      <text:p text:style-name="Command_20_End">webdav<text:span text:style-name="T95">s</text:span>://[&lt;login name&gt;[:&lt;login password&gt;]@]&lt;server name&gt;/&lt;file name&gt;</text:p>
      <text:p text:style-name="Text_20_Body_20_Start">The archive (part) is first created on the local hard disk in a temporary file and is then transmitted to the remote server. Thus the local hard disk should have enough free space to hold at least one archive part. See option ‑‑<text:span text:style-name="Option"><text:span text:style-name="T12">max-tmp-size</text:span></text:span><text:span text:style-name="T5"> to limit the space </text:span><text:span text:style-name="Name"><text:span text:style-name="T12">BAR</text:span></text:span><text:span text:style-name="T5"> may use for temporary files. Transmission of an archive part to a remove server is done with full speed of the network connection uplink. To limited the used bandwidth use the option </text:span><text:span text:style-name="Option"><text:span text:style-name="T12">‑‑max-band-with</text:span></text:span><text:span text:style-name="T5">.</text:span></text:p>
      <text:p text:style-name="Note"><text:span text:style-name="T5">Note:<text:tab/></text:span><text:span text:style-name="T11">A</text:span><text:span text:style-name="T5"> </text:span><text:span text:style-name="Name"><text:span text:style-name="T12">@</text:span></text:span><text:span text:style-name="T5"> in a login name </text:span><text:span text:style-name="T11">can we escaped by prefixing it </text:span><text:span text:style-name="T5">with a backslash (\).</text:span></text:p>
      <text:p text:style-name="Text_20_Body_20_Start">Examples:</text:p>
      <text:p text:style-name="Command_20_Start">bar ‑‑create ftp:///backup/home.bar /home</text:p>
      <text:p text:style-name="Command">bar ‑‑create scp://foo@myserver/backup/home.bar /home</text:p>
      <text:p text:style-name="Command"><text:bookmark-start text:name="__DdeLink__6760_909302912"/>bar ‑‑create sftp://foo:mypassword@myserver/backup/system.bar /boot /etc /usr<text:bookmark-end text:name="__DdeLink__6760_909302912"/></text:p>
      <text:p text:style-name="Command_20_End">bar ‑‑create webdav://foo:mypassword@myserver/backup/system.bar /boot /etc /usr</text:p>
      <text:h text:style-name="Heading_20_3" text:outline-level="3"><text:bookmark-start text:name="__RefHeading__16268_1510295094"/>CD/DVD/BD<text:bookmark-end text:name="__RefHeading__16268_1510295094"/></text:h>
      <text:p text:style-name="Text_20_Body_20_Start">When the external tools <text:span text:style-name="Command">cdrecord</text:span> [<text:reference-ref text:reference-format="text" text:ref-name="cdrtools">cdrtools</text:reference-ref>], <text:span text:style-name="Command"><text:span text:style-name="T12">growisofs</text:span></text:span> <text:bibliography-mark text:identifier="growisofs" text:bibliography-type="www" text:title="growisofs">[growisofs]</text:bibliography-mark>, <text:span text:style-name="Command"><text:span text:style-name="T12">mkisofs, </text:span></text:span><text:span text:style-name="Command"><text:span text:style-name="T13">dvd+rw-format [</text:span></text:span><text:span text:style-name="Command"><text:span text:style-name="T13"><text:reference-ref text:reference-format="text" text:ref-name="dvd+rw-tools">dvd+rw-tools</text:reference-ref></text:span></text:span><text:span text:style-name="Command"><text:span text:style-name="T13">],</text:span></text:span><text:span text:style-name="T1"> </text:span>and optionally <text:span text:style-name="Command"><text:span text:style-name="T12">dvdisaster</text:span></text:span><text:span text:style-name="T1"> </text:span><text:span text:style-name="T18"><text:bibliography-mark text:identifier="dvdisaster" text:bibliography-type="www" text:title="dvdisaster" text:url="http://dvdisaster.net/en/index.html">[dvdisaster]</text:bibliography-mark></text:span><text:s/>are installed, <text:span text:style-name="Name">BAR</text:span> can also create CDs, DVDs and BDs with optionally added error correction codes <text:span text:style-name="T65">and blank a medium before writing</text:span>. To store the archives on CD/DVD/BD use the following URIs:</text:p>
      <text:p text:style-name="Command_20_Start">cd://<text:bookmark-start text:name="__DdeLink__8785_1167535429"/>[device name:]<text:bookmark-end text:name="__DdeLink__8785_1167535429"/>&lt;file name&gt;</text:p>
      <text:p text:style-name="Command">dvd://[device name:]&lt;file name&gt;</text:p>
      <text:p text:style-name="Command_20_End">bd://[device name:]&lt;file name&gt;</text:p>
      <text:p text:style-name="Note">Note:<text:tab/>When the libiconv library [<text:reference-ref text:reference-format="text" text:ref-name="libiconv">libiconv</text:reference-ref>] and libcdio library [<text:reference-ref text:reference-format="text" text:ref-name="libcdio">libcdio</text:reference-ref>] is compiled-in <text:span text:style-name="Name">BAR</text:span> can read archive files written on CD/DVD/BD directly without mounting the CD/DVD/BD.<text:note text:id="ftn5" text:note-class="footnote"><text:note-citation>5</text:note-citation><text:note-body><text:p text:style-name="Footnote">The pre-compiled packages have this library compiled-in.</text:p></text:note-body></text:note> <text:soft-page-break/>Otherwise the CD/DVD/BD must be mounted first, then the archive files can be read as normal files.</text:p>
      <text:p text:style-name="Text_20_Body_20_Start">To add error correction codes in the space not used on the CD/DVD/BD the external tool <text:span text:style-name="Command">dvdisaster</text:span> can be used to add Reed Solomon error correction codes<text:note text:id="ftn6" text:note-class="footnote"><text:note-citation>6</text:note-citation><text:note-body><text:p text:style-name="Footnote">http://en.wikipedia.org/wiki/Reed%E2%80%93Solomon_error_correction</text:p></text:note-body></text:note>. <text:span text:style-name="Name">BAR</text:span> will call <text:span text:style-name="Command">dvdisaster</text:span> after creating the CD/DVD/BD image to add the error correction codes to the image when you specify the following option:</text:p>
      <text:p text:style-name="Command_20_End">--ecc</text:p>
      <text:p text:style-name="Text_20_Body_20_Start">If a CD/DVD/BD medium is used which may already contain some old data which should be overwritten it may be required first to blank the medium before it can be written. Blanking can be done with the option:</text:p>
      <text:p text:style-name="Command_20_End">--blank</text:p>
      <text:p text:style-name="Text_20_Body_20_Start">When a CD/DVD/BD is created it is recommended to enable archive splitting (see ). Otherwise a single archive file is created which may not fit on the CD/DVD/BD medium<text:note text:id="ftn7" text:note-class="footnote"><text:note-citation>7</text:note-citation><text:note-body><text:p text:style-name="Footnote">Without using ISO9660 level 3 extension the size of a single file on a DVD is limited to 4GB. However it is recommended not to create files large than 2GB, because some non-standard DVD reading software may not be able to read files which are larger than 2GB.</text:p></text:note-body></text:note>. When additionally error correction codes are enabled, the archive part size and the medium size should have suitable settings. Suitable settings are all combinations of archive part sizes and medium sizes which leave some not used space on the CD/DVD/BD medium which can be used by <text:span text:style-name="Command">dvdisaster</text:span> to store error correction codes. Table <text:sequence-ref text:reference-format="value" text:ref-name="refTable2">3</text:sequence-ref>: <text:sequence-ref text:reference-format="caption" text:ref-name="refTable2">Archive part and medium sizes</text:sequence-ref><text:s/>give some useful settings for the archive part size and the medium size.</text:p>
      <table:table table:name="Table5" table:style-name="Table5">
        <table:table-column table:style-name="Table5.A" table:number-columns-repeated="2"/>
        <table:table-column table:style-name="Table5.C"/>
        <table:table-row>
          <table:table-cell table:style-name="Table5.A1" office:value-type="string">
            <text:p text:style-name="Table_20_Heading">Medium type</text:p>
          </table:table-cell>
          <table:table-cell table:style-name="Table5.A1" office:value-type="string">
            <text:p text:style-name="Table_20_Heading">Archive part size</text:p>
          </table:table-cell>
          <table:table-cell table:style-name="Table5.C1" office:value-type="string">
            <text:p text:style-name="Table_20_Heading">Medium size</text:p>
          </table:table-cell>
        </table:table-row>
        <table:table-row>
          <table:table-cell table:style-name="Table5.A2" office:value-type="string">
            <text:p text:style-name="Table_20_Contents">CD</text:p>
          </table:table-cell>
          <table:table-cell table:style-name="Table5.A2" office:value-type="string">
            <text:p text:style-name="Table_20_Contents">140M</text:p>
          </table:table-cell>
          <table:table-cell table:style-name="Table5.C2" office:value-type="string">
            <text:p text:style-name="Table_20_Contents">560M</text:p>
          </table:table-cell>
        </table:table-row>
        <table:table-row>
          <table:table-cell table:style-name="Table5.A2" office:value-type="string">
            <text:p text:style-name="Table_20_Contents">CD</text:p>
          </table:table-cell>
          <table:table-cell table:style-name="Table5.A2" office:value-type="string">
            <text:p text:style-name="Table_20_Contents">560M</text:p>
          </table:table-cell>
          <table:table-cell table:style-name="Table5.C2" office:value-type="string">
            <text:p text:style-name="Table_20_Contents">560M</text:p>
          </table:table-cell>
        </table:table-row>
        <table:table-row>
          <table:table-cell table:style-name="Table5.A2" office:value-type="string">
            <text:p text:style-name="Table_20_Contents">DVD, single layer</text:p>
          </table:table-cell>
          <table:table-cell table:style-name="Table5.A2" office:value-type="string">
            <text:p text:style-name="Table_20_Contents">6<text:span text:style-name="T63">2</text:span>0M</text:p>
          </table:table-cell>
          <table:table-cell table:style-name="Table5.C2" office:value-type="string">
            <text:p text:style-name="Table_20_Contents">3.6G</text:p>
          </table:table-cell>
        </table:table-row>
        <table:table-row>
          <table:table-cell table:style-name="Table5.A2" office:value-type="string">
            <text:p text:style-name="Table_20_Contents">DVD, double layer</text:p>
          </table:table-cell>
          <table:table-cell table:style-name="Table5.A2" office:value-type="string">
            <text:p text:style-name="Table_20_Contents">1.2G</text:p>
          </table:table-cell>
          <table:table-cell table:style-name="Table5.C2" office:value-type="string">
            <text:p text:style-name="Table_20_Contents">7.2G</text:p>
          </table:table-cell>
        </table:table-row>
        <table:table-row>
          <table:table-cell table:style-name="Table5.A2" office:value-type="string">
            <text:p text:style-name="Table_20_Contents">BD</text:p>
          </table:table-cell>
          <table:table-cell table:style-name="Table5.A2" office:value-type="string">
            <text:p text:style-name="Table_20_Contents">2G</text:p>
          </table:table-cell>
          <table:table-cell table:style-name="Table5.C2" office:value-type="string">
            <text:p text:style-name="Table_20_Contents">20G</text:p>
          </table:table-cell>
        </table:table-row>
      </table:table>
      <text:p text:style-name="Table">Table <text:sequence text:ref-name="refTable2" text:name="Table" text:formula="ooow:Table+1" style:num-format="1">3</text:sequence>: Archive part and medium sizes</text:p>
      <text:p text:style-name="Note">Note:<text:tab/>To create a CD/DVD/BD the archive files are first created in a temporary directory before they are written to the CD/DVD/BD. Thus the local hard disk should have enough free disk space to store the archive files and additionally the size of the CD/DVD/BD image. In general around 1.5GB for a CD, 9GB for a DVD (single layer), and up to 50G for a BD (single layer) of temporary disk space may be required. <text:span text:style-name="Name">BAR</text:span> will output a warning when the free disk space in the temporary directory may not be sufficient to create a CD/DVD/BD.</text:p>
      <text:p text:style-name="Text_20_Body_20_Start">Examples:</text:p>
      <text:p text:style-name="Command_20_Start">bar ‑‑create cd://home.bar /home</text:p>
      <text:p text:style-name="Command_20_End">bar ‑‑ecc ‑‑<text:span text:style-name="T64">blank </text:span>‑‑create dvd:///dev/dvd:home.bar /home</text:p>
      <text:h text:style-name="Heading_20_3" text:outline-level="3"><text:bookmark-start text:name="__RefHeading__33455003"/><text:soft-page-break/>Device<text:bookmark-end text:name="__RefHeading__33455003"/></text:h>
      <text:p text:style-name="Text_20_Body_20_Start"><text:span text:style-name="Name">BAR</text:span> can store archives also on some general device. This could be a tape system or some other type of storage device which can be accessed via some device name.</text:p>
      <text:p text:style-name="Text_20_Body_20_Start">To store the archive on a device use the following URI:</text:p>
      <text:p text:style-name="Command_20_End">device://[&lt;device name&gt;:]&lt;file name&gt;</text:p>
      <text:p text:style-name="Text_20_Body_20_Start">Example:</text:p>
      <text:p text:style-name="Command_20_End">bar ‑‑create device:///device/backup/home.bar /home</text:p>
      <text:h text:style-name="Heading_20_1" text:outline-level="1"><text:bookmark-start text:name="__RefHeading__29694130"/><text:alphabetical-index-mark text:string-value="server"/>Server<text:bookmark-end text:name="__RefHeading__29694130"/></text:h>
      <text:h text:style-name="Heading_20_2" text:outline-level="2"><text:bookmark-start text:name="__RefHeading__16270_1510295094"/>Daemon<text:bookmark-end text:name="__RefHeading__16270_1510295094"/></text:h>
      <text:p text:style-name="Text_20_Body_20_Start"><text:span text:style-name="Name">BAR</text:span> can be started as a server (daemon) which is running in the background and execute backup or restore jobs. To control the server you can connect to a running <text:span text:style-name="Name">BAR</text:span> server instance on some computer – including on a remote system<text:note text:id="ftn8" text:note-class="footnote"><text:note-citation>8</text:note-citation><text:note-body><text:p text:style-name="Footnote">Accessing <text:span text:style-name="Name">BAR</text:span> on a remove system may require to open the <text:span text:style-name="Name">BAR</text:span> server control ports in routers and firewall settings. As an alternative a SSH tunnel may be used. See the FAQ, page <text:bookmark-ref text:reference-format="page" text:ref-name="__RefHeading__31406103">75</text:bookmark-ref> for this.</text:p></text:note-body></text:note> – with a network connection. The network connection can either be a plain TCP/IP socket connection or it can be a protected and encrypted TLS (SSL)-socket connection (recommended).</text:p>
      <text:p text:style-name="Text_20_Body_20_Start">To start <text:span text:style-name="Name">BAR</text:span> in server mode enter the following command:</text:p>
      <text:p text:style-name="Command_20_End">bar ‑‑daemon</text:p>
      <text:p text:style-name="Text_20_Body_20_Start">This start <text:span text:style-name="Name">BAR</text:span> and detach the process to run in the background. To prevent detaching the process use the option <text:span text:style-name="Option">‑‑no-detach</text:span> (may be useful for debugging purposes).</text:p>
      <text:h text:style-name="Heading_20_3" text:outline-level="3"><text:bookmark-start text:name="__RefHeading__7119_1531997487"/>Ports<text:bookmark-end text:name="__RefHeading__7119_1531997487"/></text:h>
      <text:p text:style-name="Text_20_Body_20_Start"><text:span text:style-name="Name">BAR</text:span> server use the default ports for accepting network connections from the graphical front end as listed in table <text:sequence-ref text:reference-format="value" text:ref-name="refTable3">4</text:sequence-ref>: <text:sequence-ref text:reference-format="caption" text:ref-name="refTable3">Server ports</text:sequence-ref>. The default port settings can be overwritten with the options shown in the table in the last column.</text:p>
      <table:table table:name="Table1" table:style-name="Table1">
        <table:table-column table:style-name="Table1.A"/>
        <table:table-column table:style-name="Table1.B"/>
        <table:table-column table:style-name="Table1.C"/>
        <table:table-row>
          <table:table-cell table:style-name="Table1.A1" office:value-type="string">
            <text:p text:style-name="Table_20_Heading">Port</text:p>
          </table:table-cell>
          <table:table-cell table:style-name="Table1.A1" office:value-type="string">
            <text:p text:style-name="Table_20_Heading">Type</text:p>
          </table:table-cell>
          <table:table-cell table:style-name="Table1.C1" office:value-type="string">
            <text:p text:style-name="Table_20_Heading">Option to overwrite default value</text:p>
          </table:table-cell>
        </table:table-row>
        <table:table-row>
          <table:table-cell table:style-name="Table1.A3" office:value-type="string">
            <text:p text:style-name="P5">38523</text:p>
          </table:table-cell>
          <table:table-cell table:style-name="Table1.B3" office:value-type="string">
            <text:p text:style-name="P5">plain connection</text:p>
          </table:table-cell>
          <table:table-cell table:style-name="Table1.C3" office:value-type="string">
            <text:p text:style-name="P5">--server-port=&lt;n&gt;</text:p>
          </table:table-cell>
        </table:table-row>
        <table:table-row>
          <table:table-cell table:style-name="Table1.A3" office:value-type="string">
            <text:p text:style-name="P5">38524</text:p>
          </table:table-cell>
          <table:table-cell table:style-name="Table1.B3" office:value-type="string">
            <text:p text:style-name="P5">TLS (SSL) connection</text:p>
          </table:table-cell>
          <table:table-cell table:style-name="Table1.C3" office:value-type="string">
            <text:p text:style-name="P5">--tls-server-port=&lt;n&gt;</text:p>
          </table:table-cell>
        </table:table-row>
      </table:table>
      <text:p text:style-name="Caption">Table <text:sequence text:ref-name="refTable3" text:name="Table" text:formula="ooow:Table+1" style:num-format="1">4</text:sequence>: Server ports</text:p>
      <text:p text:style-name="Text_20_Body_20_Start">A SSL en<text:span text:style-name="T28">crypted connection may also be accepted on the plain server port. Whenever possible a TLS connection is established.</text:span></text:p>
      <text:p text:style-name="Note">Note:<text:tab/>Specify <text:span text:style-name="Command">0</text:span> for the port number to disable the appropriated server.</text:p>
      <text:h text:style-name="Heading_20_3" text:outline-level="3"><text:bookmark-start text:name="__RefHeading__6783_1531997487"/>Firewall<text:bookmark-end text:name="__RefHeading__6783_1531997487"/></text:h>
      <text:p text:style-name="Text_20_Body_20_Start">Please make sure the specified server ports can be reached from the network if there is a firewall program running. If required add some firewall rules, e. g. for <text:span text:style-name="Command">iptables</text:span> something like</text:p>
      <text:p text:style-name="Command"><text:soft-page-break/>iptables -I INPUT 4 -p tcp --dport 38523 -j ACCEPT</text:p>
      <text:p text:style-name="Command_20_Cont.">iptables -I INPUT 4 -p tcp --dport 38524 -j ACCEPT</text:p>
      <text:p text:style-name="Command_20_Cont."/>
      <text:p text:style-name="Text_20_Body_20_Start">The rule number (4 in this example) may be different. The correct number can be detected with the iptables command:</text:p>
      <text:p text:style-name="Command_20_End">iptables –list</text:p>
      <text:p text:style-name="Text_20_Body_20_Start">The new rules should be inserted before the general <text:span text:style-name="Command">iptables DROP</text:span> command.</text:p>
      <text:h text:style-name="P136" text:outline-level="2"><text:bookmark-start text:name="__RefHeading__12406_1972768539"/>Master and Slave<text:bookmark-end text:name="__RefHeading__12406_1972768539"/></text:h>
      <text:p text:style-name="Text_20_Body_20_Start"><text:span text:style-name="T104">Several instances of a </text:span><text:span text:style-name="Name"><text:span text:style-name="T104">BAR</text:span></text:span><text:span text:style-name="T104"> server can run on different computers. A single instance can be declared as the “master”, all other instances become “slaves” and are controlled by the master server. With this structure all backup jobs can be defined on the master server. Jobs which should run on a slave are transferred to the slave on the fly and executed there. The resulting archives are transported back to the master and stored to the final destination. T</text:span>o specify a job for a slave, set the host name and port number <text:span text:style-name="T103">in the job setting </text:span>accordingly to the host where the <text:span text:style-name="Name"><text:span text:style-name="T102">BAR</text:span></text:span><text:span text:style-name="T102"> server </text:span>slave is running. <text:span text:style-name="T81">The port number can be 0 for the default port number.</text:span></text:p>
      <text:p text:style-name="Text_20_body">Before a job can be executed on the slave slave and master have to be paired once. Pairing is done with of the following steps:</text:p>
      <text:list xml:id="list104053996040704" text:continue-numbering="true" text:style-name="List_20_1">
        <text:list-item>
          <text:p text:style-name="List_20_1_20_Start">define at least one job on the master for the slave which should be paired</text:p>
        </text:list-item>
        <text:list-item>
          <text:p text:style-name="List_20_1">start the <text:span text:style-name="Name">BAR</text:span> server slave instance and</text:p>
        </text:list-item>
      </text:list>
      <text:list xml:id="list3581931942" text:style-name="List_20_2">
        <text:list-item>
          <text:p text:style-name="List_20_2_20_Start">wait for until pairing is done if no pairing was done ever before or</text:p>
        </text:list-item>
        <text:list-item>
          <text:p text:style-name="List_20_2">start <text:span text:style-name="Name">BARControl</text:span>, connect to the <text:span text:style-name="Name">BAR</text:span> server slave instance and select <text:span text:style-name="Command">master</text:span> in the menu or</text:p>
        </text:list-item>
        <text:list-item>
          <text:p text:style-name="List_20_2">run the command</text:p>
        </text:list-item>
      </text:list>
      <text:p text:style-name="Command"><text:span text:style-name="Command"><text:tab/><text:tab/>barserver –pairing</text:span></text:p>
      <text:p text:style-name="List_20_2_20_Cont.">on the computer where <text:span text:style-name="T103">the </text:span><text:span text:style-name="Name">BAR</text:span> <text:span text:style-name="T103">server slave instance </text:span>is running.</text:p>
      <text:list xml:id="list104052921152386" text:continue-numbering="true" text:style-name="List_20_2">
        <text:list-item>
          <text:p text:style-name="List_20_2_20_End"><text:span text:style-name="T103">create the file specified with the option </text:span><text:span text:style-name="Option"><text:span text:style-name="T81">‑‑pairing-master-file</text:span></text:span><text:span text:style-name="T81"> (see </text:span><text:span text:style-name="T81"><text:bookmark-ref text:reference-format="text" text:ref-name="__RefHeading__16312_1510295094">Miscellaneous</text:bookmark-ref></text:span><text:span text:style-name="T81">, page </text:span><text:span text:style-name="T81"><text:bookmark-ref text:reference-format="page" text:ref-name="__RefHeading__16312_1510295094">59</text:bookmark-ref></text:span><text:span text:style-name="T81">)</text:span></text:p>
        </text:list-item>
      </text:list>
      <text:p text:style-name="Text_20_Body_20_Start">The <text:span text:style-name="Name"><text:span text:style-name="T103">BAR</text:span></text:span><text:span text:style-name="T103"> server </text:span>master <text:span text:style-name="T80">has</text:span> <text:span text:style-name="T103">a </text:span>time window of 120s to pair with <text:span text:style-name="T105">the </text:span>slave. <text:span text:style-name="T81">The master do this automatically when there is a least on job defined for the slave.</text:span></text:p>
      <text:h text:style-name="P137" text:outline-level="2"><text:bookmark-start text:name="__RefHeading__16272_1510295094"/>Database<text:bookmark-end text:name="__RefHeading__16272_1510295094"/></text:h>
      <text:p text:style-name="Text_20_Body_20_Start">When <text:span text:style-name="Name">BAR</text:span> is started as a server (daemon) and the optional internal database is configured (see configuration entries <text:span text:style-name="Command">index-database-...</text:span> in <text:span text:style-name="Filename">/etc/bar/bar.cfg</text:span>) <text:span text:style-name="Name">BAR</text:span> create for all stored entries and disk images an entry in an internal index database<text:note text:id="ftn9" text:note-class="footnote"><text:note-citation>9</text:note-citation><text:note-body><text:p text:style-name="Footnote">The sqlite SQL database engine is used [<text:reference-ref text:reference-format="text" text:ref-name="SQLite">SQLite</text:reference-ref>].</text:p></text:note-body></text:note>. Also stored archives located in the file system and on external servers are scanned and an index is created and updated automatically. With the internal database searching for entries and disk images and restoring is much faster and it is possible to search for entries without having direct access to the storage files, e. g. stored on a remote server.</text:p>
      <text:p text:style-name="Text_20_body">Archives in the database are organized in entities. An entity is an instance of a job run either by the scheduler or when executed manually. And entity may contain several storage files which are themselves contain all the entry meta information like names and size<text:span text:style-name="T28">s</text:span> of the store entries.</text:p>
      <text:p text:style-name="Note">Note:<text:tab/>For special cases creating an index for archives can be disabled with the command line option <text:span text:style-name="Option">‑‑no-index-database</text:span>.</text:p>
      <text:p text:style-name="Text_20_Body_20_Start"><text:soft-page-break/>Archives which are not already in the internal database are <text:span text:style-name="T38">periodically checked and </text:span>added automatically if</text:p>
      <text:list xml:id="list104052957060041" text:continue-list="list104053996040704" text:style-name="List_20_1">
        <text:list-item>
          <text:p text:style-name="P98">the archive files are stored either in the file system, on a ftp server, scp/sftp server, or a we<text:span text:style-name="T28">bdav</text:span> server and</text:p>
        </text:list-item>
        <text:list-item>
          <text:p text:style-name="P103">the name suffix is <text:span text:style-name="Filename">.bar,</text:span> and</text:p>
        </text:list-item>
        <text:list-item>
          <text:p text:style-name="P120">if the archives can be decrypted which means the running <text:span text:style-name="Name">BAR</text:span> server has the required pass phrase stored in the internal pass phrase cache and the required private key file.</text:p>
        </text:list-item>
      </text:list>
      <text:p text:style-name="Standard"><text:span text:style-name="Name">BAR</text:span> checks periodically all entries in the index database. If an archive cannot be found anymore the index entry is deleted from the database. The time to keep an index entry can be specified with the option <text:span text:style-name="Option">‑‑index-database-keep-time</text:span>. To limit the network band width used to update indices the option <text:span text:style-name="Option">‑‑index-database-max-band-width</text:span> can be used. To disable automatic index creating and up<text:span text:style-name="T28">d</text:span>ates, specify the option ‑‑index<text:span text:style-name="Option">-database-no-auto-update</text:span>.</text:p>
      <text:p text:style-name="Note">Note:<text:tab/>The internal database file need some disk space. If the database is not required or a huge number of files are stored the database feature may be disabled by commenting out the configuration entry <text:span text:style-name="Command"><text:span text:style-name="T28">index-d</text:span></text:span><text:span text:style-name="Command">atabase</text:span> in /etc/bar/<text:span text:style-name="Filename">bar.cfg</text:span>.</text:p>
      <text:p text:style-name="Standard"><text:span text:style-name="T28">S</text:span>torage files can be added, removed, <text:span text:style-name="T29">or refreshed manually in</text:span> index database with the command line options <text:span text:style-name="Option">--index-database-add</text:span> <text:span text:style-name="Option">--index-database-remove</text:span> <text:span text:style-name="T29">and –</text:span><text:span text:style-name="Option"><text:span text:style-name="T29">index-database-refresh </text:span></text:span>of <text:span text:style-name="Name"><text:span text:style-name="T28">BARC</text:span></text:span><text:span text:style-name="Name">ontrol</text:span> or via the <text:span text:style-name="Command"><text:span text:style-name="T28">BARC</text:span></text:span><text:span text:style-name="Command">ontrol</text:span> front end, tab restore in the context menu of the archive list.</text:p>
      <text:p text:style-name="P33">Note:<text:tab/>The index database is upgraded automatically when a new <text:span text:style-name="Name">BAR</text:span> version is installed and run for the first time. Depending on the size of the database this may take some time. The upgrade is done in the background. <text:span text:style-name="T28">The show data in </text:span><text:span text:style-name="Command"><text:span text:style-name="T28">BARControl</text:span></text:span><text:span text:style-name="T28"> in the restore tab may be incomplete while an upgrade of the index database is running in the background.</text:span></text:p>
      <text:h text:style-name="Heading_20_3" text:outline-level="3"><text:bookmark-start text:name="__RefHeading__8614_961238848"/>bar-sqlite3<text:bookmark-end text:name="__RefHeading__8614_961238848"/></text:h>
      <text:p text:style-name="P21">Usually the index database is maintained and updated from <text:span text:style-name="Name">BAR</text:span> automatically. In case the database may be corrupt or invalid <text:span text:style-name="Name">BAR</text:span> try to create a new database and import the data from the old database file. For manual maint<text:span text:style-name="T52">e</text:span>n<text:span text:style-name="T52">an</text:span>ce the tool <text:span text:style-name="Command">bar-sqlite3</text:span> can be used for some basic operations.</text:p>
      <text:list xml:id="list104052934469139" text:continue-numbering="true" text:style-name="List_20_1">
        <text:list-item>
          <text:p text:style-name="List_20_1">create a new empty database: <text:span text:style-name="T38">this is done with option </text:span><text:span text:style-name="Option"><text:span text:style-name="T38">‑‑create</text:span></text:span><text:span text:style-name="T38">.<text:line-break/></text:span>Note: be careful with this option! An existing database is deleted when a new one is created</text:p>
        </text:list-item>
        <text:list-item>
          <text:p text:style-name="P125"><text:span text:style-name="Option"><text:span text:style-name="T38">‑‑create-triggers: </text:span></text:span>re-create all triggers of the database<text:span text:style-name="T38">. It deletes all internal trigger functions and re-create them. The operation does not lose data in the index. This option is rarely used and may only be useful after an upgrade of BAR when the database internal structures changed and some trigger functions have to be updated.</text:span></text:p>
        </text:list-item>
        <text:list-item>
          <text:p text:style-name="P125"><text:span text:style-name="Option">‑‑</text:span><text:span text:style-name="Option"><text:span text:style-name="T52">create-newest</text:span></text:span><text:span text:style-name="T52">: re-create all newest data in the database. It deletes all existing newest data in the database and re-creates it from the existing entries data.</text:span></text:p>
        </text:list-item>
        <text:list-item>
          <text:p text:style-name="P125"><text:span text:style-name="Option"><text:span text:style-name="T38">‑‑create-indizes: </text:span></text:span>re-create all indizes of the database. <text:span text:style-name="T38">It deletes all internal indizes in the database and re-create them. The operation does not lose data in the index, but depending on the size of the database it takes some time to complete. This operation may solve problems when the index is incomplete or show wrong sizes or numbers of entries.</text:span></text:p>
        </text:list-item>
        <text:list-item>
          <text:p text:style-name="P125">‑‑<text:span text:style-name="T69">vacuum: collect and remove not used space in the index database file. This may shrink the disk space used by the index database file.</text:span></text:p>
        </text:list-item>
        <text:list-item>
          <text:p text:style-name="List_20_1">execute some SQL command: <text:span text:style-name="T38">execute an arbitrary SQL command. SQL commands may also be piped into bar-sqlite3 with </text:span><text:span text:style-name="Option"><text:span text:style-name="T38">‑</text:span></text:span><text:span text:style-name="T38"> as the SQL command.</text:span></text:p>
        </text:list-item>
      </text:list>
      <text:h text:style-name="P138" text:outline-level="2"/>
      <text:h text:style-name="P140" text:outline-level="2"><text:bookmark-start text:name="__RefHeading__30626103"/><text:alphabetical-index-mark text:string-value="graphical front end"/>Graphical front end<text:bookmark-end text:name="__RefHeading__30626103"/></text:h>
      <text:p text:style-name="P83">The graphical front end <text:span text:style-name="Name">BARControl</text:span> for <text:span text:style-name="Name">BAR</text:span> can be used to control a <text:span text:style-name="Name">BAR</text:span> server instance <text:span text:style-name="T109">(</text:span><text:span text:style-name="Name"><text:span text:style-name="T109">BAR <text:s/></text:span></text:span><text:span text:style-name="T109">daemon) </text:span>running on the local or some remote computer. Via the front end the status of a server can be display, backup or restore jobs can be create, edited, deleted, started, paused, suspended or canceled.</text:p>
      <text:p text:style-name="P33">Note:<text:tab/>To execute the graphical front end the Java Run time Environment 1.6 [<text:reference-ref text:reference-format="text" text:ref-name="JRE, JDK">JRE, JDK</text:reference-ref>] must be installed. The front end use SWT [<text:reference-ref text:reference-format="text" text:ref-name="SWT">SWT</text:reference-ref>]. The required SWT libraries for Linux (32- and 64bit), Solaris (32bit), Windows (32- and 64bit), and OS X (32- and 64bit) are included in <text:span text:style-name="Name"><text:span text:style-name="T28">BARC</text:span></text:span><text:span text:style-name="Name">ontrol</text:span>.</text:p>
      <text:p text:style-name="Text_20_Body_20_Start">The graphical front end is started with:</text:p>
      <text:p text:style-name="Command_20_End">barcontrol [&lt;server&gt;]</text:p>
      <text:p text:style-name="Illustration_20_Index_20_1">resp. with:</text:p>
      <text:p text:style-name="Command_20_End">barcontrol.bat [&lt;server&gt;]</text:p>
      <text:p text:style-name="Standard">If no server <text:span text:style-name="T109">name </text:span>is given a login dialog is show where a server name may be entered or selected from a know list as well as the server port number, SSL setting and the user role. To connect to the server the server password is requested, too. With the option <text:span text:style-name="Option">‑‑login-dialog</text:span> the login dialog may be forced to be shown.</text:p>
      <text:p text:style-name="P28">To establish a <text:span text:style-name="T112">TLS/</text:span>SSL <text:span text:style-name="T112">encrypted </text:span>connection to the server the private key file <text:span text:style-name="Filename">bar-key.pem</text:span> is required. The key files can be generated with the <text:span text:style-name="Name">BAR</text:span> tool <text:span text:style-name="Command">bar-key</text:span><text:span text:style-name="Command"><text:span text:style-name="T110">gen</text:span></text:span> <text:span text:style-name="T110">(see chapter </text:span><text:span text:style-name="T110"><text:bookmark-ref text:reference-format="text" text:ref-name="__RefHeading__31496503">Network connection key files</text:bookmark-ref></text:span><text:span text:style-name="T110">, page </text:span><text:span text:style-name="T110"><text:bookmark-ref text:reference-format="page" text:ref-name="__RefHeading__31496503">7</text:bookmark-ref></text:span><text:span text:style-name="T110">). The private key is read from one of the following locations:</text:span></text:p>
      <text:list xml:id="list104054107921798" text:continue-numbering="true" text:style-name="List_20_1">
        <text:list-item>
          <text:p text:style-name="List_20_1">specified on the command line via the option <text:span text:style-name="Option">–key-file</text:span></text:p>
        </text:list-item>
        <text:list-item>
          <text:p text:style-name="P126"><text:span text:style-name="Filename"><text:span text:style-name="T110">bar-key.pem</text:span></text:span><text:span text:style-name="T110"> in the local directory</text:span></text:p>
        </text:list-item>
        <text:list-item>
          <text:p text:style-name="P127"><text:span text:style-name="Filename">$HOME/.bar/bar-key.pem</text:span></text:p>
        </text:list-item>
        <text:list-item>
          <text:p text:style-name="P128"><text:span text:style-name="Filename">/etc/bar/bar-key.pem</text:span></text:p>
        </text:list-item>
        <text:list-item>
          <text:p text:style-name="P128"><text:span text:style-name="Filename"><text:span text:style-name="T111">/etc/ssl/bar-key.pem</text:span></text:span></text:p>
        </text:list-item>
      </text:list>
      <text:p text:style-name="Note">Note:<text:tab/>If the connection fail because the password is wrong further connection tries from the same host may be delayed by the server to resist brute-force password attacks.</text:p>
      <text:p text:style-name="Text_20_Body_20_Start">The main window look like in example figure <text:sequence-ref text:reference-format="value" text:ref-name="refFigure0">1</text:sequence-ref>: <text:sequence-ref text:reference-format="caption" text:ref-name="refFigure0">Graphical front end main window (status tab)</text:sequence-ref>.</text:p>
      <text:p text:style-name="Note">Note<text:span text:style-name="T112">s</text:span>:<text:tab/>red numbers like <text:span text:style-name="Number_20_Mark">B</text:span> in the images are only markers for this documentation and are not part of the graphical user interface.</text:p>
      <text:p text:style-name="Note"><text:tab/>Most input fields and buttons have a short online-help as tool tips. The tool tips are shown when you keep the mouse pointer over some field or button for a short time.</text:p>
      <text:p text:style-name="Note"><text:tab/>To hide the shell window which is opened on Windows, create a Windows link and select in the properties settings of the Windows link the option “minimized”.</text:p>
      <text:p text:style-name="Text_20_Body_20_Start">The front end try to connect to the specified server or the local computer if no sever name is specified either via a TLS/SSL encrypted connection or via a plain connection.</text:p>
      <text:p text:style-name="Standard"><draw:frame draw:style-name="fr1" draw:name="Frame1" text:anchor-type="paragraph" svg:width="112.2mm" style:rel-width="66%" draw:z-index="1"><draw:text-box fo:min-height="102.87mm"><text:p text:style-name="Figure"><draw:frame draw:style-name="fr12" draw:name="graphics1" text:anchor-type="paragraph" svg:width="112.2mm" style:rel-width="100%" svg:height="93.61mm" style:rel-height="91%" draw:z-index="10"><draw:image xlink:href="../images/status.png" xlink:type="simple" xlink:show="embed" xlink:actuate="onLoad" loext:mime-type="image/png"/></draw:frame>Figure <text:sequence text:ref-name="refFigure0" text:name="Figure" text:formula="ooow:Figure+1" style:num-format="1">1</text:sequence>: Graphical front end main window (status tab)</text:p></draw:text-box></draw:frame><text:soft-page-break/><text:span text:style-name="Name"><text:span text:style-name="T28">BARC</text:span></text:span><text:span text:style-name="Name">ontrol</text:span> also have some useful command line options. See appendix <text:bookmark-ref text:reference-format="text" text:ref-name="__RefHeading__32474025">BARControl command line options summary</text:bookmark-ref>, page <text:bookmark-ref text:reference-format="page" text:ref-name="__RefHeading__32474025">68</text:bookmark-ref>.</text:p>
      <text:h text:style-name="Heading_20_3" text:outline-level="3"><text:bookmark-start text:name="__RefHeading__16274_1510295094"/>Status tab<text:bookmark-end text:name="__RefHeading__16274_1510295094"/></text:h>
      <text:p text:style-name="Text_20_Body_20_Start">In the status tab (see example in figure <text:sequence-ref text:reference-format="value" text:ref-name="refFigure0">1</text:sequence-ref>: <text:sequence-ref text:reference-format="caption" text:ref-name="refFigure0">Graphical front end main window (status tab)</text:sequence-ref>) the list in the upper part <text:span text:style-name="Number_20_Mark"><text:span text:style-name="T40">B</text:span></text:span><text:span text:style-name="T40"> </text:span>show the defined backup jobs and their current status. <text:span text:style-name="T82">The status show if currently a job is executed, wait to be executed, execution is paused or suspended and in case of slave jobs if the slaves are online or offline.</text:span></text:p>
      <text:p text:style-name="Text_20_body">The lower part <text:span text:style-name="Number_20_Mark"><text:span text:style-name="T40">C</text:span></text:span><text:span text:style-name="T40"> </text:span>show the detailed status of the currently select job in the list. Via the button ruler at the bottom<text:span text:style-name="T40"> </text:span>a backup job can be started, aborted, paused or suspended.</text:p>
      <text:p text:style-name="P22">After selecting a job in the list which is not already scheduled to run or running, the job can be started with the <text:span text:style-name="Command">Start</text:span> button <text:span text:style-name="Number_20_Mark"><text:span text:style-name="T40">D</text:span></text:span>. In the appearing dialog you can select the specific operation:</text:p>
      <text:list xml:id="list104053176981505" text:continue-numbering="true" text:style-name="List_20_1">
        <text:list-item>
          <text:p text:style-name="List_20_1_20_Start">normal: create an archive with all entries as specified in the job. Do not read or create any incremental data files.</text:p>
        </text:list-item>
        <text:list-item>
          <text:p text:style-name="List_20_1">full: create an archive with all entries as specified in the job. Create incremental data file.</text:p>
        </text:list-item>
        <text:list-item>
          <text:p text:style-name="List_20_1">Incremental: create an incremental archive with all entries as specified in the job which changed since the last incremental or full archive was created. Update incremental data file.</text:p>
        </text:list-item>
        <text:list-item>
          <text:p text:style-name="List_20_1">Differential: create an differential archive with all entries as specified in the job which changed since the last full archive was created. Do not update incremental data file.</text:p>
        </text:list-item>
        <text:list-item>
          <text:p text:style-name="List_20_1_20_End">Dry-run: do a dry-run of all operations except compression, encryption and storing data.</text:p>
        </text:list-item>
      </text:list>
      <text:p text:style-name="Text_20_Body_20_Start">With the <text:span text:style-name="Command">Abort</text:span> button <text:span text:style-name="Number_20_Mark">E</text:span> the currently selected running job can be aborted, with the <text:span text:style-name="Command">Pause</text:span> and <text:span text:style-name="Command">Suspend</text:span> buttons <text:span text:style-name="Number_20_Mark">F</text:span> job execution can be suspended for some time or until the Continue button <text:span text:style-name="Number_20_Mark">F</text:span> is pressed.</text:p>
      <text:p text:style-name="Text_20_body"><text:soft-page-break/>When data is written to a CD, DVD, BD or a device and a new volume is required, a message appear that a new volume should be inserted. With the button <text:span text:style-name="Command">Volume</text:span> <text:span text:style-name="Number_20_Mark"><text:span text:style-name="T61">G</text:span></text:span><text:span text:style-name="T40"> </text:span><text:span text:style-name="Name">BAR</text:span> is informed that a new volume is loaded and can be used to store the next part of the data.</text:p>
      <text:p text:style-name="Text_20_body">The message line also show error messages in case some job execution fail due to some error.</text:p>
      <text:p text:style-name="Note">Note:<text:tab/>The complete long text of the field “Message:” can be displayed in a tool tip box when the mouse is positioned over the text.</text:p>
      <text:h text:style-name="Heading_20_3" text:outline-level="3"><text:bookmark-start text:name="__RefHeading__16276_1510295094"/>Jobs tab<text:bookmark-end text:name="__RefHeading__16276_1510295094"/></text:h>
      <text:p text:style-name="Text_20_Body_20_Start">In the jobs tab backup jobs can be created, copied, edited, renamed and deleted <text:span text:style-name="T42">(see example figure </text:span><text:span text:style-name="T42"><text:sequence-ref text:reference-format="value" text:ref-name="refFigure1">2</text:sequence-ref></text:span><text:span text:style-name="T42">)</text:span>. Each job have a unique name and is stored into a text file by the <text:span text:style-name="Name">BAR</text:span> server (default directory is <text:span text:style-name="Filename">/etc/bar/jobs</text:span>). A job file contain the following data:</text:p>
      <text:list xml:id="list104053823251983" text:continue-numbering="true" text:style-name="List_20_1">
        <text:list-item>
          <text:p text:style-name="List_20_1_20_Start"><text:span text:style-name="T82">slave host to run the job </text:span><text:span text:style-name="Number_20_Mark"><text:span text:style-name="T40">B</text:span></text:span></text:p>
        </text:list-item>
      </text:list>
      <text:list xml:id="list1926875059" text:style-name="L8">
        <text:list-item>
          <text:p text:style-name="P141">included entry names</text:p>
        </text:list-item>
      </text:list>
      <text:list xml:id="list104055182025961" text:continue-list="list104053823251983" text:style-name="List_20_1">
        <text:list-item>
          <text:p text:style-name="List_20_1">included images</text:p>
        </text:list-item>
        <text:list-item>
          <text:p text:style-name="P129">filters and mounts</text:p>
        </text:list-item>
        <text:list-item>
          <text:p text:style-name="List_20_1">storage information</text:p>
        </text:list-item>
        <text:list-item>
          <text:p text:style-name="P129">scripts</text:p>
        </text:list-item>
        <text:list-item>
          <text:p text:style-name="P130">schedule information</text:p>
        </text:list-item>
        <text:list-item>
          <text:p text:style-name="P115">comments</text:p>
        </text:list-item>
      </text:list>
      <text:p text:style-name="Text_20_Body_20_Start">The jobs tab have some sub-tabs to edit these pieces of data.</text:p>
      <text:h text:style-name="P106" text:outline-level="4"><text:bookmark-start text:name="__RefHeading__16278_1510295094"/>Entries<text:bookmark-end text:name="__RefHeading__16278_1510295094"/></text:h>
      <text:p text:style-name="Text_20_Body_20_Start">With the <text:span text:style-name="T42">entries</text:span> tab (see example figure <text:sequence-ref text:reference-format="value" text:ref-name="refFigure1">2</text:sequence-ref>: <text:sequence-ref text:reference-format="caption" text:ref-name="refFigure1">Entries</text:sequence-ref>) file <text:span text:style-name="T43">entries and</text:span> directories can be included and excluded into/from a backup job. A double-click on a directory resp. the arrow symbol<text:note text:id="ftn10" text:note-class="footnote"><text:note-citation>10</text:note-citation><text:note-body><text:p text:style-name="Footnote">The symbol may different on different operating systems. It is part of SWT framework resp. the underlaying window manager.</text:p></text:note-body></text:note> <text:span text:style-name="Number_20_Mark"><text:span text:style-name="T43">C</text:span></text:span><text:span text:style-name="T43"> </text:span>open or close the directory. With the buttons at the bottom files, directories, links, hard links and special files can be included (entry become green) <text:span text:style-name="Number_20_Mark"><text:span text:style-name="T43">D</text:span></text:span><text:span text:style-name="T43"> </text:span>or excluded (entry has a red cross) <text:span text:style-name="Number_20_Mark"><text:span text:style-name="T43">E</text:span></text:span>. Entries which are not either explicitly included or excluded will become included or excluded in the backup when the parent entry is included or excluded.</text:p>
      <text:p text:style-name="Note">Note:<text:tab/>Via the context menu the selected entry can be included or excluded in different ways: by its name, by setting the file attribute <text:span text:style-name="Option">NODUMP</text:span> or by creating the file <text:span text:style-name="Filename">.nobackup</text:span>.</text:p>
      <text:p text:style-name="Text_20_Body_20_Start">With the directory symbol at the bottom <text:span text:style-name="Number_20_Mark"><text:span text:style-name="T43">F</text:span></text:span><text:span text:style-name="T43"> </text:span>all included directories are opened in the directory tree view. With the directory size checkbox <text:span text:style-name="Number_20_Mark"><text:span text:style-name="T43">G</text:span></text:span><text:span text:style-name="T43"> </text:span>the directories sizes (sum of files in the directory and all included sub-directories) are calculated and shown.</text:p>
      <text:p text:style-name="Note">Note:<text:tab/>It is also possible via the context menu to explicitly ask for the size of the selected directory (sum of files in the directory and all included sub-directories).</text:p>
      <text:h text:style-name="Heading_20_4" text:outline-level="4"><draw:frame draw:style-name="fr2" draw:name="Frame2" text:anchor-type="paragraph" svg:width="111.39mm" draw:z-index="2"><draw:text-box fo:min-height="93.13mm"><text:p text:style-name="Figure"><draw:frame draw:style-name="fr13" draw:name="graphics2" text:anchor-type="paragraph" svg:width="111.39mm" svg:height="93.13mm" draw:z-index="11"><draw:image xlink:href="../images/entries.png" xlink:type="simple" xlink:show="embed" xlink:actuate="onLoad" loext:mime-type="image/png"/></draw:frame>Figure <text:sequence text:ref-name="refFigure1" text:name="Figure" text:formula="ooow:Figure+1" style:num-format="1">2</text:sequence>: <text:span text:style-name="T41">Entries</text:span></text:p></draw:text-box></draw:frame><text:bookmark-start text:name="__RefHeading__16280_1510295094"/><text:soft-page-break/>Images<text:bookmark-end text:name="__RefHeading__16280_1510295094"/></text:h>
      <text:p text:style-name="Text_20_Body_20_Start">Similar to files <text:span text:style-name="T44">entries and</text:span> directories in the files tab, in the images tab (see example figure <text:sequence-ref text:reference-format="value" text:ref-name="refFigure2">3</text:sequence-ref>: <text:sequence-ref text:reference-format="caption" text:ref-name="refFigure2">Images</text:sequence-ref>) devices can be selected to be stored into an archive as block device images.</text:p>
      <text:p text:style-name="Note">Note:<text:tab/>The block device should not be mounted while creating an image backup.</text:p>
      <text:h text:style-name="Heading_20_4" text:outline-level="4"><draw:frame draw:style-name="fr2" draw:name="Frame3" text:anchor-type="paragraph" svg:width="111.39mm" draw:z-index="3"><draw:text-box fo:min-height="93.13mm"><text:p text:style-name="Figure"><draw:frame draw:style-name="fr13" draw:name="graphics3" text:anchor-type="paragraph" svg:width="111.39mm" svg:height="93.13mm" draw:z-index="7"><draw:image xlink:href="../images/images.png" xlink:type="simple" xlink:show="embed" xlink:actuate="onLoad" loext:mime-type="image/png"/></draw:frame>Figure <text:sequence text:ref-name="refFigure2" text:name="Figure" text:formula="ooow:Figure+1" style:num-format="1">3</text:sequence>: Images</text:p></draw:text-box></draw:frame><text:bookmark-start text:name="__RefHeading__16282_1510295094"/><text:soft-page-break/>Filters <text:span text:style-name="T24">&amp; Mounts</text:span><text:bookmark-end text:name="__RefHeading__16282_1510295094"/></text:h>
      <text:p text:style-name="Text_20_Body_20_Start">In the filters <text:span text:style-name="T44">and mounts </text:span>tab (see example figure <text:sequence-ref text:reference-format="value" text:ref-name="refFigure3">4</text:sequence-ref>: <text:sequence-ref text:reference-format="caption" text:ref-name="refFigure3">Filters and mounts</text:sequence-ref>) general include and exclude filters can be specified. Files, directories, links, hard links, special files, and device matching to an include filter <text:span text:style-name="Number_20_Mark"><text:span text:style-name="T45">B</text:span></text:span><text:span text:style-name="T45"> </text:span>and do not match to an exclude filter <text:span text:style-name="Number_20_Mark"><text:span text:style-name="T45">C</text:span></text:span><text:span text:style-name="T45"> </text:span>are included into the created archive. Entries which are explicitly excluded will never be stored into an archive.</text:p>
      <text:p text:style-name="P23"><text:span text:style-name="T45">Besides listing included and excluded entries also script commands can be specified which are executed to create a list of included </text:span><text:span text:style-name="Number_20_Mark"><text:span text:style-name="T45">D</text:span></text:span><text:span text:style-name="T45"> or excluded entries </text:span><text:span text:style-name="Number_20_Mark"><text:span text:style-name="T45">E</text:span></text:span>. <text:span text:style-name="T45">The scripts should output in each line a single entry name on standard output.</text:span></text:p>
      <text:p text:style-name="P23"><text:span text:style-name="T45">To automatically mount and unmount file systems mounts </text:span><text:span text:style-name="Number_20_Mark"><text:span text:style-name="T45">F</text:span></text:span> <text:span text:style-name="T45">may be defined. The mount name must match an entry in the system mount table</text:span><text:span text:style-name="T45"><text:note text:id="ftn11" text:note-class="footnote"><text:note-citation>11</text:note-citation><text:note-body><text:p text:style-name="P49">On Linux this is usually <text:span text:style-name="Filename">/etc/fstab</text:span>.</text:p></text:note-body></text:note></text:span><text:span text:style-name="T45">. When the job is executed all mounts are mounted if not already mounted and unmounted after the job is executed if the mount was executed before or when the checkbox </text:span><text:span text:style-name="Command"><text:span text:style-name="T45">always unmount</text:span></text:span><text:span text:style-name="T45"> is set.</text:span></text:p>
      <text:h text:style-name="Heading_20_4" text:outline-level="4"><draw:frame draw:style-name="fr3" draw:name="Frame4" text:anchor-type="paragraph" svg:width="111.39mm" draw:z-index="4"><draw:text-box fo:min-height="93.13mm"><text:p text:style-name="Figure"><draw:frame draw:style-name="fr14" draw:name="graphics4" text:anchor-type="paragraph" svg:width="111.39mm" svg:height="93.13mm" draw:z-index="12"><draw:image xlink:href="../images/filters+mounts.png" xlink:type="simple" xlink:show="embed" xlink:actuate="onLoad" loext:mime-type="image/png"/></draw:frame>Figure <text:sequence text:ref-name="refFigure3" text:name="Figure" text:formula="ooow:Figure+1" style:num-format="1">4</text:sequence>: Filters <text:span text:style-name="T44">and mounts</text:span></text:p></draw:text-box></draw:frame><text:bookmark-start text:name="__RefHeading__30546110"/><text:soft-page-break/>Storage<text:bookmark-end text:name="__RefHeading__30546110"/></text:h>
      <text:p text:style-name="Text_20_Body_20_Start">With the storage tab (see example figure <text:sequence-ref text:reference-format="value" text:ref-name="refFigure4">5</text:sequence-ref>: <text:sequence-ref text:reference-format="caption" text:ref-name="refFigure4">Storage</text:sequence-ref>) different settings for storing created archive files can be edited. In this tab the archive part size, compression, encryption and the storage name and location can be set.</text:p>
      <text:p text:style-name="P23"><draw:frame draw:style-name="fr2" draw:name="Frame5" text:anchor-type="paragraph" svg:width="111.39mm" draw:z-index="17"><draw:text-box fo:min-height="93.13mm"><text:p text:style-name="Filters"><draw:frame draw:style-name="fr14" draw:name="graphics5" text:anchor-type="paragraph" svg:width="111.39mm" svg:height="93.13mm" draw:z-index="18"><draw:image xlink:href="../images/storage.png" xlink:type="simple" xlink:show="embed" xlink:actuate="onLoad" loext:mime-type="image/png"/></draw:frame>Figure <text:sequence text:ref-name="refFigure4" text:name="Figure" text:formula="ooow:Figure+1" style:num-format="1">5</text:sequence>: Storage</text:p></draw:text-box></draw:frame><text:span text:style-name="T45">Created archives may be unlimited or split </text:span><text:span text:style-name="Number_20_Mark"><text:span text:style-name="T45">B</text:span></text:span><text:span text:style-name="T45"> and compressed </text:span><text:span text:style-name="Number_20_Mark"><text:span text:style-name="T45">C</text:span></text:span><text:span text:style-name="T45">. Entries should never be compressed, e. g. because they are already compressed, can be added to the compress exclude list </text:span><text:soft-page-break/><text:span text:style-name="Number_20_Mark"><text:span text:style-name="T45">D</text:span></text:span><text:span text:style-name="T45">. If the archives should be encrypted, too, the encryption algorithm, key and the password may be specified </text:span><text:span text:style-name="Number_20_Mark"><text:span text:style-name="T45">E</text:span></text:span><text:span text:style-name="T45">. Also the default archive mode </text:span><text:span text:style-name="Number_20_Mark"><text:span text:style-name="T45">F</text:span></text:span><text:span text:style-name="T45"> can be set here.</text:span></text:p>
      <text:p text:style-name="Text_20_body">In the archive file name field <text:span text:style-name="Number_20_Mark"><text:span text:style-name="T45">G</text:span></text:span><text:span text:style-name="T45"> </text:span>the button <draw:frame draw:style-name="fr15" draw:name="graphics11" text:anchor-type="as-char" svg:width="4.23mm" svg:height="4.23mm" draw:z-index="32"><draw:image xlink:href="Pictures/1000020100000010000000109C45C239BCB52C34.png" xlink:type="simple" xlink:show="embed" xlink:actuate="onLoad" loext:mime-type="image/png"/></draw:frame><text:s/>open an editor dialog for the archive file name. With <draw:frame draw:style-name="fr16" draw:name="graphics7" text:anchor-type="as-char" svg:y="-3.02mm" svg:width="4.23mm" svg:height="3.18mm" draw:z-index="24"><draw:image xlink:href="Pictures/10000200000000100000000CE7C2D0B669077D74.gif" xlink:type="simple" xlink:show="embed" xlink:actuate="onLoad" loext:mime-type="image/gif"/></draw:frame><text:s/><text:span text:style-name="T46">button </text:span>the system file selector dial<text:span text:style-name="T46">o</text:span>g is opened. The <text:span text:style-name="T46">archive name </text:span>editor dialog include all possible variable patterns <text:span text:style-name="T46">an archive</text:span> name may include (see example figure <text:sequence-ref text:reference-format="value" text:ref-name="refFigure5">6</text:sequence-ref>: <text:sequence-ref text:reference-format="caption" text:ref-name="refFigure5">Archive name editor</text:sequence-ref>). The archive file name can simply be <text:span text:style-name="T46">edited</text:span> by drag and drop of the variable patterns into the name field. Parts can be removed by drag and drop onto the trashcan symbol or by pressing the DEL key on the keyboard.</text:p>
      <text:p text:style-name="Text_20_body"><draw:frame draw:style-name="fr4" draw:name="Frame6" text:anchor-type="paragraph" svg:width="112.2mm" style:rel-width="66%" svg:height="86.45mm" draw:z-index="14"><draw:text-box fo:min-height="35%"><text:p text:style-name="Figure"><draw:frame draw:style-name="fr17" draw:name="Image5" text:anchor-type="paragraph" svg:width="170mm" style:rel-width="100%" svg:height="118.96mm" style:rel-height="scale" draw:z-index="15"><draw:image xlink:href="../images/archivename-editor.png" xlink:type="simple" xlink:show="embed" xlink:actuate="onLoad" loext:mime-type="image/png"/></draw:frame>Figure <text:sequence text:ref-name="refFigure5" text:name="Figure" text:formula="ooow:Figure+1" style:num-format="1">6</text:sequence>: Archive name editor</text:p></draw:text-box></draw:frame>In the incremental file name field <text:span text:style-name="Number_20_Mark">H</text:span> the incremental file name may be specified. In the destination settings <text:span text:style-name="Number_20_Mark">I </text:span>the storage destination of the created archives can be specified including storage or medium size limits, overwrite mode, host name, login credentials, device names, error correction code settings, <text:span text:style-name="T65">and blanking a medium.</text:span></text:p>
      <text:h text:style-name="P107" text:outline-level="4"><text:bookmark-start text:name="__RefHeading__14185_608817561"/>Scripts<text:bookmark-end text:name="__RefHeading__14185_608817561"/></text:h>
      <text:p text:style-name="P26"><draw:frame draw:style-name="fr5" draw:name="Frame14" text:anchor-type="paragraph" svg:width="112.2mm" style:rel-width="66%" svg:height="94.23mm" style:rel-height="scale-min" draw:z-index="19"><draw:text-box><text:p text:style-name="Figure"><draw:frame draw:style-name="fr17" draw:name="Image9" text:anchor-type="paragraph" svg:width="112.2mm" style:rel-width="100%" svg:height="94.23mm" style:rel-height="scale" draw:z-index="20"><draw:image xlink:href="../images/scripts.png" xlink:type="simple" xlink:show="embed" xlink:actuate="onLoad" loext:mime-type="image/png"/></draw:frame>Figure <text:sequence text:ref-name="refFigure6" text:name="Figure" text:formula="ooow:Figure+1" style:num-format="1">7</text:sequence>: Scripts</text:p></draw:text-box></draw:frame><text:soft-page-break/>In the scripts tab <text:span text:style-name="T54">(see example figure </text:span><text:span text:style-name="T54"><text:sequence-ref text:reference-format="value" text:ref-name="refFigure6">7</text:sequence-ref></text:span><text:span text:style-name="T54">: </text:span><text:span text:style-name="T54"><text:sequence-ref text:reference-format="caption" text:ref-name="refFigure6">Scripts</text:sequence-ref></text:span><text:span text:style-name="T54">) </text:span>pre- <text:span text:style-name="Number_20_Mark">B</text:span> and post-scripts <text:span text:style-name="Number_20_Mark">C</text:span> may be defined which are executed before the job starts and after the job <text:span text:style-name="T54">has</text:span> terminated. Scripts may contain special variables like <text:span text:style-name="Variable">%name</text:span>, <text:span text:style-name="Variable">%archive,</text:span> %<text:span text:style-name="T70">ype, </text:span><text:span text:style-name="Variable">%file</text:span>, <text:span text:style-name="Variable">%directory</text:span> which are expanded <text:span text:style-name="T54">to </text:span>the current job name, the full archive name, the archive file name and the archive directory part. <text:span text:style-name="T53">With the test buttons </text:span><text:span text:style-name="Number_20_Mark"><text:span text:style-name="T53">D</text:span></text:span><text:span text:style-name="T53">,</text:span><text:span text:style-name="Number_20_Mark"><text:span text:style-name="T53">E</text:span></text:span><text:span text:style-name="T53"> the scripts can be executed for a test run.</text:span></text:p>
      <text:p text:style-name="Note">Note:<text:tab/><text:span text:style-name="T85">S</text:span>cripts are executed with the current shell command defined with the environment variable SHELL or /bin/sh if that variable does not exists.</text:p>
      <text:h text:style-name="Heading_20_4" text:outline-level="4"><text:bookmark-start text:name="__RefHeading__16284_1510295094"/>Schedule<text:bookmark-end text:name="__RefHeading__16284_1510295094"/></text:h>
      <text:p text:style-name="Text_20_Body_20_Start">In the schedule tab (see example figure <text:sequence-ref text:reference-format="value" text:ref-name="refFigure7">8</text:sequence-ref>: <text:sequence-ref text:reference-format="caption" text:ref-name="refFigure7">Scheduler</text:sequence-ref>) repeated schedule <text:span text:style-name="T47">date </text:span><text:span text:style-name="Number_20_Mark"><text:span text:style-name="T47">B</text:span></text:span><text:span text:style-name="T47">, weekdays </text:span><text:span text:style-name="Number_20_Mark"><text:span text:style-name="T55">C</text:span></text:span><text:span text:style-name="T55"> and </text:span>time <text:span text:style-name="Number_20_Mark"><text:span text:style-name="T47">D</text:span></text:span><text:span text:style-name="T47"> </text:span>for the backup job can be defined. Also the type of the created archive (default, normal, full, incremental, <text:s/>differential, or continuous) <text:span text:style-name="Number_20_Mark"><text:span text:style-name="T47">E</text:span></text:span><text:span text:style-name="T47">, for continuous backups the time interval </text:span><text:span text:style-name="Number_20_Mark"><text:span text:style-name="T47">F</text:span></text:span><text:span text:style-name="T47">. The time interval is the time window where changed files, directory, links, hard links or special files are collected for a continuous backup run. If no files are changed the backup job is skipped for the current time window. Optionally</text:span> a custom text <text:span text:style-name="Number_20_Mark"><text:span text:style-name="T47">G</text:span></text:span><text:span text:style-name="T47"> may</text:span> be defined, <text:span text:style-name="T47">too</text:span>.</text:p>
      <text:p text:style-name="Text_20_body">For a schedule the minimal number of executed jobs to keep <text:span text:style-name="Number_20_Mark"><text:span text:style-name="T55">H</text:span></text:span>, the maximal number of executed jobs to keep <text:span text:style-name="Number_20_Mark"><text:span text:style-name="T55">I</text:span></text:span> and the maximal age of executed jobs <text:span text:style-name="Number_20_Mark"><text:span text:style-name="T55">J</text:span></text:span> can be defined. If more jobs exists or are older than the specified age then the storage files of the oldest jobs are automatically deleted. With this feature a “ring buffer” behavior is supported, e. g. to hold the storage files for at least some specific number of backups, the maximal number of backups to hold and the max. age of a backup.</text:p>
      <text:p text:style-name="P24">A schedule must be enabled to become active and executed. This can be done in the edit dialog or in the schedule list <text:span text:style-name="Number_20_Mark"><text:span text:style-name="T55">K</text:span></text:span>.</text:p>
      <text:p text:style-name="Note">Note:<text:tab/>If a backup job was missed to execute because the <text:span text:style-name="Name">BAR</text:span> server was not running at the specified time, the missed job will executed immediately when the <text:span text:style-name="Name">BAR</text:span> server is restarted the next time. <text:span text:style-name="T86">A job will be executed only if it was missed for max. 30 days.</text:span></text:p>
      <text:h text:style-name="P108" text:outline-level="4"><draw:frame draw:style-name="fr2" draw:name="Frame7" text:anchor-type="paragraph" svg:width="111.39mm" draw:z-index="5"><draw:text-box fo:min-height="93.13mm"><text:p text:style-name="Figure"><draw:frame draw:style-name="fr14" draw:name="graphics6" text:anchor-type="paragraph" svg:width="111.39mm" svg:height="93.13mm" draw:z-index="13"><draw:image xlink:href="../images/schedule.png" xlink:type="simple" xlink:show="embed" xlink:actuate="onLoad" loext:mime-type="image/png"/></draw:frame>Figure <text:sequence text:ref-name="refFigure7" text:name="Figure" text:formula="ooow:Figure+1" style:num-format="1">8</text:sequence>: Scheduler</text:p></draw:text-box></draw:frame><text:bookmark-start text:name="__RefHeading__16286_1510295094"/><text:soft-page-break/>Persistence<text:bookmark-end text:name="__RefHeading__16286_1510295094"/></text:h>
      <text:p text:style-name="Text_20_Body_20_Start"><draw:frame draw:style-name="fr6" draw:name="Frame12" text:anchor-type="paragraph" svg:width="111.13mm" draw:z-index="33"><draw:text-box fo:min-height="91.93mm"><text:p text:style-name="Figure"><draw:frame draw:style-name="fr17" draw:name="Image4" text:anchor-type="paragraph" svg:width="111.13mm" style:rel-width="100%" svg:height="91.93mm" style:rel-height="scale" draw:z-index="34"><draw:image xlink:href="../images/schedule.png" xlink:type="simple" xlink:show="embed" xlink:actuate="onLoad" loext:mime-type="image/png"/></draw:frame>Figure <text:sequence text:ref-name="refFigure8" text:name="Figure" text:formula="ooow:Figure+1" style:num-format="1">9</text:sequence>: Persistenc</text:p></draw:text-box></draw:frame>In the persistence tab <text:span text:style-name="T88">(see example figure </text:span><text:span text:style-name="T88"><text:sequence-ref text:reference-format="value" text:ref-name="refFigure8">9</text:sequence-ref></text:span><text:span text:style-name="T88">: </text:span><text:span text:style-name="T88"><text:sequence-ref text:reference-format="caption" text:ref-name="refFigure8">Persistenc</text:sequence-ref></text:span><text:span text:style-name="T88">) the time periods to keep created archives can be defined. For each archive type the minimal number of entities to keep </text:span><text:span text:style-name="Number_20_Mark"><text:span text:style-name="T55">H</text:span></text:span><text:span text:style-name="T87">, the maximal number of entities to keep </text:span><text:span text:style-name="Number_20_Mark"><text:span text:style-name="T55">I</text:span></text:span><text:span text:style-name="T87"> and the maximal age of an entity </text:span><text:span text:style-name="Number_20_Mark"><text:span text:style-name="T55">J</text:span></text:span><text:span text:style-name="T87"> can be defined. If more entities exists or if an entity is older than the specified age then the entity and storage files of the entity are automatically deleted. With this feature a “ring buffer” behavior is supported, e. g. to hold the storage files for at least some specific number of backups, the maximal number of backups to hold and the max. age of a backup.</text:span></text:p>
      <text:p text:style-name="P27"><text:soft-page-break/>A typical persistence setup could be:</text:p>
      <text:list xml:id="list104054321962664" text:continue-numbering="true" text:style-name="List_20_1">
        <text:list-item>
          <text:p text:style-name="List_20_1_20_Start">keep incremental backups for four weeks</text:p>
        </text:list-item>
        <text:list-item>
          <text:p text:style-name="List_20_1">keep one full backup for four weeks</text:p>
        </text:list-item>
        <text:list-item>
          <text:p text:style-name="List_20_1">keep one full backup for six months</text:p>
        </text:list-item>
        <text:list-item>
          <text:p text:style-name="List_20_1">keep one full backup for one year</text:p>
        </text:list-item>
        <text:list-item>
          <text:p text:style-name="List_20_1_20_End">keep continuous backups for one week</text:p>
        </text:list-item>
      </text:list>
      <text:p text:style-name="Note">Note:<text:tab/>The oldest entity in a period may not be deleted if the entity is “in transit” to a following period.</text:p>
      <text:h text:style-name="P108" text:outline-level="4"><text:bookmark-start text:name="__RefHeading__12408_1972768539"/>Comment<text:bookmark-end text:name="__RefHeading__12408_1972768539"/></text:h>
      <text:p text:style-name="Text_20_Body_20_Start">In the comment tab a text comment can be entered which is included in the created archive files as a comment.</text:p>
      <text:h text:style-name="P143" text:outline-level="3"><text:bookmark-start text:name="__RefHeading__12410_1972768539"/>Restore tab<text:bookmark-end text:name="__RefHeading__12410_1972768539"/></text:h>
      <text:p text:style-name="Text_20_Body_20_Start">In the restore tab (see example figure <text:sequence-ref text:reference-format="value" text:ref-name="refFigure9">10</text:sequence-ref>: <text:sequence-ref text:reference-format="caption" text:ref-name="refFigure9">Restoring files</text:sequence-ref>) <text:span text:style-name="T25">entries</text:span> can be restored from archives.<text:note text:id="ftn12" text:note-class="footnote"><text:note-citation>12</text:note-citation><text:note-body><text:p text:style-name="Footnote">The internal database must be enabled to use the functions on the restore tab.</text:p></text:note-body></text:note> In the <text:span text:style-name="T25">top tree view </text:span><text:span text:style-name="Number_20_Mark"><text:span text:style-name="T25">B</text:span></text:span><text:span text:style-name="T25"> resp. </text:span>list <text:span text:style-name="Number_20_Mark"><text:span text:style-name="T47">C</text:span></text:span><text:span text:style-name="T47"> </text:span>all known storage archives are listed. <text:span text:style-name="T25">The tree view show jobs</text:span><text:span text:style-name="T25"><text:note text:id="ftn13" text:note-class="footnote"><text:note-citation>13</text:note-citation><text:note-body><text:p text:style-name="P45">If a job is unknown, e. g. was deleted, only the internal UUID is shown instead of the name.</text:p></text:note-body></text:note></text:span><text:span text:style-name="T25">, entities and archives as a tree. The list show just the archives of all jobs and entities. Via the context menu (click right mouse button) the existing archives may be added to the index database, removed or refreshed, archives or entities may be re-assigned to other jobs or entities and the entity type can be changed. It also possible to remove archives from the index database as well delete them from the storage location, too.</text:span></text:p>
      <text:p text:style-name="Note">Note:<text:tab/>Deleting storages is not reversible!</text:p>
      <text:p text:style-name="Text_20_Body_20_Start">In the input field <text:span text:style-name="Command">Filter:</text:span> <text:span text:style-name="Number_20_Mark"><text:span text:style-name="T47">D</text:span></text:span><text:span text:style-name="T47"> </text:span>parts of storage archive names can be entered <text:span text:style-name="T25">(multiple words, at least 3 characters)</text:span>. <text:span text:style-name="T25">Archive names which contain the filter words </text:span>are listed immediately. <text:span text:style-name="T25">The state filter </text:span><text:span text:style-name="Number_20_Mark"><text:span text:style-name="T25">E</text:span></text:span><text:span text:style-name="T25"> in the top list filter the archives by there current state. </text:span>After selecting some storage archives <text:span text:style-name="T47">with the checkboxes </text:span><text:span text:style-name="Number_20_Mark"><text:span text:style-name="T47">F</text:span></text:span><text:span text:style-name="T47"> </text:span>the <text:span text:style-name="T32">content of </text:span>whole archives can be restored with the <text:span text:style-name="Command">Restore</text:span>-button <text:span text:style-name="Number_20_Mark"><text:span text:style-name="T48">G</text:span></text:span>.</text:p>
      <text:p text:style-name="P19">The bottom list <text:span text:style-name="Number_20_Mark"><text:span text:style-name="T48">H</text:span></text:span><text:span text:style-name="T48"> </text:span>show entries which are stored in some archive. By entering parts of names <text:span text:style-name="T25">(multiple words, at least 3 characters) in the input field </text:span><text:span text:style-name="Command"><text:span text:style-name="T25">Filter:</text:span></text:span> <text:span text:style-name="Number_20_Mark"><text:span text:style-name="T48">I</text:span></text:span><text:span text:style-name="T48"> </text:span>entries <text:span text:style-name="T25">which contain the filter words </text:span>are listed immediately<text:note text:id="ftn14" text:note-class="footnote"><text:note-citation>14</text:note-citation><text:note-body><text:p text:style-name="P44">For technical reasons the total list length is limited. If more entries exists only the first 32000 may be viewed in the list.</text:p></text:note-body></text:note>. After selecting some entries those entries can be restored with the <text:span text:style-name="Command">Restore</text:span>-button <text:span text:style-name="Number_20_Mark"><text:span text:style-name="T48">J</text:span></text:span>.</text:p>
      <text:p text:style-name="P17">The <text:span text:style-name="Command">count</text:span> value <text:span text:style-name="Number_20_Mark"><text:span text:style-name="T48">K</text:span></text:span><text:span text:style-name="T48">,</text:span><text:span text:style-name="Number_20_Mark"><text:span text:style-name="T48">L</text:span></text:span><text:span text:style-name="T48"> </text:span>in the upper left of the lists show the number of total <text:span text:style-name="T33">archives resp. </text:span>entries.</text:p>
      <text:p text:style-name="P17">If one or more archives are selected in the top list only entries in those archives are listed in the bottom list. With the <draw:frame draw:style-name="fr15" draw:name="Image6" text:anchor-type="as-char" svg:width="3.88mm" svg:height="3.88mm" draw:z-index="16"><draw:image xlink:href="Pictures/100000000000000B0000000BBB44835D32CCA18B.png" xlink:type="simple" xlink:show="embed" xlink:actuate="onLoad" loext:mime-type="image/png"/></draw:frame><text:s/>button all entries in the lists can be selected resp. with the <draw:frame draw:style-name="fr15" draw:name="Image7" text:anchor-type="as-char" svg:width="3.88mm" svg:height="3.88mm" draw:z-index="8"><draw:image xlink:href="Pictures/100000000000000B0000000B4DFF7AF9EE6CBD7C.png" xlink:type="simple" xlink:show="embed" xlink:actuate="onLoad" loext:mime-type="image/png"/></draw:frame><text:s/>button the selection can be cleared.</text:p>
      <text:p text:style-name="P20">The entr<text:span text:style-name="T48">y</text:span> <text:span text:style-name="T48">types </text:span>shown in the bottom list can be filtered by files, images, directories, links, hard links and special entries <text:span text:style-name="T48">with the type filter</text:span> <text:span text:style-name="Number_20_Mark"><text:span text:style-name="T48">M</text:span></text:span>. Only entries with the matching type are shown in the list.</text:p>
      <text:p text:style-name="Text_20_body">If the check box <text:span text:style-name="Command">newest only</text:span> <text:span text:style-name="Number_20_Mark"><text:span text:style-name="T48">N</text:span></text:span><text:span text:style-name="T48"> </text:span>only the newest entries are shown, otherwise all existing entries are shown.</text:p>
      <text:p text:style-name="P19"><text:soft-page-break/><text:span text:style-name="T33">After one of the restore buttons is selected a restore dialog opens (see example figure </text:span><text:span text:style-name="T33"><text:sequence-ref text:reference-format="value" text:ref-name="refFigure10">11</text:sequence-ref></text:span><text:span text:style-name="T33">: </text:span><text:span text:style-name="T33"><text:sequence-ref text:reference-format="caption" text:ref-name="refFigure10">Restore dialog</text:sequence-ref></text:span><text:span text:style-name="T33">) with a list of archives or single entries to restore B. </text:span>If a different restore destination is required, the directory <text:span text:style-name="Number_20_Mark"><text:span text:style-name="T48">C</text:span></text:span><text:span text:style-name="T48"> of </text:span>the restore can be selected in the <text:span text:style-name="T25">dialog. There also the check box </text:span><text:span text:style-name="Command"><text:span text:style-name="T25">directory content</text:span></text:span><text:span text:style-name="T25"> </text:span><text:span text:style-name="Number_20_Mark"><text:span text:style-name="T56">D</text:span></text:span><text:span text:style-name="T25"> can be selected to restore directories including their content</text:span>. By selecting the check box <text:span text:style-name="Command">overwrite exiting files</text:span> <text:span text:style-name="Number_20_Mark"><text:span text:style-name="T56">E</text:span></text:span><text:span text:style-name="T48"> </text:span>already existing files are overwritten. <text:span text:style-name="T26">With the button </text:span><text:span text:style-name="Command"><text:span text:style-name="T26">Start restore</text:span></text:span><text:span text:style-name="T26"> </text:span><text:span text:style-name="Number_20_Mark"><text:span text:style-name="T56">F</text:span></text:span><text:span text:style-name="T26"> the restore of entries can be started.</text:span></text:p>
      <text:p text:style-name="Note">Note:<text:tab/>Details for storage archives in the <text:span text:style-name="T25">top</text:span> list and entries in the lower list can be displayed by positioning the mouse over an entry in the <text:span text:style-name="T25">right</text:span> part of the list <text:span text:style-name="T25">or via the context menu.</text:span></text:p>
      <text:p text:style-name="Note"><draw:frame draw:style-name="fr2" draw:name="Frame8" text:anchor-type="paragraph" svg:width="100.86mm" draw:z-index="6"><draw:text-box fo:min-height="84.54mm"><text:p text:style-name="Figure"><draw:frame draw:style-name="fr18" draw:name="graphics9" text:anchor-type="paragraph" svg:width="100.86mm" svg:height="84.31mm" draw:z-index="9"><draw:image xlink:href="../images/restore.png" xlink:type="simple" xlink:show="embed" xlink:actuate="onLoad" loext:mime-type="image/png"/></draw:frame>Figure <text:sequence text:ref-name="refFigure9" text:name="Figure" text:formula="ooow:Figure+1" style:num-format="1">10</text:sequence>: Restoring files</text:p></draw:text-box></draw:frame></text:p>
      <text:p text:style-name="Text_20_body"><draw:frame draw:style-name="fr7" draw:name="Frame13" text:anchor-type="paragraph" style:rel-width="66%" svg:height="143.26mm" draw:z-index="21"><draw:text-box fo:min-height="58%" fo:min-width="112.2mm"><text:p text:style-name="Figure"><draw:frame draw:style-name="fr17" draw:name="Image8" text:anchor-type="paragraph" svg:width="170mm" style:rel-width="100%" svg:height="142.68mm" style:rel-height="scale" draw:z-index="22"><draw:image xlink:href="../images/restore-dialog.png" xlink:type="simple" xlink:show="embed" xlink:actuate="onLoad" loext:mime-type="image/png"/></draw:frame>Figure <text:sequence text:ref-name="refFigure10" text:name="Figure" text:formula="ooow:Figure+1" style:num-format="1">11</text:sequence>: Restore dialog</text:p></draw:text-box></draw:frame><text:soft-page-break/></text:p>
      <text:h text:style-name="P147" text:outline-level="3"><text:bookmark-start text:name="__RefHeading__12251_695893263"/>Server settings<text:bookmark-end text:name="__RefHeading__12251_695893263"/></text:h>
      <text:p text:style-name="Text_20_Body_20_Start">The server settings can be either modified by editing the text configuration file in <text:span text:style-name="Filename">/etc/bar/bar.cfg</text:span> or with <text:span text:style-name="Name"><text:span text:style-name="T28">BARC</text:span></text:span><text:span text:style-name="Name">ontrol</text:span> in the server settings dialog<text:note text:id="ftn15" text:note-class="footnote"><text:note-citation>15</text:note-citation><text:note-body><text:p text:style-name="P43">Several configuration files may exists which are concatenated in the ordering they are specified on the <text:span text:style-name="Name">BAR</text:span> command line.</text:p></text:note-body></text:note> (see example figure <text:sequence-ref text:reference-format="value" text:ref-name="refFigure12">13</text:sequence-ref>: <text:sequence-ref text:reference-format="caption" text:ref-name="refFigure12">Servers settings</text:sequence-ref>). When the server configuration is changed with <text:span text:style-name="Name"><text:span text:style-name="T28">BARC</text:span></text:span><text:span text:style-name="Name">ontrol</text:span>, the last writable configuration file <text:span text:style-name="T34">in the list of configurations files </text:span>is used to store the modifications.</text:p>
      <text:p text:style-name="Note">Note:<text:tab/><text:span text:style-name="Name">BARControl</text:span> try to keep all information in the modified configuration file except the changed values. However there is no guarantee that manual made modifications in the file are not lost.</text:p>
      <text:h text:style-name="Heading_20_4" text:outline-level="4"><text:bookmark-start text:name="__RefHeading__12253_695893263"/>General<text:bookmark-end text:name="__RefHeading__12253_695893263"/></text:h>
      <text:p text:style-name="Text_20_Body_20_Start">In the general <text:span text:style-name="T49">sub-</text:span>tab general settings of the <text:span text:style-name="Name">BAR</text:span> server can be modified (see example figure <text:sequence-ref text:reference-format="value" text:ref-name="refFigure11">12</text:sequence-ref>: <text:sequence-ref text:reference-format="caption" text:ref-name="refFigure11">Server general settings</text:sequence-ref>). <text:span text:style-name="T49">This include the</text:span></text:p>
      <text:list xml:id="list104054417679659" text:continue-numbering="true" text:style-name="List_20_1">
        <text:list-item>
          <text:p text:style-name="List_20_1_20_Start"><text:span text:style-name="T49">temporary directory </text:span><text:span text:style-name="Number_20_Mark"><text:span text:style-name="T49">B</text:span></text:span><text:span text:style-name="T49">,</text:span></text:p>
        </text:list-item>
        <text:list-item>
          <text:p text:style-name="P131"><text:span text:style-name="T49">the nice level </text:span><text:span text:style-name="Number_20_Mark"><text:span text:style-name="T49">C</text:span></text:span><text:span text:style-name="T49">,</text:span></text:p>
        </text:list-item>
        <text:list-item>
          <text:p text:style-name="P131"><text:span text:style-name="T49">the max. number of compress and encryption threads </text:span><text:span text:style-name="Number_20_Mark"><text:span text:style-name="T49">D</text:span></text:span><text:span text:style-name="T49">,</text:span></text:p>
        </text:list-item>
        <text:list-item>
          <text:p text:style-name="P131"><text:span text:style-name="T49">the minimal compress size </text:span><text:span text:style-name="Number_20_Mark"><text:span text:style-name="T49">E</text:span></text:span><text:span text:style-name="T49">,</text:span></text:p>
        </text:list-item>
        <text:list-item>
          <text:p text:style-name="P132">the jobs directory <text:span text:style-name="Number_20_Mark">F</text:span>,</text:p>
        </text:list-item>
        <text:list-item>
          <text:p text:style-name="P132">the max. size of files included in a continuous backup <text:span text:style-name="Number_20_Mark">G</text:span>,</text:p>
        </text:list-item>
        <text:list-item>
          <text:p text:style-name="P132">the file name of the index database <text:span text:style-name="Number_20_Mark">H</text:span> and if index auto-updates should be active <text:span text:style-name="Number_20_Mark">I</text:span>,</text:p>
        </text:list-item>
        <text:list-item>
          <text:p text:style-name="List_20_1_20_End"><draw:frame draw:style-name="fr8" draw:name="Frame9" text:anchor-type="paragraph" svg:y="6.86mm" style:rel-width="66%" svg:height="71.3mm" draw:z-index="23"><draw:text-box fo:min-height="30%" fo:min-width="112.2mm"><text:p text:style-name="Figure"><draw:frame draw:style-name="fr17" draw:name="Image1" text:anchor-type="paragraph" svg:width="163.65mm" style:rel-width="100%" svg:height="89.09mm" style:rel-height="scale" draw:z-index="25"><draw:image xlink:href="../images/server-general.png" xlink:type="simple" xlink:show="embed" xlink:actuate="onLoad" loext:mime-type="image/png"/></draw:frame>Figure <text:sequence text:ref-name="refFigure11" text:name="Figure" text:formula="ooow:Figure+1" style:num-format="1">12</text:sequence>: Server general settings</text:p></draw:text-box></draw:frame>the number of days archives which are not available anymore are kept in the index <text:span text:style-name="Number_20_Mark">J</text:span>.</text:p>
        </text:list-item>
      </text:list>
      <text:h text:style-name="Heading_20_4" text:outline-level="4"><text:bookmark-start text:name="__RefHeading__12255_695893263"/>Servers<text:bookmark-end text:name="__RefHeading__12255_695893263"/></text:h>
      <text:p text:style-name="Text_20_Body_20_Start">In the server <text:span text:style-name="T49">sub-</text:span>tab <text:span text:style-name="T59">(see example figure </text:span><text:span text:style-name="T59"><text:sequence-ref text:reference-format="value" text:ref-name="refFigure12">13</text:sequence-ref></text:span><text:span text:style-name="T59">: </text:span><text:span text:style-name="T59"><text:sequence-ref text:reference-format="caption" text:ref-name="refFigure12">Servers settings</text:sequence-ref></text:span><text:span text:style-name="T59">)</text:span> the <text:span text:style-name="T49">port number </text:span><text:span text:style-name="Number_20_Mark"><text:span text:style-name="T49">B</text:span></text:span><text:span text:style-name="T49"> of the </text:span><text:span text:style-name="Name"><text:span text:style-name="T49">BAR</text:span></text:span><text:span text:style-name="T49"> server, the CA/Cert/key files </text:span><text:span text:style-name="Number_20_Mark"><text:span text:style-name="T49">C</text:span></text:span><text:span text:style-name="T49"> and the server login password </text:span><text:span text:style-name="Number_20_Mark"><text:span text:style-name="T57">D</text:span></text:span><text:span text:style-name="T49"> can be changed.</text:span></text:p>
      <text:p text:style-name="P25"><draw:frame draw:style-name="fr9" draw:name="Frame10" text:anchor-type="paragraph" svg:x="0mm" svg:y="15.08mm" style:rel-width="100%" svg:height="71.63mm" draw:z-index="26"><draw:text-box fo:min-height="29%" fo:min-width="170mm"><text:p text:style-name="Figure"><draw:frame draw:style-name="fr17" draw:name="Image2" text:anchor-type="paragraph" svg:width="170mm" style:rel-width="100%" svg:height="92.55mm" style:rel-height="scale" draw:z-index="27"><draw:image xlink:href="../images/server-servers.png" xlink:type="simple" xlink:show="embed" xlink:actuate="onLoad" loext:mime-type="image/png"/></draw:frame>Figure <text:sequence text:ref-name="refFigure12" text:name="Figure" text:formula="ooow:Figure+1" style:num-format="1">13</text:sequence>: Servers settings</text:p></draw:text-box></draw:frame><text:soft-page-break/><text:span text:style-name="T49">Here also names and login credentials</text:span> can be set for a servers where archives can be stored <text:span text:style-name="Number_20_Mark"><text:span text:style-name="T49">E</text:span></text:span>. There always exists default server settings for at least one FTP, SSH, and WebDAV server. Additional servers may be <text:span text:style-name="T49">added</text:span>.</text:p>
      <text:h text:style-name="Heading_20_4" text:outline-level="4"><text:bookmark-start text:name="__RefHeading__12257_695893263"/>Commands<text:bookmark-end text:name="__RefHeading__12257_695893263"/></text:h>
      <text:p text:style-name="Text_20_Body_20_Start">In the commands <text:span text:style-name="T50">sub-</text:span>tab <text:span text:style-name="T58">(see example figure </text:span><text:span text:style-name="T58"><text:sequence-ref text:reference-format="value" text:ref-name="refFigure13">14</text:sequence-ref></text:span><text:span text:style-name="T58">: </text:span><text:span text:style-name="T58"><text:sequence-ref text:reference-format="caption" text:ref-name="refFigure13">Server command settings</text:sequence-ref></text:span><text:span text:style-name="T58">) </text:span>the <text:span text:style-name="T49">device name </text:span><text:span text:style-name="Number_20_Mark"><text:span text:style-name="T49">B</text:span></text:span><text:span text:style-name="T49"> and </text:span>external commands for writing CD/DVD/BD and devices <text:span text:style-name="Number_20_Mark"><text:span text:style-name="T49">C</text:span></text:span><text:span text:style-name="T49"> </text:span>can be defined.</text:p>
      <text:h text:style-name="Heading_20_4" text:outline-level="4"><draw:frame draw:style-name="fr10" draw:name="Frame15" text:anchor-type="paragraph" svg:y="0.65mm" svg:width="170mm" draw:z-index="28"><draw:text-box fo:min-height="92.55mm"><text:p text:style-name="Figure"><draw:frame draw:style-name="fr17" draw:name="Image10" text:anchor-type="paragraph" svg:width="170mm" style:rel-width="100%" svg:height="92.55mm" style:rel-height="scale" draw:z-index="29"><draw:image xlink:href="../images/server-commands.png" xlink:type="simple" xlink:show="embed" xlink:actuate="onLoad" loext:mime-type="image/png"/></draw:frame>Figure <text:sequence text:ref-name="refFigure13" text:name="Figure" text:formula="ooow:Figure+1" style:num-format="1">14</text:sequence>: Server command settings</text:p></draw:text-box></draw:frame><text:bookmark-start text:name="__RefHeading__12259_695893263"/><text:span text:style-name="T49">Verbosity &amp; </text:span>Log<text:bookmark-end text:name="__RefHeading__12259_695893263"/></text:h>
      <text:p text:style-name="Text_20_Body_20_Start">In the <text:span text:style-name="T50">verbosity and </text:span>log <text:span text:style-name="T50">sub-</text:span>tab (see example figure <text:sequence-ref text:reference-format="value" text:ref-name="refFigure14">15</text:sequence-ref>: <text:sequence-ref text:reference-format="caption" text:ref-name="refFigure14">Server verbosity &amp; log settings</text:sequence-ref>) the</text:p>
      <text:list xml:id="list104056053403358" text:continue-numbering="true" text:style-name="List_20_1">
        <text:list-item>
          <text:p text:style-name="List_20_1_20_Start"><text:soft-page-break/>log <text:span text:style-name="T50">level </text:span><text:span text:style-name="Number_20_Mark"><text:span text:style-name="T50">B</text:span></text:span><text:span text:style-name="T50">,</text:span></text:p>
        </text:list-item>
        <text:list-item>
          <text:p text:style-name="P133"><text:span text:style-name="T50">the log </text:span>types <text:span text:style-name="Number_20_Mark"><text:span text:style-name="T50">C</text:span></text:span>,</text:p>
        </text:list-item>
        <text:list-item>
          <text:p text:style-name="P133">the log file name <text:span text:style-name="Number_20_Mark"><text:span text:style-name="T50">D</text:span></text:span>,</text:p>
        </text:list-item>
        <text:list-item>
          <text:p text:style-name="P133">the log format <text:span text:style-name="Number_20_Mark"><text:span text:style-name="T50">E</text:span></text:span><text:span text:style-name="T50"> </text:span>and</text:p>
        </text:list-item>
        <text:list-item>
          <text:p text:style-name="List_20_1_20_End"><text:span text:style-name="T34">the</text:span> log post command <text:span text:style-name="Number_20_Mark"><text:span text:style-name="T50">F</text:span></text:span></text:p>
        </text:list-item>
      </text:list>
      <text:p text:style-name="Text_20_Body_20_Start"><draw:frame draw:style-name="fr11" draw:name="Frame11" text:anchor-type="paragraph" svg:x="0mm" svg:y="7.14mm" svg:width="170mm" draw:z-index="30"><draw:text-box fo:min-height="92.55mm"><text:p text:style-name="Figure"><draw:frame draw:style-name="fr17" draw:name="Image3" text:anchor-type="paragraph" svg:width="170mm" style:rel-width="100%" svg:height="92.55mm" style:rel-height="scale" draw:z-index="31"><draw:image xlink:href="../images/server-verbosity+log.png" xlink:type="simple" xlink:show="embed" xlink:actuate="onLoad" loext:mime-type="image/png"/></draw:frame>Figure <text:sequence text:ref-name="refFigure14" text:name="Figure" text:formula="ooow:Figure+1" style:num-format="1">15</text:sequence>: Server verbosity &amp; log settings</text:p></draw:text-box></draw:frame>can be modified.</text:p>
      <text:h text:style-name="Heading_20_1" text:outline-level="1"><text:bookmark-start text:name="__RefHeading__16288_1510295094"/>Use cases<text:bookmark-end text:name="__RefHeading__16288_1510295094"/></text:h>
      <text:p text:style-name="Text_20_Body_20_Start"><text:span text:style-name="Name">BAR</text:span> can be used to create and restore backups in various ways and with various options. This chapter describe some common use cases of <text:span text:style-name="Command">BAR</text:span> in server mode. </text:p>
      <text:list xml:id="list145032587" text:style-name="Numbering_20_1">
        <text:list-item>
          <text:h text:style-name="Alpha2" text:outline-level="2"><text:bookmark-start text:name="__RefHeading__15954_1674148630"/><text:s/>Normal backup<text:bookmark-end text:name="__RefHeading__15954_1674148630"/></text:h>
        </text:list-item>
      </text:list>
      <text:p text:style-name="Text_20_Body_20_Start"><text:bookmark-start text:name="__DdeLink__15739_1674148630"/>A normal backup of some <text:span text:style-name="T22">entries (</text:span>files, directories, <text:span text:style-name="T22">links, hard links, special files,</text:span> or disks<text:span text:style-name="T22">)</text:span> can be done with the following settings in <text:span text:style-name="Name">BARControl</text:span>:<text:bookmark-end text:name="__DdeLink__15739_1674148630"/></text:p>
      <text:list xml:id="list104056157375395" text:continue-list="list104056053403358" text:style-name="List_20_1">
        <text:list-item>
          <text:p text:style-name="List_20_1_20_Start">in the <text:span text:style-name="Command">Jobs</text:span> tab create a new job with some appropriated name</text:p>
        </text:list-item>
        <text:list-item>
          <text:p text:style-name="List_20_1">in the <text:span text:style-name="Command">Files</text:span> sub-tab below select some files or directories. For the whole disk select the root directory of the disk. Click the<text:span text:style-name="T22">n the</text:span> <text:span text:style-name="Command">Include</text:span> button.</text:p>
        </text:list-item>
        <text:list-item>
          <text:p text:style-name="List_20_1_20_End">switch to the <text:span text:style-name="Command">Storage</text:span> sub-tab. Select the name of the archive to create and select <text:span text:style-name="T22">the </text:span>type of storage. Most simply enter a archive name like <text:span text:style-name="Filename">my-backup.bar</text:span> and a <text:span text:style-name="T22">as the type</text:span> <text:span text:style-name="Command">file system</text:span>. <text:span text:style-name="T22">This will store the archive into the file system with given name.</text:span></text:p>
        </text:list-item>
      </text:list>
      <text:p text:style-name="Text_20_Body_20_Start">For a full backup this is all to do. The backup can be started in the <text:span text:style-name="Command">Status</text:span> tab by selecting the job and <text:span text:style-name="T22">then </text:span>click the button <text:span text:style-name="Command">Start</text:span>. In the dialog which opens click <text:span text:style-name="Command">Normal</text:span>. The job is immediately schedule for execution and will be run as soon <text:span text:style-name="T22">as possible</text:span>.</text:p>
      <text:list xml:id="list104055899121332" text:continue-list="list145032587" text:style-name="Numbering_20_1">
        <text:list-item>
          <text:h text:style-name="Alpha2" text:outline-level="2"><text:bookmark-start text:name="__RefHeading__15956_1674148630"/><text:soft-page-break/><text:s/>Full <text:span text:style-name="T22">daily </text:span>backup with time schedule<text:bookmark-end text:name="__RefHeading__15956_1674148630"/></text:h>
        </text:list-item>
      </text:list>
      <text:p text:style-name="Text_20_Body_20_Start">For a full backup of some <text:span text:style-name="T22">entrie</text:span>s <text:span text:style-name="T22">with a</text:span> regular scheduling first 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p>
      <text:list xml:id="list104055762761380" text:continue-list="list104056157375395" text:style-name="List_20_1">
        <text:list-item>
          <text:p text:style-name="List_20_1_20_Start">switch to the <text:span text:style-name="Name">Jobs</text:span> tab. In the <text:span text:style-name="Name">Schedule</text:span> sub-tab add a new schedule entry and define some time when to execute the job. Keep for the date * and select all week days.</text:p>
        </text:list-item>
        <text:list-item>
          <text:p text:style-name="List_20_1">select for <text:span text:style-name="T22">the t</text:span><text:span text:style-name="Name">ype</text:span> <text:span text:style-name="Name">full</text:span></text:p>
        </text:list-item>
        <text:list-item>
          <text:p text:style-name="List_20_1_20_End">verify <text:span text:style-name="T22">that </text:span><text:span text:style-name="Name">enabled</text:span> is checked</text:p>
        </text:list-item>
      </text:list>
      <text:p text:style-name="Text_20_Body_20_Start">The backup job is executed automatically at the specified time<text:note text:id="ftn16" text:note-class="footnote"><text:note-citation>16</text:note-citation><text:note-body><text:p text:style-name="P48">The exact time may be later than the specified time if some other jobs are running before.</text:p></text:note-body></text:note> <text:span text:style-name="T22">each day </text:span>as a full backup.</text:p>
      <text:list xml:id="list104054595719446" text:continue-list="list104055899121332" text:style-name="Numbering_20_1">
        <text:list-item>
          <text:h text:style-name="Alpha2" text:outline-level="2"><text:bookmark-start text:name="__RefHeading__15958_1674148630"/><text:span text:style-name="T51"><text:s/>Full w</text:span><text:bookmark-start text:name="__DdeLink__15029_1674148630"/>eekly backup with <text:span text:style-name="T34">time schedule and </text:span>daily incremental backup<text:bookmark-end text:name="__RefHeading__15958_1674148630"/><text:bookmark-end text:name="__DdeLink__15029_1674148630"/></text:h>
        </text:list-item>
      </text:list>
      <text:p text:style-name="Text_20_Body_20_Start"><text:bookmark-start text:name="__DdeLink__15741_1674148630"/>For a full <text:span text:style-name="T22">weekly </text:span>backup of some <text:span text:style-name="T22">entrie</text:span>s <text:span text:style-name="T22">with a regular scheduling and daily incremental backups </text:span>define some backup job as described in use case <text:bookmark-ref text:reference-format="number" text:ref-name="__RefHeading__15954_1674148630">a</text:bookmark-ref><text:span text:style-name="T22">)</text:span><text:bookmark-ref text:reference-format="text" text:ref-name="__RefHeading__15954_1674148630"> Normal backup</text:bookmark-ref>. Then enter the following <text:span text:style-name="T22">additional </text:span>settings in <text:span text:style-name="Name">BARControl</text:span>:<text:bookmark-end text:name="__DdeLink__15741_1674148630"/></text:p>
      <text:list xml:id="list104055367126340" text:continue-list="list104055762761380" text:style-name="List_20_1">
        <text:list-item>
          <text:p text:style-name="P94">switch to the <text:span text:style-name="Name">Jobs</text:span> tab. In the <text:span text:style-name="Name">Schedule</text:span> sub-tab add a new schedule entry and define * <text:span text:style-name="T22">for the date and time</text:span>. <text:span text:style-name="T22">S</text:span>elect <text:span text:style-name="T22">the</text:span> week day <text:span text:style-name="T22">when to do execute the full backup.</text:span></text:p>
        </text:list-item>
        <text:list-item>
          <text:p text:style-name="P134">select for <text:span text:style-name="T22">the t</text:span><text:span text:style-name="Name">ype</text:span> <text:span text:style-name="Name">full</text:span></text:p>
        </text:list-item>
        <text:list-item>
          <text:p text:style-name="P134"><text:span text:style-name="Name"><text:span text:style-name="T6">add another new schedule entry and define * for the date and time. Select all week days where the incremental backup should be execute. Exclude the day when the full backup runs.</text:span></text:span></text:p>
        </text:list-item>
        <text:list-item>
          <text:p text:style-name="P134"><text:span text:style-name="Name"><text:span text:style-name="T6">select for the type </text:span></text:span><text:span text:style-name="Name"><text:span text:style-name="T2">incremental</text:span></text:span></text:p>
        </text:list-item>
        <text:list-item>
          <text:p text:style-name="P116">verify <text:span text:style-name="T22">that </text:span><text:span text:style-name="Name">enabled</text:span> is checked</text:p>
        </text:list-item>
      </text:list>
      <text:list xml:id="list104054832896206" text:continue-list="list104054595719446" text:style-name="Numbering_20_1">
        <text:list-item>
          <text:h text:style-name="Alpha2" text:outline-level="2"><text:bookmark-start text:name="__RefHeading__15960_1674148630"/><text:span text:style-name="T51"><text:s/>Full w</text:span>eekly backup with daily incremental and continuous backup<text:bookmark-end text:name="__RefHeading__15960_1674148630"/></text:h>
        </text:list-item>
      </text:list>
      <text:p text:style-name="Text_20_Body_20_Start"><text:bookmark-start text:name="__DdeLink__15741_16741486301"/>For a full <text:span text:style-name="T22">weekly </text:span>backup of some <text:span text:style-name="T22">entrie</text:span>s <text:span text:style-name="T22">with with a regular scheduling, daily incremental backups and continuous storages of changes </text:span>define some backup job as described in use case <text:bookmark-ref text:reference-format="number" text:ref-name="__RefHeading__15958_1674148630">c</text:bookmark-ref><text:span text:style-name="T22">)</text:span><text:bookmark-ref text:reference-format="text" text:ref-name="__RefHeading__15958_1674148630"> Full weekly backup with time schedule and daily incremental backup</text:bookmark-ref>. Then enter the following <text:span text:style-name="T22">additional </text:span>settings in <text:span text:style-name="Name">BARControl</text:span>:<text:bookmark-end text:name="__DdeLink__15741_16741486301"/></text:p>
      <text:list xml:id="list104055654128641" text:continue-list="list104055367126340" text:style-name="List_20_1">
        <text:list-item>
          <text:p text:style-name="P94">switch to the <text:span text:style-name="Name">Jobs</text:span> tab. In the <text:span text:style-name="Name">Schedule</text:span> sub-tab add a new schedule entry and define * <text:span text:style-name="T22">for the date, <text:s/>time and week day</text:span>.</text:p>
        </text:list-item>
        <text:list-item>
          <text:p text:style-name="P134">select for <text:span text:style-name="T22">the t</text:span><text:span text:style-name="Name">ype</text:span> <text:span text:style-name="Name"><text:span text:style-name="T22">continuous</text:span></text:span></text:p>
        </text:list-item>
        <text:list-item>
          <text:p text:style-name="P117">select some interval time when the continuous backup should be executed. A good choice maybe 30min which means every 30min a backup job is started storing all entries which were changed in the last 30min.</text:p>
        </text:list-item>
      </text:list>
      <text:p text:style-name="Note">Note:<text:tab/>continuous backups may require a lot of archive space depending on the size of the files to store, how often the are modified and <text:span text:style-name="T35">time interval </text:span>the backup is executed. </text:p>
      <text:list xml:id="list104055619190333" text:continue-list="list104054832896206" text:style-name="Numbering_20_1">
        <text:list-item>
          <text:h text:style-name="Alpha2" text:outline-level="2"><text:bookmark-start text:name="__RefHeading__15962_1674148630"/><text:s/>Restore single file or directory<text:bookmark-end text:name="__RefHeading__15962_1674148630"/></text:h>
        </text:list-item>
      </text:list>
      <text:p text:style-name="Text_20_Body_20_Start">To restore a single <text:span text:style-name="T23">entry do the following in <text:s/></text:span><text:span text:style-name="Name"><text:span text:style-name="T23">BARControl:</text:span></text:span></text:p>
      <text:list xml:id="list104055645698907" text:continue-list="list104055654128641" text:style-name="List_20_1">
        <text:list-item>
          <text:p text:style-name="P95"><text:soft-page-break/><text:span text:style-name="Name"><text:span text:style-name="T5">switch to the </text:span></text:span><text:span text:style-name="Name"><text:span text:style-name="T3">Restore</text:span></text:span><text:span text:style-name="Name"><text:span text:style-name="T7"> tab</text:span></text:span></text:p>
        </text:list-item>
        <text:list-item>
          <text:p text:style-name="P95"><text:span text:style-name="Name"><text:span text:style-name="T7">in the filter of the </text:span></text:span><text:span text:style-name="Name"><text:span text:style-name="T9">bottom entry </text:span></text:span><text:span text:style-name="Name"><text:span text:style-name="T7">list enter parts of the path or name of the entry to restore. The list is then updated to show all matching entries available in some archives.</text:span></text:span></text:p>
        </text:list-item>
        <text:list-item>
          <text:p text:style-name="P95"><text:span text:style-name="Name"><text:span text:style-name="T7">filter the number of entries in the list by select the entry type or select </text:span></text:span><text:span text:style-name="Name"><text:span text:style-name="T3">newest only</text:span></text:span><text:span text:style-name="Name"><text:span text:style-name="T7"> if needed</text:span></text:span></text:p>
        </text:list-item>
        <text:list-item>
          <text:p text:style-name="P95"><text:span text:style-name="Name"><text:span text:style-name="T7">click the button </text:span></text:span><text:span text:style-name="Name"><text:span text:style-name="T3">Restore...</text:span></text:span><text:span text:style-name="Name"><text:span text:style-name="T7"> and in the dialog which opens select if you want to restore the entry into some different location and/o</text:span></text:span><text:span text:style-name="Name"><text:span text:style-name="T9">r</text:span></text:span><text:span text:style-name="Name"><text:span text:style-name="T7"> if you want that an existing entry should be overwritten.</text:span></text:span></text:p>
        </text:list-item>
        <text:list-item>
          <text:p text:style-name="P95"><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list xml:id="list104055238870252" text:continue-list="list104055619190333" text:style-name="Numbering_20_1">
        <text:list-item>
          <text:h text:style-name="Alpha2" text:outline-level="2"><text:bookmark-start text:name="__RefHeading__15964_1674148630"/><text:s/>Restore full backup<text:bookmark-end text:name="__RefHeading__15964_1674148630"/></text:h>
        </text:list-item>
      </text:list>
      <text:p text:style-name="Text_20_Body_20_Start">To restore a <text:span text:style-name="T23">a full backup including incremental backups do the following in <text:s/></text:span><text:span text:style-name="Name"><text:span text:style-name="T23">BARControl:</text:span></text:span></text:p>
      <text:list xml:id="list104054383141672" text:continue-list="list104055645698907" text:style-name="List_20_1">
        <text:list-item>
          <text:p text:style-name="P95"><text:span text:style-name="Name"><text:span text:style-name="T5">switch to the </text:span></text:span><text:span text:style-name="Name"><text:span text:style-name="T23">Restore</text:span></text:span><text:span text:style-name="Name"><text:span text:style-name="T7"> tab</text:span></text:span></text:p>
        </text:list-item>
        <text:list-item>
          <text:p text:style-name="List_20_1"><text:span text:style-name="Name"><text:span text:style-name="T7">in the </text:span></text:span><text:span text:style-name="Name"><text:span text:style-name="T9">top tree select a job and the entity to restore</text:span></text:span><text:span text:style-name="Name"><text:span text:style-name="T7">.</text:span></text:span></text:p>
        </text:list-item>
        <text:list-item>
          <text:p text:style-name="P95"><text:span text:style-name="Name"><text:span text:style-name="T7">click the button </text:span></text:span><text:span text:style-name="Name"><text:span text:style-name="T3">Restore...</text:span></text:span><text:span text:style-name="Name"><text:span text:style-name="T7"> and in the dialog which opens select if you want that existing entr</text:span></text:span><text:span text:style-name="Name"><text:span text:style-name="T8">ies</text:span></text:span><text:span text:style-name="Name"><text:span text:style-name="T7"> should be overwritten.</text:span></text:span></text:p>
        </text:list-item>
        <text:list-item>
          <text:p text:style-name="List_20_1_20_End"><text:span text:style-name="Name"><text:span text:style-name="T7">click </text:span></text:span><text:span text:style-name="Name"><text:span text:style-name="T3">Start</text:span></text:span><text:span text:style-name="Name"><text:span text:style-name="T7">. A restore job is scheduled and will be executed as soon as possible.</text:span></text:span></text:p>
        </text:list-item>
      </text:list>
      <text:p text:style-name="Text_20_body"/>
      <text:h text:style-name="P100" text:outline-level="1"/>
      <text:h text:style-name="P101" text:outline-level="1"><text:bookmark-start text:name="__RefHeading__15744_1674148630"/>Appendix<text:bookmark-end text:name="__RefHeading__15744_1674148630"/></text:h>
      <text:h text:style-name="P139" text:outline-level="2"><text:bookmark-start text:name="__RefHeading__8616_961238848"/>Tools<text:bookmark-end text:name="__RefHeading__8616_961238848"/></text:h>
      <text:p text:style-name="Text_20_Body_20_Start">The following tools are part of <text:span text:style-name="Command">BAR</text:span>:</text:p>
      <text:list xml:id="list104055084379265" text:continue-numbering="true" text:style-name="List_20_1">
        <text:list-item>
          <text:p text:style-name="List_20_1_20_Start">bar: main program</text:p>
        </text:list-item>
        <text:list-item>
          <text:p text:style-name="List_20_1">barcontrol: graphical frontend</text:p>
        </text:list-item>
        <text:list-item>
          <text:p text:style-name="List_20_1">bar-keygen: public and private key <text:span text:style-name="T37">generator</text:span></text:p>
        </text:list-item>
        <text:list-item>
          <text:p text:style-name="List_20_1_20_End">bar-sqlite3: <text:span text:style-name="T37">index </text:span>a maint<text:span text:style-name="T60">e</text:span>nance and repair-tool</text:p>
        </text:list-item>
      </text:list>
      <text:h text:style-name="Heading_20_2" text:outline-level="2"><text:bookmark-start text:name="__RefHeading__30604910"/>Archive file name macros<text:bookmark-end text:name="__RefHeading__30604910"/></text:h>
      <text:p text:style-name="Text_20_Body_20_Start">The following table list the macros which may be used in an archive file name. The macros are expanded on runtime to create the final used archive file name.</text:p>
      <table:table table:name="Archivefilenamemacros" table:style-name="Archivefilenamemacros">
        <table:table-column table:style-name="Archivefilenamemacros.A"/>
        <table:table-column table:style-name="Archivefilenamemacros.B"/>
        <table:table-column table:style-name="Archivefilenamemacros.C"/>
        <text:soft-page-break/>
        <table:table-row>
          <table:table-cell table:style-name="Archivefilenamemacros.A1" office:value-type="string">
            <text:p text:style-name="Table_20_Heading">Macro</text:p>
          </table:table-cell>
          <table:table-cell table:style-name="Archivefilenamemacros.A1" office:value-type="string">
            <text:p text:style-name="Table_20_Heading">Description</text:p>
          </table:table-cell>
          <table:table-cell table:style-name="Archivefilenamemacros.C1" office:value-type="string">
            <text:p text:style-name="Table_20_Heading">Example</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single digit of part number</text:p>
          </table:table-cell>
          <table:table-cell table:style-name="Archivefilenamemacros.C2" office:value-type="float" office:value="1">
            <text:p text:style-name="Table_20_Contents">1</text:p>
          </table:table-cell>
        </table:table-row>
        <table:table-row>
          <table:table-cell table:style-name="Archivefilenamemacros.A2" office:value-type="string">
            <text:p text:style-name="Table_20_Contents">%type</text:p>
          </table:table-cell>
          <table:table-cell table:style-name="Archivefilenamemacros.A2" office:value-type="string">
            <text:p text:style-name="Table_20_Contents">archive type (normal, full, incremental, differential)</text:p>
          </table:table-cell>
          <table:table-cell table:style-name="Archivefilenamemacros.C32" office:value-type="string">
            <text:p text:style-name="Table_20_Contents">incremental</text:p>
          </table:table-cell>
        </table:table-row>
        <table:table-row>
          <table:table-cell table:style-name="Archivefilenamemacros.A2" office:value-type="string">
            <text:p text:style-name="Table_20_Contents">%T</text:p>
          </table:table-cell>
          <table:table-cell table:style-name="Archivefilenamemacros.A2" office:value-type="string">
            <text:p text:style-name="Table_20_Contents">archive type short (N, F, I, D)</text:p>
          </table:table-cell>
          <table:table-cell table:style-name="Archivefilenamemacros.C32" office:value-type="string">
            <text:p text:style-name="Table_20_Contents">D</text:p>
          </table:table-cell>
        </table:table-row>
        <table:table-row>
          <table:table-cell table:style-name="Archivefilenamemacros.A2" office:value-type="string">
            <text:p text:style-name="Table_20_Contents">%last</text:p>
          </table:table-cell>
          <table:table-cell table:style-name="Archivefilenamemacros.A2" office:value-type="string">
            <text:p text:style-name="Table_20_Contents">last for last part, empty otherwise</text:p>
          </table:table-cell>
          <table:table-cell table:style-name="Archivefilenamemacros.C32" office:value-type="string">
            <text:p text:style-name="Table_20_Contents">last</text:p>
          </table:table-cell>
        </table:table-row>
        <table:table-row>
          <table:table-cell table:style-name="Archivefilenamemacros.A2" office:value-type="string">
            <text:p text:style-name="Table_20_Contents">%uuid</text:p>
          </table:table-cell>
          <table:table-cell table:style-name="Archivefilenamemacros.A2" office:value-type="string">
            <text:p text:style-name="Table_20_Contents">unique id</text:p>
          </table:table-cell>
          <table:table-cell table:style-name="Archivefilenamemacros.C32" office:value-type="string">
            <text:p text:style-name="Table_20_Contents">76b5af97-690d-4418-bf9e-1051a6a10d48</text:p>
          </table:table-cell>
        </table:table-row>
        <table:table-row>
          <table:table-cell table:style-name="Archivefilenamemacros.A2" office:value-type="string">
            <text:p text:style-name="Table_20_Contents">%text</text:p>
          </table:table-cell>
          <table:table-cell table:style-name="Archivefilenamemacros.A2" office:value-type="string">
            <text:p text:style-name="Table_20_Contents">custom text (from schedule definition)</text:p>
          </table:table-cell>
          <table:table-cell table:style-name="Archivefilenamemacros.C32" office:value-type="string">
            <text:p text:style-name="Table_20_Contents">foo</text:p>
          </table:table-cell>
        </table:table-row>
        <table:table-row>
          <table:table-cell table:style-name="Archivefilenamemacros.A2" office:value-type="string">
            <text:p text:style-name="Table_20_Contents">%d</text:p>
          </table:table-cell>
          <table:table-cell table:style-name="Archivefilenamemacros.A2" office:value-type="string">
            <text:p text:style-name="Table_20_Contents">day of month (01..31)</text:p>
          </table:table-cell>
          <table:table-cell table:style-name="Archivefilenamemacros.C32" office:value-type="string">
            <text:p text:style-name="Table_20_Contents">04</text:p>
          </table:table-cell>
        </table:table-row>
        <table:table-row>
          <table:table-cell table:style-name="Archivefilenamemacros.A2" office:value-type="string">
            <text:p text:style-name="Table_20_Contents">%j</text:p>
          </table:table-cell>
          <table:table-cell table:style-name="Archivefilenamemacros.A2" office:value-type="string">
            <text:p text:style-name="Table_20_Contents">day of year (001..366)</text:p>
          </table:table-cell>
          <table:table-cell table:style-name="Archivefilenamemacros.C2" office:value-type="float" office:value="134">
            <text:p text:style-name="Table_20_Contents">134</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onth (01..12)</text:p>
          </table:table-cell>
          <table:table-cell table:style-name="Archivefilenamemacros.C32" office:value-type="string">
            <text:p text:style-name="Table_20_Contents">06</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month name (Jan..Dec)<text:note text:id="ftn17" text:note-class="footnote"><text:note-citation>17</text:note-citation><text:note-body><text:p text:style-name="Footnote">The name depend on the current locale.</text:p></text:note-body></text:note></text:p>
          </table:table-cell>
          <table:table-cell table:style-name="Archivefilenamemacros.C32" office:value-type="string">
            <text:p text:style-name="Table_20_Contents">Jun</text:p>
          </table:table-cell>
        </table:table-row>
        <table:table-row>
          <table:table-cell table:style-name="Archivefilenamemacros.A2" office:value-type="string">
            <text:p text:style-name="Table_20_Contents">%B</text:p>
          </table:table-cell>
          <table:table-cell table:style-name="Archivefilenamemacros.A2" office:value-type="string">
            <text:p text:style-name="Table_20_Contents">full month name (January...December)<text:span text:style-name="Superscript"><text:note-ref text:note-class="footnote" text:reference-format="text" text:ref-name="ftn17">17</text:note-ref></text:span></text:p>
          </table:table-cell>
          <table:table-cell table:style-name="Archivefilenamemacros.C32" office:value-type="string">
            <text:p text:style-name="Table_20_Contents">June</text:p>
          </table:table-cell>
        </table:table-row>
        <table:table-row>
          <table:table-cell table:style-name="Archivefilenamemacros.A2" office:value-type="string">
            <text:p text:style-name="Table_20_Contents">%H</text:p>
          </table:table-cell>
          <table:table-cell table:style-name="Archivefilenamemacros.A2" office:value-type="string">
            <text:p text:style-name="Table_20_Contents">hour (00..23)</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I</text:p>
          </table:table-cell>
          <table:table-cell table:style-name="Archivefilenamemacros.A2" office:value-type="string">
            <text:p text:style-name="Table_20_Contents">hour (00..12)</text:p>
          </table:table-cell>
          <table:table-cell table:style-name="Archivefilenamemacros.C32" office:value-type="string">
            <text:p text:style-name="Table_20_Contents">08</text:p>
          </table:table-cell>
        </table:table-row>
        <table:table-row>
          <table:table-cell table:style-name="Archivefilenamemacros.A2" office:value-type="string">
            <text:p text:style-name="Table_20_Contents">%M</text:p>
          </table:table-cell>
          <table:table-cell table:style-name="Archivefilenamemacros.A2" office:value-type="string">
            <text:p text:style-name="Table_20_Contents">minute (00..59)</text:p>
          </table:table-cell>
          <table:table-cell table:style-name="Archivefilenamemacros.C32" office:value-type="string">
            <text:p text:style-name="Table_20_Contents">25</text:p>
          </table:table-cell>
        </table:table-row>
        <table:table-row>
          <table:table-cell table:style-name="Archivefilenamemacros.A2" office:value-type="string">
            <text:p text:style-name="Table_20_Contents">%p</text:p>
          </table:table-cell>
          <table:table-cell table:style-name="Archivefilenamemacros.A2" office:value-type="string">
            <text:p text:style-name="Table_20_Contents">AM or PM</text:p>
          </table:table-cell>
          <table:table-cell table:style-name="Archivefilenamemacros.C32" office:value-type="string">
            <text:p text:style-name="Table_20_Contents">PM</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week day name (Mon..Sun)<text:span text:style-name="Superscript"><text:note-ref text:note-class="footnote" text:reference-format="text" text:ref-name="ftn17">17</text:note-ref></text:span></text:p>
          </table:table-cell>
          <table:table-cell table:style-name="Archivefilenamemacros.C32" office:value-type="string">
            <text:p text:style-name="Table_20_Contents">Tue</text:p>
          </table:table-cell>
        </table:table-row>
        <table:table-row>
          <table:table-cell table:style-name="Archivefilenamemacros.A2" office:value-type="string">
            <text:p text:style-name="Table_20_Contents">%A</text:p>
          </table:table-cell>
          <table:table-cell table:style-name="Archivefilenamemacros.A2" office:value-type="string">
            <text:p text:style-name="Table_20_Contents">full week day name (Monday...Sunday)<text:span text:style-name="Superscript"><text:note-ref text:note-class="footnote" text:reference-format="text" text:ref-name="ftn17">17</text:note-ref></text:span></text:p>
          </table:table-cell>
          <table:table-cell table:style-name="Archivefilenamemacros.C32" office:value-type="string">
            <text:p text:style-name="Table_20_Contents">Tuesday</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day of week (1..7)</text:p>
          </table:table-cell>
          <table:table-cell table:style-name="Archivefilenamemacros.C32" office:value-type="string">
            <text:p text:style-name="Table_20_Contents">2</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day of week (0..6)</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text:p>
          </table:table-cell>
          <table:table-cell table:style-name="Archivefilenamemacros.A2" office:value-type="string">
            <text:p text:style-name="Table_20_Contents">week number starting with first Su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U2</text:p>
          </table:table-cell>
          <table:table-cell table:style-name="Archivefilenamemacros.A2" office:value-type="string">
            <text:p text:style-name="Table_20_Contents">week number 1, 2 starting with first Su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U4</text:p>
          </table:table-cell>
          <table:table-cell table:style-name="Archivefilenamemacros.A2" office:value-type="string">
            <text:p text:style-name="Table_20_Contents">week number 1, 2, 3, 4 starting with first Su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W</text:p>
          </table:table-cell>
          <table:table-cell table:style-name="Archivefilenamemacros.A2" office:value-type="string">
            <text:p text:style-name="Table_20_Contents">week number starting with first Monday (00..53)</text:p>
          </table:table-cell>
          <table:table-cell table:style-name="Archivefilenamemacros.C32" office:value-type="string">
            <text:p text:style-name="Table_20_Contents">22</text:p>
          </table:table-cell>
        </table:table-row>
        <table:table-row>
          <table:table-cell table:style-name="Archivefilenamemacros.A2" office:value-type="string">
            <text:p text:style-name="Table_20_Contents">%W2</text:p>
          </table:table-cell>
          <table:table-cell table:style-name="Archivefilenamemacros.A2" office:value-type="string">
            <text:p text:style-name="Table_20_Contents">week number 1, 2 starting with first Monday</text:p>
          </table:table-cell>
          <table:table-cell table:style-name="Archivefilenamemacros.C32" office:value-type="string">
            <text:p text:style-name="Table_20_Contents">1</text:p>
          </table:table-cell>
        </table:table-row>
        <table:table-row>
          <table:table-cell table:style-name="Archivefilenamemacros.A2" office:value-type="string">
            <text:p text:style-name="Table_20_Contents">%W4</text:p>
          </table:table-cell>
          <table:table-cell table:style-name="Archivefilenamemacros.A2" office:value-type="string">
            <text:p text:style-name="Table_20_Contents">week number 1, 2, 3, 4 starting with first Monday</text:p>
          </table:table-cell>
          <table:table-cell table:style-name="Archivefilenamemacros.C32" office:value-type="string">
            <text:p text:style-name="Table_20_Contents">3</text:p>
          </table:table-cell>
        </table:table-row>
        <table:table-row>
          <table:table-cell table:style-name="Archivefilenamemacros.A2" office:value-type="string">
            <text:p text:style-name="Table_20_Contents">%C</text:p>
          </table:table-cell>
          <table:table-cell table:style-name="Archivefilenamemacros.A2" office:value-type="string">
            <text:p text:style-name="Table_20_Contents">century two digits</text:p>
          </table:table-cell>
          <table:table-cell table:style-name="Archivefilenamemacros.C32" office:value-type="string">
            <text:p text:style-name="Table_20_Contents">20</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two digits</text:p>
          </table:table-cell>
          <table:table-cell table:style-name="Archivefilenamemacros.C32" office:value-type="string">
            <text:p text:style-name="Table_20_Contents">11</text:p>
          </table:table-cell>
        </table:table-row>
        <table:table-row>
          <table:table-cell table:style-name="Archivefilenamemacros.A2" office:value-type="string">
            <text:p text:style-name="Table_20_Contents">%Y</text:p>
          </table:table-cell>
          <table:table-cell table:style-name="Archivefilenamemacros.A2" office:value-type="string">
            <text:p text:style-name="Table_20_Contents">year four digits</text:p>
          </table:table-cell>
          <table:table-cell table:style-name="Archivefilenamemacros.C32" office:value-type="string">
            <text:p text:style-name="Table_20_Contents">2011</text:p>
          </table:table-cell>
        </table:table-row>
        <table:table-row>
          <table:table-cell table:style-name="Archivefilenamemacros.A2" office:value-type="string">
            <text:p text:style-name="Table_20_Contents">%S</text:p>
          </table:table-cell>
          <table:table-cell table:style-name="Archivefilenamemacros.A2" office:value-type="string">
            <text:p text:style-name="Table_20_Contents">seconds since 1<text:span text:style-name="T15">st</text:span> January 1970 00:00:00</text:p>
          </table:table-cell>
          <table:table-cell table:style-name="Archivefilenamemacros.C32" office:value-type="string">
            <text:p text:style-name="Table_20_Contents">12345678</text:p>
          </table:table-cell>
        </table:table-row>
        <table:table-row>
          <table:table-cell table:style-name="Archivefilenamemacros.A2" office:value-type="string">
            <text:p text:style-name="Table_20_Contents">%Z</text:p>
          </table:table-cell>
          <table:table-cell table:style-name="Archivefilenamemacros.A2" office:value-type="string">
            <text:p text:style-name="Table_20_Contents">time zone abbreviation</text:p>
          </table:table-cell>
          <table:table-cell table:style-name="Archivefilenamemacros.C32" office:value-type="string">
            <text:p text:style-name="Table_20_Contents">JST</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2" office:value-type="string">
            <text:p text:style-name="Table_20_Contents">%</text:p>
          </table:table-cell>
        </table:table-row>
        <table:table-row>
          <table:table-cell table:style-name="Archivefilenamemacros.A2" office:value-type="string">
            <text:p text:style-name="Table_20_Contents">%#</text:p>
          </table:table-cell>
          <table:table-cell table:style-name="Archivefilenamemacros.A2" office:value-type="string">
            <text:p text:style-name="Table_20_Contents">insert #</text:p>
          </table:table-cell>
          <table:table-cell table:style-name="Archivefilenamemacros.C33" office:value-type="string">
            <text:p text:style-name="Table_20_Contents">#</text:p>
          </table:table-cell>
        </table:table-row>
      </table:table>
      <text:p text:style-name="Table">Table <text:sequence text:ref-name="refTable4" text:name="Table" text:formula="ooow:Table+1" style:num-format="1">5</text:sequence>: Archive file name macros</text:p>
      <text:p text:style-name="P33"><text:soft-page-break/>Note:<text:tab/><text:span text:style-name="Command"><text:span text:style-name="T28">BARC</text:span></text:span><text:span text:style-name="Command">ontrol</text:span> has a nice archive file name editor. See the <draw:frame draw:style-name="fr15" draw:name="graphics12" text:anchor-type="as-char" svg:width="4.23mm" svg:height="4.23mm" draw:z-index="0"><draw:image xlink:href="Pictures/1000020100000010000000109C45C239BCB52C34.png" xlink:type="simple" xlink:show="embed" xlink:actuate="onLoad" loext:mime-type="image/png"/></draw:frame><text:s/>at the archive file name field in tab <text:span text:style-name="Option">Jobs</text:span>, sub-tab <text:span text:style-name="Option">Storage</text:span> (see <text:bookmark-ref text:reference-format="text" text:ref-name="__RefHeading__30546110">Storage</text:bookmark-ref>, page <text:bookmark-ref text:reference-format="page" text:ref-name="__RefHeading__30546110">27</text:bookmark-ref>).</text:p>
      <text:h text:style-name="Heading_20_2" text:outline-level="2"><text:bookmark-start text:name="__RefHeading__27593402"/>BAR command line options summary<text:bookmark-end text:name="__RefHeading__27593402"/></text:h>
      <text:p text:style-name="Text_20_Body_20_Start">The following sections list the <text:span text:style-name="Name">BAR</text:span> command line options.</text:p>
      <text:h text:style-name="Heading_20_3" text:outline-level="3"><text:bookmark-start text:name="__RefHeading__16290_1510295094"/><text:alphabetical-index-mark text:string-value="basic commands"/>Basic commands<text:bookmark-end text:name="__RefHeading__16290_1510295094"/></text:h>
      <text:p text:style-name="Option_20_title"><text:alphabetical-index-mark-start text:id="IMark94717480644936"/>--create<text:alphabetical-index-mark-end text:id="IMark94717480644936"/>, <text:alphabetical-index-mark-start text:id="IMark94717633313752"/>-c<text:alphabetical-index-mark-end text:id="IMark94717633313752"/></text:p>
      <text:p text:style-name="Option_20_Start">Create an archive with files, directories, links, hard links and special files like device-, pipes- and sockets-descriptors.</text:p>
      <text:p text:style-name="Option_20_title"><text:alphabetical-index-mark-start text:id="IMark94717620562744"/>--image<text:alphabetical-index-mark-end text:id="IMark94717620562744"/>, <text:alphabetical-index-mark-start text:id="IMark94717610002648"/>-m<text:alphabetical-index-mark-end text:id="IMark94717610002648"/></text:p>
      <text:p text:style-name="Option_20_Start">Create an archive with disk or partition images. <text:span text:style-name="Name">BAR</text:span> try to detect the file system on disks or partitions and will store not used data blocks with binary content “0”. To disable this feature use option<text:span text:style-name="T5"> ‑‑</text:span><text:span text:style-name="Option"><text:span text:style-name="T12">raw-images</text:span></text:span><text:span text:style-name="T5">.</text:span></text:p>
      <text:p text:style-name="Option_20_note">Note:<text:tab/>When compression is enabled not used data blocks will almost use no space in the created archive.</text:p>
      <text:p text:style-name="Option_20_title"><text:alphabetical-index-mark-start text:id="IMark94717629608680"/>--list<text:alphabetical-index-mark-end text:id="IMark94717629608680"/>, <text:alphabetical-index-mark-start text:id="IMark94717607195272"/>-l<text:alphabetical-index-mark-end text:id="IMark94717607195272"/></text:p>
      <text:p text:style-name="Option_20_Start">List content of archives. Amount and type of data shown can be selected with options ‑‑<text:span text:style-name="Option">long-format,</text:span> ‑‑<text:span text:style-name="Option">human-format</text:span> and ‑‑<text:span text:style-name="Option">no-header-footer</text:span>.</text:p>
      <text:p text:style-name="Option_20_title"><text:alphabetical-index-mark-start text:id="IMark94717603126760"/>--test<text:alphabetical-index-mark-end text:id="IMark94717603126760"/>, <text:alphabetical-index-mark-start text:id="IMark94717645727192"/>-t<text:alphabetical-index-mark-end text:id="IMark94717645727192"/></text:p>
      <text:p text:style-name="Option_20_Start">Test content integrity of archives.</text:p>
      <text:p text:style-name="Option_20_title"><text:alphabetical-index-mark-start text:id="IMark94717606388552"/>--compare<text:alphabetical-index-mark-end text:id="IMark94717606388552"/>, <text:alphabetical-index-mark-start text:id="IMark94717637312088"/>-d<text:alphabetical-index-mark-end text:id="IMark94717637312088"/></text:p>
      <text:p text:style-name="Option_20_Start">Compare content of archives with content in file system.</text:p>
      <text:p text:style-name="Option_20_title"><text:alphabetical-index-mark-start text:id="IMark94717636823000"/>--extract<text:alphabetical-index-mark-end text:id="IMark94717636823000"/>, <text:alphabetical-index-mark-start text:id="IMark94717604264232"/>-x<text:alphabetical-index-mark-end text:id="IMark94717604264232"/></text:p>
      <text:p text:style-name="Option_20_Start">Extract content of archives.</text:p>
      <text:p text:style-name="Option_20_title"><text:alphabetical-index-mark-start text:id="IMark94717565125960"/>--generate-keys<text:alphabetical-index-mark-end text:id="IMark94717565125960"/></text:p>
      <text:p text:style-name="Option_20_Start">Generate a public/private key pair for asymmetric encryption/decryption of archive content with RSA.</text:p>
      <text:p text:style-name="Option_20_note">Note:<text:tab/>RSA encryption is only used for the public/private key pair. The archive content itself is encrypted with AES 256 with a random selected password key of 2048 bit. The random password is encrypted with the public key and stored into the archive. For each part a new random password is generated. This mechanism is known as “hybrid-encryption”. Using hybrid-encryption instead of plain RSA encryption is a common technique to avoid the expensive and usually slow RSA encryption for huge amounts of data.</text:p>
      <text:p text:style-name="Option_20_title"><text:alphabetical-index-mark-start text:id="IMark94717565125960"/>--generate-keys-bits<text:alphabetical-index-mark-end text:id="IMark94717565125960"/>=&lt;n&gt;</text:p>
      <text:p text:style-name="Option_20_Start">Specify number of bits to use for a RSA key pair. It can be 1024, 2048 or 3072 bits. Default value are 2048 bits.</text:p>
      <text:p text:style-name="Option_20_title"><text:soft-page-break/><text:alphabetical-index-mark-start text:id="IMark94717607511496"/>--<text:span text:style-name="T72">generate-keys-mode</text:span><text:alphabetical-index-mark-end text:id="IMark94717607511496"/><text:span text:style-name="T72">=secure|transient</text:span></text:p>
      <text:p text:style-name="Option_20_Start">Specify the mode to generate a RSA key pair. <text:span text:style-name="Command">secure</text:span> use the most secure random number generator and <text:s/>is the default (recommented!). <text:span text:style-name="Command">transient</text:span> use a faster, but a less secure random number generator.</text:p>
      <text:p text:style-name="P85"/>
      <text:p text:style-name="P40"><text:alphabetical-index-mark-start text:id="IMark94717635137496"/>‑‑<text:span text:style-name="T117">storage-list-stdin</text:span><text:alphabetical-index-mark-end text:id="IMark94717635137496"/><text:span text:style-name="T117">,</text:span><text:alphabetical-index-mark-start text:id="IMark94717562633304"/><text:span text:style-name="T117">-T</text:span><text:alphabetical-index-mark-end text:id="IMark94717562633304"/></text:p>
      <text:p text:style-name="Option_20_Start">Read storage names (glob pattern) from stdin.</text:p>
      <text:p text:style-name="Option_20_title"><text:alphabetical-index-mark-start text:id="IMark94717631893592"/><text:span text:style-name="T116">‑‑storage-list</text:span><text:alphabetical-index-mark-end text:id="IMark94717631893592"/>=&lt;file name&gt;</text:p>
      <text:p text:style-name="P70">Define the name of a file <text:span text:style-name="T114">from which storage </text:span>names or simple patterns (glob pattern) <text:span text:style-name="T114">are read.</text:span></text:p>
      <text:p text:style-name="Option_20_title"><text:alphabetical-index-mark-start text:id="IMark94717633186072"/>‑‑<text:span text:style-name="T116">storage-command</text:span><text:alphabetical-index-mark-end text:id="IMark94717633186072"/>=<text:bookmark-start text:name="__DdeLink__11095_16741486303"/>&lt;command|script&gt;<text:bookmark-end text:name="__DdeLink__11095_16741486303"/></text:p>
      <text:p text:style-name="P70"><text:bookmark-start text:name="__DdeLink__12520_16741486302"/>Define a command or script to execute<text:bookmark-start text:name="__DdeLink__11461_16741486304"/> before the archive is created<text:bookmark-end text:name="__DdeLink__11461_16741486304"/>. The output (stdout) of the command or script define <text:span text:style-name="T116">storage </text:span>names or simple patterns (glob pattern).<text:bookmark-end text:name="__DdeLink__12520_16741486302"/></text:p>
      <text:p text:style-name="Option_20_title"><text:alphabetical-index-mark-start text:id="IMark94717613863240"/>--pre-command<text:alphabetical-index-mark-end text:id="IMark94717613863240"/>=&lt;command&gt;</text:p>
      <text:p text:style-name="Option_20_Start">Command to execute before a job is started.</text:p>
      <text:p text:style-name="Option_20_Start">Available macros: %name.</text:p>
      <text:p text:style-name="Option_20_title"><text:alphabetical-index-mark-start text:id="IMark94717480644936"/>--post-command<text:alphabetical-index-mark-end text:id="IMark94717480644936"/>=&lt;command&gt;</text:p>
      <text:p text:style-name="Option_20_Start">Command to execute after a job terminated.</text:p>
      <text:p text:style-name="Option_20_Start">Available macros: %name.</text:p>
      <text:p text:style-name="Option_20_title"><text:alphabetical-index-mark-start text:id="IMark94717620562744"/>--mount<text:alphabetical-index-mark-end text:id="IMark94717620562744"/>=&lt;name&gt;</text:p>
      <text:p text:style-name="Option_20_Start">Device to mount before a job is started and to unmount after the job terminated.</text:p>
      <text:h text:style-name="Heading_20_3" text:outline-level="3"><text:bookmark-start text:name="__RefHeading__16292_1510295094"/><text:alphabetical-index-mark text:string-value="include/exclude files"/>Include/Exclude files<text:bookmark-end text:name="__RefHeading__16292_1510295094"/></text:h>
      <text:p text:style-name="Option_20_title"><text:alphabetical-index-mark-start text:id="IMark94717617020040"/>--include<text:alphabetical-index-mark-end text:id="IMark94717617020040"/>=&lt;pattern&gt;, <text:alphabetical-index-mark-start text:id="IMark94717555032232"/>-#<text:alphabetical-index-mark-end text:id="IMark94717555032232"/></text:p>
      <text:p text:style-name="Option_20_Start">Define a simple file pattern (glob pattern), a regular expression, or a extended regular expression which must match <text:bookmark-start text:name="__DdeLink__11099_1674148630"/>to files which are included into the created archive.<text:bookmark-end text:name="__DdeLink__11099_1674148630"/> The default pattern type is simple file pattern. To select regular expression or extended regular expression patterns use one of the prefixes listed in the table <text:sequence-ref text:reference-format="value" text:ref-name="refTable5">6</text:sequence-ref>: <text:sequence-ref text:reference-format="caption" text:ref-name="refTable5">Pattern types</text:sequence-ref>.</text:p>
      <table:table table:name="IncludePatterns" table:style-name="IncludePatterns">
        <table:table-column table:style-name="IncludePatterns.A"/>
        <table:table-column table:style-name="IncludePatterns.B"/>
        <table:table-column table:style-name="IncludePatterns.C"/>
        <table:table-row>
          <table:table-cell table:style-name="IncludePatterns.A1" office:value-type="string">
            <text:p text:style-name="Table_20_Heading">Prefix</text:p>
          </table:table-cell>
          <table:table-cell table:style-name="IncludePatterns.B1" office:value-type="string">
            <text:p text:style-name="Table_20_Heading">Type</text:p>
          </table:table-cell>
          <table:table-cell table:style-name="IncludePatterns.C1" office:value-type="string">
            <text:p text:style-name="Table_20_Heading">Example</text:p>
          </table:table-cell>
        </table:table-row>
        <table:table-row>
          <table:table-cell table:style-name="IncludePatterns.A4" office:value-type="string">
            <text:p text:style-name="P5">g:</text:p>
          </table:table-cell>
          <table:table-cell table:style-name="IncludePatterns.B4" office:value-type="string">
            <text:p text:style-name="P5">simple pattern (glob pattern)</text:p>
          </table:table-cell>
          <table:table-cell table:style-name="IncludePatterns.C4" office:value-type="string">
            <text:p text:style-name="P5"><text:a xlink:type="simple" xlink:href="../../../../../../g:/home/foo/*.txt" text:style-name="Internet_20_link" text:visited-style-name="Visited_20_Internet_20_Link">g:/home/foo/*.txt</text:a></text:p>
          </table:table-cell>
        </table:table-row>
        <table:table-row>
          <table:table-cell table:style-name="IncludePatterns.A4" office:value-type="string">
            <text:p text:style-name="P5">r:</text:p>
          </table:table-cell>
          <table:table-cell table:style-name="IncludePatterns.B4" office:value-type="string">
            <text:p text:style-name="P5">regular expression</text:p>
          </table:table-cell>
          <table:table-cell table:style-name="IncludePatterns.C4" office:value-type="string">
            <text:p text:style-name="P5"><text:a xlink:type="simple" xlink:href="../../../../../../r:/home/foo/.*.txt" text:style-name="Internet_20_link" text:visited-style-name="Visited_20_Internet_20_Link">r:/home/foo/.*.txt</text:a></text:p>
          </table:table-cell>
        </table:table-row>
        <table:table-row>
          <table:table-cell table:style-name="IncludePatterns.A4" office:value-type="string">
            <text:p text:style-name="P5">x:</text:p>
          </table:table-cell>
          <table:table-cell table:style-name="IncludePatterns.B4" office:value-type="string">
            <text:p text:style-name="P5">extended regular expression</text:p>
          </table:table-cell>
          <table:table-cell table:style-name="IncludePatterns.C4" office:value-type="string">
            <text:p text:style-name="P5">x:/home/foo/.*.txt</text:p>
          </table:table-cell>
        </table:table-row>
      </table:table>
      <text:p text:style-name="Table">Table <text:sequence text:ref-name="refTable5" text:name="Table" text:formula="ooow:Table+1" style:num-format="1">6</text:sequence>: Pattern types</text:p>
      <text:p text:style-name="Option_20_title"><text:alphabetical-index-mark-start text:id="IMark94717499090904"/>‑‑<text:span text:style-name="T115">include-file-list</text:span><text:alphabetical-index-mark-end text:id="IMark94717499090904"/>=&lt;file name&gt;</text:p>
      <text:p text:style-name="P69">Define the name of a file <text:span text:style-name="T114">from which </text:span>names or simple patterns (glob pattern) <text:span text:style-name="T114">are read </text:span>which must match to entries which are included into the created archive.</text:p>
      <text:p text:style-name="Option_20_title"><text:soft-page-break/><text:alphabetical-index-mark-start text:id="IMark94717605252872"/>--include-<text:span text:style-name="T115">file </text:span>command<text:bookmark-start text:name="__DdeLink__11102_1674148630"/><text:alphabetical-index-mark-end text:id="IMark94717605252872"/>=<text:bookmark-start text:name="__DdeLink__11095_1674148630"/>&lt;command|script&gt;<text:bookmark-end text:name="__DdeLink__11095_1674148630"/></text:p>
      <text:p text:style-name="Option_20_Start"><text:bookmark-start text:name="__DdeLink__12520_1674148630"/>Define a command or script to execute<text:bookmark-start text:name="__DdeLink__11461_1674148630"/> before the archive is created<text:bookmark-end text:name="__DdeLink__11461_1674148630"/>. The output (stdout) of the command or script define names or simple patterns (glob pattern) which must match to files which are included into the created archive.<text:bookmark-end text:name="__DdeLink__12520_1674148630"/><text:bookmark-end text:name="__DdeLink__11102_1674148630"/></text:p>
      <text:p text:style-name="Option_20_title"><text:alphabetical-index-mark-start text:id="IMark94717645618040"/>‑‑<text:span text:style-name="T115">include-image-list</text:span><text:alphabetical-index-mark-end text:id="IMark94717645618040"/>=&lt;file name&gt;</text:p>
      <text:p text:style-name="Option_20_Start">Define the name of a file from which names or simple patterns (glob pattern) are read which must match to entries which are included into the created archive.</text:p>
      <text:p text:style-name="Option_20_title"><text:alphabetical-index-mark-start text:id="IMark94717633285080"/>--<text:span text:style-name="T115">include-image-command</text:span><text:alphabetical-index-mark-end text:id="IMark94717633285080"/>=<text:bookmark-start text:name="__DdeLink__11095_16741486302"/>&lt;command|script&gt;<text:bookmark-end text:name="__DdeLink__11095_16741486302"/></text:p>
      <text:p text:style-name="P71"><text:bookmark-start text:name="__DdeLink__12520_16741486301"/>Define a command or script to execute<text:bookmark-start text:name="__DdeLink__11461_16741486303"/> before the archive is created<text:bookmark-end text:name="__DdeLink__11461_16741486303"/>. The output (stdout) of the command or script define names or simple patterns (glob pattern) which must match to files which are included into the created archive.<text:bookmark-end text:name="__DdeLink__12520_16741486301"/></text:p>
      <text:p text:style-name="Option_20_title"><text:alphabetical-index-mark-start text:id="IMark94717631973464"/>--exclude<text:alphabetical-index-mark-end text:id="IMark94717631973464"/>=&lt;pattern&gt;, <text:alphabetical-index-mark-start text:id="IMark94717629103032"/>-!<text:alphabetical-index-mark-end text:id="IMark94717629103032"/></text:p>
      <text:p text:style-name="Option_20_Start"><text:bookmark-start text:name="__DdeLink__13942_1674148630"/>Define a simple file pattern (glob pattern), a regular expression, or a extended regular expression which must match to files which are <text:bookmark-start text:name="__DdeLink__11105_1674148630"/>excluded from the created archive.<text:bookmark-end text:name="__DdeLink__11105_1674148630"/> Default pattern type is simple file pattern. See table <text:sequence-ref text:reference-format="value" text:ref-name="refTable5">6</text:sequence-ref><text:s/>how to specify different pattern types.</text:p>
      <text:p text:style-name="Option_20_note"><text:bookmark-start text:name="__DdeLink__11107_1674148630"/>Note:<text:tab/>Exclusions have precedence over include patterns.<text:bookmark-end text:name="__DdeLink__11107_1674148630"/><text:bookmark-end text:name="__DdeLink__13942_1674148630"/></text:p>
      <text:p text:style-name="Option_20_title"><text:alphabetical-index-mark-start text:id="IMark94717638601688"/>--exclude-command<text:alphabetical-index-mark-end text:id="IMark94717638601688"/>=<text:bookmark-start text:name="__DdeLink__11095_16741486301"/>&lt;command|script&gt;<text:bookmark-end text:name="__DdeLink__11095_16741486301"/></text:p>
      <text:p text:style-name="Option_20_Start"><text:bookmark-start text:name="__DdeLink__13587_1674148630"/>Define a command or script to execute before the archive is created. The output (stdout) of the command or script define names or simple patterns (glob pattern) which must not match to files and are excluded from the created archive.<text:bookmark-end text:name="__DdeLink__13587_1674148630"/></text:p>
      <text:p text:style-name="Option_20_note">Note:<text:tab/>Exclusions have precedence over include patterns.</text:p>
      <text:p text:style-name="Option_20_title"><text:alphabetical-index-mark-start text:id="IMark94717558045848"/>--mount<text:alphabetical-index-mark-end text:id="IMark94717558045848"/>=&lt;mount point&gt;[,yes|no]</text:p>
      <text:p text:style-name="Option_20_Start"><text:bookmark-start text:name="__DdeLink__7681_1674148630"/>Define a device to mount resp. unmount before resp. after creating archives. The device is only mounted if it is not already mounted and only unmounted if it was mounted by <text:span text:style-name="Name">BAR</text:span> before. If the optional flag “yes” is set then device is unmounted, even it was not mounted by <text:span text:style-name="Name">BAR</text:span> before.<text:bookmark-end text:name="__DdeLink__7681_1674148630"/></text:p>
      <text:h text:style-name="P144" text:outline-level="3"><text:bookmark-start text:name="__RefHeading__16294_1510295094"/>Incremental/Differential archives<text:bookmark-end text:name="__RefHeading__16294_1510295094"/></text:h>
      <text:p text:style-name="P35"><text:alphabetical-index-mark-start text:id="IMark94717611767704"/>--normal<text:alphabetical-index-mark-end text:id="IMark94717611767704"/></text:p>
      <text:p text:style-name="Option_20_Start">Create a normal archive. No incremental data is used or stored.</text:p>
      <text:p text:style-name="Option_20_title"><text:alphabetical-index-mark-start text:id="IMark94717620562744"/><text:span text:style-name="T12">--full</text:span><text:alphabetical-index-mark-end text:id="IMark94717620562744"/><text:span text:style-name="T12">, </text:span><text:alphabetical-index-mark-start text:id="IMark94717614069592"/><text:span text:style-name="T12">-f</text:span><text:alphabetical-index-mark-end text:id="IMark94717614069592"/></text:p>
      <text:p text:style-name="Option_20_Start">Create a full archive and store incremental data.</text:p>
      <text:p text:style-name="Option_20_title"><text:alphabetical-index-mark-start text:id="IMark94717604839032"/><text:span text:style-name="T12">--incremental</text:span><text:alphabetical-index-mark-end text:id="IMark94717604839032"/><text:span text:style-name="T12">, </text:span><text:alphabetical-index-mark-start text:id="IMark94717620485336"/><text:span text:style-name="T12">-i</text:span><text:alphabetical-index-mark-end text:id="IMark94717620485336"/></text:p>
      <text:p text:style-name="Option_20_Start">Create an incremental archive by using stored incremental data. All files, directories, links, hard links or special files which changed since the incremental data was collected or updated are stored into the archive. The stored incremental data is updated after creating an incremental archive.</text:p>
      <text:p text:style-name="Option_20_Start"><text:span text:style-name="T12">See option </text:span><text:span text:style-name="Option"><text:span text:style-name="T12">‑‑incremental-list-file</text:span></text:span><text:span text:style-name="T12"> to specify the incremental data file to use.</text:span></text:p>
      <text:p text:style-name="Option_20_title"><text:soft-page-break/><text:alphabetical-index-mark-start text:id="IMark94717645666552"/><text:span text:style-name="T12">--incremental-list-file</text:span><text:alphabetical-index-mark-end text:id="IMark94717645666552"/><text:span text:style-name="T12">=&lt;file name&gt;</text:span></text:p>
      <text:p text:style-name="Option_20_Start">Define the file to use for storing incremental data. If the file does not exist, it is created when the the option <text:span text:style-name="Option">‑‑full</text:span> is specified.</text:p>
      <text:p text:style-name="Option_20_note">Note:<text:tab/>Incremental data files are not compressed nor encrypted and are not stored on CD/DVD/BD or transmitted to a remote server. They are used only locally by <text:span text:style-name="Name">BAR</text:span>.</text:p>
      <text:p text:style-name="P35"><text:alphabetical-index-mark-start text:id="IMark94717610256936"/>--differential<text:alphabetical-index-mark-end text:id="IMark94717610256936"/></text:p>
      <text:p text:style-name="Option_20_Start"><text:span text:style-name="T12">Create an differential archive by using stored differential data. All files, directories, links, hard links or special files which changed since the incremental data was collected are stored in the archive. The incremental data is </text:span><text:span text:style-name="T19">not</text:span><text:span text:style-name="T12"> updated after creating an differential archive.</text:span></text:p>
      <text:p text:style-name="Option_20_Start"><text:span text:style-name="T12">See option </text:span><text:span text:style-name="Option"><text:span text:style-name="T12">‑‑incremental-list-file</text:span></text:span><text:span text:style-name="T12"> to specify the incremental data file to use.</text:span></text:p>
      <text:h text:style-name="Heading_20_3" text:outline-level="3"><text:bookmark-start text:name="__RefHeading__16296_1510295094"/><text:alphabetical-index-mark text:string-value="compression"/>Compression<text:bookmark-end text:name="__RefHeading__16296_1510295094"/></text:h>
      <text:p text:style-name="Option_20_title"><text:alphabetical-index-mark-start text:id="IMark94717628982456"/>--compress-algorithm<text:alphabetical-index-mark-end text:id="IMark94717628982456"/>, <text:alphabetical-index-mark-start text:id="IMark94717608768264"/>-z<text:alphabetical-index-mark-end text:id="IMark94717608768264"/></text:p>
      <text:p text:style-name="Option_20_Start">Specify the compression algorithms to use for archive content data. Which compression algorithm can be used depend on the compiled-in libraries. If all supported compression algorithms are compiled into <text:span text:style-name="Name">BAR</text:span> then either none or one of the byte compression algorithms zip [<text:reference-ref text:reference-format="text" text:ref-name="zlib">zlib</text:reference-ref>], bzip2 [<text:reference-ref text:reference-format="text" text:ref-name="bzip2">bzip2</text:reference-ref>], lzma [<text:reference-ref text:reference-format="text" text:ref-name="LZMA">LZMA</text:reference-ref>], lzo [<text:reference-ref text:reference-format="text" text:ref-name="LZO">LZO</text:reference-ref>], lz4 [<text:reference-ref text:reference-format="text" text:ref-name="LZ4">LZ4</text:reference-ref>], <text:span text:style-name="T94">Zstandard [</text:span><text:span text:style-name="T94"><text:reference-ref text:reference-format="text" text:ref-name="Zstd">Zstandard</text:reference-ref></text:span><text:span text:style-name="T94">], </text:span>and/or the delta compression algorithms xdelta [<text:reference-ref text:reference-format="text" text:ref-name="xdelta">xdelta</text:reference-ref>] algorithms can be used.<text:note text:id="ftn18" text:note-class="footnote"><text:note-citation>18</text:note-citation><text:note-body><text:p text:style-name="Footnote">Pre-compiled binary packages contain all supported compression libraries.</text:p></text:note-body></text:note> Usually lzma have a better compression ratio than bzip2 than zip, but also need more resources (cpu time and memory).<text:bookmark-start text:name="__DdeLink__6856_382569047"/> lzo, lz4, <text:span text:style-name="T77">and Zstandard </text:span>offer high speed compression at the expense of a limited compression ratio.</text:p>
      <text:p text:style-name="Option_20_Start">Xdelta compression can be used efficiently for pairs of huge files which only change in a small number of bytes. Additionally to xdelta compression the zip, bzip2 <text:s/>lzma, lzo, lz4, <text:span text:style-name="T77">or Zstandard</text:span> compression algorithms can be used<text:bookmark-end text:name="__DdeLink__6856_382569047"/> to compress the delta-data.</text:p>
      <text:p text:style-name="Option">The total ratio depend on the size and type of data which should be compressed. Small files and already compressed files can usually not further be compressed by zip, bzip2, lzma, lzo, lz4, <text:span text:style-name="T77">or Zstandard</text:span>. Files with changes in a large number of bytes between two versions can usually not further be compressed by the delta algorithms.</text:p>
      <text:p text:style-name="Option">The different compression algorithms have different levels of compression. Usually a higher level result in a better compression, but require more cpu time or memory. Table <text:sequence-ref text:reference-format="value" text:ref-name="refTable6">7</text:sequence-ref>: <text:sequence-ref text:reference-format="caption" text:ref-name="refTable6">Compression algorithms</text:sequence-ref><text:s/>list all supported compression algorithms. Table</text:p>
      <table:table table:name="CompressionAlgorihtms" table:style-name="CompressionAlgorihtms">
        <table:table-column table:style-name="CompressionAlgorihtms.A"/>
        <table:table-column table:style-name="CompressionAlgorihtms.B"/>
        <table:table-header-rows>
          <table:table-row>
            <table:table-cell table:style-name="CompressionAlgorihtms.A1" office:value-type="string">
              <text:p text:style-name="Table_20_Heading">Name</text:p>
            </table:table-cell>
            <table:table-cell table:style-name="CompressionAlgorihtms.B1" office:value-type="string">
              <text:p text:style-name="Table_20_Heading">Description</text:p>
            </table:table-cell>
          </table:table-row>
        </table:table-header-rows>
        <table:table-row>
          <table:table-cell table:style-name="CompressionAlgorihtms.A2" office:value-type="string">
            <text:p text:style-name="P5">none</text:p>
          </table:table-cell>
          <table:table-cell table:style-name="CompressionAlgorihtms.B2" office:value-type="string">
            <text:p text:style-name="P5">no compression</text:p>
          </table:table-cell>
        </table:table-row>
        <table:table-row>
          <table:table-cell table:style-name="CompressionAlgorihtms.A2" office:value-type="string">
            <text:p text:style-name="P5">zip1</text:p>
          </table:table-cell>
          <table:table-cell table:style-name="CompressionAlgorihtms.B2" office:value-type="string">
            <text:p text:style-name="P5">ZIP compression level 1</text:p>
          </table:table-cell>
        </table:table-row>
        <table:table-row>
          <table:table-cell table:style-name="CompressionAlgorihtms.A2" office:value-type="string">
            <text:p text:style-name="P5">zip2</text:p>
          </table:table-cell>
          <table:table-cell table:style-name="CompressionAlgorihtms.B2" office:value-type="string">
            <text:p text:style-name="P5">ZIP compression level 2</text:p>
          </table:table-cell>
        </table:table-row>
        <table:table-row>
          <table:table-cell table:style-name="CompressionAlgorihtms.A2" office:value-type="string">
            <text:p text:style-name="P5">zip3</text:p>
          </table:table-cell>
          <table:table-cell table:style-name="CompressionAlgorihtms.B2" office:value-type="string">
            <text:p text:style-name="P5">ZIP compression level 3</text:p>
          </table:table-cell>
        </table:table-row>
        <table:table-row>
          <table:table-cell table:style-name="CompressionAlgorihtms.A2" office:value-type="string">
            <text:p text:style-name="P5">zip4</text:p>
          </table:table-cell>
          <table:table-cell table:style-name="CompressionAlgorihtms.B2" office:value-type="string">
            <text:p text:style-name="P5">ZIP compression level 4</text:p>
          </table:table-cell>
        </table:table-row>
        <table:table-row>
          <table:table-cell table:style-name="CompressionAlgorihtms.A2" office:value-type="string">
            <text:p text:style-name="P5">zip5</text:p>
          </table:table-cell>
          <table:table-cell table:style-name="CompressionAlgorihtms.B2" office:value-type="string">
            <text:p text:style-name="P5">ZIP compression level 5</text:p>
          </table:table-cell>
        </table:table-row>
        <table:table-row>
          <table:table-cell table:style-name="CompressionAlgorihtms.A2" office:value-type="string">
            <text:p text:style-name="P5">zip6</text:p>
          </table:table-cell>
          <table:table-cell table:style-name="CompressionAlgorihtms.B2" office:value-type="string">
            <text:p text:style-name="P5">ZIP compression level 6</text:p>
          </table:table-cell>
        </table:table-row>
        <table:table-row>
          <table:table-cell table:style-name="CompressionAlgorihtms.A2" office:value-type="string">
            <text:p text:style-name="P5">zip7</text:p>
          </table:table-cell>
          <table:table-cell table:style-name="CompressionAlgorihtms.B2" office:value-type="string">
            <text:p text:style-name="P5">ZIP compression level 7</text:p>
          </table:table-cell>
        </table:table-row>
        <table:table-row>
          <table:table-cell table:style-name="CompressionAlgorihtms.A2" office:value-type="string">
            <text:p text:style-name="P5">zip8</text:p>
          </table:table-cell>
          <table:table-cell table:style-name="CompressionAlgorihtms.B2" office:value-type="string">
            <text:p text:style-name="P5">ZIP compression level 8</text:p>
          </table:table-cell>
        </table:table-row>
        <table:table-row>
          <table:table-cell table:style-name="CompressionAlgorihtms.A2" office:value-type="string">
            <text:p text:style-name="P5">zip9</text:p>
          </table:table-cell>
          <table:table-cell table:style-name="CompressionAlgorihtms.B2" office:value-type="string">
            <text:p text:style-name="P5">ZIP compression level 9</text:p>
          </table:table-cell>
        </table:table-row>
        <table:table-row>
          <table:table-cell table:style-name="CompressionAlgorihtms.A2" office:value-type="string">
            <text:p text:style-name="P5">bzip1</text:p>
          </table:table-cell>
          <table:table-cell table:style-name="CompressionAlgorihtms.B2" office:value-type="string">
            <text:p text:style-name="P5">BZIP2 compression level 1</text:p>
          </table:table-cell>
        </table:table-row>
        <table:table-row>
          <table:table-cell table:style-name="CompressionAlgorihtms.A2" office:value-type="string">
            <text:p text:style-name="P5">bzip2</text:p>
          </table:table-cell>
          <table:table-cell table:style-name="CompressionAlgorihtms.B2" office:value-type="string">
            <text:p text:style-name="P5">BZIP2 compression level 2</text:p>
          </table:table-cell>
        </table:table-row>
        <table:table-row>
          <table:table-cell table:style-name="CompressionAlgorihtms.A2" office:value-type="string">
            <text:p text:style-name="P5">bzip3</text:p>
          </table:table-cell>
          <table:table-cell table:style-name="CompressionAlgorihtms.B2" office:value-type="string">
            <text:p text:style-name="P5">BZIP2 compression level 3</text:p>
          </table:table-cell>
        </table:table-row>
        <table:table-row>
          <table:table-cell table:style-name="CompressionAlgorihtms.A2" office:value-type="string">
            <text:p text:style-name="P5">bzip4</text:p>
          </table:table-cell>
          <table:table-cell table:style-name="CompressionAlgorihtms.B2" office:value-type="string">
            <text:p text:style-name="P5">BZIP2 compression level 4</text:p>
          </table:table-cell>
        </table:table-row>
        <table:table-row>
          <table:table-cell table:style-name="CompressionAlgorihtms.A2" office:value-type="string">
            <text:p text:style-name="P5">bzip5</text:p>
          </table:table-cell>
          <table:table-cell table:style-name="CompressionAlgorihtms.B2" office:value-type="string">
            <text:p text:style-name="P5">BZIP2 compression level 5</text:p>
          </table:table-cell>
        </table:table-row>
        <table:table-row>
          <table:table-cell table:style-name="CompressionAlgorihtms.A2" office:value-type="string">
            <text:p text:style-name="P5">bzip6</text:p>
          </table:table-cell>
          <table:table-cell table:style-name="CompressionAlgorihtms.B2" office:value-type="string">
            <text:p text:style-name="P5">BZIP2 compression level 6</text:p>
          </table:table-cell>
        </table:table-row>
        <table:table-row>
          <table:table-cell table:style-name="CompressionAlgorihtms.A2" office:value-type="string">
            <text:p text:style-name="P5">bzip7</text:p>
          </table:table-cell>
          <table:table-cell table:style-name="CompressionAlgorihtms.B2" office:value-type="string">
            <text:p text:style-name="P5">BZIP2 compression level 7</text:p>
          </table:table-cell>
        </table:table-row>
        <table:table-row>
          <table:table-cell table:style-name="CompressionAlgorihtms.A2" office:value-type="string">
            <text:p text:style-name="P5">bzip8</text:p>
          </table:table-cell>
          <table:table-cell table:style-name="CompressionAlgorihtms.B2" office:value-type="string">
            <text:p text:style-name="P5">BZIP2 compression level 8</text:p>
          </table:table-cell>
        </table:table-row>
        <table:table-row>
          <table:table-cell table:style-name="CompressionAlgorihtms.A2" office:value-type="string">
            <text:p text:style-name="P5">bzip9</text:p>
          </table:table-cell>
          <table:table-cell table:style-name="CompressionAlgorihtms.B2" office:value-type="string">
            <text:p text:style-name="P5">BZIP2 compression level 9</text:p>
          </table:table-cell>
        </table:table-row>
        <table:table-row>
          <table:table-cell table:style-name="CompressionAlgorihtms.A2" office:value-type="string">
            <text:p text:style-name="P5">lzma1</text:p>
          </table:table-cell>
          <table:table-cell table:style-name="CompressionAlgorihtms.B2" office:value-type="string">
            <text:p text:style-name="P5">LZMA compression level 1</text:p>
          </table:table-cell>
        </table:table-row>
        <table:table-row>
          <table:table-cell table:style-name="CompressionAlgorihtms.A2" office:value-type="string">
            <text:p text:style-name="P5">lzma2</text:p>
          </table:table-cell>
          <table:table-cell table:style-name="CompressionAlgorihtms.B2" office:value-type="string">
            <text:p text:style-name="P5">LZMA compression level 2</text:p>
          </table:table-cell>
        </table:table-row>
        <table:table-row>
          <table:table-cell table:style-name="CompressionAlgorihtms.A2" office:value-type="string">
            <text:p text:style-name="P5">lzma3</text:p>
          </table:table-cell>
          <table:table-cell table:style-name="CompressionAlgorihtms.B2" office:value-type="string">
            <text:p text:style-name="P5">LZMA compression level 3</text:p>
          </table:table-cell>
        </table:table-row>
        <table:table-row>
          <table:table-cell table:style-name="CompressionAlgorihtms.A2" office:value-type="string">
            <text:p text:style-name="P5">lzma4</text:p>
          </table:table-cell>
          <table:table-cell table:style-name="CompressionAlgorihtms.B2" office:value-type="string">
            <text:p text:style-name="P5">LZMA compression level 4</text:p>
          </table:table-cell>
        </table:table-row>
        <table:table-row>
          <table:table-cell table:style-name="CompressionAlgorihtms.A2" office:value-type="string">
            <text:p text:style-name="P5">lzma5</text:p>
          </table:table-cell>
          <table:table-cell table:style-name="CompressionAlgorihtms.B2" office:value-type="string">
            <text:p text:style-name="P5">LZMA compression level 5</text:p>
          </table:table-cell>
        </table:table-row>
        <table:table-row>
          <table:table-cell table:style-name="CompressionAlgorihtms.A2" office:value-type="string">
            <text:p text:style-name="P5">lzma6</text:p>
          </table:table-cell>
          <table:table-cell table:style-name="CompressionAlgorihtms.B2" office:value-type="string">
            <text:p text:style-name="P5">LZMA compression level 6</text:p>
          </table:table-cell>
        </table:table-row>
        <table:table-row>
          <table:table-cell table:style-name="CompressionAlgorihtms.A2" office:value-type="string">
            <text:p text:style-name="P5">lzma7</text:p>
          </table:table-cell>
          <table:table-cell table:style-name="CompressionAlgorihtms.B2" office:value-type="string">
            <text:p text:style-name="P5">LZMA compression level 7</text:p>
          </table:table-cell>
        </table:table-row>
        <table:table-row>
          <table:table-cell table:style-name="CompressionAlgorihtms.A2" office:value-type="string">
            <text:p text:style-name="P5">lzma8</text:p>
          </table:table-cell>
          <table:table-cell table:style-name="CompressionAlgorihtms.B2" office:value-type="string">
            <text:p text:style-name="P5">LZMA compression level 8</text:p>
          </table:table-cell>
        </table:table-row>
        <table:table-row>
          <table:table-cell table:style-name="CompressionAlgorihtms.A2" office:value-type="string">
            <text:p text:style-name="P5">lzma9</text:p>
          </table:table-cell>
          <table:table-cell table:style-name="CompressionAlgorihtms.B2" office:value-type="string">
            <text:p text:style-name="P5">LZMA compression level 9</text:p>
          </table:table-cell>
        </table:table-row>
        <table:table-row>
          <table:table-cell table:style-name="CompressionAlgorihtms.A2" office:value-type="string">
            <text:p text:style-name="P5"><text:bookmark-start text:name="__DdeLink__6412_1755039751"/>l<text:bookmark-end text:name="__DdeLink__6412_1755039751"/>zo1</text:p>
          </table:table-cell>
          <table:table-cell table:style-name="CompressionAlgorihtms.B2" office:value-type="string">
            <text:p text:style-name="P5"><text:bookmark-start text:name="__DdeLink__6414_1755039751"/>L<text:bookmark-end text:name="__DdeLink__6414_1755039751"/>ZO compression level 1: LZO1X-1(11)</text:p>
          </table:table-cell>
        </table:table-row>
        <table:table-row>
          <table:table-cell table:style-name="CompressionAlgorihtms.A2" office:value-type="string">
            <text:p text:style-name="P5"><text:bookmark-start text:name="__DdeLink__6412_17550397511"/>l<text:bookmark-end text:name="__DdeLink__6412_17550397511"/>zo2</text:p>
          </table:table-cell>
          <table:table-cell table:style-name="CompressionAlgorihtms.B2" office:value-type="string">
            <text:p text:style-name="P5"><text:bookmark-start text:name="__DdeLink__6414_17550397511"/>L<text:bookmark-end text:name="__DdeLink__6414_17550397511"/>ZO compression level 2: LZO1X-1(12)</text:p>
          </table:table-cell>
        </table:table-row>
        <table:table-row>
          <table:table-cell table:style-name="CompressionAlgorihtms.A2" office:value-type="string">
            <text:p text:style-name="P5"><text:bookmark-start text:name="__DdeLink__6412_17550397512"/>l<text:bookmark-end text:name="__DdeLink__6412_17550397512"/>zo3</text:p>
          </table:table-cell>
          <table:table-cell table:style-name="CompressionAlgorihtms.B2" office:value-type="string">
            <text:p text:style-name="P5"><text:bookmark-start text:name="__DdeLink__6414_17550397512"/>L<text:bookmark-end text:name="__DdeLink__6414_17550397512"/>ZO compression level 3: LZO1X-1(15)</text:p>
          </table:table-cell>
        </table:table-row>
        <table:table-row>
          <table:table-cell table:style-name="CompressionAlgorihtms.A2" office:value-type="string">
            <text:p text:style-name="P5"><text:bookmark-start text:name="__DdeLink__6412_17550397513"/>l<text:bookmark-end text:name="__DdeLink__6412_17550397513"/>zo4</text:p>
          </table:table-cell>
          <table:table-cell table:style-name="CompressionAlgorihtms.B2" office:value-type="string">
            <text:p text:style-name="P5"><text:bookmark-start text:name="__DdeLink__6414_17550397513"/>L<text:bookmark-end text:name="__DdeLink__6414_17550397513"/>ZO compression level 4: LZO1X-1</text:p>
          </table:table-cell>
        </table:table-row>
        <table:table-row>
          <table:table-cell table:style-name="CompressionAlgorihtms.A2" office:value-type="string">
            <text:p text:style-name="P5"><text:bookmark-start text:name="__DdeLink__6412_17550397514"/>l<text:bookmark-end text:name="__DdeLink__6412_17550397514"/>zo5</text:p>
          </table:table-cell>
          <table:table-cell table:style-name="CompressionAlgorihtms.B2" office:value-type="string">
            <text:p text:style-name="P5"><text:bookmark-start text:name="__DdeLink__6414_17550397514"/>L<text:bookmark-end text:name="__DdeLink__6414_17550397514"/>ZO compression level 5: LZO1X-999</text:p>
          </table:table-cell>
        </table:table-row>
        <table:table-row>
          <table:table-cell table:style-name="CompressionAlgorihtms.A2" office:value-type="string">
            <text:p text:style-name="P5">lz4-0</text:p>
          </table:table-cell>
          <table:table-cell table:style-name="CompressionAlgorihtms.B2" office:value-type="string">
            <text:p text:style-name="P5">LZ4</text:p>
          </table:table-cell>
        </table:table-row>
        <table:table-row>
          <table:table-cell table:style-name="CompressionAlgorihtms.A2" office:value-type="string">
            <text:p text:style-name="P5">lz4-1</text:p>
          </table:table-cell>
          <table:table-cell table:style-name="CompressionAlgorihtms.B2" office:value-type="string">
            <text:p text:style-name="P5">LZ4 HC compression level 1</text:p>
          </table:table-cell>
        </table:table-row>
        <text:soft-page-break/>
        <table:table-row>
          <table:table-cell table:style-name="CompressionAlgorihtms.A2" office:value-type="string">
            <text:p text:style-name="P5">lz4-2</text:p>
          </table:table-cell>
          <table:table-cell table:style-name="CompressionAlgorihtms.B2" office:value-type="string">
            <text:p text:style-name="P5">LZ4 HC compression level 2</text:p>
          </table:table-cell>
        </table:table-row>
        <table:table-row>
          <table:table-cell table:style-name="CompressionAlgorihtms.A2" office:value-type="string">
            <text:p text:style-name="P5">lz4-3</text:p>
          </table:table-cell>
          <table:table-cell table:style-name="CompressionAlgorihtms.B2" office:value-type="string">
            <text:p text:style-name="P5">LZ4 HC compression level 3</text:p>
          </table:table-cell>
        </table:table-row>
        <table:table-row>
          <table:table-cell table:style-name="CompressionAlgorihtms.A2" office:value-type="string">
            <text:p text:style-name="P5">lz4-4</text:p>
          </table:table-cell>
          <table:table-cell table:style-name="CompressionAlgorihtms.B2" office:value-type="string">
            <text:p text:style-name="P5">LZ4 HC compression level 4</text:p>
          </table:table-cell>
        </table:table-row>
        <table:table-row>
          <table:table-cell table:style-name="CompressionAlgorihtms.A2" office:value-type="string">
            <text:p text:style-name="P5">lz4-5</text:p>
          </table:table-cell>
          <table:table-cell table:style-name="CompressionAlgorihtms.B2" office:value-type="string">
            <text:p text:style-name="P5">LZ4 HC compression level 5</text:p>
          </table:table-cell>
        </table:table-row>
        <table:table-row>
          <table:table-cell table:style-name="CompressionAlgorihtms.A2" office:value-type="string">
            <text:p text:style-name="P5">lz4-6</text:p>
          </table:table-cell>
          <table:table-cell table:style-name="CompressionAlgorihtms.B2" office:value-type="string">
            <text:p text:style-name="P5">LZ4 HC compression level 6</text:p>
          </table:table-cell>
        </table:table-row>
        <table:table-row>
          <table:table-cell table:style-name="CompressionAlgorihtms.A2" office:value-type="string">
            <text:p text:style-name="P5">lz4-7</text:p>
          </table:table-cell>
          <table:table-cell table:style-name="CompressionAlgorihtms.B2" office:value-type="string">
            <text:p text:style-name="P5">LZ4 HC compression level 7</text:p>
          </table:table-cell>
        </table:table-row>
        <table:table-row>
          <table:table-cell table:style-name="CompressionAlgorihtms.A2" office:value-type="string">
            <text:p text:style-name="P5">lz4-8</text:p>
          </table:table-cell>
          <table:table-cell table:style-name="CompressionAlgorihtms.B2" office:value-type="string">
            <text:p text:style-name="P5">LZ4 HC compression level 8</text:p>
          </table:table-cell>
        </table:table-row>
        <table:table-row>
          <table:table-cell table:style-name="CompressionAlgorihtms.A2" office:value-type="string">
            <text:p text:style-name="P5">lz4-9</text:p>
          </table:table-cell>
          <table:table-cell table:style-name="CompressionAlgorihtms.B2" office:value-type="string">
            <text:p text:style-name="P5">LZ4 HC compression level 9</text:p>
          </table:table-cell>
        </table:table-row>
        <table:table-row>
          <table:table-cell table:style-name="CompressionAlgorihtms.A2" office:value-type="string">
            <text:p text:style-name="P5">lz4-10</text:p>
          </table:table-cell>
          <table:table-cell table:style-name="CompressionAlgorihtms.B2" office:value-type="string">
            <text:p text:style-name="P5">LZ4 HC compression level 10</text:p>
          </table:table-cell>
        </table:table-row>
        <table:table-row>
          <table:table-cell table:style-name="CompressionAlgorihtms.A2" office:value-type="string">
            <text:p text:style-name="P5">lz4-11</text:p>
          </table:table-cell>
          <table:table-cell table:style-name="CompressionAlgorihtms.B2" office:value-type="string">
            <text:p text:style-name="P5">LZ4 HC compression level 11</text:p>
          </table:table-cell>
        </table:table-row>
        <table:table-row>
          <table:table-cell table:style-name="CompressionAlgorihtms.A2" office:value-type="string">
            <text:p text:style-name="P5">lz4-12</text:p>
          </table:table-cell>
          <table:table-cell table:style-name="CompressionAlgorihtms.B2" office:value-type="string">
            <text:p text:style-name="P5">LZ4 HC compression level 12</text:p>
          </table:table-cell>
        </table:table-row>
        <table:table-row>
          <table:table-cell table:style-name="CompressionAlgorihtms.A2" office:value-type="string">
            <text:p text:style-name="P5">lz4-13</text:p>
          </table:table-cell>
          <table:table-cell table:style-name="CompressionAlgorihtms.B2" office:value-type="string">
            <text:p text:style-name="P5">LZ4 HC compression level 13</text:p>
          </table:table-cell>
        </table:table-row>
        <table:table-row>
          <table:table-cell table:style-name="CompressionAlgorihtms.A2" office:value-type="string">
            <text:p text:style-name="P5">lz4-14</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5</text:p>
          </table:table-cell>
          <table:table-cell table:style-name="CompressionAlgorihtms.B2" office:value-type="string">
            <text:p text:style-name="P5">LZ4 HC compression level 15</text:p>
          </table:table-cell>
        </table:table-row>
        <table:table-row>
          <table:table-cell table:style-name="CompressionAlgorihtms.A2" office:value-type="string">
            <text:p text:style-name="P5">lz4-16</text:p>
          </table:table-cell>
          <table:table-cell table:style-name="CompressionAlgorihtms.B2" office:value-type="string">
            <text:p text:style-name="P5">LZ4 HC compression level 16</text:p>
          </table:table-cell>
        </table:table-row>
        <table:table-row>
          <table:table-cell table:style-name="CompressionAlgorihtms.A2" office:value-type="string">
            <text:p text:style-name="P13">zstd0</text:p>
          </table:table-cell>
          <table:table-cell table:style-name="CompressionAlgorihtms.B2" office:value-type="string">
            <text:p text:style-name="P13">Zstandard compression level 0</text:p>
          </table:table-cell>
        </table:table-row>
        <table:table-row>
          <table:table-cell table:style-name="CompressionAlgorihtms.A2" office:value-type="string">
            <text:p text:style-name="P13">zstd1</text:p>
          </table:table-cell>
          <table:table-cell table:style-name="CompressionAlgorihtms.B2" office:value-type="string">
            <text:p text:style-name="P13">Zstandard compression level 1</text:p>
          </table:table-cell>
        </table:table-row>
        <table:table-row>
          <table:table-cell table:style-name="CompressionAlgorihtms.A2" office:value-type="string">
            <text:p text:style-name="P13">zstd2</text:p>
          </table:table-cell>
          <table:table-cell table:style-name="CompressionAlgorihtms.B2" office:value-type="string">
            <text:p text:style-name="P13">Zstandard compression level 2</text:p>
          </table:table-cell>
        </table:table-row>
        <table:table-row>
          <table:table-cell table:style-name="CompressionAlgorihtms.A2" office:value-type="string">
            <text:p text:style-name="P13">zstd3</text:p>
          </table:table-cell>
          <table:table-cell table:style-name="CompressionAlgorihtms.B2" office:value-type="string">
            <text:p text:style-name="P13">Zstandard compression level 3</text:p>
          </table:table-cell>
        </table:table-row>
        <table:table-row>
          <table:table-cell table:style-name="CompressionAlgorihtms.A2" office:value-type="string">
            <text:p text:style-name="P13">zstd4</text:p>
          </table:table-cell>
          <table:table-cell table:style-name="CompressionAlgorihtms.B2" office:value-type="string">
            <text:p text:style-name="P13">Zstandard compression level 4</text:p>
          </table:table-cell>
        </table:table-row>
        <table:table-row>
          <table:table-cell table:style-name="CompressionAlgorihtms.A2" office:value-type="string">
            <text:p text:style-name="P13">zstd5</text:p>
          </table:table-cell>
          <table:table-cell table:style-name="CompressionAlgorihtms.B2" office:value-type="string">
            <text:p text:style-name="P13">Zstandard compression level 5</text:p>
          </table:table-cell>
        </table:table-row>
        <table:table-row>
          <table:table-cell table:style-name="CompressionAlgorihtms.A2" office:value-type="string">
            <text:p text:style-name="P13">zstd6</text:p>
          </table:table-cell>
          <table:table-cell table:style-name="CompressionAlgorihtms.B2" office:value-type="string">
            <text:p text:style-name="P13">Zstandard compression level 6</text:p>
          </table:table-cell>
        </table:table-row>
        <table:table-row>
          <table:table-cell table:style-name="CompressionAlgorihtms.A2" office:value-type="string">
            <text:p text:style-name="P13">zstd7</text:p>
          </table:table-cell>
          <table:table-cell table:style-name="CompressionAlgorihtms.B2" office:value-type="string">
            <text:p text:style-name="P13">Zstandard compression level 7</text:p>
          </table:table-cell>
        </table:table-row>
        <table:table-row>
          <table:table-cell table:style-name="CompressionAlgorihtms.A2" office:value-type="string">
            <text:p text:style-name="P13">zstd8</text:p>
          </table:table-cell>
          <table:table-cell table:style-name="CompressionAlgorihtms.B2" office:value-type="string">
            <text:p text:style-name="P13">Zstandard compression level 8</text:p>
          </table:table-cell>
        </table:table-row>
        <table:table-row>
          <table:table-cell table:style-name="CompressionAlgorihtms.A2" office:value-type="string">
            <text:p text:style-name="P13">zstd9</text:p>
          </table:table-cell>
          <table:table-cell table:style-name="CompressionAlgorihtms.B2" office:value-type="string">
            <text:p text:style-name="P13">Zstandard compression level 9</text:p>
          </table:table-cell>
        </table:table-row>
        <table:table-row>
          <table:table-cell table:style-name="CompressionAlgorihtms.A2" office:value-type="string">
            <text:p text:style-name="P13">zstd10</text:p>
          </table:table-cell>
          <table:table-cell table:style-name="CompressionAlgorihtms.B2" office:value-type="string">
            <text:p text:style-name="P13">Zstandard compression level 10</text:p>
          </table:table-cell>
        </table:table-row>
        <table:table-row>
          <table:table-cell table:style-name="CompressionAlgorihtms.A2" office:value-type="string">
            <text:p text:style-name="P13">zstd11</text:p>
          </table:table-cell>
          <table:table-cell table:style-name="CompressionAlgorihtms.B2" office:value-type="string">
            <text:p text:style-name="P13">Zstandard compression level 11</text:p>
          </table:table-cell>
        </table:table-row>
        <table:table-row>
          <table:table-cell table:style-name="CompressionAlgorihtms.A2" office:value-type="string">
            <text:p text:style-name="P13">zstd12</text:p>
          </table:table-cell>
          <table:table-cell table:style-name="CompressionAlgorihtms.B2" office:value-type="string">
            <text:p text:style-name="P13">Zstandard compression level 12</text:p>
          </table:table-cell>
        </table:table-row>
        <table:table-row>
          <table:table-cell table:style-name="CompressionAlgorihtms.A2" office:value-type="string">
            <text:p text:style-name="P13">zstd13</text:p>
          </table:table-cell>
          <table:table-cell table:style-name="CompressionAlgorihtms.B2" office:value-type="string">
            <text:p text:style-name="P13">Zstandard compression level 13</text:p>
          </table:table-cell>
        </table:table-row>
        <table:table-row>
          <table:table-cell table:style-name="CompressionAlgorihtms.A2" office:value-type="string">
            <text:p text:style-name="P13">zstd14</text:p>
          </table:table-cell>
          <table:table-cell table:style-name="CompressionAlgorihtms.B2" office:value-type="string">
            <text:p text:style-name="P13">Zstandard compression level 14</text:p>
          </table:table-cell>
        </table:table-row>
        <table:table-row>
          <table:table-cell table:style-name="CompressionAlgorihtms.A2" office:value-type="string">
            <text:p text:style-name="P13">zstd15</text:p>
          </table:table-cell>
          <table:table-cell table:style-name="CompressionAlgorihtms.B2" office:value-type="string">
            <text:p text:style-name="P13">Zstandard compression level 15</text:p>
          </table:table-cell>
        </table:table-row>
        <table:table-row>
          <table:table-cell table:style-name="CompressionAlgorihtms.A2" office:value-type="string">
            <text:p text:style-name="P13">zstd16</text:p>
          </table:table-cell>
          <table:table-cell table:style-name="CompressionAlgorihtms.B2" office:value-type="string">
            <text:p text:style-name="P13">Zstandard compression level 16</text:p>
          </table:table-cell>
        </table:table-row>
        <table:table-row>
          <table:table-cell table:style-name="CompressionAlgorihtms.A2" office:value-type="string">
            <text:p text:style-name="P13">zstd17</text:p>
          </table:table-cell>
          <table:table-cell table:style-name="CompressionAlgorihtms.B2" office:value-type="string">
            <text:p text:style-name="P13">Zstandard compression level 17</text:p>
          </table:table-cell>
        </table:table-row>
        <table:table-row>
          <table:table-cell table:style-name="CompressionAlgorihtms.A2" office:value-type="string">
            <text:p text:style-name="P13">zstd18</text:p>
          </table:table-cell>
          <table:table-cell table:style-name="CompressionAlgorihtms.B2" office:value-type="string">
            <text:p text:style-name="P13">Zstandard compression level 18</text:p>
          </table:table-cell>
        </table:table-row>
        <table:table-row>
          <table:table-cell table:style-name="CompressionAlgorihtms.A2" office:value-type="string">
            <text:p text:style-name="P13">zstd19</text:p>
          </table:table-cell>
          <table:table-cell table:style-name="CompressionAlgorihtms.B2" office:value-type="string">
            <text:p text:style-name="P13">Zstandard compression level 19</text:p>
          </table:table-cell>
        </table:table-row>
        <text:soft-page-break/>
        <table:table-row>
          <table:table-cell table:style-name="CompressionAlgorihtms.A2" office:value-type="string">
            <text:p text:style-name="P5">xdelta1</text:p>
          </table:table-cell>
          <table:table-cell table:style-name="CompressionAlgorihtms.B2" office:value-type="string">
            <text:p text:style-name="P5">xdelta compression level 1</text:p>
          </table:table-cell>
        </table:table-row>
        <table:table-row>
          <table:table-cell table:style-name="CompressionAlgorihtms.A2" office:value-type="string">
            <text:p text:style-name="P5">xdelta2</text:p>
          </table:table-cell>
          <table:table-cell table:style-name="CompressionAlgorihtms.B2" office:value-type="string">
            <text:p text:style-name="P5">xdelta compression level 2</text:p>
          </table:table-cell>
        </table:table-row>
        <table:table-row>
          <table:table-cell table:style-name="CompressionAlgorihtms.A2" office:value-type="string">
            <text:p text:style-name="P5">xdelta3</text:p>
          </table:table-cell>
          <table:table-cell table:style-name="CompressionAlgorihtms.B2" office:value-type="string">
            <text:p text:style-name="P5">xdelta compression level 3</text:p>
          </table:table-cell>
        </table:table-row>
        <table:table-row>
          <table:table-cell table:style-name="CompressionAlgorihtms.A2" office:value-type="string">
            <text:p text:style-name="P5">xdelta4</text:p>
          </table:table-cell>
          <table:table-cell table:style-name="CompressionAlgorihtms.B2" office:value-type="string">
            <text:p text:style-name="P5">xdelta compression level 4</text:p>
          </table:table-cell>
        </table:table-row>
        <table:table-row>
          <table:table-cell table:style-name="CompressionAlgorihtms.A2" office:value-type="string">
            <text:p text:style-name="P5">xdelta5</text:p>
          </table:table-cell>
          <table:table-cell table:style-name="CompressionAlgorihtms.B2" office:value-type="string">
            <text:p text:style-name="P5">xdelta compression level 5</text:p>
          </table:table-cell>
        </table:table-row>
        <table:table-row>
          <table:table-cell table:style-name="CompressionAlgorihtms.A2" office:value-type="string">
            <text:p text:style-name="P5">xdelta6</text:p>
          </table:table-cell>
          <table:table-cell table:style-name="CompressionAlgorihtms.B2" office:value-type="string">
            <text:p text:style-name="P5">xdelta compression level 6</text:p>
          </table:table-cell>
        </table:table-row>
        <table:table-row>
          <table:table-cell table:style-name="CompressionAlgorihtms.A2" office:value-type="string">
            <text:p text:style-name="P5">xdelta7</text:p>
          </table:table-cell>
          <table:table-cell table:style-name="CompressionAlgorihtms.B2" office:value-type="string">
            <text:p text:style-name="P5">xdelta compression level 7</text:p>
          </table:table-cell>
        </table:table-row>
        <table:table-row>
          <table:table-cell table:style-name="CompressionAlgorihtms.A2" office:value-type="string">
            <text:p text:style-name="P5">xdelta8</text:p>
          </table:table-cell>
          <table:table-cell table:style-name="CompressionAlgorihtms.B2" office:value-type="string">
            <text:p text:style-name="P5">xdelta compression level 8</text:p>
          </table:table-cell>
        </table:table-row>
        <table:table-row>
          <table:table-cell table:style-name="CompressionAlgorihtms.A2" office:value-type="string">
            <text:p text:style-name="P5">xdelta9</text:p>
          </table:table-cell>
          <table:table-cell table:style-name="CompressionAlgorihtms.B2" office:value-type="string">
            <text:p text:style-name="P5">xdelta compression level 9</text:p>
          </table:table-cell>
        </table:table-row>
      </table:table>
      <text:p text:style-name="Table">Table <text:sequence text:ref-name="refTable6" text:name="Table" text:formula="ooow:Table+1" style:num-format="1">7</text:sequence>: Compression algorithms</text:p>
      <text:p text:style-name="Note">Note:<text:tab/>In the archive files created by <text:span text:style-name="Name">BAR</text:span> each entry is compressed separately. This may result in slightly bigger files than archives which are compressed at whole, because meta data like the archive structuring data is not compressed as well compression of the separated files may be not as efficient than a single block of files. Nevertheless when each entry is compressed separately, each entry can be read and extracted separately as well, thus result in faster listing and access of single entries in an archive file. </text:p>
      <text:p text:style-name="Option_20_title"><text:alphabetical-index-mark-start text:id="IMark94717608768264"/>--compress-min-size<text:alphabetical-index-mark-end text:id="IMark94717608768264"/>=&lt;size&gt;</text:p>
      <text:p text:style-name="Option_20_Start">Specify the minimal size in bytes a file must have to become compressed. Usually small files cannot be compressed efficiently. Thus it is better to store them directly into the archive. By default the minimal size is 32bytes.</text:p>
      <text:p text:style-name="Option_20_title"><text:alphabetical-index-mark-start text:id="IMark94717606860616"/>--compress-exclude<text:alphabetical-index-mark-end text:id="IMark94717606860616"/>=&lt;pattern&gt;</text:p>
      <text:p text:style-name="Option_20_Start">Define a simple file pattern (glob pattern), a regular expression, or a extended regular expression which must match to files, images or hard links which are excluded from compression in the created archive. This option may be useful to suppress compression for entries which are already compressed, e. g. JPEG files, zip files a. o., and which may not be compressed further. Default pattern type is simple file pattern. See table <text:sequence-ref text:reference-format="value" text:ref-name="refTable5">6</text:sequence-ref>: <text:sequence-ref text:reference-format="caption" text:ref-name="refTable5">Pattern types</text:sequence-ref><text:s/>how to specify a different pattern type to use.</text:p>
      <text:h text:style-name="Heading_20_3" text:outline-level="3"><text:bookmark-start text:name="__RefHeading__16298_1510295094"/><text:alphabetical-index-mark text:string-value="encryption"/>Encryption<text:bookmark-end text:name="__RefHeading__16298_1510295094"/></text:h>
      <text:p text:style-name="Option_20_title"><text:alphabetical-index-mark-start text:id="IMark94717550641784"/>--crypt-algorithm<text:alphabetical-index-mark-end text:id="IMark94717550641784"/>, <text:alphabetical-index-mark-start text:id="IMark94717606524488"/>-y<text:alphabetical-index-mark-end text:id="IMark94717606524488"/></text:p>
      <text:p text:style-name="Option_20_Start">Specify the encryption algorithm to use for archive content data. Which encryption algorithm can be used depend on the compiled-in libgcrypt [<text:reference-ref text:reference-format="text" text:ref-name="libcrypt">libgcrypt</text:reference-ref>] library.<text:note text:id="ftn19" text:note-class="footnote"><text:note-citation>19</text:note-citation><text:note-body><text:p text:style-name="Footnote">Pre-compiled binary packages contain all supported libraries.</text:p></text:note-body></text:note> Table <text:sequence-ref text:reference-format="value" text:ref-name="refTable7">8</text:sequence-ref>: <text:sequence-ref text:reference-format="caption" text:ref-name="refTable7">Encryption algorithms</text:sequence-ref><text:s/>list all supported encryption algorithms.</text:p>
      <table:table table:name="Encryption" table:style-name="Encryption">
        <table:table-column table:style-name="Encryption.A"/>
        <table:table-column table:style-name="Encryption.B"/>
        <table:table-column table:style-name="Encryption.C"/>
        <table:table-header-rows>
          <text:soft-page-break/>
          <table:table-row>
            <table:table-cell table:style-name="Encryption.A1" office:value-type="string">
              <text:p text:style-name="Table_20_Heading">Name</text:p>
            </table:table-cell>
            <table:table-cell table:style-name="Encryption.A1" office:value-type="string">
              <text:p text:style-name="Table_20_Heading">Description</text:p>
            </table:table-cell>
            <table:table-cell table:style-name="Encryption.C1" office:value-type="string">
              <text:p text:style-name="Table_20_Heading">Block size [bytes]</text:p>
            </table:table-cell>
          </table:table-row>
        </table:table-header-rows>
        <table:table-row>
          <table:table-cell table:style-name="Encryption.A2" office:value-type="string">
            <text:p text:style-name="P5">none</text:p>
          </table:table-cell>
          <table:table-cell table:style-name="Encryption.A2" office:value-type="string">
            <text:p text:style-name="P5">no encryption; store as clear-text data</text:p>
          </table:table-cell>
          <table:table-cell table:style-name="Encryption.C2" office:value-type="string">
            <text:p text:style-name="P9">1</text:p>
          </table:table-cell>
        </table:table-row>
        <table:table-row>
          <table:table-cell table:style-name="Encryption.A2" office:value-type="string">
            <text:p text:style-name="P5">3DES</text:p>
          </table:table-cell>
          <table:table-cell table:style-name="Encryption.A2" office:value-type="string">
            <text:p text:style-name="P5">3DES cipher</text:p>
          </table:table-cell>
          <table:table-cell table:style-name="Encryption.C2" office:value-type="string">
            <text:p text:style-name="P9">8</text:p>
          </table:table-cell>
        </table:table-row>
        <table:table-row>
          <table:table-cell table:style-name="Encryption.A2" office:value-type="string">
            <text:p text:style-name="P5">CAST5</text:p>
          </table:table-cell>
          <table:table-cell table:style-name="Encryption.A2" office:value-type="string">
            <text:p text:style-name="P5">CAST5 cipher</text:p>
          </table:table-cell>
          <table:table-cell table:style-name="Encryption.C2" office:value-type="string">
            <text:p text:style-name="P9">8</text:p>
          </table:table-cell>
        </table:table-row>
        <table:table-row table:style-name="Encryption.5">
          <table:table-cell table:style-name="Encryption.A2" office:value-type="string">
            <text:p text:style-name="P5">BLOWFISH</text:p>
          </table:table-cell>
          <table:table-cell table:style-name="Encryption.A2" office:value-type="string">
            <text:p text:style-name="P5">Blowfish cipher</text:p>
          </table:table-cell>
          <table:table-cell table:style-name="Encryption.C2" office:value-type="string">
            <text:p text:style-name="P9">8</text:p>
          </table:table-cell>
        </table:table-row>
        <table:table-row table:style-name="Encryption.5">
          <table:table-cell table:style-name="Encryption.A2" office:value-type="string">
            <text:p text:style-name="P5">AES128</text:p>
          </table:table-cell>
          <table:table-cell table:style-name="Encryption.A2" office:value-type="string">
            <text:p text:style-name="P5">AES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AES192</text:p>
          </table:table-cell>
          <table:table-cell table:style-name="Encryption.A2" office:value-type="string">
            <text:p text:style-name="P5">AES c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AES256</text:p>
          </table:table-cell>
          <table:table-cell table:style-name="Encryption.A2" office:value-type="string">
            <text:p text:style-name="P5">AES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TWOFISH128</text:p>
          </table:table-cell>
          <table:table-cell table:style-name="Encryption.A2" office:value-type="string">
            <text:p text:style-name="P5">Twofish c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TWOFISH256</text:p>
          </table:table-cell>
          <table:table-cell table:style-name="Encryption.A2" office:value-type="string">
            <text:p text:style-name="P5">Twofish c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SERPENT128</text:p>
          </table:table-cell>
          <table:table-cell table:style-name="Encryption.A2" office:value-type="string">
            <text:p text:style-name="P5">Serpent chipher 128bit</text:p>
          </table:table-cell>
          <table:table-cell table:style-name="Encryption.C2" office:value-type="string">
            <text:p text:style-name="P9">16</text:p>
          </table:table-cell>
        </table:table-row>
        <table:table-row table:style-name="Encryption.5">
          <table:table-cell table:style-name="Encryption.A2" office:value-type="string">
            <text:p text:style-name="P5">SERPENT192</text:p>
          </table:table-cell>
          <table:table-cell table:style-name="Encryption.A2" office:value-type="string">
            <text:p text:style-name="P5">Serpent chipher 192bit</text:p>
          </table:table-cell>
          <table:table-cell table:style-name="Encryption.C2" office:value-type="string">
            <text:p text:style-name="P9">16</text:p>
          </table:table-cell>
        </table:table-row>
        <table:table-row table:style-name="Encryption.5">
          <table:table-cell table:style-name="Encryption.A2" office:value-type="string">
            <text:p text:style-name="P5">SERPENT256</text:p>
          </table:table-cell>
          <table:table-cell table:style-name="Encryption.A2" office:value-type="string">
            <text:p text:style-name="P5">Serpent chipher 256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28</text:p>
          </table:table-cell>
          <table:table-cell table:style-name="Encryption.A2" office:value-type="string">
            <text:p text:style-name="P5">Camellia 128bit</text:p>
          </table:table-cell>
          <table:table-cell table:style-name="Encryption.C2" office:value-type="string">
            <text:p text:style-name="P9">16</text:p>
          </table:table-cell>
        </table:table-row>
        <table:table-row table:style-name="Encryption.5">
          <table:table-cell table:style-name="Encryption.A2" office:value-type="string">
            <text:p text:style-name="P5">CAMELLIA192</text:p>
          </table:table-cell>
          <table:table-cell table:style-name="Encryption.A2" office:value-type="string">
            <text:p text:style-name="P5">Camellia 192bit</text:p>
          </table:table-cell>
          <table:table-cell table:style-name="Encryption.C2" office:value-type="string">
            <text:p text:style-name="P9">16</text:p>
          </table:table-cell>
        </table:table-row>
        <table:table-row table:style-name="Encryption.5">
          <table:table-cell table:style-name="Encryption.A2" office:value-type="string">
            <text:p text:style-name="P5">CAMELLIA256</text:p>
          </table:table-cell>
          <table:table-cell table:style-name="Encryption.A2" office:value-type="string">
            <text:p text:style-name="P5">Camellia 256bit</text:p>
          </table:table-cell>
          <table:table-cell table:style-name="Encryption.C2" office:value-type="string">
            <text:p text:style-name="P9">16</text:p>
          </table:table-cell>
        </table:table-row>
      </table:table>
      <text:p text:style-name="Table">Table <text:sequence text:ref-name="refTable7" text:name="Table" text:formula="ooow:Table+1" style:num-format="1">8</text:sequence>: Encryption algorithms</text:p>
      <text:p text:style-name="Option_20_Start"/>
      <text:p text:style-name="Option_20_Start">Usually one of the AES encryption algorithms, e. g. AES 256, is a good choice. For details about the encryption algorithms see the documentation of <text:span text:style-name="T1">libgcrypt</text:span><text:span text:style-name="T5"> </text:span>[<text:reference-ref text:reference-format="text" text:ref-name="libcrypt">libgcrypt</text:reference-ref>] or <text:span text:style-name="Internet_20_link">http://en.wikipedia.org/wiki/Block_cipher_security_summary</text:span>.</text:p>
      <text:p text:style-name="Option_20_title"><text:alphabetical-index-mark-start text:id="IMark94717645727192"/>--crypt-type<text:alphabetical-index-mark-end text:id="IMark94717645727192"/>=symmetric|asymmetric</text:p>
      <text:p text:style-name="Option_20_Start">Use symmetric or asymmetric encryption (RSA).</text:p>
      <text:p text:style-name="Option_20_note">Note:<text:tab/>For asymmetric encryption a hybrid-encryption is used. See option <text:span text:style-name="Option">‑‑generate-keys</text:span> for details.</text:p>
      <text:p text:style-name="Option_20_title"><text:alphabetical-index-mark-start text:id="IMark94717614123880"/>--crypt-password<text:alphabetical-index-mark-end text:id="IMark94717614123880"/>=&lt;password&gt;</text:p>
      <text:p text:style-name="Option_20_Start">Default crypt password phrase to use.</text:p>
      <text:p text:style-name="Option_20_note">Note:<text:tab/>Use this option with care! Password phrases specified on the command line may be stored in the history of your shell, thus can be recovered by displaying the command history.</text:p>
      <text:p text:style-name="Option_20_title"><text:alphabetical-index-mark-start text:id="IMark94717610999768"/><text:alphabetical-index-mark-start text:id="IMark94717602577016"/><text:span text:style-name="T75">--crypt-new-password</text:span><text:alphabetical-index-mark-end text:id="IMark94717602577016"/><text:alphabetical-index-mark-end text:id="IMark94717610999768"/><text:span text:style-name="T75">=&lt;password&gt;</text:span></text:p>
      <text:p text:style-name="P63"><text:span text:style-name="T75">New </text:span>crypt password phrase to use.</text:p>
      <text:p text:style-name="P76">Note:<text:tab/>Use this option with care! Password phrases specified on the command line may be stored in the history of your shell, thus can be recovered by displaying the command history.</text:p>
      <text:p text:style-name="Option_20_title"><text:alphabetical-index-mark-start text:id="IMark94717558045848"/>--crypt-public-key<text:alphabetical-index-mark-end text:id="IMark94717558045848"/>=&lt;file name&gt;</text:p>
      <text:p text:style-name="Option_20_Start">Name of file with the RSA encryption public key. <text:span text:style-name="T96">The encryption public key is use to encrypt an archive.</text:span></text:p>
      <text:p text:style-name="Option_20_title"><text:soft-page-break/><text:alphabetical-index-mark-start text:id="IMark94717619320392"/>--crypt-private-key<text:alphabetical-index-mark-end text:id="IMark94717619320392"/>=&lt;file name&gt;</text:p>
      <text:p text:style-name="Option_20_Start">Name of file with the RSA encryption private key. <text:span text:style-name="T96">The encryption public is used to decrypt an archive.</text:span></text:p>
      <text:p text:style-name="Option_20_note">Note:<text:tab/><text:bookmark-start text:name="__DdeLink__17811_1251790468"/>Because the RSA encryption private key is a critical piece of data, always keep this key at a secret place!<text:bookmark-end text:name="__DdeLink__17811_1251790468"/></text:p>
      <text:h text:style-name="P145" text:outline-level="3"><text:bookmark-start text:name="__RefHeading__12412_1972768539"/>Signatures<text:bookmark-end text:name="__RefHeading__12412_1972768539"/></text:h>
      <text:p text:style-name="Option_20_title"><text:alphabetical-index-mark-start text:id="IMark94717566434168"/>--signatures-public-key<text:alphabetical-index-mark-end text:id="IMark94717566434168"/>=&lt;file name&gt;</text:p>
      <text:p text:style-name="P64">Name of file with the RSA signature public key. The signature public key is used to verify the data integrity of an archive.</text:p>
      <text:p text:style-name="Option_20_title"><text:alphabetical-index-mark-start text:id="IMark94717610399080"/>--signature-private-key<text:alphabetical-index-mark-end text:id="IMark94717610399080"/>=&lt;file name&gt;</text:p>
      <text:p text:style-name="P64">Name of file with the RSA encryption private key. The signature public key is used to add a signature to an archive.</text:p>
      <text:p text:style-name="P77">Note:<text:tab/><text:bookmark-start text:name="__DdeLink__17811_12517904681"/>Because the RSA signature private key is a critical piece of data, always keep this key at a secret place!<text:bookmark-end text:name="__DdeLink__17811_12517904681"/></text:p>
      <text:p text:style-name="Option_20_title"><text:alphabetical-index-mark-start text:id="IMark94717628827608"/>--force-verify-signatures<text:alphabetical-index-mark-end text:id="IMark94717628827608"/></text:p>
      <text:p text:style-name="P77">Force verification of signatures. If the signature public key is not available or the signature is invalid an error is reported. If this option is not given only a warning may be shown.</text:p>
      <text:p text:style-name="Option_20_title"><text:alphabetical-index-mark-start text:id="IMark94717645666552"/>--skip-verify-signatures<text:alphabetical-index-mark-end text:id="IMark94717645666552"/></text:p>
      <text:p text:style-name="P77">Skip verification of signatures and do not show an error or a warning.</text:p>
      <text:p text:style-name="Option_20_title"><text:alphabetical-index-mark-start text:id="IMark94717614297384"/>--<text:span text:style-name="T97">no-signatures</text:span><text:alphabetical-index-mark-end text:id="IMark94717614297384"/></text:p>
      <text:p text:style-name="P78">Do not <text:span text:style-name="T98">add a </text:span>signature <text:span text:style-name="T98">in created archives</text:span> .</text:p>
      <text:h text:style-name="Heading_20_3" text:outline-level="3"><text:bookmark-start text:name="__RefHeading__29665410"/><text:alphabetical-index-mark text:string-value="split archives"/>Splitting<text:bookmark-end text:name="__RefHeading__29665410"/></text:h>
      <text:p text:style-name="Option_20_title"><text:alphabetical-index-mark-start text:id="IMark94717621184792"/>--archive-part-size<text:alphabetical-index-mark-end text:id="IMark94717621184792"/>=&lt;size&gt;, <text:alphabetical-index-mark-start text:id="IMark94717631936360"/>-s<text:alphabetical-index-mark-end text:id="IMark94717631936360"/>=&lt;size&gt;</text:p>
      <text:p text:style-name="P57">Create archive parts of the specified size.</text:p>
      <text:p text:style-name="Option_20_note">Note:<text:tab/>The size of a single created part may be slightly bigger than the specified number of bytes. The reason for this are internal buffers used in the compression algorithms which must be stored, too, when an archive part is completed.</text:p>
      <text:h text:style-name="Heading_20_3" text:outline-level="3"><text:bookmark-start text:name="__RefHeading__31202610"/><text:alphabetical-index-mark text:string-value="store archives"/>Storage<text:bookmark-end text:name="__RefHeading__31202610"/></text:h>
      <text:h text:style-name="Heading_20_4" text:outline-level="4"><text:bookmark-start text:name="__RefHeading__16300_1510295094"/>File<text:bookmark-end text:name="__RefHeading__16300_1510295094"/></text:h>
      <text:p text:style-name="Option_20_title"><text:alphabetical-index-mark-start text:id="IMark94717646583544"/>--file-write-pre-command<text:alphabetical-index-mark-end text:id="IMark94717646583544"/>=&lt;command&gt;</text:p>
      <text:p text:style-name="Option_20_Start">Command to execute before <text:bookmark-start text:name="__DdeLink__19305_1251790468"/>an archive is written to the file system.<text:bookmark-end text:name="__DdeLink__19305_1251790468"/></text:p>
      <text:p text:style-name="Option_20_Start">Available macros: %file, %number.</text:p>
      <text:p text:style-name="Option_20_title"><text:soft-page-break/><text:alphabetical-index-mark-start text:id="IMark94717619699672"/>--file-write-post-command<text:alphabetical-index-mark-end text:id="IMark94717619699672"/>=&lt;command&gt;</text:p>
      <text:p text:style-name="Option_20_Start">Command to execute after an archive is written to the file system</text:p>
      <text:p text:style-name="Option_20_Start">Available macros: %file, %number.</text:p>
      <text:h text:style-name="Heading_20_4" text:outline-level="4"><text:bookmark-start text:name="__RefHeading__33495803"/>FTP<text:bookmark-end text:name="__RefHeading__33495803"/></text:h>
      <text:p text:style-name="Option_20_title"><text:alphabetical-index-mark-start text:id="IMark94717605646888"/>--ftp-login-name<text:alphabetical-index-mark-end text:id="IMark94717605646888"/>=&lt;name&gt;</text:p>
      <text:p text:style-name="Option_20_Start">Specify the general FTP login name.</text:p>
      <text:p text:style-name="Option_20_title"><text:alphabetical-index-mark-start text:id="IMark94717606524488"/>--ftp-password<text:alphabetical-index-mark-end text:id="IMark94717606524488"/>=&lt;password&gt;</text:p>
      <text:p text:style-name="Option_20_Start">Specify the general FTP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5_1674148630"/><text:alphabetical-index-mark-start text:id="IMark94717629277192"/>--ftp-max-connections<text:alphabetical-index-mark-end text:id="IMark94717629277192"/>=&lt;n&gt;</text:p>
      <text:p text:style-name="Option_20_note">Specify the max. number of concurrent connections for this FTP server.</text:p>
      <text:p text:style-name="Option_20_title"><text:alphabetical-index-mark-start text:id="IMark94717557776216"/>--ftp-max-storage-size<text:alphabetical-index-mark-end text:id="IMark94717557776216"/>=&lt;size&gt;</text:p>
      <text:p text:style-name="Option_20_note">Specify the max. size in bytes to use for storage for this FTP server.<text:bookmark-end text:name="__DdeLink__10735_1674148630"/></text:p>
      <text:p text:style-name="Option_20_title"><text:alphabetical-index-mark-start text:id="IMark94717631905416"/>--ftp-write-pre-command<text:alphabetical-index-mark-end text:id="IMark94717631905416"/>=&lt;command&gt;</text:p>
      <text:p text:style-name="Option_20_Start">Command to execute before file is transmitted to FTP server.</text:p>
      <text:p text:style-name="Option_20_Start">Available macros: %file, %number.</text:p>
      <text:p text:style-name="Option_20_title"><text:alphabetical-index-mark-start text:id="IMark94717607200760"/>--ftp-write-post-command<text:alphabetical-index-mark-end text:id="IMark94717607200760"/>=&lt;command&gt;</text:p>
      <text:p text:style-name="Option_20_Start">Command to execute after file is transmitted to FTP server.</text:p>
      <text:p text:style-name="Option_20_Start">Available macros: %file, %number.</text:p>
      <text:h text:style-name="Heading_20_4" text:outline-level="4"><text:bookmark-start text:name="__RefHeading__33496803"/>SSH<text:bookmark-end text:name="__RefHeading__33496803"/></text:h>
      <text:p text:style-name="Option_20_title"><text:alphabetical-index-mark-start text:id="IMark94717602577016"/>--ssh-port<text:alphabetical-index-mark-end text:id="IMark94717602577016"/>=&lt;n&gt;</text:p>
      <text:p text:style-name="Option_20_Start">Specify ssh port to use. Default is 22.</text:p>
      <text:p text:style-name="Option_20_title"><text:alphabetical-index-mark-start text:id="IMark94717621574024"/>--ssh-login-name<text:alphabetical-index-mark-end text:id="IMark94717621574024"/>=&lt;name&gt;</text:p>
      <text:p text:style-name="Option_20_Start">Specify the default ssh login name.</text:p>
      <text:p text:style-name="Option_20_title"><text:alphabetical-index-mark-start text:id="IMark94717606638184"/>--ssh-password<text:alphabetical-index-mark-end text:id="IMark94717606638184"/>=&lt;password&gt;</text:p>
      <text:p text:style-name="Option_20_Start">Specify the default ssh login password.</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17604763304"/>--ssh-public-key<text:alphabetical-index-mark-end text:id="IMark94717604763304"/>=&lt;file name&gt;</text:p>
      <text:p text:style-name="Option_20_Start">Specify the file name with the ssh public key.</text:p>
      <text:p text:style-name="Option_20_title"><text:soft-page-break/><text:alphabetical-index-mark-start text:id="IMark94717610399080"/>--ssh-private-key<text:alphabetical-index-mark-end text:id="IMark94717610399080"/>=&lt;file name&gt;</text:p>
      <text:p text:style-name="Option_20_Start">Specify the file name with the ssh private key.</text:p>
      <text:p text:style-name="Option_20_title"><text:bookmark-start text:name="__DdeLink__7683_1674148630"/><text:bookmark-start text:name="__DdeLink__10737_1674148630"/><text:alphabetical-index-mark-start text:id="IMark94717621640088"/>--ssh-max-connections<text:alphabetical-index-mark-end text:id="IMark94717621640088"/>=&lt;n&gt;</text:p>
      <text:p text:style-name="Option_20_note">Specify the max. number of concurrent connections for this SSH/SCP/SFTP server.</text:p>
      <text:p text:style-name="Option_20_title"><text:bookmark-start text:name="__DdeLink__8381_1674148630"/><text:alphabetical-index-mark-start text:id="IMark94717566802760"/>--ssh-max-storage-size<text:alphabetical-index-mark-end text:id="IMark94717566802760"/>=&lt;size&gt;</text:p>
      <text:p text:style-name="Option_20_note"><text:bookmark-end text:name="__DdeLink__7683_1674148630"/>Specify the max. size in bytes to use for storage for this SSH/SCP/SFTP server.<text:bookmark-end text:name="__DdeLink__8381_1674148630"/><text:bookmark-end text:name="__DdeLink__10737_1674148630"/></text:p>
      <text:h text:style-name="Heading_20_4" text:outline-level="4"><text:bookmark-start text:name="__RefHeading__16302_1510295094"/>SCP<text:bookmark-end text:name="__RefHeading__16302_1510295094"/></text:h>
      <text:p text:style-name="Option_20_title"><text:alphabetical-index-mark-start text:id="IMark94717617345864"/>--scp-write-pre-command<text:alphabetical-index-mark-end text:id="IMark94717617345864"/>=&lt;command&gt;, --ftp-write-post-command=&lt;command&gt;</text:p>
      <text:p text:style-name="Option_20_Start">Command to execute before file is transmitted with SCP protocol.</text:p>
      <text:p text:style-name="Option_20_Start">Available macros: %file, %number.</text:p>
      <text:p text:style-name="Option_20_title"><text:alphabetical-index-mark-start text:id="IMark94717636142200"/>--scp-write-post-command<text:alphabetical-index-mark-end text:id="IMark94717636142200"/>=&lt;command&gt;</text:p>
      <text:p text:style-name="Option_20_Start">Command to execute after file is transmitted with SCP protocol.</text:p>
      <text:p text:style-name="Option_20_Start">Available macros: %file, %number.</text:p>
      <text:h text:style-name="Heading_20_4" text:outline-level="4"><text:bookmark-start text:name="__RefHeading__16304_1510295094"/>SFTP<text:bookmark-end text:name="__RefHeading__16304_1510295094"/></text:h>
      <text:p text:style-name="Option_20_title"><text:alphabetical-index-mark-start text:id="IMark94717631273176"/>--sftp-write-pre-command<text:alphabetical-index-mark-end text:id="IMark94717631273176"/>=&lt;command&gt;</text:p>
      <text:p text:style-name="Option_20_Start"><text:bookmark-start text:name="__DdeLink__6764_909302912"/>Command to execute before file is transmitted to SFTP server.</text:p>
      <text:p text:style-name="Option_20_Start">Available macros: %file, %number.<text:bookmark-end text:name="__DdeLink__6764_909302912"/></text:p>
      <text:p text:style-name="Option_20_title"><text:alphabetical-index-mark-start text:id="IMark94717637133272"/>--sftp-write-post-command<text:alphabetical-index-mark-end text:id="IMark94717637133272"/>=&lt;command&gt;</text:p>
      <text:p text:style-name="Option_20_Start"><text:bookmark-start text:name="__DdeLink__6766_909302912"/>Command to execute after file is transmitted to SFTP server.</text:p>
      <text:p text:style-name="Option_20_Start">Available macros: %file, %number.<text:bookmark-end text:name="__DdeLink__6766_909302912"/></text:p>
      <text:h text:style-name="Heading_20_4" text:outline-level="4"><text:bookmark-start text:name="__RefHeading__7767_909302912"/>WebDAV<text:bookmark-end text:name="__RefHeading__7767_909302912"/></text:h>
      <text:p text:style-name="Option_20_title"><text:alphabetical-index-mark-start text:id="IMark94717605252872"/>--webdav-login<text:alphabetical-index-mark-end text:id="IMark94717605252872"/>=&lt;name&gt;</text:p>
      <text:p text:style-name="Option_20_Start">Specify the default WebDAV login name.</text:p>
      <text:p text:style-name="Option_20_title"><text:alphabetical-index-mark-start text:id="IMark94717626045928"/>--webdav-password<text:alphabetical-index-mark-end text:id="IMark94717626045928"/>=&lt;password&gt;</text:p>
      <text:p text:style-name="Option_20_Start">Specify the default WebDAV login password.</text:p>
      <text:p text:style-name="Option_20_note">Note:<text:tab/>Use this option with care! Passwords specified on the command line may be stored in the history of your shell, thus can be recovered by displaying the command history.</text:p>
      <text:p text:style-name="Option_20_title"><text:bookmark-start text:name="__DdeLink__10739_1674148630"/><text:alphabetical-index-mark-start text:id="IMark94717607529624"/>--webdav-max-connections<text:alphabetical-index-mark-end text:id="IMark94717607529624"/>=&lt;n&gt;</text:p>
      <text:p text:style-name="Option_20_note">Specify the max. number of concurrent connections for this WebDAV server.</text:p>
      <text:p text:style-name="Option_20_title"><text:alphabetical-index-mark-start text:id="IMark94717639066360"/>--webdav-max-storage-size<text:alphabetical-index-mark-end text:id="IMark94717639066360"/>=&lt;size&gt;</text:p>
      <text:p text:style-name="Option_20_note">Specify the max. size in bytes to use for storage for this WebDAV server.<text:bookmark-end text:name="__DdeLink__10739_1674148630"/></text:p>
      <text:p text:style-name="Option_20_title"><text:bookmark-start text:name="__DdeLink__6762_909302912"/><text:soft-page-break/><text:alphabetical-index-mark-start text:id="IMark94717646407640"/>--webdav-write-pre-command<text:alphabetical-index-mark-end text:id="IMark94717646407640"/>=&lt;command&gt;<text:bookmark-end text:name="__DdeLink__6762_909302912"/></text:p>
      <text:p text:style-name="Option_20_Start">Command to execute before file is transmitted to <text:bookmark-start text:name="__DdeLink__6768_909302912"/>WebDAV<text:bookmark-end text:name="__DdeLink__6768_909302912"/> server.</text:p>
      <text:p text:style-name="Option_20_Start">Available macros: %file, %number.</text:p>
      <text:p text:style-name="Option_20_title"><text:alphabetical-index-mark-start text:id="IMark94717633186072"/>--webdav-write-post-command<text:alphabetical-index-mark-end text:id="IMark94717633186072"/>=&lt;command&gt;</text:p>
      <text:p text:style-name="Option_20_Start">Command to execute after file is transmitted to WebDAV server.</text:p>
      <text:p text:style-name="Option_20_Start">Available macros: %file, %number.</text:p>
      <text:h text:style-name="Heading_20_4" text:outline-level="4"><text:bookmark-start text:name="__RefHeading__16306_1510295094"/>CD/DVD/BD<text:bookmark-end text:name="__RefHeading__16306_1510295094"/></text:h>
      <text:p text:style-name="Option_20_title"><text:alphabetical-index-mark-start text:id="IMark94717631893592"/>--cd-device<text:alphabetical-index-mark-end text:id="IMark94717631893592"/>=&lt;device name&gt;, <text:alphabetical-index-mark-start text:id="IMark94717626293880"/>--dvd-device<text:alphabetical-index-mark-end text:id="IMark94717626293880"/>=&lt;device name&gt;, <text:alphabetical-index-mark-start text:id="IMark94717613786744"/>--bd-device<text:alphabetical-index-mark-end text:id="IMark94717613786744"/>=&lt;device name&gt;</text:p>
      <text:p text:style-name="Option_20_Start">Default device name for creating Cds/BDs/DVDs.</text:p>
      <text:p text:style-name="Option_20_title"><text:alphabetical-index-mark-start text:id="IMark94717604450472"/>--cd-request-volume-command<text:alphabetical-index-mark-end text:id="IMark94717604450472"/>=&lt;command&gt;, <text:alphabetical-index-mark-start text:id="IMark94717628946472"/>--dvd-request-volume-command<text:alphabetical-index-mark-end text:id="IMark94717628946472"/>=&lt;command&gt;, <text:alphabetical-index-mark-start text:id="IMark94717637941848"/>--bd-request-volume-command<text:alphabetical-index-mark-end text:id="IMark94717637941848"/>=&lt;command&gt;</text:p>
      <text:p text:style-name="Option_20_Start">Command to execute when a new CD/DVD/BD is required and should be placed into the CD/DVD/BD drive. Usually this command open some interactive dialog for the user. If a CD/DVD/BD changer unit is available the appropriated command to change the CD/DVD/BD may be send to this unit as well.</text:p>
      <text:p text:style-name="Option_20_Start">Available macros: %device, %number.</text:p>
      <text:p text:style-name="Option_20_title"><text:alphabetical-index-mark-start text:id="IMark94717602580440"/>--cd-unload-volume-command<text:alphabetical-index-mark-end text:id="IMark94717602580440"/>=&lt;command&gt;, <text:alphabetical-index-mark-start text:id="IMark94717614069592"/>--dvd-unload-volume-command<text:alphabetical-index-mark-end text:id="IMark94717614069592"/>=&lt;command&gt;, <text:alphabetical-index-mark-start text:id="IMark94717557202248"/>--bd-unload-volume-command<text:alphabetical-index-mark-end text:id="IMark94717557202248"/>=&lt;command&gt;</text:p>
      <text:p text:style-name="Option_20_Start">Command to unload a CD/DVD/BD volume. The default value is the <text:span text:style-name="T1">eject</text:span> command.</text:p>
      <text:p text:style-name="Option_20_Start">Available macros: %device, %number.</text:p>
      <text:p text:style-name="Option_20_title"><text:alphabetical-index-mark-start text:id="IMark94717633492568"/>--cd-load-volume-command<text:alphabetical-index-mark-end text:id="IMark94717633492568"/>=&lt;command&gt;, <text:alphabetical-index-mark-start text:id="IMark94717627662616"/>--dvd-load-volume-command<text:alphabetical-index-mark-end text:id="IMark94717627662616"/>=&lt;command&gt;, <text:alphabetical-index-mark-start text:id="IMark94717634287448"/>--bd-load-volume-command<text:alphabetical-index-mark-end text:id="IMark94717634287448"/>=&lt;command&gt;</text:p>
      <text:p text:style-name="Option_20_Start">Command to load a CD/DVD/BD volume. The default value is the <text:span text:style-name="T1">eject</text:span> command.</text:p>
      <text:p text:style-name="Option_20_Start">Available macros: %device, %number.</text:p>
      <text:p text:style-name="Option_20_title"><text:alphabetical-index-mark-start text:id="IMark94717607483656"/>--cd-volume-size<text:alphabetical-index-mark-end text:id="IMark94717607483656"/>=<text:bookmark-start text:name="__DdeLink__5568_1180582065"/>&lt;n&gt;[G|M|K], <text:alphabetical-index-mark-start text:id="IMark94717628982456"/>--dvd-volume-size<text:alphabetical-index-mark-end text:id="IMark94717628982456"/>=&lt;n&gt;[G|M|K], <text:alphabetical-index-mark-start text:id="IMark94717631279096"/>--bd-volume-size<text:alphabetical-index-mark-end text:id="IMark94717631279096"/>=&lt;n&gt;[G|M|K]</text:p>
      <text:p text:style-name="Option_20_Start">CD/DVD/BD volume size.</text:p>
      <text:p text:style-name="Option_20_Start"><text:bookmark-start text:name="__DdeLink__5858_1180582065"/>Default values are 700MB, 4.4GB, and 25GB for CD/DVD/BD without error correction codes and 560MB, 3.4GB, and 20GB for CD/DVD/BD with error correction codes<text:bookmark-end text:name="__DdeLink__5858_1180582065"/></text:p>
      <text:p text:style-name="Option_20_note"><text:bookmark-end text:name="__DdeLink__5568_1180582065"/>Note:<text:tab/>Of course CDs/DVDs/BDs can be completely filled. Nevertheless if <text:span text:style-name="Command">dvdisaster</text:span> is used as a post processing tool when creating a CDs/DVDs/BDs the size of 560MB/3.4GB/20GB is a useful value for CDs/DVDs/BDs. The rest of the available space is then used by <text:span text:style-name="Command">dvdisaster</text:span> to store Reed-Solomon error correction codes. These error correction codes may be used to recover physically destroyed parts on the CD/DVD/BD. For more information to <text:span text:style-name="Command">dvdisaster</text:span> see [<text:reference-ref text:reference-format="text" text:ref-name="dvdisaster">dvdisaster</text:reference-ref>].</text:p>
      <text:p text:style-name="Option_20_title"><text:alphabetical-index-mark-start text:id="IMark94717621184792"/>--cd-image-pre-command<text:alphabetical-index-mark-end text:id="IMark94717621184792"/>=&lt;command&gt;, <text:alphabetical-index-mark-start text:id="IMark94717623567176"/>--dvd-image-pre-command<text:alphabetical-index-mark-end text:id="IMark94717623567176"/>=&lt;command&gt;, <text:alphabetical-index-mark-start text:id="IMark94717619699672"/>--bd-image-pre-command<text:alphabetical-index-mark-end text:id="IMark94717619699672"/>=&lt;command&gt;</text:p>
      <text:p text:style-name="Option_20_Start">Pre-process command to execute before creating a CD/DVD/BD image. This can be some <text:soft-page-break/>arbitrary command which should always be executed before a new CD/DVD/BD image is created.</text:p>
      <text:p text:style-name="Option_20_title"><text:alphabetical-index-mark-start text:id="IMark94717631274392"/>--cd-image-post-command<text:alphabetical-index-mark-end text:id="IMark94717631274392"/>=&lt;command&gt;, <text:alphabetical-index-mark-start text:id="IMark94717624650328"/>--dvd-image-post-command<text:alphabetical-index-mark-end text:id="IMark94717624650328"/>=&lt;command&gt;, <text:alphabetical-index-mark-start text:id="IMark94717606524488"/>--bd-image-post-command<text:alphabetical-index-mark-end text:id="IMark94717606524488"/>=&lt;command&gt;</text:p>
      <text:p text:style-name="Option_20_Start">Post-process command to execute after creating a CD/DVD/BD image. This can be some arbitrary command which should always be executed after a new CD/DVD/BD image is created.</text:p>
      <text:p text:style-name="Option_20_title"><text:alphabetical-index-mark-start text:id="IMark94717605646888"/>--cd-image-command<text:alphabetical-index-mark-end text:id="IMark94717605646888"/>=&lt;command&gt;, <text:alphabetical-index-mark-start text:id="IMark94717499090904"/>--dvd-image-command<text:alphabetical-index-mark-end text:id="IMark94717499090904"/>=&lt;command&gt;, <text:alphabetical-index-mark-start text:id="IMark94717557776216"/>--bd-image-command<text:alphabetical-index-mark-end text:id="IMark94717557776216"/>=&lt;command&gt;</text:p>
      <text:p text:style-name="Option_20_Start">Command to create a CD/DVD/BD image. Default is <text:span text:style-name="Command"><text:span text:style-name="T12">mkisofs</text:span></text:span>.</text:p>
      <text:p text:style-name="Option_20_Start">Available macros: %device, %file, %image, %sectors, %number.</text:p>
      <text:p text:style-name="Option_20_title"><text:alphabetical-index-mark-start text:id="IMark94717565690840"/>--cd-ecc-pre-command<text:alphabetical-index-mark-end text:id="IMark94717565690840"/>=&lt;command&gt;, <text:alphabetical-index-mark-start text:id="IMark94717561567272"/>--dvd-ecc-pre-command<text:alphabetical-index-mark-end text:id="IMark94717561567272"/>=&lt;command&gt;, <text:alphabetical-index-mark-start text:id="IMark94717607200760"/>--bd-ecc-pre-command<text:alphabetical-index-mark-end text:id="IMark94717607200760"/>=&lt;command&gt;</text:p>
      <text:p text:style-name="Option_20_Start">Command to execute before error correction codes (ecc) are added to a CD/DVD/BD image.</text:p>
      <text:p text:style-name="Option_20_title"><text:alphabetical-index-mark-start text:id="IMark94717637305304"/>--cd-ecc-post-command<text:alphabetical-index-mark-end text:id="IMark94717637305304"/>=&lt;command&gt;, <text:alphabetical-index-mark-start text:id="IMark94717610999768"/>--dvd-ecc-post-command<text:alphabetical-index-mark-end text:id="IMark94717610999768"/>=&lt;command&gt;, <text:alphabetical-index-mark-start text:id="IMark94717621574024"/>--bd-ecc-post-command<text:alphabetical-index-mark-end text:id="IMark94717621574024"/>=&lt;command&gt;</text:p>
      <text:p text:style-name="Option_20_Start">Command to execute after error correction codes (ecc) are added to a CD/DVD/BD image.</text:p>
      <text:p text:style-name="Option_20_title"><text:alphabetical-index-mark-start text:id="IMark94717614123880"/>--cd-ecc-command<text:alphabetical-index-mark-end text:id="IMark94717614123880"/>=&lt;command&gt;, <text:alphabetical-index-mark-start text:id="IMark94717480644936"/>--dvd-ecc-command<text:alphabetical-index-mark-end text:id="IMark94717480644936"/>=&lt;command&gt;, <text:alphabetical-index-mark-start text:id="IMark94717604763304"/>--bd-ecc-command<text:alphabetical-index-mark-end text:id="IMark94717604763304"/>=&lt;command&gt;</text:p>
      <text:p text:style-name="Option_20_Start">Command to added error correction codes (ecc) to a CD/DVD/BD image. A useful command is <text:span text:style-name="Command">dvdisaster</text:span> to add Reed-Solomon codes to the CD/DVD/BD image.</text:p>
      <text:p text:style-name="Option_20_Start">Available macros: %device, %file, %image, %sectors, %number.</text:p>
      <text:p text:style-name="Option_20_title"><text:alphabetical-index-mark-start text:id="IMark94717557202248"/><text:span text:style-name="T64">--cd‑blank-command</text:span><text:alphabetical-index-mark-end text:id="IMark94717557202248"/><text:span text:style-name="T64">=&lt;command&gt;, </text:span><text:alphabetical-index-mark-start text:id="IMark94717631285080"/><text:span text:style-name="T64">--dvd-blank-command</text:span><text:alphabetical-index-mark-end text:id="IMark94717631285080"/><text:span text:style-name="T64">=&lt;command&gt;, </text:span><text:alphabetical-index-mark-start text:id="IMark94717607195272"/><text:span text:style-name="T64">--bd-blank-command</text:span><text:alphabetical-index-mark-end text:id="IMark94717607195272"/><text:span text:style-name="T64">=&lt;command&gt;</text:span></text:p>
      <text:p text:style-name="Option_20_Start">Command to blank a CD/DVD/BD medium before writing.</text:p>
      <text:p text:style-name="Option_20_title"><text:alphabetical-index-mark-start text:id="IMark94717634415064"/>--cd-write-pre-command<text:alphabetical-index-mark-end text:id="IMark94717634415064"/>=&lt;command&gt;, <text:alphabetical-index-mark-start text:id="IMark94717631289944"/>--dvd-write-pre-command<text:alphabetical-index-mark-end text:id="IMark94717631289944"/>=&lt;command&gt;, <text:alphabetical-index-mark-start text:id="IMark94717609085560"/>--bd-write-pre-command<text:alphabetical-index-mark-end text:id="IMark94717609085560"/>=&lt;command&gt;</text:p>
      <text:p text:style-name="Option_20_Start">Command to execute before CD/DVD/BD image is written.</text:p>
      <text:p text:style-name="Option_20_title"><text:alphabetical-index-mark-start text:id="IMark94717620485336"/>--cd-write-post-command<text:alphabetical-index-mark-end text:id="IMark94717620485336"/>=&lt;command&gt;, <text:alphabetical-index-mark-start text:id="IMark94717631764584"/>--dvd-write-post-command<text:alphabetical-index-mark-end text:id="IMark94717631764584"/>=&lt;command&gt;, <text:alphabetical-index-mark-start text:id="IMark94717608768264"/>--bd-write-post-command<text:alphabetical-index-mark-end text:id="IMark94717608768264"/>=&lt;command&gt;</text:p>
      <text:p text:style-name="Option_20_Start">Command to execute after CD/DVD/BD image is written.</text:p>
      <text:p text:style-name="Option_20_title"><text:alphabetical-index-mark-start text:id="IMark94717603126760"/>--cd-write-command<text:alphabetical-index-mark-end text:id="IMark94717603126760"/>=&lt;command&gt;, <text:alphabetical-index-mark-start text:id="IMark94717606860616"/>--dvd-write-command<text:alphabetical-index-mark-end text:id="IMark94717606860616"/>=&lt;command&gt;, <text:alphabetical-index-mark-start text:id="IMark94717558496488"/>--bd-write-command<text:alphabetical-index-mark-end text:id="IMark94717558496488"/>=&lt;command&gt;</text:p>
      <text:p text:style-name="Option_20_Start">Command to write on CD/DVD/BD.</text:p>
      <text:p text:style-name="Option_20_Start">Available macros: %device, %file, %image, %sectors, %number.</text:p>
      <text:p text:style-name="Option_20_title"><text:soft-page-break/><text:alphabetical-index-mark-start text:id="IMark94717627035464"/>--cd-write-image-command<text:alphabetical-index-mark-end text:id="IMark94717627035464"/>=&lt;command&gt;, <text:alphabetical-index-mark-start text:id="IMark94717606524488"/>--dvd-write-image-command<text:alphabetical-index-mark-end text:id="IMark94717606524488"/>=&lt;command&gt;, <text:alphabetical-index-mark-start text:id="IMark94717635397352"/>--bd-write-image-command<text:alphabetical-index-mark-end text:id="IMark94717635397352"/>=&lt;command&gt;</text:p>
      <text:p text:style-name="Option_20_Start">Command to write a CD/DVD/BD image.</text:p>
      <text:p text:style-name="Option_20_Start">Available macros: %device, %file, %image, %sectors, %number.</text:p>
      <text:h text:style-name="Heading_20_4" text:outline-level="4"><text:bookmark-start text:name="__RefHeading__33501503"/>Device<text:bookmark-end text:name="__RefHeading__33501503"/></text:h>
      <text:p text:style-name="Option_20_title"><text:alphabetical-index-mark-start text:id="IMark94717636823000"/>--device<text:alphabetical-index-mark-end text:id="IMark94717636823000"/>=&lt;device name&gt;</text:p>
      <text:p text:style-name="Option_20_Start">Specify default device name.</text:p>
      <text:p text:style-name="Option_20_title"><text:alphabetical-index-mark-start text:id="IMark94717645727192"/>--device-request-volume-command<text:alphabetical-index-mark-end text:id="IMark94717645727192"/>=&lt;command&gt;</text:p>
      <text:p text:style-name="Option_20_Start">Command to request new volume for device.</text:p>
      <text:p text:style-name="Option_20_title"><text:alphabetical-index-mark-start text:id="IMark94717610255432"/>--device-load-volume-command<text:alphabetical-index-mark-end text:id="IMark94717610255432"/>=&lt;command&gt;</text:p>
      <text:p text:style-name="Option_20_Start">Command to load volume for device.</text:p>
      <text:p text:style-name="Option_20_title"><text:alphabetical-index-mark-start text:id="IMark94717603231576"/>--device-unload-volume-command<text:alphabetical-index-mark-end text:id="IMark94717603231576"/>=&lt;command&gt;</text:p>
      <text:p text:style-name="Option_20_Start">Command to unload volume from device.</text:p>
      <text:p text:style-name="Option_20_title"><text:alphabetical-index-mark-start text:id="IMark94717632614184"/>--device-volume-size<text:alphabetical-index-mark-end text:id="IMark94717632614184"/>=&lt;size&gt;</text:p>
      <text:p text:style-name="P57">Device volume size.<text:bookmark text:name="__DdeLink__5570_1180582065"/></text:p>
      <text:p text:style-name="Option_20_title"><text:alphabetical-index-mark-start text:id="IMark94717626293880"/>--device-image-pre-command<text:alphabetical-index-mark-end text:id="IMark94717626293880"/>=&lt;command&gt;</text:p>
      <text:p text:style-name="Option_20_Start">Pre-process command to execute before creating a device image. This can be some arbitrary command which should always be executed before a new device image is created.</text:p>
      <text:p text:style-name="Option_20_Start">Available macros: %device, %file, %image, %number.</text:p>
      <text:p text:style-name="Option_20_title"><text:alphabetical-index-mark-start text:id="IMark94717635527512"/>--device-image-post-command<text:alphabetical-index-mark-end text:id="IMark94717635527512"/>=&lt;command&gt;</text:p>
      <text:p text:style-name="Option_20_Start">Post-process command to execute after creating a device image. This can be some arbitrary command which should always be executed after a new device image is created.</text:p>
      <text:p text:style-name="Option_20_Start">Available macros: %device, %file, %image, %number.</text:p>
      <text:p text:style-name="Option_20_title"><text:alphabetical-index-mark-start text:id="IMark94717637941848"/>--device-image-command<text:alphabetical-index-mark-end text:id="IMark94717637941848"/>=&lt;command&gt;</text:p>
      <text:p text:style-name="Option_20_Start">Command to create a device image.</text:p>
      <text:p text:style-name="Option_20_Start">Available macros: %device, %file, %image, %number.</text:p>
      <text:p text:style-name="Option_20_title"><text:alphabetical-index-mark-start text:id="IMark94717558045848"/>--device-ecc-pre-command<text:alphabetical-index-mark-end text:id="IMark94717558045848"/>=&lt;command&gt;</text:p>
      <text:p text:style-name="Option_20_Start">Command to execute before error correction codes (ecc) are added to a device image.</text:p>
      <text:p text:style-name="Option_20_Start">Note: Still not implemented!</text:p>
      <text:p text:style-name="Option_20_title"><text:alphabetical-index-mark-start text:id="IMark94717619320392"/>--device-ecc-post-command<text:alphabetical-index-mark-end text:id="IMark94717619320392"/>=&lt;command&gt;</text:p>
      <text:p text:style-name="Option_20_Start">Command to execute after error correction codes (ecc) are added to a device image.</text:p>
      <text:p text:style-name="Option_20_Start">Note: Still not implemented!</text:p>
      <text:p text:style-name="Option_20_title"><text:soft-page-break/><text:alphabetical-index-mark-start text:id="IMark94717614297384"/>--device-ecc-command<text:alphabetical-index-mark-end text:id="IMark94717614297384"/>=&lt;command&gt;</text:p>
      <text:p text:style-name="Option_20_Start">Command to added error correction codes (ecc) to a device image.</text:p>
      <text:p text:style-name="Option_20_Start">Note: Still not implemented!</text:p>
      <text:p text:style-name="Option_20_title"><text:alphabetical-index-mark-start text:id="IMark94717621607752"/>--device-blank-command<text:alphabetical-index-mark-end text:id="IMark94717621607752"/>=&lt;command&gt;</text:p>
      <text:p text:style-name="Option_20_Start">Comamnd to blank a device medium before writing.</text:p>
      <text:p text:style-name="Option_20_title"><text:alphabetical-index-mark-start text:id="IMark94717628702568"/>--device-write-pre-command<text:alphabetical-index-mark-end text:id="IMark94717628702568"/>=&lt;command&gt;</text:p>
      <text:p text:style-name="Option_20_Start">Command to execute before device image is written.</text:p>
      <text:p text:style-name="Option_20_Start">Available macros: %device, %file, %image, %number.</text:p>
      <text:p text:style-name="Option_20_title"><text:alphabetical-index-mark-start text:id="IMark94717627662616"/>--device-write-post-command<text:alphabetical-index-mark-end text:id="IMark94717627662616"/>=&lt;command&gt;</text:p>
      <text:p text:style-name="Option_20_Start">Command to execute after device image is written.</text:p>
      <text:p text:style-name="Option_20_Start">Available macros: %device, %file, %image, %number.</text:p>
      <text:p text:style-name="Option_20_title"><text:alphabetical-index-mark-start text:id="IMark94717608768264"/>--device-write-command<text:alphabetical-index-mark-end text:id="IMark94717608768264"/>=&lt;command&gt;</text:p>
      <text:p text:style-name="Option_20_Start">Command to write a device image.</text:p>
      <text:p text:style-name="Option_20_Start">Available macros: %device, %file, %image, %number.</text:p>
      <text:h text:style-name="Heading_20_3" text:outline-level="3"><text:bookmark-start text:name="__RefHeading__16308_1510295094"/>Restore<text:bookmark-end text:name="__RefHeading__16308_1510295094"/></text:h>
      <text:p text:style-name="Option_20_title"><text:alphabetical-index-mark-start text:id="IMark94717620485336"/>--directory-strip<text:alphabetical-index-mark-end text:id="IMark94717620485336"/>=&lt;n&gt;, <text:alphabetical-index-mark-start text:id="IMark94717631281464"/>-p<text:alphabetical-index-mark-end text:id="IMark94717631281464"/>=&lt;n&gt;</text:p>
      <text:p text:style-name="Option_20_Start">Strip specified number of directory levels from file names of restored files.</text:p>
      <text:p text:style-name="Option_20_title"><text:alphabetical-index-mark-start text:id="IMark94717628982456"/>--destination<text:alphabetical-index-mark-end text:id="IMark94717628982456"/>=&lt;path&gt;</text:p>
      <text:p text:style-name="Option_20_Start">Restore files into specified path.</text:p>
      <text:p text:style-name="Option_20_title"><text:alphabetical-index-mark-start text:id="IMark94717626614296"/>--owner<text:alphabetical-index-mark-end text:id="IMark94717626614296"/>=&lt;user&gt;:&lt;group&gt;</text:p>
      <text:p text:style-name="Option_20_Start">Set specified user and group for restored files. &lt;user&gt; is a user name which must exists on the system. &lt;group&gt; is a group name which must exists on the system.</text:p>
      <text:h text:style-name="Heading_20_3" text:outline-level="3"><text:bookmark-start text:name="__RefHeading__16310_1510295094"/><text:alphabetical-index-mark text:string-value="server"/>Server<text:bookmark-end text:name="__RefHeading__16310_1510295094"/></text:h>
      <text:p text:style-name="Option_20_title"><text:alphabetical-index-mark-start text:id="IMark94717476286968"/>--daemon<text:alphabetical-index-mark-end text:id="IMark94717476286968"/></text:p>
      <text:p text:style-name="Option_20_Start">Run <text:span text:style-name="Name">BAR</text:span> in daemon mode (as a server).</text:p>
      <text:p text:style-name="Option_20_title"><text:alphabetical-index-mark-start text:id="IMark94717637312088"/>--no-detach<text:alphabetical-index-mark-end text:id="IMark94717637312088"/>, <text:alphabetical-index-mark-start text:id="IMark94717607529624"/>-D<text:alphabetical-index-mark-end text:id="IMark94717607529624"/></text:p>
      <text:p text:style-name="Option_20_Start">Do not detach process when running in daemon mode.</text:p>
      <text:p text:style-name="Option_20_title"><text:alphabetical-index-mark-start text:id="IMark94717476286968"/>--server-port<text:alphabetical-index-mark-end text:id="IMark94717476286968"/>=&lt;n&gt;<text:note text:id="ftn20" text:note-class="footnote"><text:note-citation>20</text:note-citation><text:note-body><text:p text:style-name="P46">Connections on the server port may also accept SSL encrypted connections.</text:p></text:note-body></text:note></text:p>
      <text:p text:style-name="Option_20_Start">Specify server port to use. Default is: 38523.</text:p>
      <text:p text:style-name="Option_20_title"><text:soft-page-break/><text:alphabetical-index-mark-start text:id="IMark94717565125960"/>--server-tls-port<text:alphabetical-index-mark-end text:id="IMark94717565125960"/>=&lt;n&gt;<text:span text:style-name="T15"><text:note-ref text:note-class="footnote" text:reference-format="text" text:ref-name="ftn20">20</text:note-ref></text:span></text:p>
      <text:p text:style-name="Option_20_Start">Specify TLS (SSL) server port to use. Default is: 38524.</text:p>
      <text:p text:style-name="Option_20_title"><text:alphabetical-index-mark-start text:id="IMark94717631274392"/>--server-ca-file<text:alphabetical-index-mark-end text:id="IMark94717631274392"/>=&lt;file name&gt;</text:p>
      <text:p text:style-name="Option_20_Start">Specify TLS (SSL) server certificate authority file (CA file) to use. Default is <text:span text:style-name="Filename"><text:span text:style-name="T12">/etc/ssl/certs/bar‑ca.pem</text:span></text:span><text:span text:style-name="T1">.</text:span></text:p>
      <text:p text:style-name="Option_20_title"><text:alphabetical-index-mark-start text:id="IMark94717605646888"/>--server-cert-file<text:alphabetical-index-mark-end text:id="IMark94717605646888"/>=&lt;file name&gt;</text:p>
      <text:p text:style-name="Option_20_Start">Specify TLS (SSL) server certificate file to use. Default is: <text:span text:style-name="Filename"><text:span text:style-name="T12">/etc/ssl/certs/bar‑server‑cert.pem</text:span></text:span><text:span text:style-name="T1">.</text:span></text:p>
      <text:p text:style-name="Option_20_title"><text:alphabetical-index-mark-start text:id="IMark94717629061384"/>--server-key-file<text:alphabetical-index-mark-end text:id="IMark94717629061384"/>=&lt;file name&gt;</text:p>
      <text:p text:style-name="Option_20_Start">Specify TLS (SSL) server key file to use. Default is: <text:span text:style-name="Filename"><text:span text:style-name="T12">/etc/ssl/private/bar‑server‑key.pem</text:span></text:span><text:span text:style-name="T4">.</text:span></text:p>
      <text:p text:style-name="Option_20_title"><text:alphabetical-index-mark-start text:id="IMark94717613786744"/>--server-password<text:alphabetical-index-mark-end text:id="IMark94717613786744"/>=&lt;password&gt;</text:p>
      <text:p text:style-name="Option_20_Start">Specify server password.</text:p>
      <text:p text:style-name="Option_20_note">Note:<text:tab/>Use this option with care! Passwords specified on the command line may be stored in the history of your shell, thus can be recovered by displaying the command history.</text:p>
      <text:p text:style-name="Option_20_note">Note:<text:tab/>To prevent brute-force attacks each time the authorization fail an increasing delay time is added for connections coming from that client which effectively slow down incoming connections of that client to defeat the attack. The delay is reseted after a successful authorization or automatically after around 30s.</text:p>
      <text:p text:style-name="Option_20_title"><text:alphabetical-index-mark-start text:id="IMark94717645666552"/>--jobs-directory<text:alphabetical-index-mark-end text:id="IMark94717645666552"/>=&lt;path name&gt;</text:p>
      <text:p text:style-name="Option_20_Start">Specify jobs directory. Default is: <text:span text:style-name="Filename"><text:span text:style-name="T12">/etc/bar/jobs</text:span></text:span>.</text:p>
      <text:p text:style-name="Option_20_title"><text:alphabetical-index-mark-start text:id="IMark94717611767704"/>--nice-level<text:alphabetical-index-mark-end text:id="IMark94717611767704"/>=&lt;n&gt;</text:p>
      <text:p text:style-name="Option_20_Start">Specify the nice-level the server should run. On Linux the nice level may be 0 (not nice) to 19 (very nice).</text:p>
      <text:p text:style-name="Option_20_title"><text:alphabetical-index-mark-start text:id="IMark94717629278856"/>--max-band-width<text:alphabetical-index-mark-end text:id="IMark94717629278856"/>=<text:bookmark-start text:name="__DdeLink__6150_796675737"/><text:bookmark-start text:name="__DdeLink__6154_796675737"/>(<text:bookmark-start text:name="__DdeLink__6739_1880764394"/>&lt;n&gt;[M|K]<text:bookmark-end text:name="__DdeLink__6739_1880764394"/><text:bookmark-start text:name="__DdeLink__6146_796675737"/>)|&lt;file name&gt;<text:bookmark-end text:name="__DdeLink__6150_796675737"/><text:bookmark-end text:name="__DdeLink__6154_796675737"/><text:bookmark-end text:name="__DdeLink__6146_796675737"/><text:bookmark-start text:name="__DdeLink__6822_664228686"/> <text:bookmark-end text:name="__DdeLink__6822_664228686"/>[&lt;time/date string&gt;]</text:p>
      <text:p text:style-name="Option_20_Start"><text:bookmark-start text:name="__DdeLink__6737_1880764394"/><text:bookmark-start text:name="__DdeLink__6435_1880764394"/>Specify the max. band width in bits per second (bits/s) to use to transmit archive files to/from a remote server. If the measured band width is above the specified limit <text:span text:style-name="Name">BAR</text:span> will throttle the transmission.<text:bookmark-end text:name="__DdeLink__6737_1880764394"/><text:bookmark-end text:name="__DdeLink__6435_1880764394"/></text:p>
      <text:p text:style-name="Option_20_Start"><text:bookmark-start text:name="__DdeLink__6172_441584228"/><text:bookmark-start text:name="__DdeLink__7738_664228686"/><text:bookmark-start text:name="__DdeLink__7129_664228686"/>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 <text:bookmark-end text:name="__DdeLink__6758_796675737"/>Commented lines can have the prefix <text:span text:style-name="Option">//</text:span>, <text:span text:style-name="Option">#</text:span> or <text:span text:style-name="Option">;</text:span>.<text:bookmark-end text:name="__DdeLink__6172_441584228"/></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879268543" text:style-name="L9">
        <text:list-item>
          <text:p text:style-name="P142"><text:bookmark-start text:name="__DdeLink__7433_664228686"/>year: four digit year</text:p>
        </text:list-item>
        <text:list-item>
          <text:p text:style-name="P142">month: 1..12 or names Jan, Feb, Mar, Apr, May, Jun, Jul, Aug, Sept, Oct, Nov, Dec</text:p>
        </text:list-item>
        <text:list-item>
          <text:p text:style-name="P142">day: 1..31</text:p>
        </text:list-item>
        <text:list-item>
          <text:p text:style-name="P142"><text:soft-page-break/>week day names: Mon, Tue, Wed, Thu, Fri, Sat, Sun</text:p>
        </text:list-item>
        <text:list-item>
          <text:p text:style-name="P142">hour: 00..23</text:p>
        </text:list-item>
        <text:list-item>
          <text:p text:style-name="P142">minute: 00..59<text:bookmark-end text:name="__DdeLink__7433_664228686"/></text:p>
        </text:list-item>
      </text:list>
      <text:p text:style-name="Option_20_Start">A * mean “do not care” or “always”. If multiple band width limitations are specified the band width limit with the closest matching date/time string before the current date/time will be used.<text:bookmark-end text:name="__DdeLink__7738_664228686"/><text:bookmark-end text:name="__DdeLink__7129_664228686"/></text:p>
      <text:p text:style-name="Option_20_title"><text:alphabetical-index-mark-start text:id="IMark94717609085560"/>--remote-bar-executable<text:alphabetical-index-mark-end text:id="IMark94717609085560"/>=&lt;file name&gt;</text:p>
      <text:p text:style-name="Option_20_Start">Specify remote executable of <text:span text:style-name="Name">BAR</text:span> binary.</text:p>
      <text:h text:style-name="Heading_20_3" text:outline-level="3"><text:bookmark-start text:name="__RefHeading__13949_1679799926"/>Index database<text:bookmark-end text:name="__RefHeading__13949_1679799926"/></text:h>
      <text:p text:style-name="Option_20_title"><text:alphabetical-index-mark-start text:id="IMark94717566802760"/>--index-database<text:alphabetical-index-mark-end text:id="IMark94717566802760"/>=&lt;file name&gt;</text:p>
      <text:p text:style-name="Option_20_Start">Specify the file name of the internal index database. Default is: <text:span text:style-name="Filename">/var/lib/bar/index.db</text:span>.</text:p>
      <text:p text:style-name="Option_20_title"><text:alphabetical-index-mark-start text:id="IMark94717633542264"/>--index-database-auto-update<text:alphabetical-index-mark-end text:id="IMark94717633542264"/></text:p>
      <text:p text:style-name="Option_20_Start">Enable automatically update index database with archives found on the file system or some remote server.</text:p>
      <text:p text:style-name="Option_20_title"><text:alphabetical-index-mark-start text:id="IMark94717631287512"/>--index-database-max-band-width<text:alphabetical-index-mark-end text:id="IMark94717631287512"/>=(<text:bookmark-start text:name="__DdeLink__6739_18807643941"/>&lt;n&gt;[M|K]<text:bookmark-end text:name="__DdeLink__6739_18807643941"/><text:bookmark-start text:name="__DdeLink__6146_7966757371"/>)|&lt;file name&gt;<text:bookmark-end text:name="__DdeLink__6146_7966757371"/> [&lt;date/time string&gt;]</text:p>
      <text:p text:style-name="Option_20_Start">Specify the max. band width in bits per second (bits/s) to use to update the index database via network. If the measured band width is above the specified limit <text:span text:style-name="Name">BAR</text:span> will throttle the index update via network.</text:p>
      <text:p text:style-name="Option_20_Start"><text:bookmark-start text:name="__DdeLink__7060_796675737"/>The limit can either be specified directly as a number <text:bookmark-start text:name="__DdeLink__6175_441584228"/>(with an optional unit)<text:bookmark-end text:name="__DdeLink__6175_441584228"/> or as an external file. If the name of an external file is specified the first non-empty and non-commented line in that file is read and parsed (with an optional unit) as the band width limit to use.<text:bookmark-start text:name="__DdeLink__6758_7966757371"/> <text:bookmark-end text:name="__DdeLink__6758_7966757371"/>Commented lines can have the prefix <text:span text:style-name="Option">//</text:span>, <text:span text:style-name="Option">#</text:span> or <text:span text:style-name="Option">;</text:span>.<text:bookmark-end text:name="__DdeLink__7060_796675737"/></text:p>
      <text:p text:style-name="Option_20_Start"><text:bookmark-start text:name="__DdeLink__6172_4415842281"/>The limit can either be specified directly as a number (with an optional unit) or as an external file. If the name of an external file is specified the first non-empty and non-commented line in that file is read and parsed (with an optional unit) as the band width limit to use.<text:bookmark-start text:name="__DdeLink__6758_7966757372"/> <text:bookmark-end text:name="__DdeLink__6758_7966757372"/>Commented lines can have the prefix <text:span text:style-name="Option">//</text:span>, <text:span text:style-name="Option">#</text:span> or <text:span text:style-name="Option">;</text:span>.<text:bookmark-end text:name="__DdeLink__6172_4415842281"/></text:p>
      <text:p text:style-name="Option">The optional &lt;date/time string&gt; define the start date and time for the band width limitation. The date/time string must have the following structure:</text:p>
      <text:p text:style-name="Option_20_Start">&lt;year|*&gt;-&lt;month|*&gt;-&lt;day|*&gt; [&lt;week day|*&gt;] &lt;hour|*&gt;:&lt;minute|*&gt;</text:p>
      <text:p text:style-name="Option_20_Start">with</text:p>
      <text:list xml:id="list104056198922726" text:continue-list="list104055084379265" text:style-name="List_20_1">
        <text:list-item>
          <text:p text:style-name="List_20_1_20_Start"><text:bookmark-start text:name="__DdeLink__7433_6642286862"/>year: four digit year</text:p>
        </text:list-item>
        <text:list-item>
          <text:p text:style-name="List_20_1">month: 1..12 or names Jan, Feb, Mar, Apr, May, Jun, Jul, Aug, Sept, Oct, Nov, Dec</text:p>
        </text:list-item>
        <text:list-item>
          <text:p text:style-name="List_20_1">day: 1..31</text:p>
        </text:list-item>
        <text:list-item>
          <text:p text:style-name="List_20_1">week day names: Mon, Tue, Wed, Thu, Fri, Sat, Sun</text:p>
        </text:list-item>
        <text:list-item>
          <text:p text:style-name="List_20_1">hour: 00..23</text:p>
        </text:list-item>
        <text:list-item>
          <text:p text:style-name="List_20_1_20_End">minute: 00..59<text:bookmark-end text:name="__DdeLink__7433_6642286862"/></text:p>
        </text:list-item>
      </text:list>
      <text:p text:style-name="Option_20_Start">A * mean “do not care” or “always”. If multiple band width limitations are specified the band width limit with the closest matching date/time string before the current date/time will be used.</text:p>
      <text:p text:style-name="Option_20_title"><text:soft-page-break/><text:alphabetical-index-mark-start text:id="IMark94717633285080"/>--index-database-keep-time<text:alphabetical-index-mark-end text:id="IMark94717633285080"/>=&lt;time&gt;[weeks|days|h|m|s]</text:p>
      <text:p text:style-name="Option_20_Start">Time to keep index database for not existing storage. If a storage entry does not exists for the specified time, e. g. cannot be found on a remote server, the storage entry is removed from the internal index database. The specified time may have postfixes <text:span text:style-name="Option">weeks</text:span>, <text:span text:style-name="Option">days</text:span>, <text:span text:style-name="Option">h </text:span>(hours), <text:span text:style-name="Option">m </text:span>(minutes), or <text:span text:style-name="Option">s </text:span>(seconds).</text:p>
      <text:p text:style-name="Option_20_note">Note: Automatic update index database must be enabled for this option.</text:p>
      <text:p text:style-name="Option_20_title"><text:alphabetical-index-mark-start text:id="IMark94717606524488"/>--no-index-database<text:alphabetical-index-mark-end text:id="IMark94717606524488"/></text:p>
      <text:p text:style-name="Option_20_Start">Do not store index database for created archives.</text:p>
      <text:h text:style-name="P146" text:outline-level="3"><text:bookmark-start text:name="__RefHeading__10437_873480820"/><text:span text:style-name="T26">Continuous</text:span> database<text:bookmark-end text:name="__RefHeading__10437_873480820"/></text:h>
      <text:p text:style-name="Option_20_title"><text:alphabetical-index-mark-start text:id="IMark94717606524488"/>--<text:span text:style-name="T26">continuous-database</text:span><text:alphabetical-index-mark-end text:id="IMark94717606524488"/><text:span text:style-name="T26">=&lt;file name&gt;</text:span></text:p>
      <text:p text:style-name="P57">Specify the file name of the internal <text:span text:style-name="T26">continuous</text:span> database. Default is <text:span text:style-name="T26">empty to keep the database file in memory only.</text:span></text:p>
      <text:p text:style-name="Option_20_title"><text:alphabetical-index-mark-start text:id="IMark94717639066360"/>--<text:span text:style-name="T26">continuous-max-size</text:span><text:alphabetical-index-mark-end text:id="IMark94717639066360"/><text:span text:style-name="T26">=&lt;size&gt;</text:span></text:p>
      <text:p text:style-name="Option_20_Start">Specify the max. size of an entry which should be stored during a contin<text:span text:style-name="T27">u</text:span>ous job. Entries (files, images, hard links) which <text:s/>size exceed the limit are skipped.</text:p>
      <text:p text:style-name="Option_20_title"><text:alphabetical-index-mark-start text:id="IMark94717609332600"/>‑‑<text:span text:style-name="T113">continuous-min-time-delta</text:span><text:alphabetical-index-mark-end text:id="IMark94717609332600"/><text:span text:style-name="T113">=&lt;time&gt;[weeks|days|h|m|s]</text:span></text:p>
      <text:p text:style-name="Option_20_Start">Min. time delta for storage of continuous entries. <text:span text:style-name="T113">Single entries will only be stored with this time delta when changed. A time of 0 mean store always when changes.</text:span></text:p>
      <text:h text:style-name="Heading_20_3" text:outline-level="3"><text:bookmark-start text:name="__RefHeading__13951_1679799926"/>Logging<text:bookmark-end text:name="__RefHeading__13951_1679799926"/></text:h>
      <text:p text:style-name="Option_20_title"><text:alphabetical-index-mark-start text:id="IMark94717603231576"/>--log<text:alphabetical-index-mark-end text:id="IMark94717603231576"/>=&lt;name&gt;[,&lt;name&gt;...]</text:p>
      <text:p text:style-name="Option_20_Start">Specify which information is stored in the log file. One or more log information types can specified separated by a comma (,). Table <text:sequence-ref text:reference-format="value" text:ref-name="refTable8">9</text:sequence-ref>: <text:sequence-ref text:reference-format="caption" text:ref-name="refTable8">Log information types</text:sequence-ref><text:s/>show the available information log types.</text:p>
      <table:table table:name="Table2" table:style-name="Table2">
        <table:table-column table:style-name="Table2.A"/>
        <table:table-column table:style-name="Table2.B"/>
        <table:table-header-rows>
          <table:table-row>
            <table:table-cell table:style-name="Table2.A1" office:value-type="string">
              <text:p text:style-name="Table_20_Heading">Log type</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none</text:p>
          </table:table-cell>
          <table:table-cell table:style-name="Table2.B2" office:value-type="string">
            <text:p text:style-name="Table_20_Contents">no logging (default)</text:p>
          </table:table-cell>
        </table:table-row>
        <table:table-row>
          <table:table-cell table:style-name="Table2.A2" office:value-type="string">
            <text:p text:style-name="Table_20_Contents">errors</text:p>
          </table:table-cell>
          <table:table-cell table:style-name="Table2.B2" office:value-type="string">
            <text:p text:style-name="Table_20_Contents">log errors</text:p>
          </table:table-cell>
        </table:table-row>
        <table:table-row>
          <table:table-cell table:style-name="Table2.A2" office:value-type="string">
            <text:p text:style-name="Table_20_Contents">warnings</text:p>
          </table:table-cell>
          <table:table-cell table:style-name="Table2.B2" office:value-type="string">
            <text:p text:style-name="Table_20_Contents">log warnings</text:p>
          </table:table-cell>
        </table:table-row>
        <table:table-row>
          <table:table-cell table:style-name="Table2.A2" office:value-type="string">
            <text:p text:style-name="Table_20_Contents">OK</text:p>
          </table:table-cell>
          <table:table-cell table:style-name="Table2.B2" office:value-type="string">
            <text:p text:style-name="Table_20_Contents">log stored/restored files</text:p>
          </table:table-cell>
        </table:table-row>
        <table:table-row>
          <table:table-cell table:style-name="Table2.A2" office:value-type="string">
            <text:p text:style-name="Table_20_Contents">unknown</text:p>
          </table:table-cell>
          <table:table-cell table:style-name="Table2.B2" office:value-type="string">
            <text:p text:style-name="Table_20_Contents">log unknown files</text:p>
          </table:table-cell>
        </table:table-row>
        <table:table-row>
          <table:table-cell table:style-name="Table2.A2" office:value-type="string">
            <text:p text:style-name="Table_20_Contents">skipped</text:p>
          </table:table-cell>
          <table:table-cell table:style-name="Table2.B2" office:value-type="string">
            <text:p text:style-name="Table_20_Contents">log skipped files</text:p>
          </table:table-cell>
        </table:table-row>
        <table:table-row>
          <table:table-cell table:style-name="Table2.A2" office:value-type="string">
            <text:p text:style-name="Table_20_Contents">missing</text:p>
          </table:table-cell>
          <table:table-cell table:style-name="Table2.B2" office:value-type="string">
            <text:p text:style-name="Table_20_Contents">log missing files</text:p>
          </table:table-cell>
        </table:table-row>
        <table:table-row>
          <table:table-cell table:style-name="Table2.A2" office:value-type="string">
            <text:p text:style-name="Table_20_Contents">incomplete</text:p>
          </table:table-cell>
          <table:table-cell table:style-name="Table2.B2" office:value-type="string">
            <text:p text:style-name="Table_20_Contents">log incomplete files</text:p>
          </table:table-cell>
        </table:table-row>
        <table:table-row>
          <table:table-cell table:style-name="Table2.A2" office:value-type="string">
            <text:p text:style-name="Table_20_Contents">excluded</text:p>
          </table:table-cell>
          <table:table-cell table:style-name="Table2.B2" office:value-type="string">
            <text:p text:style-name="Table_20_Contents">log excluded files</text:p>
          </table:table-cell>
        </table:table-row>
        <table:table-row>
          <table:table-cell table:style-name="Table2.A2" office:value-type="string">
            <text:p text:style-name="Table_20_Contents">storage</text:p>
          </table:table-cell>
          <table:table-cell table:style-name="Table2.B2" office:value-type="string">
            <text:p text:style-name="Table_20_Contents">log storage</text:p>
          </table:table-cell>
        </table:table-row>
        <table:table-row>
          <table:table-cell table:style-name="Table2.A2" office:value-type="string">
            <text:p text:style-name="Table_20_Contents">index</text:p>
          </table:table-cell>
          <table:table-cell table:style-name="Table2.B2" office:value-type="string">
            <text:p text:style-name="Table_20_Contents">log index operations</text:p>
          </table:table-cell>
        </table:table-row>
        <text:soft-page-break/>
        <table:table-row>
          <table:table-cell table:style-name="Table2.A2" office:value-type="string">
            <text:p text:style-name="Table_20_Contents">all</text:p>
          </table:table-cell>
          <table:table-cell table:style-name="Table2.B2" office:value-type="string">
            <text:p text:style-name="Table_20_Contents">log everything</text:p>
          </table:table-cell>
        </table:table-row>
      </table:table>
      <text:p text:style-name="Table">Table <text:sequence text:ref-name="refTable8" text:name="Table" text:formula="ooow:Table+1" style:num-format="1">9</text:sequence>: Log information types</text:p>
      <text:p text:style-name="Text_20_body"/>
      <text:p text:style-name="Option_20_title"><text:alphabetical-index-mark-start text:id="IMark94717633699192"/>--log-file<text:alphabetical-index-mark-end text:id="IMark94717633699192"/>=&lt;file name&gt;</text:p>
      <text:p text:style-name="Option_20_Start">Specify the log file name.</text:p>
      <text:p text:style-name="Option_20_note">Note:<text:tab/>The log file is only written in daemon mode. See option <text:span text:style-name="Option">‑‑daemon</text:span>.</text:p>
      <text:p text:style-name="Option_20_title"><text:alphabetical-index-mark-start text:id="IMark94717616832840"/>--log-post-command<text:alphabetical-index-mark-end text:id="IMark94717616832840"/>=&lt;command&gt;</text:p>
      <text:p text:style-name="Option_20_Start">Command to execute as a post-processing command for a log file. This command is executed when a archive was created or restored and can e. g. be a mail command to send the log file via mail.</text:p>
      <text:p text:style-name="Option_20_Start">Available macros: %file.</text:p>
      <text:h text:style-name="Heading_20_3" text:outline-level="3"><text:bookmark-start text:name="__RefHeading__16312_1510295094"/>Miscellaneous<text:bookmark-end text:name="__RefHeading__16312_1510295094"/></text:h>
      <text:p text:style-name="Option_20_title"><text:alphabetical-index-mark-start text:id="IMark94717637305304"/>--config<text:alphabetical-index-mark-end text:id="IMark94717637305304"/>=&lt;file name&gt;</text:p>
      <text:p text:style-name="Option_20_Start">Read configuration from the specified file.</text:p>
      <text:p text:style-name="Option_20_title"><text:alphabetical-index-mark-start text:id="IMark94717604763304"/>--tmp-directory<text:alphabetical-index-mark-end text:id="IMark94717604763304"/>=&lt;path&gt;</text:p>
      <text:p text:style-name="Option_20_Start">Use the specified directory for temporary files.</text:p>
      <text:p text:style-name="Option_20_title"><text:alphabetical-index-mark-start text:id="IMark94717602577016"/>--max-tmp-size<text:alphabetical-index-mark-end text:id="IMark94717602577016"/>=&lt;size&gt;</text:p>
      <text:p text:style-name="P57">Use max. specified size for temporary files. If the space is occupied pause creating new <text:span text:style-name="T83">storage </text:span>files.</text:p>
      <text:p text:style-name="Option_20_note">Note: only temporary storage files are taken into account!</text:p>
      <text:p text:style-name="Option_20_title"><text:alphabetical-index-mark-start text:id="IMark94717637941848"/>--directory<text:alphabetical-index-mark-end text:id="IMark94717637941848"/>=&lt;path&gt;, <text:alphabetical-index-mark-start text:id="IMark94717619361688"/>-C<text:alphabetical-index-mark-end text:id="IMark94717619361688"/>=&lt;path&gt;</text:p>
      <text:p text:style-name="Option_20_Start">Change to directory.</text:p>
      <text:p text:style-name="P39"><text:alphabetical-index-mark-start text:id="IMark94717610891240"/>--jobs-directory<text:alphabetical-index-mark-end text:id="IMark94717610891240"/>=&lt;path name&gt;</text:p>
      <text:p text:style-name="P65">Specify jobs directory. Default is: <text:span text:style-name="Filename"><text:span text:style-name="T12">/etc/bar/jobs</text:span></text:span>.</text:p>
      <text:p text:style-name="P39"><text:alphabetical-index-mark-start text:id="IMark94717607195272"/>--<text:span text:style-name="T106">incremental-data</text:span>-directory<text:alphabetical-index-mark-end text:id="IMark94717607195272"/>=&lt;path name&gt;</text:p>
      <text:p text:style-name="P65">Specify directory <text:span text:style-name="T106">to write incremental data in server mode</text:span>. Default is: <text:span text:style-name="Filename"><text:span text:style-name="T12">/</text:span></text:span><text:span text:style-name="Filename"><text:span text:style-name="T14">var/lib/bar</text:span></text:span>.</text:p>
      <text:p text:style-name="Option_20_title"><text:alphabetical-index-mark-start text:id="IMark94717627662616"/>--pid-file<text:alphabetical-index-mark-end text:id="IMark94717627662616"/>=&lt;file name&gt;</text:p>
      <text:p text:style-name="Option_20_Start"><text:span text:style-name="Name">BAR</text:span> process identifier file to use. <text:span text:style-name="Name">BAR</text:span> write his own process id into this text file.</text:p>
      <text:p text:style-name="Option_20_note">Note: the file is only created when <text:span text:style-name="Name">BAR</text:span> is running as a daemon (server).</text:p>
      <text:p text:style-name="Option_20_title"><text:alphabetical-index-mark-start text:id="IMark94717605252872"/>--<text:span text:style-name="T79">pairing-master-file</text:span><text:alphabetical-index-mark-end text:id="IMark94717605252872"/><text:span text:style-name="T79">=&lt;file name&gt;</text:span></text:p>
      <text:p text:style-name="Option_20_Start">File to enable or clear pairing of <text:span text:style-name="T101">a </text:span>master with slave. Write <text:span text:style-name="Command">start</text:span> into this file or <text:span text:style-name="T101">creating </text:span>an empty will start new pairing of <text:span text:style-name="T101">the </text:span>master, <text:span text:style-name="T101">the content </text:span><text:span text:style-name="Command">clear</text:span> <text:span text:style-name="T101">will </text:span>clear <text:span text:style-name="T101">the </text:span>current paired master.</text:p>
      <text:p text:style-name="Option_20_title"><text:soft-page-break/><text:alphabetical-index-mark-start text:id="IMark94717631281464"/>--group<text:alphabetical-index-mark-end text:id="IMark94717631281464"/>, <text:alphabetical-index-mark-start text:id="IMark94717639025208"/>-g<text:alphabetical-index-mark-end text:id="IMark94717639025208"/></text:p>
      <text:p text:style-name="Option_20_Start">Group files when listing archive content. </text:p>
      <text:p text:style-name="Option_20_title"><text:alphabetical-index-mark-start text:id="IMark94717631936360"/>--all<text:alphabetical-index-mark-end text:id="IMark94717631936360"/></text:p>
      <text:p text:style-name="Option_20_Start">Show all files, not only the newest version of a file when listing archive content.</text:p>
      <text:p text:style-name="Option_20_title"><text:alphabetical-index-mark-start text:id="IMark94717626073496"/>--long-format<text:alphabetical-index-mark-end text:id="IMark94717626073496"/>, <text:alphabetical-index-mark-start text:id="IMark94717637983192"/>-L<text:alphabetical-index-mark-end text:id="IMark94717637983192"/></text:p>
      <text:p text:style-name="Option_20_Start">Use long output format when listing archive content.</text:p>
      <text:p text:style-name="Option_20_title"><text:alphabetical-index-mark-start text:id="IMark94717604264232"/>--human-format<text:alphabetical-index-mark-end text:id="IMark94717604264232"/>, <text:alphabetical-index-mark-start text:id="IMark94717607529624"/>-H<text:alphabetical-index-mark-end text:id="IMark94717607529624"/></text:p>
      <text:p text:style-name="Option_20_Start">Print sizes in human readable format (number and unit) instead of bytes.</text:p>
      <text:p text:style-name="Option_20_title"><text:alphabetical-index-mark-start text:id="IMark94717633285080"/>--numeric-uid-gid<text:alphabetical-index-mark-end text:id="IMark94717633285080"/></text:p>
      <text:p text:style-name="Option_20_Start">Print user/group ids as numbers instead resolved names.</text:p>
      <text:p text:style-name="Option_20_title"><text:alphabetical-index-mark-start text:id="IMark94717645727192"/>--numeric-permission<text:alphabetical-index-mark-end text:id="IMark94717645727192"/></text:p>
      <text:p text:style-name="Option_20_Start">Print file/directory permissions as octal numbers instead of permission text flags.</text:p>
      <text:p text:style-name="Option_20_title"><text:alphabetical-index-mark-start text:id="IMark94717611035416"/>--no-header-footer<text:alphabetical-index-mark-end text:id="IMark94717611035416"/></text:p>
      <text:p text:style-name="Option_20_Start">Suppress output of header/footer when listing archive content.</text:p>
      <text:p text:style-name="Option_20_title"><text:alphabetical-index-mark-start text:id="IMark94717617345864"/>--delete-old-archive-files<text:alphabetical-index-mark-end text:id="IMark94717617345864"/></text:p>
      <text:p text:style-name="Option_20_Start">Delete all old archive files after creating new archive files.</text:p>
      <text:p text:style-name="Option_20_title"><text:alphabetical-index-mark-start text:id="IMark94717633285080"/>--ignore-no-backup-file<text:alphabetical-index-mark-end text:id="IMark94717633285080"/></text:p>
      <text:p text:style-name="Option_20_Start">Ignore <text:span text:style-name="Filename">.nobackup</text:span>/<text:span text:style-name="Filename">.NOBACKUP</text:span> file and store directories containing this file, too.</text:p>
      <text:p text:style-name="Option_20_title"><text:alphabetical-index-mark-start text:id="IMark94717607048088"/>--ignore-no-dump<text:alphabetical-index-mark-end text:id="IMark94717607048088"/></text:p>
      <text:p text:style-name="Option_20_Start">Ignore “no dump” file attribute. The “no dump” file attribute can be set for files to prevent them included into a backup. To include these files into the created archive, too, set this option.</text:p>
      <text:p text:style-name="Option_20_note">Note:<text:tab/>on Unix systems see the commands <text:span text:style-name="Command">chattr</text:span> and <text:span text:style-name="Command">lsattr</text:span> to set and list file attributes.</text:p>
      <text:p text:style-name="Option_20_title"><text:alphabetical-index-mark-start text:id="IMark94717629262056"/>--skip-unreadable <text:alphabetical-index-mark-end text:id="IMark94717629262056"/></text:p>
      <text:p text:style-name="Option_20_Start">Skip unreadable files instead of reporting an error.</text:p>
      <text:p text:style-name="Option_20_title"><text:alphabetical-index-mark-start text:id="IMark94717627884504"/>--force-delta-compression<text:alphabetical-index-mark-end text:id="IMark94717627884504"/></text:p>
      <text:p text:style-name="Option_20_Start">Enable forced delta compression. If no delta compression can be used an error is reported instead of a warning only.</text:p>
      <text:p text:style-name="Option_20_title"><text:alphabetical-index-mark-start text:id="IMark94717627035464"/>--raw-images<text:alphabetical-index-mark-end text:id="IMark94717627035464"/></text:p>
      <text:p text:style-name="Option_20_Start">Store all blocks of a disk in an archive instead of storing only used blocks by the file system.</text:p>
      <text:p text:style-name="Option_20_note">Note:<text:tab/><text:span text:style-name="Name">BAR</text:span> always store all blocks of a disk into the archive. Not used blocks are stored with content “0”. When compression is enabled those blocks almost use no space in the created archive.</text:p>
      <text:p text:style-name="Option_20_title"><text:soft-page-break/><text:alphabetical-index-mark-start text:id="IMark94717631274392"/>--no-fragments-check<text:alphabetical-index-mark-end text:id="IMark94717631274392"/></text:p>
      <text:p text:style-name="Option_20_Start">Do not check if a fragmented file is complete.</text:p>
      <text:p text:style-name="Option_20_title"><text:alphabetical-index-mark-start text:id="IMark94717550641784"/>--archive-file-mode<text:alphabetical-index-mark-end text:id="IMark94717550641784"/>=&lt;mode&gt;</text:p>
      <text:p text:style-name="Option_20_Start">Select archive file write mode. If an archive already exists either stop with an error (<text:span text:style-name="Command">stop</text:span>), append to the existing archive (<text:span text:style-name="Command">append</text:span>), or overwrite the existing archive (<text:span text:style-name="Command">overwrite</text:span>). <text:span text:style-name="T36">See also option </text:span><text:span text:style-name="Option"><text:span text:style-name="T36">--overwrite-archive-files</text:span></text:span><text:span text:style-name="T36">.</text:span></text:p>
      <text:p text:style-name="Option_20_title"><text:alphabetical-index-mark-start text:id="IMark94717620179816"/>--overwrite-archive-files<text:alphabetical-index-mark-end text:id="IMark94717620179816"/>, <text:alphabetical-index-mark-start text:id="IMark94717629061384"/>-o<text:alphabetical-index-mark-end text:id="IMark94717629061384"/></text:p>
      <text:p text:style-name="P61">Overwrite existing archive files instead of reporting an error when ab archive file already exists. <text:span text:style-name="T36">See also option </text:span><text:span text:style-name="Option"><text:span text:style-name="T36">--archive-file-mode</text:span></text:span><text:span text:style-name="T36">.</text:span></text:p>
      <text:p text:style-name="Option_20_title"><text:alphabetical-index-mark-start text:id="IMark94717603231576"/>--overwrite-files<text:alphabetical-index-mark-end text:id="IMark94717603231576"/></text:p>
      <text:p text:style-name="Option_20_Start">Overwrite existing files when restoring files instead of reporting an error.</text:p>
      <text:p text:style-name="Option_20_title"><text:alphabetical-index-mark-start text:id="IMark94717631905416"/>--wait-first-volume<text:alphabetical-index-mark-end text:id="IMark94717631905416"/></text:p>
      <text:p text:style-name="Option_20_Start">Wait for first volume (CD/DVD/BD or device). If not specified <text:span text:style-name="Name">BAR</text:span> assume the first CD/DVD/BD or device volume is already available.</text:p>
      <text:p text:style-name="Option_20_title"><text:alphabetical-index-mark-start text:id="IMark94717604051752"/>--dry-run<text:alphabetical-index-mark-end text:id="IMark94717604051752"/></text:p>
      <text:p text:style-name="Option_20_Start">Do not compress, encrypt and store archives, restoring files, create/update incremental file lists, or update index database. This option can be used to do a dry-run of a job to see what may be done without actually create archive files or restore something.</text:p>
      <text:p text:style-name="Option_20_title"><text:alphabetical-index-mark-start text:id="IMark94717626037208"/>--no-storage<text:alphabetical-index-mark-end text:id="IMark94717626037208"/></text:p>
      <text:p text:style-name="Option_20_Start">Do not store archives (skip storage) and skip updating the index database. This option may be useful to create e. g. incremental file lists only with the option <text:span text:style-name="Option">‑‑create</text:span> and <text:span text:style-name="Option">‑‑full.</text:span></text:p>
      <text:p text:style-name="Option_20_title"><text:alphabetical-index-mark-start text:id="IMark94717633186072"/>--no-bar-on-medium<text:alphabetical-index-mark-end text:id="IMark94717633186072"/></text:p>
      <text:p text:style-name="Option_20_Start">Do not store a copy of <text:span text:style-name="Name">BAR</text:span> on a CD/DVD/BD medium. By default a copy of the <text:span text:style-name="Name">BAR</text:span> executable is stored on a created CD/DVD/BD, too, to be able to restore the files in the archive easily.</text:p>
      <text:p text:style-name="Option_20_title"><text:alphabetical-index-mark-start text:id="IMark94717616832840"/>--<text:span text:style-name="T71">no-stop-on-error</text:span><text:alphabetical-index-mark-end text:id="IMark94717616832840"/></text:p>
      <text:p text:style-name="Option_20_Start">Do not store operation when an error oc<text:span text:style-name="T107">c</text:span>ur. Try to continue with remaining restore.</text:p>
      <text:p text:style-name="Option_20_title"><text:alphabetical-index-mark-start text:id="IMark94717618407384"/>‑‑no-stop-on-attribute-error<text:alphabetical-index-mark-end text:id="IMark94717618407384"/></text:p>
      <text:p text:style-name="P66">Do not store operation when an attribute error occur. Try to continue with remaining restore.</text:p>
      <text:p text:style-name="Option_20_note">Note:<text:tab/>some file systems may not support file attributes. Restoring in those file system may fail <text:s/>if this option is not set.</text:p>
      <text:p text:style-name="Option_20_title"><text:alphabetical-index-mark-start text:id="IMark94717618407384"/>--no-default-config<text:alphabetical-index-mark-end text:id="IMark94717618407384"/></text:p>
      <text:p text:style-name="Option_20_Start">Do not read personal configuration file <text:span text:style-name="Filename"><text:span text:style-name="T12">~/.bar/bar.cfg</text:span></text:span><text:span text:style-name="T1">.</text:span></text:p>
      <text:p text:style-name="Option_20_title"><text:alphabetical-index-mark-start text:id="IMark94717605574616"/><text:span text:style-name="T1">--volume-size</text:span><text:alphabetical-index-mark-end text:id="IMark94717605574616"/><text:span text:style-name="T1">=</text:span>&lt;n&gt;[G|M|K]</text:p>
      <text:p text:style-name="Option_20_Start"><text:span text:style-name="T18">CD/DVD/BD/device volume size. Specified size may have postfixes </text:span><text:span text:style-name="Option"><text:span text:style-name="T18">G</text:span></text:span><text:span text:style-name="T18"> (1024</text:span><text:span text:style-name="T16">3</text:span><text:span text:style-name="T18">bytes), </text:span><text:span text:style-name="Option"><text:span text:style-name="T18">M</text:span></text:span><text:span text:style-name="T18"> (1024</text:span><text:span text:style-name="T16">2</text:span><text:span text:style-name="T18">bytes), or </text:span><text:span text:style-name="Option"><text:span text:style-name="T18">K</text:span></text:span><text:span text:style-name="T18"> (1024bytes).</text:span></text:p>
      <text:p text:style-name="Option_20_Start"><text:bookmark-start text:name="__DdeLink__5572_1180582065"/><text:soft-page-break/>Default values are 700MB, 4.4GB, and 25GB for CD/DVD/BD without error correction codes and 560MB, 3.4GB, and 20GB for CD/DVD/BD with error correction codes<text:bookmark-end text:name="__DdeLink__5572_1180582065"/></text:p>
      <text:p text:style-name="Option_20_title"><text:alphabetical-index-mark-start text:id="IMark94717619361688"/>--ecc<text:alphabetical-index-mark-end text:id="IMark94717619361688"/></text:p>
      <text:p text:style-name="Option_20_Start">Enable generation of error correction codes when creating CD/DVD/BD or device images. For CDs/DVDs/BDs the external tool <text:span text:style-name="T1">dvdisaster</text:span><text:span text:style-name="T5"> is required.</text:span></text:p>
      <text:p text:style-name="P36"><text:alphabetical-index-mark-start text:id="IMark94717604839032"/>--always-create-image<text:alphabetical-index-mark-end text:id="IMark94717604839032"/></text:p>
      <text:p text:style-name="Option_20_Start">Enable always generate an image file for CDs/DVDs/BDs or devices. Usually image files are only generated when error correction codes should be added.</text:p>
      <text:p text:style-name="P38"><text:alphabetical-index-mark-start text:id="IMark94717555032232"/>--blank<text:alphabetical-index-mark-end text:id="IMark94717555032232"/></text:p>
      <text:p text:style-name="Option_20_Start">Blank CD/DVD/BD medium before writing.</text:p>
      <text:p text:style-name="Option_20_title"><text:alphabetical-index-mark-start text:id="IMark94717614069592"/><text:alphabetical-index-mark-start text:id="IMark94717619361688"/>--quiet<text:alphabetical-index-mark-end text:id="IMark94717619361688"/><text:alphabetical-index-mark-end text:id="IMark94717614069592"/></text:p>
      <text:p text:style-name="Option_20_Start">Be quiet and suppress any output.</text:p>
      <text:p text:style-name="Option_20_title"><text:alphabetical-index-mark-start text:id="IMark94717604839032"/>--verbose<text:alphabetical-index-mark-end text:id="IMark94717604839032"/>=&lt;n&gt;, -v=&lt;n&gt;</text:p>
      <text:p text:style-name="Option_20_Start">Specify verbosity level. A range of 0..6 can be specified. Default is 1. A higher verbosity level produce more informational output. Table <text:sequence-ref text:reference-format="value" text:ref-name="refTable9">10</text:sequence-ref>: <text:sequence-ref text:reference-format="caption" text:ref-name="refTable9">Verbosity levels</text:sequence-ref><text:s/>give an overview what information is printed for the different verbosity levels.</text:p>
      <table:table table:name="Verbosity" table:style-name="Verbosity">
        <table:table-column table:style-name="Verbosity.A"/>
        <table:table-column table:style-name="Verbosity.B"/>
        <table:table-row>
          <table:table-cell table:style-name="Verbosity.A1" office:value-type="string">
            <text:p text:style-name="Table_20_Heading">Level</text:p>
          </table:table-cell>
          <table:table-cell table:style-name="Verbosity.B1" office:value-type="string">
            <text:p text:style-name="Table_20_Heading">Information printed</text:p>
          </table:table-cell>
        </table:table-row>
        <table:table-row>
          <table:table-cell table:style-name="Verbosity.A2" office:value-type="string">
            <text:p text:style-name="Table_20_Contents">0</text:p>
          </table:table-cell>
          <table:table-cell table:style-name="Verbosity.B2" office:value-type="string">
            <text:p text:style-name="Table_20_Contents">No additional information is printed</text:p>
          </table:table-cell>
        </table:table-row>
        <table:table-row>
          <table:table-cell table:style-name="Verbosity.A2" office:value-type="string">
            <text:p text:style-name="Table_20_Contents">1</text:p>
          </table:table-cell>
          <table:table-cell table:style-name="Verbosity.B2" office:value-type="string">
            <text:p text:style-name="Table_20_Contents">F<text:bookmark-start text:name="__DdeLink__7947_1167535429"/>atal errors<text:bookmark-end text:name="__DdeLink__7947_1167535429"/></text:p>
          </table:table-cell>
        </table:table-row>
        <table:table-row>
          <table:table-cell table:style-name="Verbosity.A2" office:value-type="string">
            <text:p text:style-name="Table_20_Contents">2</text:p>
          </table:table-cell>
          <table:table-cell table:style-name="Verbosity.B2" office:value-type="string">
            <text:p text:style-name="Table_20_Contents">All above and some processing information</text:p>
          </table:table-cell>
        </table:table-row>
        <table:table-row>
          <table:table-cell table:style-name="Verbosity.A2" office:value-type="string">
            <text:p text:style-name="Table_20_Contents">3</text:p>
          </table:table-cell>
          <table:table-cell table:style-name="Verbosity.B2" office:value-type="string">
            <text:p text:style-name="Table_20_Contents"><text:bookmark-start text:name="__DdeLink__7949_1167535429"/>All above and<text:bookmark-end text:name="__DdeLink__7949_1167535429"/> external executed program command lines</text:p>
          </table:table-cell>
        </table:table-row>
        <table:table-row>
          <table:table-cell table:style-name="Verbosity.A2" office:value-type="string">
            <text:p text:style-name="Table_20_Contents">4</text:p>
          </table:table-cell>
          <table:table-cell table:style-name="Verbosity.B2" office:value-type="string">
            <text:p text:style-name="Table_20_Contents">All above and output (stdout, stderr) of external executed programs</text:p>
          </table:table-cell>
        </table:table-row>
        <table:table-row>
          <table:table-cell table:style-name="Verbosity.A2" office:value-type="string">
            <text:p text:style-name="Table_20_Contents">5</text:p>
          </table:table-cell>
          <table:table-cell table:style-name="Verbosity.B2" office:value-type="string">
            <text:p text:style-name="Table_20_Contents">All above and output some SSH debug information</text:p>
          </table:table-cell>
        </table:table-row>
        <table:table-row>
          <table:table-cell table:style-name="Verbosity.A2" office:value-type="string">
            <text:p text:style-name="Table_20_Contents">6</text:p>
          </table:table-cell>
          <table:table-cell table:style-name="Verbosity.B2" office:value-type="string">
            <text:p text:style-name="Table_20_Contents">All above and output all SSH/FTP debug information</text:p>
          </table:table-cell>
        </table:table-row>
      </table:table>
      <text:p text:style-name="P72">Table <text:sequence text:ref-name="refTable9" text:name="Table" text:formula="ooow:Table+1" style:num-format="1">10</text:sequence>: Verbosity levels</text:p>
      <text:p text:style-name="Note">Note:<text:tab/><text:span text:style-name="T62">I</text:span>n interactive mode the verbose level is independent from the setting in the BAR configuration files and by default 1.</text:p>
      <text:p text:style-name="Option_20_title"><text:alphabetical-index-mark-start text:id="IMark94717628751032"/>--version<text:alphabetical-index-mark-end text:id="IMark94717628751032"/></text:p>
      <text:p text:style-name="Option_20_Start">Output version of <text:span text:style-name="Name">BAR</text:span>.</text:p>
      <text:p text:style-name="Option_20_title"><text:alphabetical-index-mark-start text:id="IMark94717605252872"/>--help<text:alphabetical-index-mark-end text:id="IMark94717605252872"/>, <text:alphabetical-index-mark-start text:id="IMark94717637396808"/>-h<text:alphabetical-index-mark-end text:id="IMark94717637396808"/></text:p>
      <text:p text:style-name="Option_20_Start">Output help to options.</text:p>
      <text:p text:style-name="Option_20_title"><text:alphabetical-index-mark-start text:id="IMark94717628751032"/>--xhelp<text:alphabetical-index-mark-end text:id="IMark94717628751032"/></text:p>
      <text:p text:style-name="Option_20_Start">Output help to extended options.</text:p>
      <text:p text:style-name="Option_20_title"><text:soft-page-break/><text:alphabetical-index-mark-start text:id="IMark94717637868600"/>--help-internal<text:alphabetical-index-mark-end text:id="IMark94717637868600"/></text:p>
      <text:p text:style-name="Option_20_Start">Output help to internal commands.</text:p>
      <text:h text:style-name="Heading_20_2" text:outline-level="2"><text:bookmark-start text:name="__RefHeading__16314_1510295094"/>BAR configuration and job files<text:bookmark-end text:name="__RefHeading__16314_1510295094"/></text:h>
      <text:p text:style-name="Text_20_Body_20_Start">Almost any option setting can be stored in text configuration files. A personal configuration file is read from the users home directory from <text:span text:style-name="Filename">.bar/bar.cfg</text:span>. If <text:span text:style-name="Name">BAR</text:span> is started by root in server mode the configuration file <text:span text:style-name="Filename">/etc/bar/bar.cfg</text:span> is read by <text:span text:style-name="Name">BAR</text:span>.</text:p>
      <text:p text:style-name="Note">Note:<text:tab/>Because the configuration files may contain sensitive data like passwords read access to these files should be limited!</text:p>
      <text:p text:style-name="Text_20_Body_20_Start">The corresponding configuration file entries to the options</text:p>
      <text:p text:style-name="Option_20_Start"><text:span text:style-name="Option">‑‑foo</text:span></text:p>
      <text:p text:style-name="Option_20_Start"><text:span text:style-name="Option">‑‑foo=&lt;value&gt;</text:span></text:p>
      <text:p text:style-name="Text_20_Body_20_Start">are in general</text:p>
      <text:p text:style-name="Option_20_Start"><text:span text:style-name="Option">foo</text:span></text:p>
      <text:p text:style-name="Option_20_Start"><text:span text:style-name="Option">foo=&lt;value&gt;</text:span></text:p>
      <text:p text:style-name="Text_20_Body_20_Start">If a configuration file entry have a corresponding command line option then this configuration file entry is not described here. Please check the corresponding description in the chapter <text:bookmark-ref text:reference-format="text" text:ref-name="__RefHeading__27593402">BAR command line options summary</text:bookmark-ref>, page <text:bookmark-ref text:reference-format="page" text:ref-name="__RefHeading__27593402">41</text:bookmark-ref> for all configuration file entries which have a corresponding command line option. In the following sections only configuration file entries which does not have a corresponding command line option are listed.</text:p>
      <text:p text:style-name="Text_20_body">Empty lines and lines starting with # (comments) are ignored.</text:p>
      <text:h text:style-name="Heading_20_3" text:outline-level="3"><text:bookmark-start text:name="__RefHeading__16316_1510295094"/>Additional configuration entries<text:bookmark-end text:name="__RefHeading__16316_1510295094"/></text:h>
      <text:p text:style-name="Text_20_Body_20_Start">The following settings may be set additionally in the <text:span text:style-name="Name">BAR</text:span> configuration and job files:</text:p>
      <text:p text:style-name="Option_20_title"><text:alphabetical-index-mark-start text:id="IMark94717626614296"/>archive-name<text:alphabetical-index-mark-end text:id="IMark94717626614296"/>=&lt;name&gt;</text:p>
      <text:p text:style-name="Option_20_Start">Specify the archive name. Usually this configuration entry is only found in job files.</text:p>
      <text:p text:style-name="Option_20_title"><text:alphabetical-index-mark-start text:id="IMark94717631286296"/>archive-type<text:alphabetical-index-mark-end text:id="IMark94717631286296"/>=normal|full|incremental|differential</text:p>
      <text:p text:style-name="Option_20_Start">Specify the archive type to create. Usually this configuration entry is only found in job files.</text:p>
      <text:p text:style-name="Option_20_title"><text:alphabetical-index-mark-start text:id="IMark94717634906744"/>crypt-password-mode<text:alphabetical-index-mark-end text:id="IMark94717634906744"/>=default|ask|config</text:p>
      <text:p text:style-name="Option_20_Start">Specify the password mode. Usually this configuration entry is only found in job files.</text:p>
      <text:p text:style-name="Option_20_title"><text:alphabetical-index-mark-start text:id="IMark94717623567176"/>include-file<text:alphabetical-index-mark-end text:id="IMark94717623567176"/>=&lt;pattern&gt;</text:p>
      <text:p text:style-name="Option_20_Start">Include matching entries into the created archive.</text:p>
      <text:p text:style-name="Option_20_title"><text:alphabetical-index-mark-start text:id="IMark94717606524488"/>include-file-list<text:alphabetical-index-mark-end text:id="IMark94717606524488"/>=&lt;file name&gt;</text:p>
      <text:p text:style-name="P67">Define the name of a file <text:span text:style-name="T114">from which </text:span>names or simple patterns (glob pattern) <text:span text:style-name="T114">are read </text:span>which must match to entries which are included into the created archive.</text:p>
      <text:p text:style-name="Option_20_title"><text:bookmark-start text:name="__DdeLink__12524_1674148630"/><text:soft-page-break/><text:alphabetical-index-mark-start text:id="IMark94717605646888"/>include-file-command<text:alphabetical-index-mark-end text:id="IMark94717605646888"/>=&lt;command|script&gt;<text:bookmark-end text:name="__DdeLink__12524_1674148630"/></text:p>
      <text:p text:style-name="Option_20_Start">Define a command or script to execute<text:bookmark-start text:name="__DdeLink__11461_16741486301"/> before the archive is created<text:bookmark-end text:name="__DdeLink__11461_16741486301"/>. The output (stdout) of the command or script define names or simple patterns (glob pattern) which must match to entries which are included into the created archive.</text:p>
      <text:p text:style-name="Option_20_title"><text:alphabetical-index-mark-start text:id="IMark94717620179816"/>include-image<text:alphabetical-index-mark-end text:id="IMark94717620179816"/>=&lt;pattern&gt;</text:p>
      <text:p text:style-name="Option_20_Start">Include matching devices as disk images into the created archive.</text:p>
      <text:p text:style-name="Option_20_title"><text:alphabetical-index-mark-start text:id="IMark94717629231448"/>include-<text:span text:style-name="T114">image</text:span>-list<text:alphabetical-index-mark-end text:id="IMark94717629231448"/>=&lt;file name&gt;</text:p>
      <text:p text:style-name="P68">Define the name of a file <text:span text:style-name="T114">from which </text:span>names or simple patterns (glob pattern) <text:span text:style-name="T114">are read which must match to devices which are included into the created archive as disk images.</text:span></text:p>
      <text:p text:style-name="Option_20_title"><text:alphabetical-index-mark-start text:id="IMark94717636517736"/>include-image-command<text:alphabetical-index-mark-end text:id="IMark94717636517736"/>=&lt;command|script&gt;</text:p>
      <text:p text:style-name="Option_20_Start"><text:bookmark-start text:name="__DdeLink__12880_1674148630"/>Define a command or script to execute<text:bookmark-start text:name="__DdeLink__11461_16741486302"/> before the archive is created<text:bookmark-end text:name="__DdeLink__11461_16741486302"/>. The output (stdout) of the command or script define <text:s/>names or simple patterns (glob pattern) which must match to devices which are included into the created archive as disk images.<text:bookmark-end text:name="__DdeLink__12880_1674148630"/></text:p>
      <text:p text:style-name="Option_20_title"><text:alphabetical-index-mark-start text:id="IMark94717626293880"/>exclude<text:alphabetical-index-mark-end text:id="IMark94717626293880"/>=&lt;pattern&gt;</text:p>
      <text:p text:style-name="Option_20_Start">Define a simple file pattern (glob pattern), a regular expression, or a extended regular expression which must match to files which are <text:bookmark-start text:name="__DdeLink__11105_16741486301"/>excluded from the created archive.<text:bookmark-end text:name="__DdeLink__11105_16741486301"/> Default pattern type is simple file pattern. See table <text:sequence-ref text:reference-format="value" text:ref-name="refTable5">6</text:sequence-ref><text:s/>how to specify different pattern types.</text:p>
      <text:p text:style-name="Option_20_note"><text:bookmark-start text:name="__DdeLink__14317_1674148630"/>Note:<text:tab/>Exclusions have precedence over include patterns.<text:bookmark-end text:name="__DdeLink__14317_1674148630"/></text:p>
      <text:p text:style-name="Option_20_title"><text:alphabetical-index-mark-start text:id="IMark94717619320392"/><text:span text:style-name="T114">exclude</text:span>-list<text:alphabetical-index-mark-end text:id="IMark94717619320392"/>=&lt;file name&gt;</text:p>
      <text:p text:style-name="P68">Define the name of a file <text:span text:style-name="T114">from which </text:span>names or simple patterns (glob pattern) <text:span text:style-name="T114">are read which must not match to files and are excluded from the created archive.</text:span></text:p>
      <text:p text:style-name="Option_20_title"><text:alphabetical-index-mark-start text:id="IMark94717613969784"/>exclude-command<text:alphabetical-index-mark-end text:id="IMark94717613969784"/>=&lt;command|script&gt;</text:p>
      <text:p text:style-name="Option_20_Start">Define a command or script to execute before the archive is created. The output (stdout) of the command or script define names or simple patterns (glob pattern) which must not match to files and are excluded from the created archive.</text:p>
      <text:p text:style-name="Option_20_note">Note:<text:tab/>Exclusions have precedence over include patterns.</text:p>
      <text:h text:style-name="Heading_20_3" text:outline-level="3"><text:bookmark-start text:name="__RefHeading__16318_1510295094"/>Block configuration entries<text:bookmark-end text:name="__RefHeading__16318_1510295094"/></text:h>
      <text:p text:style-name="Text_20_Body_20_Start">Some settings, like server or schedule settings, can be defined multiple times. These settings are prefixed by a block descriptor of the form <text:span text:style-name="Option">[&lt;type&gt; &lt;name&gt;]</text:span>.</text:p>
      <text:p text:style-name="Text_20_body">If a server or device is specified by &lt;name&gt; all not explicitly in the URI specified values are read from the configuration entries from a matching block (type and name must match). It is recommended for security reasons and convenience to specify server passwords only in the block configuration entries and limit the read access to the configuration file.</text:p>
      <text:p text:style-name="Text_20_body">The following sections describe the possible block descriptors and list also the possible configuration entries.</text:p>
      <text:p text:style-name="Note">Note:<text:tab/>The […] do not mean “optional”. Instead they are part of the syntax!</text:p>
      <text:p text:style-name="Note">Note:<text:tab/>The global settings block can be prefixed with <text:span text:style-name="Option">[global]</text:span>.</text:p>
      <text:h text:style-name="Heading_20_4" text:outline-level="4"><text:bookmark-start text:name="__RefHeading__14674_1674148630"/><text:soft-page-break/>File server<text:bookmark-end text:name="__RefHeading__14674_1674148630"/></text:h>
      <text:p text:style-name="Text_20_body">File server configuration blocks define the settings for a file server.</text:p>
      <text:p text:style-name="Text_20_body">[file-server &lt;name&gt;]</text:p>
      <text:p text:style-name="Text_20_body">file-max-storage-size=&lt;size&gt;</text:p>
      <text:p text:style-name="Text_20_body">Please see chapter <text:bookmark-ref text:reference-format="text" text:ref-name="__RefHeading__16300_1510295094">File</text:bookmark-ref>, page <text:bookmark-ref text:reference-format="page" text:ref-name="__RefHeading__16300_1510295094">49</text:bookmark-ref><text:s/>for details to the configuration entires.</text:p>
      <text:h text:style-name="Heading_20_4" text:outline-level="4"><text:bookmark-start text:name="__RefHeading__16320_1510295094"/>FTP server<text:bookmark-end text:name="__RefHeading__16320_1510295094"/></text:h>
      <text:p text:style-name="Text_20_body"><text:alphabetical-index-mark text:string-value="ftp server configuration"/>FTP server configuration blocks define the login data for a FTP server.</text:p>
      <text:p text:style-name="Option_20_Start">[<text:bookmark-start text:name="__DdeLink__10471_1674148630"/>ftp-server &lt;name&gt;]</text:p>
      <text:p text:style-name="Option_20_Start">ftp-login-name=&lt;name&gt;</text:p>
      <text:p text:style-name="Option_20_Start">ftp-password=&lt;password&gt;</text:p>
      <text:p text:style-name="Option_20_Start"><text:bookmark-start text:name="__DdeLink__10741_1674148630"/>ftp-max-connections=&lt;n&gt;</text:p>
      <text:p text:style-name="Option_20_Start">ftp-max-storage-size=&lt;size&gt;<text:bookmark-end text:name="__DdeLink__10741_1674148630"/><text:bookmark-end text:name="__DdeLink__10471_1674148630"/></text:p>
      <text:p text:style-name="Text_20_body"><text:bookmark-start text:name="__DdeLink__10473_1674148630"/>Please see chapter <text:bookmark-ref text:reference-format="text" text:ref-name="__RefHeading__33495803">FTP</text:bookmark-ref>, page <text:bookmark-ref text:reference-format="page" text:ref-name="__RefHeading__33495803">50</text:bookmark-ref><text:s/>for details to the configuration entires.<text:bookmark-end text:name="__DdeLink__10473_1674148630"/></text:p>
      <text:h text:style-name="Heading_20_4" text:outline-level="4"><text:bookmark-start text:name="__RefHeading__16322_1510295094"/><text:bookmark-start text:name="__DdeLink__7394_909302912"/>SSH/SCP/SFTP server<text:bookmark-end text:name="__RefHeading__16322_1510295094"/></text:h>
      <text:p text:style-name="Text_20_body"><text:alphabetical-index-mark text:string-value="ssh/scp/sftp server configuration"/>SSH/SCP/SFTP server configuration blocks define the login data for a SSH/SCP/SFTP server.</text:p>
      <text:p text:style-name="Option_20_Start">[ssh-server&lt;name&gt;]</text:p>
      <text:p text:style-name="Option_20_Start">ssh-port=&lt;n&gt;</text:p>
      <text:p text:style-name="Option_20_Start">ssh-login-name=&lt;name&gt;</text:p>
      <text:p text:style-name="Option_20_Start">ssh-password=&lt;password&gt;</text:p>
      <text:p text:style-name="Option_20_Start">ssh-public-key=&lt;file name&gt;</text:p>
      <text:p text:style-name="Option_20_Start">ssh-private-key=&lt;file name&gt;</text:p>
      <text:p text:style-name="Option_20_Start">ssh-max-connections=&lt;n&gt;</text:p>
      <text:p text:style-name="Option_20_Start">ssh-max-storage-size=&lt;size&gt;</text:p>
      <text:p text:style-name="Text_20_body">Please see chapter <text:bookmark-ref text:reference-format="text" text:ref-name="__RefHeading__33496803">SSH</text:bookmark-ref>, page <text:bookmark-ref text:reference-format="page" text:ref-name="__RefHeading__33496803">50</text:bookmark-ref><text:s/>for details to the configuration entires.<text:bookmark-end text:name="__DdeLink__7394_909302912"/></text:p>
      <text:h text:style-name="Heading_20_4" text:outline-level="4"><text:bookmark-start text:name="__RefHeading__9029_1272517093"/>WebDAV server<text:bookmark-end text:name="__RefHeading__9029_1272517093"/></text:h>
      <text:p text:style-name="Text_20_body">WebDAV server configuration blocks define the login data for a WebDAV server.</text:p>
      <text:p text:style-name="Option_20_Start">[<text:bookmark-start text:name="__DdeLink__7764_909302912"/>webdav<text:bookmark-end text:name="__DdeLink__7764_909302912"/>-server&lt;name&gt;]</text:p>
      <text:p text:style-name="Option_20_Start">webdav-login-name=&lt;name&gt;</text:p>
      <text:p text:style-name="Option_20_Start">webdav-password=&lt;password&gt;</text:p>
      <text:p text:style-name="Option_20_Start">webdav-max-connections=&lt;n&gt;</text:p>
      <text:p text:style-name="Option_20_Start"><text:bookmark-start text:name="__RefHeading__16324_1510295094"/>webdav-max-storage-size=&lt;size&gt;<text:bookmark-end text:name="__RefHeading__16324_1510295094"/></text:p>
      <text:p text:style-name="Text_20_body">Please see chapter <text:bookmark-ref text:reference-format="text" text:ref-name="__RefHeading__7767_909302912">WebDAV</text:bookmark-ref>, page <text:bookmark-ref text:reference-format="page" text:ref-name="__RefHeading__7767_909302912">51</text:bookmark-ref><text:s/>for details to the configuration entires.</text:p>
      <text:h text:style-name="Heading_20_4" text:outline-level="4"><text:bookmark-start text:name="__RefHeading__9031_1272517093"/><text:soft-page-break/>Device<text:bookmark-end text:name="__RefHeading__9031_1272517093"/></text:h>
      <text:p text:style-name="Text_20_body"><text:alphabetical-index-mark text:string-value="device configuration"/>Device configuration blocks define the data required to access a generic device.</text:p>
      <text:p text:style-name="Option_20_Start">[device &lt;name&gt;]</text:p>
      <text:p text:style-name="Option_20_Start">device-request-volume-command=&lt;command&gt;</text:p>
      <text:p text:style-name="Option_20_Start">device-load-volume-command=&lt;command&gt;</text:p>
      <text:p text:style-name="Option_20_Start">device-unload-volume-command=&lt;command&gt;</text:p>
      <text:p text:style-name="Option_20_Start">device-volume-size=&lt;size&gt;[G|M|K] </text:p>
      <text:p text:style-name="Option_20_Start">device-image-pre-command=&lt;command&gt;</text:p>
      <text:p text:style-name="Option_20_Start">device-image-post-command=&lt;command&gt;</text:p>
      <text:p text:style-name="Option_20_Start">device-image-command=&lt;command&gt;</text:p>
      <text:p text:style-name="Option_20_Start">device-ecc-pre-command=&lt;command&gt;</text:p>
      <text:p text:style-name="Option_20_Start">device-ecc-post-command=&lt;command&gt;</text:p>
      <text:p text:style-name="Option_20_Start">device-ecc-command=&lt;command&gt;</text:p>
      <text:p text:style-name="Option_20_Start">device-blank-command=&lt;command&gt;</text:p>
      <text:p text:style-name="Option_20_Start">device-write-pre-command=&lt;command&gt;</text:p>
      <text:p text:style-name="Option_20_Start">device-write-post-command=&lt;command&gt;</text:p>
      <text:p text:style-name="Option_20_Start">device-write-command=&lt;command&gt;</text:p>
      <text:p text:style-name="Text_20_body">Please see chapter <text:bookmark-ref text:reference-format="text" text:ref-name="__RefHeading__33501503">Device</text:bookmark-ref>, page <text:bookmark-ref text:reference-format="page" text:ref-name="__RefHeading__33501503">54</text:bookmark-ref><text:s/>for details to the configuration entires.</text:p>
      <text:h text:style-name="Heading_20_4" text:outline-level="4"><text:bookmark-start text:name="__RefHeading__9033_1272517093"/>Schedule<text:bookmark-end text:name="__RefHeading__9033_1272517093"/></text:h>
      <text:p text:style-name="Text_20_body"><text:alphabetical-index-mark text:string-value="schedule configuration"/>Schedule configuration blocks define the data to automate scheduling of jobs.</text:p>
      <text:p text:style-name="Option_20_Start">[schedule &lt;name&gt;]</text:p>
      <text:p text:style-name="Option_20_Start">date = &lt;date&gt;</text:p>
      <text:p text:style-name="Option_20_Start">weekdays = <text:s/>&lt;week days&gt;</text:p>
      <text:p text:style-name="Option_20_Start">time = &lt;time&gt;</text:p>
      <text:p text:style-name="Option_20_Start">archive-type = normal, full, incremental, differential</text:p>
      <text:p text:style-name="Option_20_Start">text = &lt;text&gt;</text:p>
      <text:p text:style-name="Option_20_Start">min-keep=&lt;n&gt;</text:p>
      <text:p text:style-name="Option_20_Start">max-keep=&lt;n&gt;</text:p>
      <text:p text:style-name="Option_20_Start">max-age=&lt;n&gt;</text:p>
      <text:p text:style-name="Option_20_Start">enabled = yes|no</text:p>
      <text:p text:style-name="Text_20_body">The date string must have the following structure:</text:p>
      <text:p text:style-name="Command">&lt;year|*&gt;-&lt;month|*&gt;-&lt;day|*&gt;</text:p>
      <text:p text:style-name="Text_20_body">The week days string must have the following structure:</text:p>
      <text:p text:style-name="Command">&lt;day&gt;,...|*</text:p>
      <text:p text:style-name="Text_20_body">The time string must have th following structure:</text:p>
      <text:p text:style-name="Command">&lt;hour|*&gt;:&lt;minute|*&gt;</text:p>
      <text:p text:style-name="Option_20_Start"><text:soft-page-break/>with</text:p>
      <text:list xml:id="list104055849855305" text:continue-list="list879268543" text:style-name="L9">
        <text:list-item>
          <text:p text:style-name="P135">month names: Jan, Feb, Mar, Apr, May, Jun, Jul, Aug, Sept, Oct, Nov, Dec</text:p>
        </text:list-item>
        <text:list-item>
          <text:p text:style-name="P135">week day names: Mon, Tue, Wed, Thu, Fri, Sat, Sun</text:p>
        </text:list-item>
      </text:list>
      <text:p text:style-name="Text_20_body">A * mean “do not care” or “always”.</text:p>
      <text:h text:style-name="Heading_20_3" text:outline-level="3"><text:bookmark-start text:name="__RefHeading__16326_1510295094"/>Example configuration file<text:bookmark-end text:name="__RefHeading__16326_1510295094"/></text:h>
      <text:p text:style-name="Source_20_code"># ----------------------------------------------------------------------</text:p>
      <text:p text:style-name="Source_20_code">tmp-directory=/home/tmp</text:p>
      <text:p text:style-name="Source_20_code">max-tmp-size=1G</text:p>
      <text:p text:style-name="Source_20_code">nice-level = 19</text:p>
      <text:p text:style-name="Source_20_code">log = errors,warnings,skipped</text:p>
      <text:p text:style-name="Source_20_code">log-file = /var/log/bar.log</text:p>
      <text:p text:style-name="Source_20_code"># ----------------------------------------------------------------------</text:p>
      <text:p text:style-name="Source_20_code">compress-algorithm = bzip9</text:p>
      <text:p text:style-name="Source_20_code">compress-min-size = 128</text:p>
      <text:p text:style-name="Source_20_code"># ----------------------------------------------------------------------</text:p>
      <text:p text:style-name="Source_20_code">crypt-algorithm = AES256</text:p>
      <text:p text:style-name="Source_20_code">crypt-password = "foo"</text:p>
      <text:p text:style-name="Source_20_code"># ----------------------------------------------------------------------</text:p>
      <text:p text:style-name="Source_20_code">server-port = 0</text:p>
      <text:p text:style-name="Source_20_code">server-password = ”foo”</text:p>
      <text:p text:style-name="Source_20_code">server-jobs-directory = /etc/bar/jobs</text:p>
      <text:p text:style-name="Source_20_code"># ----------------------------------------------------------------------</text:p>
      <text:p text:style-name="Source_20_code">index-database = /var/lib/bar/index.db</text:p>
      <text:p text:style-name="Source_20_code">index-database-keep-time = 3days</text:p>
      <text:p text:style-name="Source_20_code"># ----------------------------------------------------------------------</text:p>
      <text:p text:style-name="Source_20_code">ecc = yes</text:p>
      <text:p text:style-name="P73">blank = yes</text:p>
      <text:p text:style-name="Source_20_code">skip-unreadable = yes</text:p>
      <text:p text:style-name="Source_20_code">overwrite-archive-files = yes</text:p>
      <text:p text:style-name="Source_20_code">quiet = yes</text:p>
      <text:p text:style-name="Source_20_code">verbose = 1</text:p>
      <text:p text:style-name="Source_20_code"># ----------------------------------------------------------------------</text:p>
      <text:p text:style-name="Source_20_code">[ftp-server ftp1.org]</text:p>
      <text:p text:style-name="Source_20_code">ftp-login-name = boell</text:p>
      <text:p text:style-name="Source_20_code">ftp-password = “Ansichten eines Clowns”</text:p>
      <text:p text:style-name="Source_20_code">[ftp-server ftp2.org]</text:p>
      <text:p text:style-name="Source_20_code">ftp-login-name = hesse</text:p>
      <text:p text:style-name="Source_20_code">ftp-password = “Unterm Rad”</text:p>
      <text:p text:style-name="Source_20_code"><text:bookmark-start text:name="__DdeLink__7834_909302912"/># ----------------------------------------------------------------------</text:p>
      <text:p text:style-name="Source_20_code"><text:bookmark-end text:name="__DdeLink__7834_909302912"/>[ssh-server gegen-das-vergessen.org]</text:p>
      <text:p text:style-name="Source_20_code">ssh-port = 1234</text:p>
      <text:p text:style-name="Source_20_code">ssh-login-name = anne</text:p>
      <text:p text:style-name="Source_20_code">ssh-public-key = /home/foo/.ssh/id_rsa.pub</text:p>
      <text:p text:style-name="Source_20_code">ssh-private-key = /home/foo/.ssh/id_rsa</text:p>
      <text:p text:style-name="Source_20_code">ssh-password = "Anne Frank Tagebuch"</text:p>
      <text:p text:style-name="Source_20_code"><text:bookmark-start text:name="__DdeLink__7832_909302912"/>[ssh-server franz.kafka.org]</text:p>
      <text:p text:style-name="Source_20_code">ssh-port = 1122</text:p>
      <text:p text:style-name="Source_20_code">ssh-login-name = kafka</text:p>
      <text:p text:style-name="Source_20_code">ssh-public-key = /home/kafka/.ssh/id_rsa.pub</text:p>
      <text:p text:style-name="Source_20_code">ssh-private-key = /home/kafka/.ssh/id_rsa</text:p>
      <text:p text:style-name="Source_20_code">ssh-password = "Die Verwandlung"</text:p>
      <text:p text:style-name="Source_20_code"># ----------------------------------------------------------------------</text:p>
      <text:p text:style-name="Source_20_code">[webdav-server heinrich.boell.org]</text:p>
      <text:p text:style-name="Source_20_code">webdav-port = 1122</text:p>
      <text:p text:style-name="Source_20_code">webdav-login-name = boell</text:p>
      <text:p text:style-name="Source_20_code">webdav-password = "Ansichten eines Clowns"</text:p>
      <text:p text:style-name="Source_20_code"><text:bookmark-end text:name="__DdeLink__7832_909302912"/># ----------------------------------------------------------------------</text:p>
      <text:p text:style-name="Source_20_code">[device /dev/tape]</text:p>
      <text:p text:style-name="Source_20_code">volume-size = 2T</text:p>
      <text:p text:style-name="Source_20_code">request-volume-command = “echo Please insert new tape!|mail -s 'Tape control' root”</text:p>
      <text:p text:style-name="Source_20_code">unload-volume-command = eject %device</text:p>
      <text:p text:style-name="Source_20_code">load-volume-command = eject -t %device</text:p>
      <text:p text:style-name="Source_20_code"><text:soft-page-break/>device-write-command = dd if=%file of=%device</text:p>
      <text:h text:style-name="Heading_20_2" text:outline-level="2"><text:bookmark-start text:name="__RefHeading__32474025"/>BARControl command line options summary<text:bookmark-end text:name="__RefHeading__32474025"/></text:h>
      <text:p text:style-name="Standard">The following sections list the <text:span text:style-name="Command"><text:span text:style-name="T28">BARC</text:span></text:span><text:span text:style-name="Command">ontrol</text:span> command line options.</text:p>
      <text:p text:style-name="Text_20_body"/>
      <text:p text:style-name="Option_20_title"><text:alphabetical-index-mark-start text:id="IMark94717639025208"/><text:alphabetical-index-mark-start text:id="IMark94717558496488"/>--port<text:alphabetical-index-mark-end text:id="IMark94717558496488"/><text:alphabetical-index-mark-end text:id="IMark94717639025208"/>=&lt;n&gt;, <text:alphabetical-index-mark-start text:id="IMark94717625829704"/><text:alphabetical-index-mark-start text:id="IMark94717606860616"/>-p<text:alphabetical-index-mark-end text:id="IMark94717606860616"/><text:alphabetical-index-mark-end text:id="IMark94717625829704"/>=&lt;n&gt;<text:note text:id="ftn21" text:note-class="footnote"><text:note-citation>21</text:note-citation><text:note-body><text:p text:style-name="P47">A SSL encrypted connection may also be established on the plain server port.</text:p></text:note-body></text:note></text:p>
      <text:p text:style-name="Option_20_Start">Server port. Default is:: 38523.</text:p>
      <text:p text:style-name="Option_20_title"><text:alphabetical-index-mark-start text:id="IMark94717563989288"/><text:alphabetical-index-mark-start text:id="IMark94717631287512"/>--tls-port<text:alphabetical-index-mark-end text:id="IMark94717631287512"/><text:alphabetical-index-mark-end text:id="IMark94717563989288"/>=&lt;n&gt;</text:p>
      <text:p text:style-name="Option_20_Start">TLS server port. Default is: 38524.</text:p>
      <text:p text:style-name="Option_20_title"><text:alphabetical-index-mark-start text:id="IMark94717604762232"/>--password<text:alphabetical-index-mark-end text:id="IMark94717604762232"/>=&lt;password&gt;</text:p>
      <text:p text:style-name="Option_20_note">Note:<text:tab/>Use this option with care! Passwords specified on the command line may be stored in the history of your shell, thus can be recovered by displaying the command history.</text:p>
      <text:p text:style-name="Option_20_title"><text:alphabetical-index-mark-start text:id="IMark94717633679960"/>--login-dialog<text:alphabetical-index-mark-end text:id="IMark94717633679960"/></text:p>
      <text:p text:style-name="Option_20_Start">Force to open the login dialog.</text:p>
      <text:p text:style-name="Option_20_title"><text:alphabetical-index-mark-start text:id="IMark94717607483656"/><text:alphabetical-index-mark-start text:id="IMark94717626200104"/>--key-file<text:alphabetical-index-mark-end text:id="IMark94717626200104"/><text:alphabetical-index-mark-end text:id="IMark94717607483656"/>=&lt;file name&gt;</text:p>
      <text:p text:style-name="Option_20_Start">Key file name. Default is: <text:span text:style-name="Filename">./bar.jks</text:span> or <text:span text:style-name="Filename">/home/&lt;HOME&gt;/.bar/bar.jks</text:span> or <text:span text:style-name="Filename">/etc/bar/bar.jks.</text:span></text:p>
      <text:p text:style-name="Option_20_title"><text:alphabetical-index-mark-start text:id="IMark94717617345864"/><text:span text:style-name="Filename"><text:span text:style-name="T5">--</text:span></text:span><text:span text:style-name="Filename"><text:span text:style-name="T10">force-ssl</text:span></text:span><text:alphabetical-index-mark-end text:id="IMark94717617345864"/></text:p>
      <text:p text:style-name="Option_20_Start"><text:span text:style-name="Filename"><text:span text:style-name="T68">Force SSL connection</text:span></text:span></text:p>
      <text:p text:style-name="Option_20_title"><text:alphabetical-index-mark-start text:id="IMark94717499090904"/>--select-job<text:alphabetical-index-mark-end text:id="IMark94717499090904"/>=&lt;name&gt;</text:p>
      <text:p text:style-name="Option_20_Start">Select a job in the status tab.</text:p>
      <text:p text:style-name="Option_20_title"><text:alphabetical-index-mark-start text:id="IMark94717605646888"/><text:alphabetical-index-mark-start text:id="IMark94717632614184"/>--job<text:alphabetical-index-mark-end text:id="IMark94717632614184"/><text:alphabetical-index-mark-end text:id="IMark94717605646888"/>=&lt;name&gt;, <text:alphabetical-index-mark-start text:id="IMark94717629277192"/><text:alphabetical-index-mark-start text:id="IMark94717613786744"/>-j<text:alphabetical-index-mark-end text:id="IMark94717613786744"/><text:alphabetical-index-mark-end text:id="IMark94717629277192"/>=&lt;name&gt;</text:p>
      <text:p text:style-name="P58">Start execution of job &lt;name&gt; and terminate <text:span text:style-name="Command"><text:span text:style-name="T28">BARC</text:span></text:span><text:span text:style-name="Command">ontrol</text:span>.</text:p>
      <text:p text:style-name="Option_20_title"><text:alphabetical-index-mark-start text:id="IMark94717633680376"/>--archive-type<text:alphabetical-index-mark-end text:id="IMark94717633680376"/>=&lt;mode&gt;</text:p>
      <text:p text:style-name="Option_20_Start">Set job mode: normal, full, incremental, differential. Default is: normal.</text:p>
      <text:p text:style-name="Option_20_title"><text:alphabetical-index-mark-start text:id="IMark94717629231448"/><text:alphabetical-index-mark-start text:id="IMark94717631905416"/>--abort<text:alphabetical-index-mark-end text:id="IMark94717631905416"/><text:alphabetical-index-mark-end text:id="IMark94717629231448"/>=&lt;name&gt;</text:p>
      <text:p text:style-name="P58">Abort execution of job &lt;name&gt; and terminate <text:span text:style-name="Command"><text:span text:style-name="T28">BARC</text:span></text:span><text:span text:style-name="Command">ontrol</text:span>.</text:p>
      <text:p text:style-name="Option_20_title"><text:alphabetical-index-mark-start text:id="IMark94717630012648"/>--pause<text:alphabetical-index-mark-end text:id="IMark94717630012648"/>=&lt;n&gt;, <text:alphabetical-index-mark-start text:id="IMark94717565690840"/>-t<text:alphabetical-index-mark-end text:id="IMark94717565690840"/>=&lt;n&gt;</text:p>
      <text:p text:style-name="P58">Pause job execution for &lt;n&gt; seconds and terminate <text:span text:style-name="Command"><text:span text:style-name="T28">BARC</text:span></text:span><text:span text:style-name="Command">ontrol</text:span>.</text:p>
      <text:p text:style-name="Option_20_title"><text:alphabetical-index-mark-start text:id="IMark94717610867880"/>--ping<text:alphabetical-index-mark-end text:id="IMark94717610867880"/>, <text:alphabetical-index-mark-start text:id="IMark94717630012648"/>-i<text:alphabetical-index-mark-end text:id="IMark94717630012648"/></text:p>
      <text:p text:style-name="P58">Check connection to server and terminate <text:span text:style-name="Command"><text:span text:style-name="T28">BARC</text:span></text:span><text:span text:style-name="Command">ontrol</text:span>.</text:p>
      <text:p text:style-name="Option_20_title"><text:alphabetical-index-mark-start text:id="IMark94717626037208"/>--suspend<text:alphabetical-index-mark-end text:id="IMark94717626037208"/>, <text:alphabetical-index-mark-start text:id="IMark94717628748808"/>-s<text:alphabetical-index-mark-end text:id="IMark94717628748808"/></text:p>
      <text:p text:style-name="P58">Suspend job execution and terminate <text:span text:style-name="Command"><text:span text:style-name="T28">BARC</text:span></text:span><text:span text:style-name="Command">ontrol</text:span>.</text:p>
      <text:p text:style-name="Option_20_title"><text:soft-page-break/><text:alphabetical-index-mark-start text:id="IMark94717610258440"/>--continue<text:alphabetical-index-mark-end text:id="IMark94717610258440"/>, <text:alphabetical-index-mark-start text:id="IMark94717604450472"/>-c<text:alphabetical-index-mark-end text:id="IMark94717604450472"/></text:p>
      <text:p text:style-name="P58">Continue job execution and terminate <text:span text:style-name="Command"><text:span text:style-name="T28">BARC</text:span></text:span><text:span text:style-name="Command">ontrol</text:span>.</text:p>
      <text:p text:style-name="Option_20_title"><text:alphabetical-index-mark-start text:id="IMark94717610999768"/>--list<text:alphabetical-index-mark-end text:id="IMark94717610999768"/>, <text:alphabetical-index-mark-start text:id="IMark94717610258440"/>-l<text:alphabetical-index-mark-end text:id="IMark94717610258440"/></text:p>
      <text:p text:style-name="P58">List jobs and terminate <text:span text:style-name="Command"><text:span text:style-name="T28">BARC</text:span></text:span><text:span text:style-name="Command">ontrol</text:span>.</text:p>
      <text:p text:style-name="P37"><text:alphabetical-index-mark-start text:id="IMark94717602577016"/>--index-database-add<text:alphabetical-index-mark-end text:id="IMark94717602577016"/>=<text:span text:style-name="T29">&lt;pattern&gt;</text:span></text:p>
      <text:p text:style-name="P59">Add storage archive to <text:span text:style-name="T29">the </text:span>index database and terminate <text:span text:style-name="Command"><text:span text:style-name="T28">BARC</text:span></text:span><text:span text:style-name="Command">ontrol</text:span>. <text:span text:style-name="T29">If &lt;pattern&gt; is a directory all containing files with the suffix .bar are added to the index database.</text:span></text:p>
      <text:p text:style-name="P37"><text:alphabetical-index-mark-start text:id="IMark94717614069592"/>--index-database-remove<text:alphabetical-index-mark-end text:id="IMark94717614069592"/>=<text:span text:style-name="T29">&lt;pattern&gt;</text:span></text:p>
      <text:p text:style-name="P59">Remove storage archive from <text:span text:style-name="T29">the </text:span>index database and terminate <text:span text:style-name="Command"><text:span text:style-name="T28">BARC</text:span></text:span><text:span text:style-name="Command">ontrol</text:span>.</text:p>
      <text:p text:style-name="P37"><text:alphabetical-index-mark-start text:id="IMark94717602580440"/>--<text:span text:style-name="T29">index-database-refresh</text:span><text:alphabetical-index-mark-end text:id="IMark94717602580440"/><text:span text:style-name="T29">=&lt;pattern&gt;</text:span></text:p>
      <text:p text:style-name="P60">Refresh storage archives in the index database and terminate <text:span text:style-name="Command"><text:span text:style-name="T28">BARC</text:span></text:span><text:span text:style-name="Command">ontrol</text:span>.</text:p>
      <text:p text:style-name="P37"><text:alphabetical-index-mark-start text:id="IMark94717628751032"/>--<text:span text:style-name="T68">index-database-entities-list</text:span><text:alphabetical-index-mark-end text:id="IMark94717628751032"/><text:span text:style-name="T68">=&lt;name&gt;, </text:span><text:alphabetical-index-mark-start text:id="IMark94717631273176"/><text:span text:style-name="T68">-n</text:span><text:alphabetical-index-mark-end text:id="IMark94717631273176"/><text:span text:style-name="T68">=&lt;name&gt;</text:span></text:p>
      <text:p text:style-name="P62">List <text:span text:style-name="T68">entities</text:span> which match to <text:span text:style-name="T29">the names</text:span> &lt;<text:span text:style-name="T29">names</text:span>&gt; and terminate <text:span text:style-name="Command"><text:span text:style-name="T28">BARC</text:span></text:span><text:span text:style-name="Command">ontrol</text:span>.</text:p>
      <text:p text:style-name="P37"><text:alphabetical-index-mark-start text:id="IMark94717620485336"/>--index-database-storage<text:span text:style-name="T68">s</text:span>-list<text:alphabetical-index-mark-end text:id="IMark94717620485336"/>=&lt;<text:span text:style-name="T29">name</text:span>&gt;, <text:alphabetical-index-mark-start text:id="IMark94717636195192"/>-<text:span text:style-name="T29">a</text:span><text:alphabetical-index-mark-end text:id="IMark94717636195192"/><text:span text:style-name="T29">=&lt;names&gt;</text:span></text:p>
      <text:p text:style-name="P59">List storage archives which match to <text:span text:style-name="T29">the names</text:span> &lt;<text:span text:style-name="T29">names</text:span>&gt; and terminate <text:span text:style-name="Command"><text:span text:style-name="T28">BARC</text:span></text:span><text:span text:style-name="Command">ontrol</text:span>.</text:p>
      <text:p text:style-name="P37"><text:alphabetical-index-mark-start text:id="IMark94717558496488"/>--index-database-entries-list<text:alphabetical-index-mark-end text:id="IMark94717558496488"/>=&lt;pattern&gt;, <text:alphabetical-index-mark-start text:id="IMark94717621390424"/>-<text:span text:style-name="T29">e</text:span><text:alphabetical-index-mark-end text:id="IMark94717621390424"/><text:span text:style-name="T29">=&lt;name&gt;</text:span></text:p>
      <text:p text:style-name="P59">List index entries which match to <text:span text:style-name="T29">the names</text:span> &lt;<text:span text:style-name="T29">name</text:span>&gt; and terminate <text:span text:style-name="Command"><text:span text:style-name="T28">BARC</text:span></text:span><text:span text:style-name="Command">ontrol</text:span>.</text:p>
      <text:p text:style-name="Option_20_title"><text:alphabetical-index-mark-start text:id="IMark94717632094840"/>--restore<text:alphabetical-index-mark-end text:id="IMark94717632094840"/>=&lt;name&gt;</text:p>
      <text:p text:style-name="Option_20_Start">Restore storage with name &lt;name&gt;</text:p>
      <text:p text:style-name="Option_20_title"><text:alphabetical-index-mark-start text:id="IMark94717565125960"/>--destination<text:alphabetical-index-mark-end text:id="IMark94717565125960"/>=&lt;directory&gt;</text:p>
      <text:p text:style-name="Option_20_Start">Selected destination directory for restore.</text:p>
      <text:p text:style-name="Option_20_title"><text:alphabetical-index-mark-start text:id="IMark94717633901864"/>--overwrite-entries<text:alphabetical-index-mark-end text:id="IMark94717633901864"/></text:p>
      <text:p text:style-name="Option_20_Start">Enable overwrite existing entries on restore.</text:p>
      <text:p text:style-name="Option_20_title"><text:alphabetical-index-mark-start text:id="IMark94717611035416"/>--version<text:alphabetical-index-mark-end text:id="IMark94717611035416"/></text:p>
      <text:p text:style-name="P58">Output version of <text:span text:style-name="Command"><text:span text:style-name="T28">BARC</text:span></text:span><text:span text:style-name="Command">ontrol</text:span>.</text:p>
      <text:p text:style-name="Option_20_title"><text:alphabetical-index-mark-start text:id="IMark94717628996888"/>--help<text:alphabetical-index-mark-end text:id="IMark94717628996888"/>, <text:alphabetical-index-mark-start text:id="IMark94717633901864"/>-h<text:alphabetical-index-mark-end text:id="IMark94717633901864"/></text:p>
      <text:p text:style-name="Option_20_Start">Output help to options.</text:p>
      <text:h text:style-name="Heading_20_2" text:outline-level="2"><text:bookmark-start text:name="__RefHeading__16328_1510295094"/>BARControl configuration file<text:bookmark-end text:name="__RefHeading__16328_1510295094"/></text:h>
      <text:p text:style-name="Standard"><text:span text:style-name="Command"><text:span text:style-name="T28">BARC</text:span></text:span><text:span text:style-name="Command">ontrol</text:span> also store a few settings into a personal configuration file in <text:span text:style-name="Filename">~/bar/barcontrol.cfg</text:span>. Some entries in the file are updated by <text:span text:style-name="Command"><text:span text:style-name="T28">BARC</text:span></text:span><text:span text:style-name="Command">ontrol</text:span>. Entries which may be edited are the server settings.</text:p>
      <text:p text:style-name="Text_20_body">The file may contain the following configuration entries:</text:p>
      <text:p text:style-name="Configuration_20_title"><text:alphabetical-index-mark-start text:id="IMark94717611035416"/>pause-create<text:alphabetical-index-mark-end text:id="IMark94717611035416"/>=yes|no</text:p>
      <text:p text:style-name="Configuration"><text:soft-page-break/>Pause creating new archive files when pause-button is pressed.</text:p>
      <text:p text:style-name="Configuration_20_title"><text:alphabetical-index-mark-start text:id="IMark94717562633304"/>pause-storage<text:alphabetical-index-mark-end text:id="IMark94717562633304"/>=yes|no</text:p>
      <text:p text:style-name="Configuration">Pause storage of archive files when pause-button is pressed.</text:p>
      <text:p text:style-name="Configuration_20_title"><text:alphabetical-index-mark-start text:id="IMark94717624650328"/>pause-restore<text:alphabetical-index-mark-end text:id="IMark94717624650328"/>=yes|no</text:p>
      <text:p text:style-name="Configuration">Pause restoring archive files when pause-button is pressed.</text:p>
      <text:p text:style-name="Configuration_20_title"><text:alphabetical-index-mark-start text:id="IMark94717636517736"/>pause-index-database-update<text:alphabetical-index-mark-end text:id="IMark94717636517736"/>=yes|no</text:p>
      <text:p text:style-name="Configuration">Pause automatic update index database when pause-button is pressed.</text:p>
      <text:p text:style-name="Configuration_20_title"><text:alphabetical-index-mark-start text:id="IMark94717617020040"/>server<text:alphabetical-index-mark-end text:id="IMark94717617020040"/>=&lt;name&gt;</text:p>
      <text:p text:style-name="Configuration">Name of computer running a <text:span text:style-name="Name">BAR</text:span> server daemon.</text:p>
      <text:p text:style-name="Configuration_20_title"><text:alphabetical-index-mark-start text:id="IMark94717626293880"/>server-password<text:alphabetical-index-mark-end text:id="IMark94717626293880"/>=&lt;password&gt;</text:p>
      <text:p text:style-name="Configuration"><text:span text:style-name="Name">BAR</text:span> server daemon password.</text:p>
      <text:p text:style-name="Configuration_20_title"><text:alphabetical-index-mark-start text:id="IMark94717616105240"/>server-port<text:alphabetical-index-mark-end text:id="IMark94717616105240"/>=&lt;n&gt;</text:p>
      <text:p text:style-name="Configuration"><text:span text:style-name="Name">BAR</text:span> server port number for plain network connections.</text:p>
      <text:p text:style-name="Configuration_20_title"><text:alphabetical-index-mark-start text:id="IMark94717613863240"/>server-tls-port<text:alphabetical-index-mark-end text:id="IMark94717613863240"/>=&lt;n&gt;</text:p>
      <text:p text:style-name="Configuration"><text:span text:style-name="Name">BAR</text:span> server port number for TLS/SSL network connections.</text:p>
      <text:h text:style-name="Heading_20_2" text:outline-level="2"><text:bookmark-start text:name="__RefHeading__16330_1510295094"/>Exit codes<text:bookmark-end text:name="__RefHeading__16330_1510295094"/></text:h>
      <text:p text:style-name="Text_20_Body_20_Start"><text:span text:style-name="Name">BAR</text:span> generate the exit codes shown in table <text:sequence-ref text:reference-format="value" text:ref-name="refTable10">11</text:sequence-ref>: <text:sequence-ref text:reference-format="caption" text:ref-name="refTable10">BAR exit codes</text:sequence-ref><text:s/>when terminating under some conditions.</text:p>
      <table:table table:name="Exitcodes" table:style-name="Exitcodes">
        <table:table-column table:style-name="Exitcodes.A"/>
        <table:table-column table:style-name="Exitcodes.B"/>
        <table:table-row>
          <table:table-cell table:style-name="Exitcodes.A1" office:value-type="string">
            <text:p text:style-name="Table_20_Heading">Exit code</text:p>
          </table:table-cell>
          <table:table-cell table:style-name="Exitcodes.B1" office:value-type="string">
            <text:p text:style-name="Table_20_Heading">Description</text:p>
          </table:table-cell>
        </table:table-row>
        <table:table-row>
          <table:table-cell table:style-name="Exitcodes.A2" office:value-type="string">
            <text:p text:style-name="Table_20_Contents">0</text:p>
          </table:table-cell>
          <table:table-cell table:style-name="Exitcodes.B2" office:value-type="string">
            <text:p text:style-name="Table_20_Contents">Normal termination. No error.</text:p>
          </table:table-cell>
        </table:table-row>
        <table:table-row>
          <table:table-cell table:style-name="Exitcodes.A2" office:value-type="string">
            <text:p text:style-name="Table_20_Contents">1</text:p>
          </table:table-cell>
          <table:table-cell table:style-name="Exitcodes.B2" office:value-type="string">
            <text:p text:style-name="Table_20_Contents">Program execution fail.</text:p>
          </table:table-cell>
        </table:table-row>
        <table:table-row>
          <table:table-cell table:style-name="Exitcodes.A2" office:value-type="string">
            <text:p text:style-name="Table_20_Contents">5</text:p>
          </table:table-cell>
          <table:table-cell table:style-name="Exitcodes.B2" office:value-type="string">
            <text:p text:style-name="Table_20_Contents">Invalid or wrong number of arguments.</text:p>
          </table:table-cell>
        </table:table-row>
        <table:table-row>
          <table:table-cell table:style-name="Exitcodes.A2" office:value-type="string">
            <text:p text:style-name="Table_20_Contents">6</text:p>
          </table:table-cell>
          <table:table-cell table:style-name="Exitcodes.B2" office:value-type="string">
            <text:p text:style-name="Table_20_Contents">Configuration error.</text:p>
          </table:table-cell>
        </table:table-row>
        <table:table-row>
          <table:table-cell table:style-name="Exitcodes.A2" office:value-type="string">
            <text:p text:style-name="Table_20_Contents">125</text:p>
          </table:table-cell>
          <table:table-cell table:style-name="Exitcodes.B2" office:value-type="string">
            <text:p text:style-name="Table_20_Contents">Initialization fail.</text:p>
          </table:table-cell>
        </table:table-row>
        <table:table-row>
          <table:table-cell table:style-name="Exitcodes.A2" office:value-type="string">
            <text:p text:style-name="Table_20_Contents">126</text:p>
          </table:table-cell>
          <table:table-cell table:style-name="Exitcodes.B2" office:value-type="string">
            <text:p text:style-name="Table_20_Contents">Fatal error occurred.</text:p>
          </table:table-cell>
        </table:table-row>
        <table:table-row>
          <table:table-cell table:style-name="Exitcodes.A2" office:value-type="string">
            <text:p text:style-name="Table_20_Contents">127</text:p>
          </table:table-cell>
          <table:table-cell table:style-name="Exitcodes.B2" office:value-type="string">
            <text:p text:style-name="Table_20_Contents">Function still not supported.</text:p>
          </table:table-cell>
        </table:table-row>
        <table:table-row>
          <table:table-cell table:style-name="Exitcodes.A2" office:value-type="string">
            <text:p text:style-name="Table_20_Contents"><text:span text:style-name="T20">≧</text:span>128</text:p>
          </table:table-cell>
          <table:table-cell table:style-name="Exitcodes.B2" office:value-type="string">
            <text:p text:style-name="Table_20_Contents">System error. Error number is &lt;code&gt;-128.</text:p>
          </table:table-cell>
        </table:table-row>
      </table:table>
      <text:p text:style-name="Table">Table <text:sequence text:ref-name="refTable10" text:name="Table" text:formula="ooow:Table+1" style:num-format="1">11</text:sequence>: BAR exit codes</text:p>
      <text:h text:style-name="Heading_20_2" text:outline-level="2"><text:bookmark-start text:name="__RefHeading__29596110"/><text:alphabetical-index-mark text:string-value="file format"/><text:alphabetical-index-mark text:string-value="file format"/>Archive file format<text:bookmark-end text:name="__RefHeading__29596110"/></text:h>
      <text:p text:style-name="Text_20_Body_20_Start">The <text:span text:style-name="Name">BAR</text:span> archive format is organized in so called <text:alphabetical-index-mark-start text:id="IMark94717618407384"/><text:span text:style-name="T1">chunks</text:span><text:alphabetical-index-mark-end text:id="IMark94717618407384"/><text:span text:style-name="T1">.</text:span><text:span text:style-name="T5"> Each archive consists of a sequences of chunks. Chunks can contain sub-chunks which have the same structure. All non-data entries are stored in big endian format. Encrypted data is padded with 0-bytes to a multiple-size of the used encryption block length (see table </text:span><text:span text:style-name="T5"><text:sequence-ref text:reference-format="value" text:ref-name="refTable7">8</text:sequence-ref></text:span><text:span text:style-name="T5">: </text:span><text:span text:style-name="T5"><text:sequence-ref text:reference-format="caption" text:ref-name="refTable7">Encryption algorithms</text:sequence-ref></text:span><text:span text:style-name="T5">, page </text:span><text:span text:style-name="T5"><text:sequence-ref text:reference-format="page" text:ref-name="refTable7">48</text:sequence-ref></text:span><text:span text:style-name="T5">) for the block length of encryption algorithms).</text:span></text:p>
      <text:p text:style-name="Text_20_Body_20_Start">The following data types are used:</text:p>
      <table:table table:name="Datatypes" table:style-name="Datatypes">
        <table:table-column table:style-name="Datatypes.A"/>
        <table:table-column table:style-name="Datatypes.B"/>
        <text:soft-page-break/>
        <table:table-row table:style-name="Datatypes.1">
          <table:table-cell table:style-name="Datatypes.A1" office:value-type="string">
            <text:p text:style-name="P5">uint8</text:p>
          </table:table-cell>
          <table:table-cell table:style-name="Datatypes.B1" office:value-type="string">
            <text:p text:style-name="P5">unsigned 8 bit integer</text:p>
          </table:table-cell>
        </table:table-row>
        <table:table-row table:style-name="Datatypes.1">
          <table:table-cell table:style-name="Datatypes.A2" office:value-type="string">
            <text:p text:style-name="P5">uint16</text:p>
          </table:table-cell>
          <table:table-cell table:style-name="Datatypes.B2" office:value-type="string">
            <text:p text:style-name="P5">unsigned 16 bit integer</text:p>
          </table:table-cell>
        </table:table-row>
        <table:table-row table:style-name="Datatypes.1">
          <table:table-cell table:style-name="Datatypes.A2" office:value-type="string">
            <text:p text:style-name="P5">uint32</text:p>
          </table:table-cell>
          <table:table-cell table:style-name="Datatypes.B2" office:value-type="string">
            <text:p text:style-name="P5">unsigned 32 bit integer</text:p>
          </table:table-cell>
        </table:table-row>
        <table:table-row table:style-name="Datatypes.1">
          <table:table-cell table:style-name="Datatypes.A2" office:value-type="string">
            <text:p text:style-name="P5">uint64</text:p>
          </table:table-cell>
          <table:table-cell table:style-name="Datatypes.B2" office:value-type="string">
            <text:p text:style-name="P5">unsigned 64 bit integer</text:p>
          </table:table-cell>
        </table:table-row>
        <table:table-row table:style-name="Datatypes.1">
          <table:table-cell table:style-name="Datatypes.A2" office:value-type="string">
            <text:p text:style-name="P5">int8</text:p>
          </table:table-cell>
          <table:table-cell table:style-name="Datatypes.B2" office:value-type="string">
            <text:p text:style-name="P5">signed 8 bit integer</text:p>
          </table:table-cell>
        </table:table-row>
        <table:table-row table:style-name="Datatypes.1">
          <table:table-cell table:style-name="Datatypes.A2" office:value-type="string">
            <text:p text:style-name="P5">int16</text:p>
          </table:table-cell>
          <table:table-cell table:style-name="Datatypes.B2" office:value-type="string">
            <text:p text:style-name="P5">signed 16 bit integer</text:p>
          </table:table-cell>
        </table:table-row>
        <table:table-row table:style-name="Datatypes.1">
          <table:table-cell table:style-name="Datatypes.A2" office:value-type="string">
            <text:p text:style-name="P5">int32</text:p>
          </table:table-cell>
          <table:table-cell table:style-name="Datatypes.B2" office:value-type="string">
            <text:p text:style-name="P5">signed 32 bit integer</text:p>
          </table:table-cell>
        </table:table-row>
        <table:table-row table:style-name="Datatypes.1">
          <table:table-cell table:style-name="Datatypes.A2" office:value-type="string">
            <text:p text:style-name="P5">int64</text:p>
          </table:table-cell>
          <table:table-cell table:style-name="Datatypes.B2" office:value-type="string">
            <text:p text:style-name="P5">signed 64 bit integer</text:p>
          </table:table-cell>
        </table:table-row>
        <table:table-row table:style-name="Datatypes.1">
          <table:table-cell table:style-name="Datatypes.A2" office:value-type="string">
            <text:p text:style-name="P5">string</text:p>
          </table:table-cell>
          <table:table-cell table:style-name="Datatypes.B2" office:value-type="string">
            <text:p text:style-name="P5">string: uint16 length field, following string character data</text:p>
          </table:table-cell>
        </table:table-row>
        <table:table-row table:style-name="Datatypes.1">
          <table:table-cell table:style-name="Datatypes.A2" office:value-type="string">
            <text:p text:style-name="P5">&lt;type&gt;[]</text:p>
          </table:table-cell>
          <table:table-cell table:style-name="Datatypes.B2" office:value-type="string">
            <text:p text:style-name="P5">array: uint16 length field, following data of specified type</text:p>
          </table:table-cell>
        </table:table-row>
        <table:table-row table:style-name="Datatypes.1">
          <table:table-cell table:style-name="Datatypes.A2" office:value-type="string">
            <text:p text:style-name="P5">crc32</text:p>
          </table:table-cell>
          <table:table-cell table:style-name="Datatypes.B2" office:value-type="string">
            <text:p text:style-name="P5">unsigned 32 bit containing the CRC32 sum of the entry</text:p>
          </table:table-cell>
        </table:table-row>
        <table:table-row table:style-name="Datatypes.1">
          <table:table-cell table:style-name="Datatypes.A2" office:value-type="string">
            <text:p text:style-name="P5">data</text:p>
          </table:table-cell>
          <table:table-cell table:style-name="Datatypes.B2" office:value-type="string">
            <text:p text:style-name="P5">arbitrary data</text:p>
          </table:table-cell>
        </table:table-row>
      </table:table>
      <text:p text:style-name="P16"/>
      <text:p text:style-name="Text_20_Body_20_Start">A single chunk have the structure:</text:p>
      <text:list xml:id="list3781756636" text:style-name="L10">
        <text:list-item>
          <text:p text:style-name="P96">id (4 characters)</text:p>
        </text:list-item>
      </text:list>
      <text:list xml:id="list104055103251309" text:continue-list="list104056198922726" text:style-name="List_20_1">
        <text:list-item>
          <text:p text:style-name="List_20_1">size (uint64)</text:p>
        </text:list-item>
      </text:list>
      <text:list xml:id="list104055392748106" text:continue-list="list3781756636" text:style-name="L10">
        <text:list-item>
          <text:p text:style-name="P118">data (n bytes)</text:p>
        </text:list-item>
      </text:list>
      <text:p text:style-name="Text_20_Body_20_Start">The chunk id is unique and specify how the data of the chunk must be interpreted. The size value give the size of the chunk in bytes excluding the header (id and size). All chunk data except the chunk id, and size may be encrypted. Only data entries may become compressed.</text:p>
      <text:p text:style-name="Note"><text:span text:style-name="T5">Note:<text:tab/>The file </text:span><text:span text:style-name="T1">bar/archive_format.def</text:span><text:span text:style-name="T5"> contain the formal specification of all archive chunk types. This specification is compiled in to C source code with the perl-script </text:span><text:span text:style-name="T1">bar/archive_format.pl</text:span><text:span text:style-name="T5">.</text:span></text:p>
      <text:p text:style-name="Text_20_Body_20_Start">The chunk format allow extension of the archive format in future development and is more robust when parts of an archive are destroyed. E. g. if a chunk is destroyed <text:span text:style-name="Name">BAR</text:span> can skip that chunk, search for the next one and can read the rest of the archive.</text:p>
      <text:h text:style-name="Heading_20_2" text:outline-level="2"><text:bookmark-start text:name="__RefHeading__35624716"/>Compilation<text:bookmark-end text:name="__RefHeading__35624716"/></text:h>
      <text:p text:style-name="Text_20_Body_20_Start">To compile <text:span text:style-name="Name">BAR</text:span> by yourself you need a <text:span text:style-name="Command">gcc</text:span> compilation environment, <text:span text:style-name="Command">make</text:span> and some libraries. The following list the required packages to compile <text:span text:style-name="Name">BAR</text:span> including all features. If some package is not available, support of some features may be disabled by the <text:span text:style-name="Command">configure</text:span> script. If a mandatory package is missing <text:span text:style-name="Command">configure</text:span> will output an error:</text:p>
      <table:table table:name="Packages" table:style-name="Packages">
        <table:table-column table:style-name="Packages.A"/>
        <table:table-column table:style-name="Packages.B"/>
        <table:table-column table:style-name="Packages.C"/>
        <text:soft-page-break/>
        <table:table-row>
          <table:table-cell table:style-name="Packages.A1" office:value-type="string">
            <text:p text:style-name="Table_20_Heading">Package</text:p>
          </table:table-cell>
          <table:table-cell table:style-name="Packages.A1" office:value-type="string">
            <text:p text:style-name="Table_20_Heading">Requirement</text:p>
          </table:table-cell>
          <table:table-cell table:style-name="Packages.C1" office:value-type="string">
            <text:p text:style-name="Table_20_Heading">Comment</text:p>
          </table:table-cell>
        </table:table-row>
        <table:table-row>
          <table:table-cell table:style-name="Packages.A2" office:value-type="string">
            <text:p text:style-name="Table_20_Contents">gcc</text:p>
          </table:table-cell>
          <table:table-cell table:style-name="Packages.A2" office:value-type="string">
            <text:p text:style-name="P7">mandatory</text:p>
          </table:table-cell>
          <table:table-cell table:style-name="Packages.C2" office:value-type="string">
            <text:p text:style-name="Table_20_Contents">C and C++ compiler</text:p>
          </table:table-cell>
        </table:table-row>
        <table:table-row>
          <table:table-cell table:style-name="Packages.A2" office:value-type="string">
            <text:p text:style-name="Table_20_Contents">openjdk-6-jdk<text:note text:id="ftn22" text:note-class="footnote"><text:note-citation>22</text:note-citation><text:note-body><text:p text:style-name="Footnote">Instead of the OpenJDK package a standard JDK package may be usable, too.</text:p></text:note-body></text:note></text:p>
          </table:table-cell>
          <table:table-cell table:style-name="Packages.A2" office:value-type="string">
            <text:p text:style-name="P7">mandatory</text:p>
          </table:table-cell>
          <table:table-cell table:style-name="Packages.C2" office:value-type="string">
            <text:p text:style-name="Table_20_Contents">Java development kit</text:p>
          </table:table-cell>
        </table:table-row>
        <table:table-row>
          <table:table-cell table:style-name="Packages.A2" office:value-type="string">
            <text:p text:style-name="Table_20_Contents">make</text:p>
          </table:table-cell>
          <table:table-cell table:style-name="Packages.A2" office:value-type="string">
            <text:p text:style-name="P7">mandatory</text:p>
          </table:table-cell>
          <table:table-cell table:style-name="Packages.C2" office:value-type="string">
            <text:p text:style-name="Table_20_Contents">make program (GNU compatible)</text:p>
          </table:table-cell>
        </table:table-row>
        <table:table-row>
          <table:table-cell table:style-name="Packages.A2" office:value-type="string">
            <text:p text:style-name="Table_20_Contents">m4</text:p>
          </table:table-cell>
          <table:table-cell table:style-name="Packages.A2" office:value-type="string">
            <text:p text:style-name="P7">mandatory</text:p>
          </table:table-cell>
          <table:table-cell table:style-name="Packages.C2" office:value-type="string">
            <text:p text:style-name="Table_20_Contents">m4 macro language</text:p>
          </table:table-cell>
        </table:table-row>
        <table:table-row>
          <table:table-cell table:style-name="Packages.A2" office:value-type="string">
            <text:p text:style-name="P12">xgettext</text:p>
          </table:table-cell>
          <table:table-cell table:style-name="Packages.A2" office:value-type="string">
            <text:p text:style-name="P8">mandatory</text:p>
          </table:table-cell>
          <table:table-cell table:style-name="Packages.C2" office:value-type="string">
            <text:p text:style-name="P12">translation tool</text:p>
          </table:table-cell>
        </table:table-row>
        <table:table-row>
          <table:table-cell table:style-name="Packages.A2" office:value-type="string">
            <text:p text:style-name="P12">tclsh</text:p>
          </table:table-cell>
          <table:table-cell table:style-name="Packages.A2" office:value-type="string">
            <text:p text:style-name="P8">mandatory</text:p>
          </table:table-cell>
          <table:table-cell table:style-name="Packages.C2" office:value-type="string">
            <text:p text:style-name="P12">tcl shell</text:p>
          </table:table-cell>
        </table:table-row>
        <table:table-row>
          <table:table-cell table:style-name="Packages.A2" office:value-type="string">
            <text:p text:style-name="Table_20_Contents">zlib1g</text:p>
          </table:table-cell>
          <table:table-cell table:style-name="Packages.A2" office:value-type="string">
            <text:p text:style-name="P7">mandatory</text:p>
          </table:table-cell>
          <table:table-cell table:style-name="Packages.C2" office:value-type="string">
            <text:p text:style-name="Table_20_Contents">zip compression library </text:p>
          </table:table-cell>
        </table:table-row>
        <table:table-row>
          <table:table-cell table:style-name="Packages.A2" office:value-type="string">
            <text:p text:style-name="Table_20_Contents">zlib1g-dev</text:p>
          </table:table-cell>
          <table:table-cell table:style-name="Packages.A2" office:value-type="string">
            <text:p text:style-name="P7">mandatory</text:p>
          </table:table-cell>
          <table:table-cell table:style-name="Packages.C2" office:value-type="string">
            <text:p text:style-name="Table_20_Contents">zip compression library</text:p>
          </table:table-cell>
        </table:table-row>
        <table:table-row>
          <table:table-cell table:style-name="Packages.A2" office:value-type="string">
            <text:p text:style-name="Table_20_Contents">libbz2-1.0</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bz2-dev</text:p>
          </table:table-cell>
          <table:table-cell table:style-name="Packages.A2" office:value-type="string">
            <text:p text:style-name="P7">optional</text:p>
          </table:table-cell>
          <table:table-cell table:style-name="Packages.C2" office:value-type="string">
            <text:p text:style-name="Table_20_Contents">bzip compression library</text:p>
          </table:table-cell>
        </table:table-row>
        <table:table-row>
          <table:table-cell table:style-name="Packages.A2" office:value-type="string">
            <text:p text:style-name="Table_20_Contents">liblzma</text:p>
          </table:table-cell>
          <table:table-cell table:style-name="Packages.A2" office:value-type="string">
            <text:p text:style-name="P7">optional</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ma-dev</text:p>
          </table:table-cell>
          <table:table-cell table:style-name="Packages.A2" office:value-type="string">
            <text:p text:style-name="P7"><text:bookmark-start text:name="__DdeLink__5826_1755039751"/>optional<text:bookmark-end text:name="__DdeLink__5826_1755039751"/></text:p>
          </table:table-cell>
          <table:table-cell table:style-name="Packages.C2" office:value-type="string">
            <text:p text:style-name="Table_20_Contents">lzma compression library</text:p>
          </table:table-cell>
        </table:table-row>
        <table:table-row>
          <table:table-cell table:style-name="Packages.A2" office:value-type="string">
            <text:p text:style-name="Table_20_Contents">liblzo2-2</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iblzo2-dev</text:p>
          </table:table-cell>
          <table:table-cell table:style-name="Packages.A2" office:value-type="string">
            <text:p text:style-name="P7">optional</text:p>
          </table:table-cell>
          <table:table-cell table:style-name="Packages.C2" office:value-type="string">
            <text:p text:style-name="Table_20_Contents">lzo compression library</text:p>
          </table:table-cell>
        </table:table-row>
        <table:table-row>
          <table:table-cell table:style-name="Packages.A2" office:value-type="string">
            <text:p text:style-name="Table_20_Contents">lz4<text:note text:id="ftn23" text:note-class="footnote"><text:note-citation>23</text:note-citation><text:note-body><text:p text:style-name="Footnote">lz4 may only be available from the source repository. See [<text:reference-ref text:reference-format="text" text:ref-name="LZ4">LZ4</text:reference-ref>].</text:p></text:note-body></text:note></text:p>
          </table:table-cell>
          <table:table-cell table:style-name="Packages.A2" office:value-type="string">
            <text:p text:style-name="P7">optional</text:p>
          </table:table-cell>
          <table:table-cell table:style-name="Packages.C16" office:value-type="string">
            <text:p text:style-name="Table_20_Contents">lz4 compression library</text:p>
          </table:table-cell>
        </table:table-row>
        <table:table-row>
          <table:table-cell table:style-name="Packages.A2" office:value-type="string">
            <text:p text:style-name="P14">zstd<text:note text:id="ftn24" text:note-class="footnote"><text:note-citation>24</text:note-citation><text:note-body><text:p text:style-name="P51">Zst<text:span text:style-name="T94">andard</text:span> may only be available from the source repository. See [<text:reference-ref text:reference-format="text" text:ref-name="Zstd">Zstandard</text:reference-ref>].</text:p></text:note-body></text:note></text:p>
          </table:table-cell>
          <table:table-cell table:style-name="Packages.A2" office:value-type="string">
            <text:p text:style-name="P15">optional</text:p>
          </table:table-cell>
          <table:table-cell table:style-name="Packages.C2" office:value-type="string">
            <text:p text:style-name="P14"><text:span text:style-name="T94">Zstandard</text:span> compression library</text:p>
          </table:table-cell>
        </table:table-row>
        <table:table-row>
          <table:table-cell table:style-name="Packages.A2" office:value-type="string">
            <text:p text:style-name="Table_20_Contents">libxdelta2</text:p>
          </table:table-cell>
          <table:table-cell table:style-name="Packages.A2" office:value-type="string">
            <text:p text:style-name="P7"><text:bookmark-start text:name="__DdeLink__5830_1755039751"/>optional<text:bookmark-end text:name="__DdeLink__5830_1755039751"/></text:p>
          </table:table-cell>
          <table:table-cell table:style-name="Packages.C2" office:value-type="string">
            <text:p text:style-name="Table_20_Contents"><text:bookmark-start text:name="__DdeLink__5828_1755039751"/>xdelta compression library<text:bookmark-end text:name="__DdeLink__5828_1755039751"/></text:p>
          </table:table-cell>
        </table:table-row>
        <table:table-row>
          <table:table-cell table:style-name="Packages.A2" office:value-type="string">
            <text:p text:style-name="Table_20_Contents">libxdelta2-dev</text:p>
          </table:table-cell>
          <table:table-cell table:style-name="Packages.A2" office:value-type="string">
            <text:p text:style-name="P7">optional</text:p>
          </table:table-cell>
          <table:table-cell table:style-name="Packages.C2" office:value-type="string">
            <text:p text:style-name="Table_20_Contents">xdelta compression library</text:p>
          </table:table-cell>
        </table:table-row>
        <table:table-row>
          <table:table-cell table:style-name="Packages.A2" office:value-type="string">
            <text:p text:style-name="Table_20_Contents">libssl0.9.8</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libssl-dev</text:p>
          </table:table-cell>
          <table:table-cell table:style-name="Packages.A2" office:value-type="string">
            <text:p text:style-name="P7">optional</text:p>
          </table:table-cell>
          <table:table-cell table:style-name="Packages.C2" office:value-type="string">
            <text:p text:style-name="Table_20_Contents">SSL/TLS library</text:p>
          </table:table-cell>
        </table:table-row>
        <table:table-row>
          <table:table-cell table:style-name="Packages.A2" office:value-type="string">
            <text:p text:style-name="Table_20_Contents">openss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openssl-devel</text:p>
          </table:table-cell>
          <table:table-cell table:style-name="Packages.A2" office:value-type="string">
            <text:p text:style-name="P7">optional</text:p>
          </table:table-cell>
          <table:table-cell table:style-name="Packages.C2" office:value-type="string">
            <text:p text:style-name="Table_20_Contents">SSL library</text:p>
          </table:table-cell>
        </table:table-row>
        <table:table-row>
          <table:table-cell table:style-name="Packages.A2" office:value-type="string">
            <text:p text:style-name="Table_20_Contents">libssh2-1</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ssh2-1-dev</text:p>
          </table:table-cell>
          <table:table-cell table:style-name="Packages.A2" office:value-type="string">
            <text:p text:style-name="P7">optional</text:p>
          </table:table-cell>
          <table:table-cell table:style-name="Packages.C2" office:value-type="string">
            <text:p text:style-name="Table_20_Contents">ssh library</text:p>
          </table:table-cell>
        </table:table-row>
        <table:table-row>
          <table:table-cell table:style-name="Packages.A2" office:value-type="string">
            <text:p text:style-name="Table_20_Contents">libgcrypt11</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libgcrypt11-dev</text:p>
          </table:table-cell>
          <table:table-cell table:style-name="Packages.A2" office:value-type="string">
            <text:p text:style-name="P7">optional</text:p>
          </table:table-cell>
          <table:table-cell table:style-name="Packages.C2" office:value-type="string">
            <text:p text:style-name="Table_20_Contents">encryption library</text:p>
          </table:table-cell>
        </table:table-row>
        <table:table-row>
          <table:table-cell table:style-name="Packages.A2" office:value-type="string">
            <text:p text:style-name="Table_20_Contents">nettle</text:p>
          </table:table-cell>
          <table:table-cell table:style-name="Packages.A2" office:value-type="string">
            <text:p text:style-name="P7">optional</text:p>
          </table:table-cell>
          <table:table-cell table:style-name="Packages.C2" office:value-type="string">
            <text:p text:style-name="Table_20_Contents">nettle library</text:p>
          </table:table-cell>
        </table:table-row>
        <table:table-row>
          <table:table-cell table:style-name="Packages.A2" office:value-type="string">
            <text:p text:style-name="Table_20_Contents">gmp</text:p>
          </table:table-cell>
          <table:table-cell table:style-name="Packages.A2" office:value-type="string">
            <text:p text:style-name="P7">optional</text:p>
          </table:table-cell>
          <table:table-cell table:style-name="Packages.C2" office:value-type="string">
            <text:p text:style-name="Table_20_Contents">GMP library</text:p>
          </table:table-cell>
        </table:table-row>
        <table:table-row>
          <table:table-cell table:style-name="Packages.A2" office:value-type="string">
            <text:p text:style-name="Table_20_Contents">gnutls-bin</text:p>
          </table:table-cell>
          <table:table-cell table:style-name="Packages.A2" office:value-type="string">
            <text:p text:style-name="P7">optional</text:p>
          </table:table-cell>
          <table:table-cell table:style-name="Packages.C2" office:value-type="string">
            <text:p text:style-name="Table_20_Contents">TLS tools</text:p>
          </table:table-cell>
        </table:table-row>
        <table:table-row>
          <table:table-cell table:style-name="Packages.A2" office:value-type="string">
            <text:p text:style-name="P6">libgnutls26</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gnutls-dev</text:p>
          </table:table-cell>
          <table:table-cell table:style-name="Packages.A2" office:value-type="string">
            <text:p text:style-name="P7">optional</text:p>
          </table:table-cell>
          <table:table-cell table:style-name="Packages.C2" office:value-type="string">
            <text:p text:style-name="Table_20_Contents">TLS library</text:p>
          </table:table-cell>
        </table:table-row>
        <table:table-row>
          <table:table-cell table:style-name="Packages.A2" office:value-type="string">
            <text:p text:style-name="Table_20_Contents">libcurl</text:p>
          </table:table-cell>
          <table:table-cell table:style-name="Packages.A2" office:value-type="string">
            <text:p text:style-name="P7">optional</text:p>
          </table:table-cell>
          <table:table-cell table:style-name="Packages.C2" office:value-type="string">
            <text:p text:style-name="Table_20_Contents">curl library</text:p>
          </table:table-cell>
        </table:table-row>
        <text:soft-page-break/>
        <table:table-row>
          <table:table-cell table:style-name="Packages.A2" office:value-type="string">
            <text:p text:style-name="Table_20_Contents">c-ares</text:p>
          </table:table-cell>
          <table:table-cell table:style-name="Packages.A2" office:value-type="string">
            <text:p text:style-name="P7">optional</text:p>
          </table:table-cell>
          <table:table-cell table:style-name="Packages.C2" office:value-type="string">
            <text:p text:style-name="Table_20_Contents">asynchronous DNS request library</text:p>
          </table:table-cell>
        </table:table-row>
        <table:table-row>
          <table:table-cell table:style-name="Packages.A2" office:value-type="string">
            <text:p text:style-name="Table_20_Contents">mxml<text:note text:id="ftn25" text:note-class="footnote"><text:note-citation>25</text:note-citation><text:note-body><text:p text:style-name="Footnote">mxml is required when curl is used for WebDAV access.</text:p></text:note-body></text:note></text:p>
          </table:table-cell>
          <table:table-cell table:style-name="Packages.A2" office:value-type="string">
            <text:p text:style-name="P7">optional</text:p>
          </table:table-cell>
          <table:table-cell table:style-name="Packages.C2" office:value-type="string">
            <text:p text:style-name="Table_20_Contents">mini XML library</text:p>
          </table:table-cell>
        </table:table-row>
        <table:table-row>
          <table:table-cell table:style-name="Packages.A2" office:value-type="string">
            <text:p text:style-name="Table_20_Contents">libiso9660</text:p>
          </table:table-cell>
          <table:table-cell table:style-name="Packages.A2" office:value-type="string">
            <text:p text:style-name="P7">optional</text:p>
          </table:table-cell>
          <table:table-cell table:style-name="Packages.C2" office:value-type="string">
            <text:p text:style-name="Table_20_Contents"><text:bookmark-start text:name="__DdeLink__5832_1853061399"/>ISO 9660 read library<text:bookmark-end text:name="__DdeLink__5832_1853061399"/></text:p>
          </table:table-cell>
        </table:table-row>
        <table:table-row>
          <table:table-cell table:style-name="Packages.A2" office:value-type="string">
            <text:p text:style-name="Table_20_Contents">libiso9660-dev</text:p>
          </table:table-cell>
          <table:table-cell table:style-name="Packages.A2" office:value-type="string">
            <text:p text:style-name="P7">optional</text:p>
          </table:table-cell>
          <table:table-cell table:style-name="Packages.C2" office:value-type="string">
            <text:p text:style-name="Table_20_Contents"><text:bookmark-start text:name="__DdeLink__5825_1853061399"/>ISO 9660 read library<text:bookmark-end text:name="__DdeLink__5825_1853061399"/></text:p>
          </table:table-cell>
        </table:table-row>
        <table:table-row>
          <table:table-cell table:style-name="Packages.A2" office:value-type="string">
            <text:p text:style-name="Table_20_Contents">libicu</text:p>
          </table:table-cell>
          <table:table-cell table:style-name="Packages.A2" office:value-type="string">
            <text:p text:style-name="P7">optional</text:p>
          </table:table-cell>
          <table:table-cell table:style-name="Packages.C2" office:value-type="string">
            <text:p text:style-name="Table_20_Contents">i18n library</text:p>
          </table:table-cell>
        </table:table-row>
        <table:table-row>
          <table:table-cell table:style-name="Packages.A2" office:value-type="string">
            <text:p text:style-name="Table_20_Contents">epm</text:p>
          </table:table-cell>
          <table:table-cell table:style-name="Packages.A2" office:value-type="string">
            <text:p text:style-name="P7">optional</text:p>
          </table:table-cell>
          <table:table-cell table:style-name="Packages.C2" office:value-type="string">
            <text:p text:style-name="Table_20_Contents">package creating tool (only needed when rpm/deb/pkg package should be created)</text:p>
          </table:table-cell>
        </table:table-row>
        <table:table-row>
          <table:table-cell table:style-name="Packages.A2" office:value-type="string">
            <text:p text:style-name="Table_20_Contents">ant, launch4j</text:p>
          </table:table-cell>
          <table:table-cell table:style-name="Packages.A2" office:value-type="string">
            <text:p text:style-name="P7">optional</text:p>
          </table:table-cell>
          <table:table-cell table:style-name="Packages.C2" office:value-type="string">
            <text:p text:style-name="P10">tool to pack <text:span text:style-name="Command"><text:span text:style-name="T28">BARC</text:span></text:span><text:span text:style-name="Command">ontrol</text:span> into a single-binary (only needed when a single-binary exe-file should be created on Windows)<text:note text:id="ftn26" text:note-class="footnote"><text:note-citation>26</text:note-citation><text:note-body><text:p text:style-name="Footnote">Currently ant/launch4j is not fully supported in the <text:span text:style-name="Name">BAR</text:span> make file.</text:p></text:note-body></text:note></text:p>
          </table:table-cell>
        </table:table-row>
      </table:table>
      <text:p text:style-name="Table">Table <text:sequence text:ref-name="refTable11" text:name="Table" text:formula="ooow:Table+1" style:num-format="1">12</text:sequence>: Compilation packages</text:p>
      <text:p text:style-name="Standard">To compile <text:span text:style-name="Name">BAR</text:span> first run configure with the command sequence:</text:p>
      <text:p text:style-name="Command">./configure</text:p>
      <text:p text:style-name="Text_20_Body_20_Start">If all features are available with the default settings configure show on a Linux 64bit system the following <text:span text:style-name="T29">may </text:span>output at the end:</text:p>
      <text:p text:style-name="P75">Configuration 0.21:</text:p>
      <text:p text:style-name="P75"><text:s text:c="2"/>Host <text:s text:c="13"/>: x86_64-unknown-linux-gnu</text:p>
      <text:p text:style-name="P75"><text:s text:c="2"/>Dynamic linked <text:s text:c="3"/>: no</text:p>
      <text:p text:style-name="P75"><text:s text:c="2"/>SQLite <text:s text:c="11"/>: yes (3.21.0)</text:p>
      <text:p text:style-name="P75"><text:s text:c="2"/>zip compression <text:s text:c="2"/>: yes (1.2.11)</text:p>
      <text:p text:style-name="P75"><text:s text:c="2"/>bzip2 compression : yes (1.0.6, 6-Sept-2010)</text:p>
      <text:p text:style-name="P75"><text:s text:c="2"/>lzma compression <text:s/>: yes (5.2.4)</text:p>
      <text:p text:style-name="P75"><text:s text:c="2"/>lzo compression <text:s text:c="2"/>: yes (2.09)</text:p>
      <text:p text:style-name="P75"><text:s text:c="2"/>lz4 compression <text:s text:c="2"/>: yes (1.7.1)</text:p>
      <text:p text:style-name="P75"><text:s text:c="2"/>zstd compression <text:s/>: yes (1.3.2)</text:p>
      <text:p text:style-name="P75"><text:s text:c="2"/>xdelta compression: yes</text:p>
      <text:p text:style-name="P75"><text:s text:c="2"/>crypto support <text:s text:c="3"/>: yes (1.8.4)</text:p>
      <text:p text:style-name="P75"><text:s text:c="2"/>FTP support <text:s text:c="6"/>: yes</text:p>
      <text:p text:style-name="P75"><text:s text:c="2"/>curl support <text:s text:c="5"/>: yes (7.62.0)</text:p>
      <text:p text:style-name="P75"><text:s text:c="2"/>SCP/SFTP support <text:s/>: yes (1.8.0)</text:p>
      <text:p text:style-name="P75"><text:s text:c="2"/>TLS/SSL server <text:s text:c="3"/>: yes (OpenSSL 1.1.1 <text:s/>11 Sep 2018, GMP 6.1.2, GnuTLS 3.5.19)</text:p>
      <text:p text:style-name="P75"><text:s text:c="2"/>ISO 9660 support <text:s/>: yes (2.0.0 x86_64-pc-linux-gnu)</text:p>
      <text:p text:style-name="P75"><text:s text:c="2"/>PCRE support <text:s text:c="5"/>: yes (8.40 2017-01-11)</text:p>
      <text:p text:style-name="P75"><text:s text:c="2"/>ICU support <text:s text:c="6"/>: yes (58.2)</text:p>
      <text:p text:style-name="P75"><text:s text:c="2"/>GUI support <text:s text:c="6"/>: yes</text:p>
      <text:p text:style-name="P75"><text:s text:c="2"/>GUI i18n support <text:s/>: yes</text:p>
      <text:p text:style-name="P75"><text:s text:c="2"/>SWT directory <text:s text:c="4"/>: </text:p>
      <text:p text:style-name="P74"/>
      <text:p text:style-name="P75"><text:s text:c="2"/>Debug version <text:s text:c="4"/>: no</text:p>
      <text:p text:style-name="P75"><text:s text:c="2"/>Crash dump support: no</text:p>
      <text:p text:style-name="P75"><text:s text:c="2"/>Stacktrace support: yes</text:p>
      <text:p text:style-name="P74"/>
      <text:p text:style-name="P75"><text:s text:c="2"/>Packages support <text:s/>: no</text:p>
      <text:p text:style-name="P74"/>
      <text:p text:style-name="P75"><text:s text:c="2"/>Install directory : /usr</text:p>
      <text:p text:style-name="P75"><text:s text:c="2"/>Binary directory <text:s/>: /usr/bin</text:p>
      <text:p text:style-name="P75"><text:s text:c="2"/>Config directory <text:s/>: /etc/bar</text:p>
      <text:p text:style-name="P75"><text:s text:c="2"/>Runtime directory : /var/lib/bar</text:p>
      <text:p text:style-name="P75"><text:s text:c="2"/>TLS directory <text:s text:c="4"/>: /etc/ssl</text:p>
      <text:p text:style-name="P74"/>
      <text:p text:style-name="P75"><text:s text:c="2"/>Heapview diretory : </text:p>
      <text:p text:style-name="P74"/>
      <text:p text:style-name="P75">Note: you can download missing additional packages with the script</text:p>
      <text:p text:style-name="P75"><text:s text:c="6"/>'./download-third-party-packages.sh'. Please rerun configure</text:p>
      <text:p text:style-name="P75"><text:soft-page-break/><text:s text:c="6"/>after downloading.</text:p>
      <text:p text:style-name="Text_20_Body_20_Start">To compile <text:span text:style-name="Name">BAR</text:span> enter the command:</text:p>
      <text:p text:style-name="Command_20_End">make</text:p>
      <text:p text:style-name="Text_20_Body_20_Start">This will create the <text:span text:style-name="Name">BAR</text:span> binaries on your system.</text:p>
      <text:p text:style-name="Text_20_body">It is highly recommended to run the test suite included in the <text:span text:style-name="Name">BAR</text:span> sources. To execute all standard tests enter the command:</text:p>
      <text:p text:style-name="Command">make test</text:p>
      <text:p text:style-name="Text_20_Body_20_Start">This will execute several tests to create, list, test, compare, and extract archives with some test data and compression, encryption, and split settings. The following test runs are available:</text:p>
      <table:table table:name="Tests" table:style-name="Tests">
        <table:table-column table:style-name="Tests.A"/>
        <table:table-column table:style-name="Tests.B"/>
        <table:table-row>
          <table:table-cell table:style-name="Tests.A1" office:value-type="string">
            <text:p text:style-name="Table_20_Contents">test1</text:p>
          </table:table-cell>
          <table:table-cell table:style-name="Tests.B1" office:value-type="string">
            <text:p text:style-name="Table_20_Contents">basic tests</text:p>
          </table:table-cell>
        </table:table-row>
        <table:table-row>
          <table:table-cell table:style-name="Tests.A2" office:value-type="string">
            <text:p text:style-name="Table_20_Contents">test2</text:p>
          </table:table-cell>
          <table:table-cell table:style-name="Tests.B2" office:value-type="string">
            <text:p text:style-name="Table_20_Contents">compress tests</text:p>
          </table:table-cell>
        </table:table-row>
        <table:table-row>
          <table:table-cell table:style-name="Tests.A2" office:value-type="string">
            <text:p text:style-name="Table_20_Contents">test3</text:p>
          </table:table-cell>
          <table:table-cell table:style-name="Tests.B2" office:value-type="string">
            <text:p text:style-name="Table_20_Contents">encryption tests</text:p>
          </table:table-cell>
        </table:table-row>
        <table:table-row>
          <table:table-cell table:style-name="Tests.A2" office:value-type="string">
            <text:p text:style-name="Table_20_Contents">test4</text:p>
          </table:table-cell>
          <table:table-cell table:style-name="Tests.B2" office:value-type="string">
            <text:p text:style-name="Table_20_Contents">asymmetric encryption tests</text:p>
          </table:table-cell>
        </table:table-row>
        <table:table-row>
          <table:table-cell table:style-name="Tests.A2" office:value-type="string">
            <text:p text:style-name="Table_20_Contents">test5</text:p>
          </table:table-cell>
          <table:table-cell table:style-name="Tests.B2" office:value-type="string">
            <text:p text:style-name="Table_20_Contents">split tests</text:p>
          </table:table-cell>
        </table:table-row>
        <table:table-row>
          <table:table-cell table:style-name="Tests.A2" office:value-type="string">
            <text:p text:style-name="Table_20_Contents">test6</text:p>
          </table:table-cell>
          <table:table-cell table:style-name="Tests.B2" office:value-type="string">
            <text:p text:style-name="Table_20_Contents">image tests</text:p>
          </table:table-cell>
        </table:table-row>
        <table:table-row>
          <table:table-cell table:style-name="Tests.A2" office:value-type="string">
            <text:p text:style-name="Table_20_Contents">test7</text:p>
          </table:table-cell>
          <table:table-cell table:style-name="Tests.B2" office:value-type="string">
            <text:p text:style-name="Table_20_Contents">storage tests</text:p>
          </table:table-cell>
        </table:table-row>
        <table:table-row>
          <table:table-cell table:style-name="Tests.A2" office:value-type="string">
            <text:p text:style-name="Table_20_Contents">test8</text:p>
          </table:table-cell>
          <table:table-cell table:style-name="Tests.B2" office:value-type="string">
            <text:p text:style-name="Table_20_Contents">large file tests</text:p>
          </table:table-cell>
        </table:table-row>
        <table:table-row>
          <table:table-cell table:style-name="Tests.A2" office:value-type="string">
            <text:p text:style-name="Table_20_Contents">test9</text:p>
          </table:table-cell>
          <table:table-cell table:style-name="Tests.B2" office:value-type="string">
            <text:p text:style-name="Table_20_Contents">DVD tests</text:p>
          </table:table-cell>
        </table:table-row>
        <table:table-row>
          <table:table-cell table:style-name="Tests.A2" office:value-type="string">
            <text:p text:style-name="P11">test10</text:p>
          </table:table-cell>
          <table:table-cell table:style-name="Tests.B2" office:value-type="string">
            <text:p text:style-name="P11">server tests</text:p>
          </table:table-cell>
        </table:table-row>
        <table:table-row>
          <table:table-cell table:style-name="Tests.A2" office:value-type="string">
            <text:p text:style-name="Table_20_Contents">test_combined</text:p>
          </table:table-cell>
          <table:table-cell table:style-name="Tests.B2" office:value-type="string">
            <text:p text:style-name="Table_20_Contents">combined compress, encryption, and split tests</text:p>
          </table:table-cell>
        </table:table-row>
        <table:table-row>
          <table:table-cell table:style-name="Tests.A2" office:value-type="string">
            <text:p text:style-name="Table_20_Contents">test_parameters</text:p>
          </table:table-cell>
          <table:table-cell table:style-name="Tests.B2" office:value-type="string">
            <text:p text:style-name="Table_20_Contents">test command line parameters</text:p>
          </table:table-cell>
        </table:table-row>
        <table:table-row>
          <table:table-cell table:style-name="Tests.A2" office:value-type="string">
            <text:p text:style-name="Table_20_Contents">test_misc</text:p>
          </table:table-cell>
          <table:table-cell table:style-name="Tests.B2" office:value-type="string">
            <text:p text:style-name="Table_20_Contents">miscellaneous tests</text:p>
          </table:table-cell>
        </table:table-row>
        <table:table-row>
          <table:table-cell table:style-name="Tests.A2" office:value-type="string">
            <text:p text:style-name="Table_20_Contents">test</text:p>
          </table:table-cell>
          <table:table-cell table:style-name="Tests.B2" office:value-type="string">
            <text:p text:style-name="Table_20_Contents">execute <text:span text:style-name="Command">test1</text:span>..<text:span text:style-name="Command">test6</text:span>, <text:span text:style-name="Command">test8</text:span>, <text:span text:style-name="Command">test_combined,</text:span> <text:span text:style-name="Command">test_parameters</text:span> and<text:span text:style-name="Command"> test_misc</text:span></text:p>
          </table:table-cell>
        </table:table-row>
      </table:table>
      <text:p text:style-name="Table">Table <text:sequence text:ref-name="refTable12" text:name="Table" text:formula="ooow:Table+1" style:num-format="1">13</text:sequence>: Tests</text:p>
      <text:p text:style-name="Text_20_Body_20_Start">It is also possible to execute single test sets. Then also some additional output is visible.</text:p>
      <text:p text:style-name="Text_20_body">For the image tests the Linux loop device system is required and some commands must be executed as <text:span text:style-name="Command">root</text:span>. This is done via <text:span text:style-name="Command">sudo</text:span><text:span text:style-name="Command"><text:note text:id="ftn27" text:note-class="footnote"><text:note-citation>27</text:note-citation><text:note-body><text:p text:style-name="Footnote">sudo: Unix command to execute a command as a different user. See e. g. http://en.wikipedia.org/wiki/Sudo.</text:p></text:note-body></text:note></text:span>. Therefore to execute the image tests successfully some <text:span text:style-name="Command">sudo</text:span> settings are required. Please see the <text:span text:style-name="Filename">README</text:span> file for an example.</text:p>
      <text:p text:style-name="Text_20_body">For the FTP storage tests a FTP server with login credentials and write access for the current user must run on the local computer.</text:p>
      <text:p text:style-name="Text_20_body">For the SCP and SFTP storage tests a SSH server with login credentials and write access for the current user must run on the local computer.</text:p>
      <text:p text:style-name="Text_20_body">For the WebDAV storage tests a https server with WebDAV support, login credentials and write access for the current user must run on the local computer.</text:p>
      <text:p text:style-name="Text_20_body">For the DVD storage tests a DVD writer and an empty DVD or an empty DVD RW <text:s/>must be available.</text:p>
      <text:p text:style-name="Note">Note:<text:tab/>A complete test run may take some time. There are a lot of tests done. Please be patient.</text:p>
      <text:p text:style-name="Text_20_Body_20_Start"><text:soft-page-break/>After a successful test run you can install <text:span text:style-name="Name">BAR</text:span> on your system with the command:</text:p>
      <text:p text:style-name="Command_20_End">make install</text:p>
      <text:p text:style-name="Note">Note:<text:tab/>This will <text:span text:style-name="T21">not</text:span> use the package manager of your system. The installation is done under <text:span text:style-name="Filename">/usr/local</text:span> and <text:span text:style-name="Filename">/etc/bar</text:span> in your system (if not configured different with the <text:span text:style-name="Command">configure</text:span> script).</text:p>
      <text:h text:style-name="Heading_20_2" text:outline-level="2"><text:bookmark-start text:name="__RefHeading__16332_1510295094"/>Development<text:bookmark-end text:name="__RefHeading__16332_1510295094"/></text:h>
      <text:p text:style-name="Text_20_Body_20_Start">The <text:span text:style-name="Name">BAR</text:span> sources are currently available as a TAR archive only on:</text:p>
      <text:p text:style-name="Text_20_body"><text:span text:style-name="Internet_20_link">http://www.kigen.de/projects/bar</text:span></text:p>
      <text:p text:style-name="Text_20_Body_20_Start"><text:span text:style-name="T99">I</text:span>f you want to contribute to <text:span text:style-name="Name">BAR</text:span>, you can send me patches via mail.</text:p>
      <text:h text:style-name="Heading_20_1" text:outline-level="1"><text:bookmark-start text:name="__RefHeading__31406103"/>Frequently asked questions<text:bookmark-end text:name="__RefHeading__31406103"/></text:h>
      <text:p text:style-name="Text_20_Body_20_Start">If you use <text:span text:style-name="Name">BAR</text:span> or recompiled <text:span text:style-name="Name">BAR</text:span> by yourself and you run into some problem, please check the following questions and answers list before creating a bug report. Some problems are known and are not caused by <text:span text:style-name="Name">BAR</text:span>.</text:p>
      <text:list xml:id="list3792426519" text:style-name="Numbering_20_5">
        <text:list-item>
          <text:p text:style-name="Question">Why is BAR linked static by default?</text:p>
        </text:list-item>
      </text:list>
      <text:p text:style-name="Answer"><text:span text:style-name="Name">BAR</text:span> is not fully linked static, but partially. All needed libraries are linked static except <text:span text:style-name="Filename">libc</text:span>, <text:span text:style-name="Filename">libm</text:span> and <text:span text:style-name="Filename">libpthread</text:span>. The advantage of this type of linkage is that <text:span text:style-name="Name">BAR</text:span> can be executed on many systems, even when some specific libraries like libraries for compression or encryption are not available on the target system. <text:span text:style-name="Name">BAR</text:span> can also be started from a CD or DVD without installation. If a dynamic linked <text:span text:style-name="Name">BAR</text:span> version is required set the configure option <text:span text:style-name="Option">‑‑enable-link-dynamic</text:span>.</text:p>
      <text:list xml:id="list104055895734836" text:continue-numbering="true" text:style-name="Numbering_20_5">
        <text:list-item>
          <text:p text:style-name="Question"><text:bookmark-start text:name="__DdeLink__17033_1674148630"/>Can I build a dynamic linked version of BAR?<text:bookmark-end text:name="__DdeLink__17033_1674148630"/></text:p>
        </text:list-item>
      </text:list>
      <text:p text:style-name="Answer">Yes. Use <text:span text:style-name="Option">‑‑enable-link-dynamic</text:span> when calling configure. The resulting binary is linked dynamic.</text:p>
      <text:list xml:id="list104056051260759" text:continue-list="list104055238870252" text:style-name="Numbering_20_5">
        <text:list-item>
          <text:p text:style-name="Question">Can I create incremental archives even the file system does not have an "archive" bit?</text:p>
        </text:list-item>
      </text:list>
      <text:p text:style-name="Answer">Yes. <text:span text:style-name="Name">BAR</text:span> create his own incremental list files (<text:span text:style-name="Filename">.bid</text:span> files). These list files contain information which are used to check which files changed.</text:p>
      <text:list xml:id="list104055966310611" text:continue-numbering="true" text:style-name="Numbering_20_5">
        <text:list-item>
          <text:p text:style-name="Question">Which compression algorithm should I use?</text:p>
        </text:list-item>
      </text:list>
      <text:p text:style-name="Answer">A good choice for the compression algorithm depend on the type of data to compress and how many time and memory you may spend to let <text:span text:style-name="Name">BAR</text:span> compress the data. In general <text:span text:style-name="Command">lzma</text:span> compress better than <text:span text:style-name="Command">bzip2</text:span> than zip. <text:span text:style-name="Command">lzo, </text:span><text:span text:style-name="Command"><text:span text:style-name="T78">lz4</text:span></text:span><text:span text:style-name="Command">, </text:span><text:span text:style-name="Command"><text:span text:style-name="T78">and zstd</text:span></text:span> are faster compression algorithms with the expense of reduced compression results. A higher compression level result <text:span text:style-name="T100">in general </text:span>in a better compression result. <text:span text:style-name="T100">On the other side i</text:span>n general a better compression require more time and memory. Though if time and memory consumption is not critical <text:span text:style-name="Option">lzma9</text:span> is a good choice for not already compressed data. If time and memory is critical choose e. g. <text:span text:style-name="Command">lz4-0, </text:span><text:span text:style-name="Command"><text:span text:style-name="T78">zstd-0</text:span></text:span> or <text:span text:style-name="Option">zip1</text:span>.</text:p>
      <text:list xml:id="list104055279312819" text:continue-numbering="true" text:style-name="Numbering_20_5">
        <text:list-item>
          <text:p text:style-name="Question">Can I just create the incremental list file?</text:p>
        </text:list-item>
      </text:list>
      <text:p text:style-name="Answer">Yes. Use option <text:span text:style-name="Option">‑‑no-storage</text:span>. The incremental list file is created, but no archive files are neither created nor stored.</text:p>
      <text:list xml:id="list104055004053433" text:continue-numbering="true" text:style-name="Numbering_20_5">
        <text:list-item>
          <text:p text:style-name="Question"><text:soft-page-break/>I cannot connect with BARControl to the running BAR server.</text:p>
        </text:list-item>
      </text:list>
      <text:p text:style-name="Answer">If there is a firewall program running the server ports must be opened to be able to access the <text:span text:style-name="Name">BAR</text:span> server from outside. See chapter <text:bookmark-ref text:reference-format="text" text:ref-name="__RefHeading__6783_1531997487">Firewall</text:bookmark-ref>, p. <text:bookmark-ref text:reference-format="page" text:ref-name="__RefHeading__6783_1531997487">19</text:bookmark-ref>.</text:p>
      <text:list xml:id="list104054755222832" text:continue-numbering="true" text:style-name="Numbering_20_5">
        <text:list-item>
          <text:p text:style-name="Question">I cannot establish a TLS/SSL connection with BARControl.</text:p>
        </text:list-item>
      </text:list>
      <text:p text:style-name="P52">For the TLS/SSL connection in <text:span text:style-name="Command"><text:span text:style-name="T28">BARC</text:span></text:span><text:span text:style-name="Command">ontrol</text:span> a TLS/SSL key is required. Create that key once with "make keys" and copy the keys with "make install_keys" in the appropriated directories of your system or use the command <text:span text:style-name="Command">bar-keygen</text:span>.</text:p>
      <text:list xml:id="list104056841773380" text:continue-numbering="true" text:style-name="Numbering_20_5">
        <text:list-item>
          <text:p text:style-name="Question">I only want to allow TLS/SSL-connection to the BAR server. How can I forbid non-encrypted connections?</text:p>
        </text:list-item>
      </text:list>
      <text:p text:style-name="Answer">If you want to prohibit non-encrypted connections to the <text:span text:style-name="Name">BAR</text:span> server, specify the port number 0 for the option <text:span text:style-name="Option">server-port</text:span> in the configuration file <text:span text:style-name="Filename">bar.cfg</text:span>. This disable the plain server connection port in <text:span text:style-name="Name">BAR</text:span>.</text:p>
      <text:list xml:id="list104054778350533" text:continue-numbering="true" text:style-name="Numbering_20_5">
        <text:list-item>
          <text:p text:style-name="Question">I tried to list a *.bid-file, but it does not show anything <text:span text:style-name="T100">useful</text:span>.</text:p>
        </text:list-item>
      </text:list>
      <text:p text:style-name="Answer">The <text:span text:style-name="Filename">.bid</text:span>-files are not archive files, instead these are files with lists of file names needed for an incremental backup. Do not modify, delete or copy those files. The content is not encrypted. <text:span text:style-name="Name">BAR</text:span> does not store them on an external server or CD/DVD/BD.</text:p>
      <text:list xml:id="list104054990511682" text:continue-numbering="true" text:style-name="Numbering_20_5">
        <text:list-item>
          <text:p text:style-name="Question">When I specify -# /foo/ the list of included files is different to -# /foo. Why?</text:p>
        </text:list-item>
      </text:list>
      <text:p text:style-name="Answer">The option values for <text:span text:style-name="Option">-#</text:span> and <text:span text:style-name="Option">-!</text:span> are patterns, not file or directory names.<text:span text:style-name="Option">-# /foo/</text:span> match to everything which starts with <text:span text:style-name="Option">/foo/</text:span> including the trailing "/". If the directory <text:span text:style-name="Option">/foo</text:span> contain sub-directories only those sub-directories are included. If you specify <text:span text:style-name="Option">-# /foo</text:span> the directory “foo” including all sub-directories and all files in "/" starting with "foo" are included.</text:p>
      <text:list xml:id="list104056561012844" text:continue-numbering="true" text:style-name="Numbering_20_5">
        <text:list-item>
          <text:p text:style-name="Question">I get the error "configure: error: function zlibVersion() is not available".</text:p>
        </text:list-item>
      </text:list>
      <text:p text:style-name="Answer">The zlib library [<text:reference-ref text:reference-format="text" text:ref-name="zlib">zlib</text:reference-ref>] is mandatory for compilation. Please install the zlib package (binary and development files) with your distribution package tools or use the script <text:span text:style-name="Filename">download-third-party-packages.sh</text:span> included in the <text:span text:style-name="Name">BAR</text:span> sources to download a suitable zlib library source package.</text:p>
      <text:list xml:id="list104055133806330" text:continue-numbering="true" text:style-name="Numbering_20_5">
        <text:list-item>
          <text:p text:style-name="Question">Instead of the SWT JAR included in BAR I like to use another one I already have. BARControl is starting, but some of the buttons does not work properly. What is wrong?</text:p>
        </text:list-item>
      </text:list>
      <text:p text:style-name="Answer">This is probably a bug in the SWT JAR you are using in combination with the installed GTK libraries on your system. Probably SWT 3.5.x and GTK 2.18 or newer versions seems not to work together anymore. I could avoid this problem by using SWT 3.6 or newer.</text:p>
      <text:list xml:id="list104055862725507" text:continue-numbering="true" text:style-name="Numbering_20_5">
        <text:list-item>
          <text:p text:style-name="Question">Why is BAR using his own archive format and not some already existing one?</text:p>
        </text:list-item>
      </text:list>
      <text:p text:style-name="Answer"><text:span text:style-name="Name">BAR</text:span> is using his own (chunk based) archive format, because features like encryption and splitting cannot be handled very well by other formats. Another design decision for a new format is that it should be more robust when there is an read-error.</text:p>
      <text:list xml:id="list104054853025771" text:continue-numbering="true" text:style-name="Numbering_20_5">
        <text:list-item>
          <text:p text:style-name="Question">Is the BAR archive format robust when there are read-errors or something is lost?</text:p>
        </text:list-item>
      </text:list>
      <text:p text:style-name="Answer">Yes. The archive format of <text:span text:style-name="Name">BAR</text:span> is based on chunks (see also <text:bookmark-ref text:reference-format="text" text:ref-name="__RefHeading__29596110">Archive file format</text:bookmark-ref>, page <text:bookmark-ref text:reference-format="page" text:ref-name="__RefHeading__29596110">70</text:bookmark-ref>). If some part of an archive is destroyed and cannot be read anymore, e. g. read-error on a CD, the rest of the archive which is following and which is still readable can be processed by <text:span text:style-name="Name">BAR</text:span>. Also if some part of a split archive is missing the other still existing parts can be read <text:soft-page-break/>independently. <text:span text:style-name="Name">BAR</text:span> can partially restore files, even when archives are broken or parts got lost.</text:p>
      <text:list xml:id="list104054972959323" text:continue-numbering="true" text:style-name="Numbering_20_5">
        <text:list-item>
          <text:p text:style-name="P109">When I create an archive, BAR append a 6-digit number to the archive name. Why is BAR doing this and how can I avoid it?</text:p>
        </text:list-item>
      </text:list>
      <text:p text:style-name="P56">When you enabled to create split archives and there is not a single # in the specified archive name, BAR append internally ###### to the archive name for the part number. The result is a continuous increasing 6-digit-number appended to the name.</text:p>
      <text:p text:style-name="P56">To avoid appending the number either disable splitting archives (see <text:bookmark-ref text:reference-format="text" text:ref-name="__RefHeading__29665410">Splitting</text:bookmark-ref>, page <text:bookmark-ref text:reference-format="page" text:ref-name="__RefHeading__29665410">49</text:bookmark-ref>) or place some # into the archive file name where you want to have the generated part number.</text:p>
      <text:list xml:id="list104055013090587" text:continue-numbering="true" text:style-name="Numbering_20_5">
        <text:list-item>
          <text:p text:style-name="Question">When I compile BAR with the libgcrypt library installed my system, the private key file cannot be read. I get the “Unable to initialize private key file from file”. Whats wrong?</text:p>
        </text:list-item>
      </text:list>
      <text:p text:style-name="Answer">I also saw this problem and I assume it is a bug in some libgcrypt versions. When I use libssh2 with the compiled-in libgcrypt-functions and OpenSSL (configure options <text:span text:style-name="Option">‑‑without-libgcrypt</text:span> and <text:span text:style-name="Option">‑‑with-openssl</text:span>) this error disappears.</text:p>
      <text:list xml:id="list104056551278314" text:continue-numbering="true" text:style-name="Numbering_20_5">
        <text:list-item>
          <text:p text:style-name="Question">When I try to use the 3DES encryption algorithm, I always get the error message “init cipher fail”. What is going wrong?</text:p>
        </text:list-item>
      </text:list>
      <text:p text:style-name="Answer">When the 3DES encryption algorithm is used the pass phrase must have a minimal length. If a shorter pass phrase is used the <text:span text:style-name="Filename">gcrypt</text:span> library report the error “init cipher fail”. To solve this problem, just specify a pass phrase which has a length of at least 17 characters.</text:p>
      <text:list xml:id="list104056131746172" text:continue-numbering="true" text:style-name="Numbering_20_5">
        <text:list-item>
          <text:p text:style-name="Question">When I try to create an archive on a remote server by using the scp protocol I always get the error message “ERROR: Cannot store file 'scp://.../&lt;path&gt;/&lt;file name&gt;' (error: failed to send file)”. Why can the file not be stored?</text:p>
        </text:list-item>
      </text:list>
      <text:p text:style-name="Answer">Please make sure the specified path <text:span text:style-name="Filename">&lt;path&gt;</text:span> exists on the remote server and can be accessed by <text:span text:style-name="Name">BAR</text:span>. The scp protocol cannot create remote directories automatically and if a file cannot be written because either the path does not exists or there are insufficient permissions to create the file, scp return the error “failed to send file”.</text:p>
      <text:list xml:id="list104055474845091" text:continue-numbering="true" text:style-name="Numbering_20_5">
        <text:list-item>
          <text:p text:style-name="Question"><text:bookmark-start text:name="__DdeLink__6192_951782747"/>When I try to create an archive on a remote server by using the SCP or SFTP protocol BAR try to open a public key file even I use not asymmetric encryption. I see the error message “ERROR: Cannot initialize storage '...' (error: SSH authentication fail: Unable to open public key file)”<text:span text:style-name="Command">. </text:span>What key file is BAR asking for?<text:bookmark-end text:name="__DdeLink__6192_951782747"/></text:p>
        </text:list-item>
      </text:list>
      <text:p text:style-name="Answer">To establish a ssh connection for either SCP or SFTP protocol <text:span text:style-name="Name">BAR</text:span> <text:span text:style-name="T100">may </text:span>need the private and public ssh keys to login on the ssh server. These ssh keys are usually stored in some file in <text:span text:style-name="Filename">$HOME/.ssh.</text:span> The files may be specified with the command line options <text:span text:style-name="Option">‑‑ssh-public-key</text:span> and <text:span text:style-name="Option">‑‑ssh-private-key</text:span> or in <text:span text:style-name="Filename">/etc/bar/bar.cfg</text:span> with the <text:bookmark-start text:name="__DdeLink__7694_951782747"/>entries<text:bookmark-end text:name="__DdeLink__7694_951782747"/> <text:span text:style-name="Option">ssh-public-key</text:span> and <text:span text:style-name="Option">ssh-private-key</text:span>.</text:p>
      <text:p text:style-name="Answer">These key files are different to the public/private key file pair used for asymmetric encryption of the archives. The ssh-key files are used by the ssh protocol to encrypt the network connection data stream while the asymmetric encryption keys are used to encrypt the archive file content.</text:p>
      <text:list xml:id="list104055463061699" text:continue-numbering="true" text:style-name="Numbering_20_5">
        <text:list-item>
          <text:p text:style-name="Question">When I try to create an archive on a remote server by using the SCP or SFTP protocol BAR report the error message “ERROR: SSH authentication fail: Callback returned error” even I have specified the required ssh-key files<text:span text:style-name="Command">. </text:span>Why does ssh authentication still do not work?</text:p>
        </text:list-item>
      </text:list>
      <text:p text:style-name="Answer">The error message is coming from the ssh protocol stack and probably indicate that the key <text:soft-page-break/>files cannot be read e. g. because there is a password required. If your ssh-keys are password protected (which is recommended!), please make sure you have the password specified in <text:s/><text:span text:style-name="Filename">/etc/bar/bar.cfg</text:span> with the entry <text:span text:style-name="Option">ssh-password</text:span> besides the key configuration entries <text:span text:style-name="Option">ssh-public-key</text:span> and <text:span text:style-name="Option">ssh-private-key</text:span>.</text:p>
      <text:p text:style-name="Answer">Note: make sure the access rights for the configuration file <text:bookmark-start text:name="__DdeLink__7996_951782747"/><text:span text:style-name="Filename">/etc/bar/bar.cfg</text:span><text:bookmark-end text:name="__DdeLink__7996_951782747"/> is limited when you add passwords there!</text:p>
      <text:list xml:id="list104056513804744" text:continue-numbering="true" text:style-name="Numbering_20_5">
        <text:list-item>
          <text:p text:style-name="Question">When I compile a static linked version of BAR, I get linker errors for some libraries. What is wrong?</text:p>
        </text:list-item>
      </text:list>
      <text:p text:style-name="Answer">Maybe there is no static version of some external library available on your system. Try to download the required libraries with the script <text:span text:style-name="Filename">download-third-party-packages.sh</text:span>. These libraries are linked static.</text:p>
      <text:list xml:id="list104055577225389" text:continue-numbering="true" text:style-name="Numbering_20_5">
        <text:list-item>
          <text:p text:style-name="Question">When I create the key files with bar-keygen it takes a very long time. Why is this so slow?</text:p>
        </text:list-item>
      </text:list>
      <text:p text:style-name="Answer">If some specific version of <text:span text:style-name="Command">certtool</text:span> is used to generate the key files it may use <text:span text:style-name="Filename">/dev/random</text:span> instead of <text:span text:style-name="Filename">/dev/urandom</text:span> to get random data for generating the keys. Reading <text:span text:style-name="Filename">/dev/random</text:span> may block when there is not enough entropy to generate new random numbers. This slow down the key generation. Try to install OpenSSL<text:note text:id="ftn28" text:note-class="footnote"><text:note-citation>28</text:note-citation><text:note-body><text:p text:style-name="Footnote">See <text:a xlink:type="simple" xlink:href="http://www.openssl.org/" text:style-name="Internet_20_link" text:visited-style-name="Visited_20_Internet_20_Link">http://www.openssl.org</text:a></text:p></text:note-body></text:note> and use the option <text:span text:style-name="Option">‑‑openssl</text:span> when calling<text:span text:style-name="Option"> </text:span><text:span text:style-name="Command">bar-keygen</text:span>.</text:p>
      <text:list xml:id="list104055590798296" text:continue-numbering="true" text:style-name="Numbering_20_5">
        <text:list-item>
          <text:p text:style-name="Question">I like to use BAR on my system, but I don't know if it is compatible. How can I verify this?</text:p>
        </text:list-item>
      </text:list>
      <text:p text:style-name="Answer">Check if there is a pre-compiled package available for your system. Usually pre-compiled packages for an older system version will work on newer versions, too. If you are using a system which is currently not listed at all on the web-site, send me an email with information about your system (operating system, version, etc.). Maybe I can compile a package for your system.</text:p>
      <text:list xml:id="list104055669771131" text:continue-numbering="true" text:style-name="Numbering_20_5">
        <text:list-item>
          <text:p text:style-name="Question">I like to use BAR to backup some remote folder, but I do not like to use the full client-server-mode. How can this be done?</text:p>
        </text:list-item>
      </text:list>
      <text:p text:style-name="Answer">You can execute <text:span text:style-name="Name">BAR</text:span> on the remote computer to store the folder into an archive and then let <text:span text:style-name="Name">BAR</text:span> transmit this archive to your local computer. For this you must have either a FTP server (not recommended, because the connection is not encrypted!) or a SSH server (recommended) running on your local system. The user which executes <text:span text:style-name="Name">BAR</text:span> on the remote system must be able to login on your local system. If this is working, you can specify the local system as the archive destination when execution <text:span text:style-name="Name">BAR</text:span> on the remote system, e. g. with via FTP “ftp:<text:a xlink:type="simple" xlink:href="mailto://NAME@LOCAL" text:style-name="Internet_20_link" text:visited-style-name="Visited_20_Internet_20_Link">//NAME@LOCAL</text:a>_MACHINE_NAME/foo.bar” or via SSH “scp:<text:a xlink:type="simple" xlink:href="mailto://NAME@LOCAL" text:style-name="Internet_20_link" text:visited-style-name="Visited_20_Internet_20_Link">//NAME@LOCAL</text:a>_MACHINE_NAME/foo.bar”.</text:p>
      <text:p text:style-name="Answer">Note: you may store FTP or SSH server data like login names and passwords as well as key file names in your configuration file <text:span text:style-name="Filename">~/bar/bar.cfg</text:span> or <text:span text:style-name="Filename">/etc/bar/bar.cfg</text:span> to avoid to reveal sensitive information on the command line.</text:p>
      <text:list xml:id="list104055520534313" text:continue-numbering="true" text:style-name="Numbering_20_5">
        <text:list-item>
          <text:p text:style-name="Question">Can I store BAR archives on a Samba<text:note text:id="ftn29" text:note-class="footnote"><text:note-citation>29</text:note-citation><text:note-body><text:p text:style-name="Footnote">See http://samba.org.</text:p></text:note-body></text:note> server?</text:p>
        </text:list-item>
      </text:list>
      <text:p text:style-name="Answer">Yes. Just mount the destination directory of the Samba server where you want to store the archive files and use file system storage of <text:span text:style-name="Name">BAR</text:span> (see <text:bookmark-ref text:reference-format="text" text:ref-name="__RefHeading__31224310">File system</text:bookmark-ref>, page <text:bookmark-ref text:reference-format="page" text:ref-name="__RefHeading__31224310">16</text:bookmark-ref>).</text:p>
      <text:list xml:id="list104054802230611" text:continue-numbering="true" text:style-name="Numbering_20_5">
        <text:list-item>
          <text:p text:style-name="Question"><text:soft-page-break/>BARControl does not start on my system. I get the error “No more handles [gtk_init_check() failed]”. What is wrong?</text:p>
        </text:list-item>
      </text:list>
      <text:p text:style-name="P52">Probably <text:span text:style-name="Command"><text:span text:style-name="T28">BARC</text:span></text:span><text:span text:style-name="Command">ontrol</text:span> cannot connect to the running X11 server. Either the environment variable DISPLAY is not set correctly or connections to the X11 server are not allowed. Please check the variable and execute <text:span text:style-name="Command">xhost &lt;host name&gt;</text:span> to allow an X11 server connection for <text:span text:style-name="Command">&lt;host name&gt;</text:span>. Further details to this problem can be found here:</text:p>
      <text:p text:style-name="Answer"><text:span text:style-name="Internet_20_link">http://www.eclipse.org/tptp/home/downloads/releasenotes/releasenotes4_3_0.html</text:span></text:p>
      <text:list xml:id="list104055550961416" text:continue-numbering="true" text:style-name="Numbering_20_5">
        <text:list-item>
          <text:p text:style-name="Question">BARControl ask me for a password I do not know? What is that password for and were do I define it?</text:p>
        </text:list-item>
      </text:list>
      <text:p text:style-name="Answer">There are no default passwords in <text:span text:style-name="Name">BAR</text:span>. Depending on the operation which require the password, the password <text:span text:style-name="Name">BAR</text:span> is asking for may be either a login password needed for FTP or SSH or it is the encryption password for an archive.</text:p>
      <text:p text:style-name="Answer">The FTP or SSH passwords are defined in the FTP or SSH server resp. SSH keys you are using. <text:span text:style-name="Name">BAR</text:span> may ask for this password with the text output “FTP login password" resp. "SSH login password". Please check the configuration of the FTP or SSH server and the password you have used when you created the SSH key files.</text:p>
      <text:p text:style-name="Answer">The encryption password for an archive can be selected by you when you create the archive. The same password is required to read the created archive later again. There you see the text output “Crypt password for”.</text:p>
      <text:p text:style-name="P52">If you start <text:span text:style-name="Command"><text:span text:style-name="T28">BARC</text:span></text:span><text:span text:style-name="Command">ontrol</text:span> then the password to login on a (remote) running <text:span text:style-name="Name">BAR</text:span> is required. This password is defined in <text:span text:style-name="Filename">bar.cfg</text:span> under “server-password”.</text:p>
      <text:list xml:id="list104055745695307" text:continue-numbering="true" text:style-name="Numbering_20_5">
        <text:list-item>
          <text:p text:style-name="Question">Can I automate the login with BARControl?</text:p>
        </text:list-item>
      </text:list>
      <text:p text:style-name="P52">Yes. You can store the login name and password in your personal <text:span text:style-name="Command"><text:span text:style-name="T28">BARC</text:span></text:span><text:span text:style-name="Command">ontrol</text:span> configuration file <text:span text:style-name="Filename">~/.bar/barcontrol.cfg</text:span> under “server-password”. By default <text:span text:style-name="Command"><text:span text:style-name="T28">BARC</text:span></text:span><text:span text:style-name="Command">ontrol</text:span> first try the password stored in <text:span text:style-name="Filename">~/.bar/barcontrol.cfg.</text:span> If this is failing, the login dialog is presented.</text:p>
      <text:p text:style-name="Answer_20_Note">Note:<text:tab/>Because <text:span text:style-name="Filename">~/.bar/barcontrol.cfg</text:span> may contain sensitive information, it is recommended to limit read access to this file.</text:p>
      <text:list xml:id="list104056460819643" text:continue-numbering="true" text:style-name="Numbering_20_5">
        <text:list-item>
          <text:p text:style-name="Question">BAR server is running with the Linux root account on my system. Is it required that BARControl is also running as root?</text:p>
        </text:list-item>
      </text:list>
      <text:p text:style-name="P52">No, this is not required. Any user account can be used for starting <text:span text:style-name="Command"><text:span text:style-name="T28">BARC</text:span></text:span><text:span text:style-name="Command">ontrol</text:span> and to connect to the running <text:span text:style-name="Name">BAR</text:span> daemon. Authorization is done via the <text:span text:style-name="Name">BAR</text:span> server login password. If access to the <text:span text:style-name="Name">BAR</text:span> server should be limited, then set a login password in <text:span text:style-name="Filename">/etc/bar/bar.cfg</text:span> via the entry <text:span text:style-name="Option">server-password</text:span>.</text:p>
      <text:p text:style-name="Answer_20_Note">Note:<text:tab/>If no server password is set, <text:span text:style-name="Name">BAR</text:span> print a warning on startup.</text:p>
      <text:list xml:id="list104056015205423" text:continue-numbering="true" text:style-name="Numbering_20_5">
        <text:list-item>
          <text:p text:style-name="Question">When I created an encrypted archive and I restore it via BARControl, BARControl is not asking for the encryption pass phrase, but BAR can read the archive. Why is BARControl not asking for the pass phrase?</text:p>
        </text:list-item>
      </text:list>
      <text:p text:style-name="P52">When <text:span text:style-name="Name">BAR</text:span> (in daemon mode) is requested by <text:span text:style-name="Command"><text:span text:style-name="T28">BARC</text:span></text:span><text:span text:style-name="Command">ontrol</text:span> to create an encrypted archive the pass phrase is cached internally in <text:span text:style-name="Name">BAR</text:span><text:note text:id="ftn30" text:note-class="footnote"><text:note-citation>30</text:note-citation><text:note-body><text:p text:style-name="Footnote">When the gcrypt library support secure memory, such memory is used for storing pass phrases in memory at runtime. This make sure pass phrases are not unintended written to the hard disk e. g. into a virtual memory swap file or when a memory dump is created. If secure memory is not available, <text:span text:style-name="Name">BAR</text:span> use a least a simple XOR obfuscation to avoid plain text pass phrases in RAM.</text:p></text:note-body></text:note>. If you immediately restore the encrypted archive <text:soft-page-break/>the required pass phrase for reading the archive is read from the internal cache, thus <text:span text:style-name="Command"><text:span text:style-name="T28">BARC</text:span></text:span><text:span text:style-name="Command">ontrol</text:span> is not asking for the pass phrase. If the pass phrase is unknown, <text:span text:style-name="Command"><text:span text:style-name="T28">BARC</text:span></text:span><text:span text:style-name="Command">ontrol</text:span> will ask for the it.</text:p>
      <text:p text:style-name="Answer_20_Note">Note:<text:tab/>The cache is cleared when the <text:span text:style-name="Name">BAR</text:span> daemon is restarted.</text:p>
      <text:list xml:id="list104055253337263" text:continue-numbering="true" text:style-name="Numbering_20_5">
        <text:list-item>
          <text:p text:style-name="Question">Sometimes when I create an archive I see in the progress bars of BARControl numbers over 100%. How can this happen?</text:p>
        </text:list-item>
      </text:list>
      <text:p text:style-name="P52">The numbers shown in the progress bars of <text:span text:style-name="Command"><text:span text:style-name="T28">BARC</text:span></text:span><text:span text:style-name="Command">ontrol</text:span> can become higher than 100% when the number of files or the file sizes which are currently stored into the archive changes in the meantime. <text:span text:style-name="Name">BAR</text:span> first collect in a preprocessing step information how many files and how many bytes will be stored into the archive. If files are modified while the archive is finally created, the number of files or the sizes may be more than detected in the preprocessing step, thus result in more than 100% of stored files or bytes.</text:p>
      <text:p text:style-name="Answer_20_Note">Note:<text:tab/>This is not a bug. The progress bars can only give a estimation if files are changing while stored into an archive.</text:p>
      <text:list xml:id="list104056748112294" text:continue-numbering="true" text:style-name="Numbering_20_5">
        <text:list-item>
          <text:p text:style-name="Question">When I try to create a backup on DVD with BAR I always get the error message “Is a directory: ...” in barcontrol. What is going wrong?</text:p>
        </text:list-item>
      </text:list>
      <text:p text:style-name="Answer">Please check the settings for the DVD device to use in the “Jobs” tab under “Storage”. You can leave this field empty for using the default DVD device of your system or you can specify the DVD device, e. g. <text:span text:style-name="Filename">/dev/dvd</text:span>, to use for writing on the DVD.</text:p>
      <text:list xml:id="list104055659566352" text:continue-numbering="true" text:style-name="Numbering_20_5">
        <text:list-item>
          <text:p text:style-name="Question">How can I display the content of my SSL/TLS server certificate?</text:p>
        </text:list-item>
      </text:list>
      <text:p text:style-name="Answer">This can be done with e. g. the <text:span text:style-name="Command">openssl</text:span> command:</text:p>
      <text:p text:style-name="Answer"><text:span text:style-name="Command">openssl x509 -text -in /etc/ssl/certs/bar-server-cert.pem</text:span></text:p>
      <text:list xml:id="list104055572265869" text:continue-numbering="true" text:style-name="Numbering_20_5">
        <text:list-item>
          <text:p text:style-name="Question"><text:span text:style-name="Command">How can I renew a SSL/TLS server certificate when it is expired?</text:span></text:p>
        </text:list-item>
      </text:list>
      <text:p text:style-name="Answer"><text:span text:style-name="Command">This can be done by creating new keys and cercate files with the command</text:span></text:p>
      <text:p text:style-name="Answer"><text:span text:style-name="Command">bar-keygen</text:span></text:p>
      <text:p text:style-name="Answer"><text:span text:style-name="Command">Just execute it and copy the generated files on the server where BAR is running.</text:span></text:p>
      <text:list xml:id="list104055498665794" text:continue-numbering="true" text:style-name="Numbering_20_5">
        <text:list-item>
          <text:p text:style-name="Question"><text:span text:style-name="Command">Is the graphical front end available as a separated package?</text:span></text:p>
        </text:list-item>
      </text:list>
      <text:p text:style-name="P52">Yes. Download <text:span text:style-name="Filename">bar-gui-&lt;version&gt;.zip</text:span>. The archives contain the compiled <text:span text:style-name="Command"><text:span text:style-name="T28">BARC</text:span></text:span><text:span text:style-name="Command">ontrol</text:span> graphical front end for Linux, Windows, Solaris, and MacOSX.</text:p>
      <text:list xml:id="list104056377266462" text:continue-numbering="true" text:style-name="Numbering_20_5">
        <text:list-item>
          <text:p text:style-name="Question">I cannot establish a direct connection to the BAR server running on a remote computer, because of firewall restrictions. Can I use a SSH tunnel to connect to the BAR server?</text:p>
        </text:list-item>
      </text:list>
      <text:p text:style-name="Answer">Yes. You can use a SSH tunnel to forward the network ports used to communicate with the <text:span text:style-name="Name">BAR</text:span> server on the remote computer. You may create a SSH tunnel for the default ports like this:</text:p>
      <text:p text:style-name="Answer_20_Command">ssh -L38523:localhost:38523 &lt;<text:a xlink:type="simple" xlink:href="mailto:user@host" text:style-name="Internet_20_link" text:visited-style-name="Visited_20_Internet_20_Link">user&gt;@&lt;host&gt;</text:a></text:p>
      <text:p text:style-name="Answer_20_Command">ssh -L38524:localhost:38524 &lt;<text:a xlink:type="simple" xlink:href="mailto:user@host" text:style-name="Internet_20_link" text:visited-style-name="Visited_20_Internet_20_Link">user&gt;@&lt;host&gt;</text:a></text:p>
      <text:p text:style-name="Answer">where <text:span text:style-name="Command">&lt;user&gt;</text:span> is the SSH login user name and <text:span text:style-name="Command">&lt;host&gt;</text:span> is the remote computer running the <text:span text:style-name="Name">BAR</text:span> server.</text:p>
      <text:list xml:id="list104056285229534" text:continue-numbering="true" text:style-name="Numbering_20_5">
        <text:list-item>
          <text:p text:style-name="Question"><text:soft-page-break/>Sometimes when I want to connect the BAR server with <text:span text:style-name="Command">BARcontrol I just get ERROR communication: Network error on...: read time out</text:span>.</text:p>
        </text:list-item>
      </text:list>
      <text:p text:style-name="Answer">If the connection to the <text:span text:style-name="Name">BAR</text:span> server stop with this error during the authorization it may happen that before from the same client several authorization tries already failed. Each time an authorization fail, <text:span text:style-name="Name">BAR</text:span> add an increasing short delay to slow down incoming connections from that client to prevent brute-force attacks. The delay is reseted after after a successful authorization or around 30s automatically.</text:p>
      <text:list xml:id="list104055404734927" text:continue-numbering="true" text:style-name="Numbering_20_5">
        <text:list-item>
          <text:p text:style-name="Question">I want to start BAR as a daemon on Linux at boot time automatically. How can this be done?</text:p>
        </text:list-item>
      </text:list>
      <text:p text:style-name="Answer">You can use the supplied script <text:span text:style-name="Filename">/etc/init.d/barserver</text:span> to start <text:span text:style-name="Name">BAR</text:span> as a server at boot time. Edit in the run-level editor of your Linux distribution the entry for barserver to start barserver e. g. in run-levels 3 and 5. Then <text:span text:style-name="Name">BAR</text:span> is started as a daemon when the computer it booted.</text:p>
      <text:p text:style-name="Answer">You can also start and stop the <text:span text:style-name="Name">BAR</text:span> daemon manually by calling <text:span text:style-name="Filename">/etc/init.d/barserver</text:span> with the arguments <text:span text:style-name="Option">start</text:span> or <text:span text:style-name="Option">stop</text:span>.</text:p>
      <text:list xml:id="list104055126436369" text:continue-numbering="true" text:style-name="Numbering_20_5">
        <text:list-item>
          <text:p text:style-name="P110">A full backup is expired and was purged. Is it useful to keep the following incremental backups?</text:p>
        </text:list-item>
      </text:list>
      <text:p text:style-name="P53">When a full backup was purged because its lifetime expired the following incremental backup archives may still be used as partial backups if they are not compressed by the delta-algorithm. Each backup archive can be read independently and does contain specific versions of the files. Though you may keep the incremental backup archives until they expire, too, and become purged.</text:p>
      <text:p text:style-name="P53">Note: if the delta-compress-algorithm is used the original file for the delta-compression must still exists to extract the delta-compressed files, because the archive only contain the differences to the original files.</text:p>
      <text:list xml:id="list104056765062103" text:continue-numbering="true" text:style-name="Numbering_20_5">
        <text:list-item>
          <text:p text:style-name="P111">How can I use BAR on computer with tightly limited resources? I always get the error insufficient disk space when BAR try to create archives.</text:p>
        </text:list-item>
      </text:list>
      <text:p text:style-name="P55">If you want to run BAR on a computer with tightly limited resources, e. g. a Live Linux system where no harddisk for creating the temporary files is available you can instruct BAR to use a RAM disk for the temporary files and limit the used temporary space.</text:p>
      <text:p text:style-name="P54"><text:span text:style-name="T84">C</text:span>reate a RAM disk, e. g.:</text:p>
      <text:p text:style-name="Answer_20_Command"><text:s/><text:span text:style-name="Command">mount -t tmpfs -o size=2G none /media/ramdisk</text:span></text:p>
      <text:p text:style-name="P54"><text:span text:style-name="T84">C</text:span>all <text:span text:style-name="Name">BAR</text:span> with the options:</text:p>
      <text:p text:style-name="Answer_20_Command"><text:span text:style-name="Option">--max-threads=2 -s 256M --tmp-directory=/media/ramdisk--max-tmp-size=1G</text:span></text:p>
      <text:h text:style-name="Heading_20_1" text:outline-level="1"><text:bookmark-start text:name="__RefHeading__16334_1510295094"/>Contact and bug reports<text:bookmark-end text:name="__RefHeading__16334_1510295094"/></text:h>
      <text:p text:style-name="Text_20_Body_20_Start">If you find a bug in <text:span text:style-name="Name">BAR</text:span>, please try to reproduce the bug with <text:span text:style-name="Command">bar-debug</text:span>. This binary include some additional debug code. Please send me a bug report including the following information:</text:p>
      <text:list xml:id="list757522972" text:style-name="L11">
        <text:list-item>
          <text:p text:style-name="P97">version number of <text:span text:style-name="Name">BAR</text:span></text:p>
        </text:list-item>
      </text:list>
      <text:list xml:id="list104056117597000" text:continue-list="list104055103251309" text:style-name="List_20_1">
        <text:list-item>
          <text:p text:style-name="List_20_1">description of your system environment (Linux distribution and version, CPU information)</text:p>
        </text:list-item>
        <text:list-item>
          <text:p text:style-name="List_20_1">if you used a pre-compiled version and which package or a self-compiled source-version</text:p>
        </text:list-item>
        <text:list-item>
          <text:p text:style-name="List_20_1">steps to trigger the bug</text:p>
        </text:list-item>
      </text:list>
      <text:list xml:id="list104055289881250" text:continue-list="list757522972" text:style-name="L11">
        <text:list-item>
          <text:p text:style-name="P119">what is going wrong</text:p>
        </text:list-item>
      </text:list>
      <text:p text:style-name="Text_20_Body_20_Start"><text:soft-page-break/>With <text:span text:style-name="Command">bar-debug</text:span> you can also get some information of the internal state while <text:span text:style-name="Name">BAR</text:span> is running by pressing Ctrl-\ in the shell. Alternatively you can send the signal SIGQUIT to the running <text:span text:style-name="Name">BAR</text:span> instance with the command</text:p>
      <text:p text:style-name="Command">killall -QUIT bar-debug</text:p>
      <text:p text:style-name="Text_20_Body_20_Start">This output stack traces of all running threads and locking informations to semaphores. Please send me this information, too.</text:p>
      <text:p text:style-name="Note">Note:<text:tab/>It is recommended to run <text:span text:style-name="Command">bar-debug</text:span> not in the background (use command line options <text:span text:style-name="Option">-D</text:span> and <text:span text:style-name="Option">–daemon</text:span>).</text:p>
      <text:p text:style-name="Text_20_body">In case of a fatal error where <text:span text:style-name="Name">BAR</text:span> is crashing, please send me the created <text:span text:style-name="Name">BAR</text:span> crash dump file <text:span text:style-name="Filename">bar.dump</text:span><text:span text:style-name="Filename"><text:note text:id="ftn31" text:note-class="footnote"><text:note-citation>31</text:note-citation><text:note-body><text:p text:style-name="Footnote">The file <text:span text:style-name="Filename">bar.dump</text:span> is a simple TAR file containing a crash mini-dump, a symbol table file, the operation system information and the cpu information.</text:p></text:note-body></text:note></text:span> and the <text:span text:style-name="T30">printed </text:span>C<text:span text:style-name="Filename"><text:note text:id="ftn32" text:note-class="footnote"><text:note-citation>32</text:note-citation><text:note-body><text:p text:style-name="Footnote">If a dump file and a C stack trace is created depend on the system. This feature is not available on all systems.</text:p></text:note-body></text:note></text:span> or a Java stack trace. To get a C stack trace you must use <text:span text:style-name="Filename">bar-debug</text:span> or start <text:span text:style-name="Name">BAR</text:span> inside a debugger like <text:span text:style-name="Command">gdb</text:span>. With <text:span text:style-name="Command">gdb</text:span> you can get a C stack trace after the crash with the command <text:span text:style-name="Command">bt</text:span>.</text:p>
      <text:p text:style-name="P18">In case of a fatal error where <text:span text:style-name="Command"><text:span text:style-name="T28">BARC</text:span></text:span><text:span text:style-name="Command">ontrol</text:span> is crashing, please start the program with the option <text:span text:style-name="Option">‑‑debug</text:span>. With this option a Java stack trace should be printed with detailed information of the crash.</text:p>
      <text:p text:style-name="Text_20_Body_20_Start">Please send the report and files to:</text:p>
      <text:list xml:id="list104056349647487" text:continue-list="list104056117597000" text:style-name="List_20_1">
        <text:list-item>
          <text:p text:style-name="List_20_1_20_End"><text:a xlink:type="simple" xlink:href="mailto:torsten.rupp@gmx.net" text:style-name="Internet_20_link" text:visited-style-name="Visited_20_Internet_20_Link">torsten.rupp@gmx.net</text:a></text:p>
        </text:list-item>
      </text:list>
      <text:p text:style-name="Text_20_Body_20_Start">I will try to reproduce the problem and fix it as soon as possible.</text:p>
      <text:h text:style-name="Heading_20_1" text:outline-level="1"><text:bookmark-start text:name="__RefHeading__16336_1510295094"/>License<text:bookmark-end text:name="__RefHeading__16336_1510295094"/></text:h>
      <text:p text:style-name="Text_20_Body_20_Start"><text:span text:style-name="Name">BAR</text:span> and all included files are under the GPL version 2. The full GPL version 2 license text can be found here:</text:p>
      <text:list xml:id="list104056752582217" text:continue-numbering="true" text:style-name="List_20_1">
        <text:list-item>
          <text:p text:style-name="List_20_1_20_End"><text:bookmark-start text:name="__DdeLink__23207_1180582065"/><text:span text:style-name="Internet_20_link">http://www.gnu.org/licenses/gpl-2.0.html</text:span><text:bookmark-end text:name="__DdeLink__23207_1180582065"/></text:p>
        </text:list-item>
      </text:list>
      <text:p text:style-name="Standard"><text:span text:style-name="Command"><text:span text:style-name="T28">BARC</text:span></text:span><text:span text:style-name="Command">ontrol</text:span> is using SWT [<text:reference-ref text:reference-format="text" text:ref-name="SWT">SWT</text:reference-ref>]. SWT is under the "Eclipse Public License" which can be found here:</text:p>
      <text:list xml:id="list104056185005409" text:continue-numbering="true" text:style-name="List_20_1">
        <text:list-item>
          <text:p text:style-name="List_20_1_20_End"><text:bookmark-start text:name="__DdeLink__23209_1180582065"/><text:span text:style-name="Internet_20_link">http://www.eclipse.org/org/documents/epl-v10.php</text:span><text:bookmark-end text:name="__DdeLink__23209_1180582065"/></text:p>
        </text:list-item>
      </text:list>
      <text:h text:style-name="P101" text:outline-level="1"><text:bookmark-start text:name="__RefHeading__16338_1510295094"/>References<text:bookmark-end text:name="__RefHeading__16338_1510295094"/></text:h>
      <text:p text:style-name="Reference"><text:reference-mark-start text:name="ant"/>ant<text:reference-mark-end text:name="ant"/><text:tab/><text:a xlink:type="simple" xlink:href="http://ant.apache.org/manual" text:style-name="Internet_20_link" text:visited-style-name="Visited_20_Internet_20_Link">http://ant.apache.org/manual</text:a></text:p>
      <text:p text:style-name="Reference"><text:reference-mark-start text:name="binutils"/>binutils<text:reference-mark-end text:name="binutils"/><text:tab/>http://ftp.gnu.org/gnu/binutils</text:p>
      <text:p text:style-name="Reference"><text:reference-mark-start text:name="bzip2"/>bzip2<text:reference-mark-end text:name="bzip2"/><text:tab/>http://www.bzip.org</text:p>
      <text:p text:style-name="Reference"><text:reference-mark-start text:name="c-areas"/>c-areas<text:reference-mark-end text:name="c-areas"/><text:tab/>http://c-ares.haxx.se</text:p>
      <text:p text:style-name="Reference"><text:reference-mark-start text:name="cdrtools"/>cdrtools<text:reference-mark-end text:name="cdrtools"/><text:tab/>http://cdrecord.berlios.de/old/private/mkisofs.html</text:p>
      <text:p text:style-name="Reference"><text:reference-mark-start text:name="dvd+rw-tools"/>dvd+rw-tools<text:reference-mark-end text:name="dvd+rw-tools"/><text:tab/><text:a xlink:type="simple" xlink:href="http://fy.chalmers.se/~appro/linux/DVD+RW/" text:style-name="Internet_20_link" text:visited-style-name="Visited_20_Internet_20_Link">http://fy.chalmers.se/~appro/linux/DVD+RW</text:a></text:p>
      <text:p text:style-name="Reference"><text:reference-mark-start text:name="dvdisaster"/>dvdisaster<text:reference-mark-end text:name="dvdisaster"/><text:tab/>http://dvdisaster.net/en/index.html</text:p>
      <text:p text:style-name="Reference"><text:reference-mark-start text:name="epm"/>epm<text:reference-mark-end text:name="epm"/><text:tab/><text:a xlink:type="simple" xlink:href="http://www.epmhome.org/" text:style-name="Internet_20_link" text:visited-style-name="Visited_20_Internet_20_Link">http://www.epmhome.org</text:a></text:p>
      <text:p text:style-name="Reference"><text:reference-mark-start text:name="nettle"/>nettle<text:reference-mark-end text:name="nettle"/><text:tab/>http://www.lysator.liu.se/~nisse/nettle</text:p>
      <text:p text:style-name="Reference"><text:reference-mark-start text:name="gmp"/>gmp<text:reference-mark-end text:name="gmp"/><text:tab/>http://www.gmplib.org</text:p>
      <text:p text:style-name="Reference"><text:reference-mark-start text:name="gnutls"/>gnutls<text:reference-mark-end text:name="gnutls"/><text:tab/>http://www.gnu.org/software/gnutls</text:p>
      <text:p text:style-name="Reference"><text:reference-mark-start text:name="growisofs"/>growisofs<text:reference-mark-end text:name="growisofs"/><text:tab/><text:a xlink:type="simple" xlink:href="http://fy.chalmers.se/~appro/linux/DVD+RW" text:style-name="Internet_20_link" text:visited-style-name="Visited_20_Internet_20_Link">http://fy.chalmers.se/~appro/linux/DVD+RW</text:a></text:p>
      <text:p text:style-name="Reference"><text:reference-mark-start text:name="ICU"/>ICU<text:reference-mark-end text:name="ICU"/><text:tab/>http://site.icu-project.org/</text:p>
      <text:p text:style-name="Reference"><text:reference-mark-start text:name="JRE"/><text:reference-mark-start text:name="JRE, JDK"/>JRE, JDK<text:reference-mark-end text:name="JRE, JDK"/><text:reference-mark-end text:name="JRE"/><text:tab/>http://www.java.com</text:p>
      <text:p text:style-name="Reference"><text:reference-mark-start text:name="launch4j"/>launch4j<text:reference-mark-end text:name="launch4j"/><text:tab/><text:a xlink:type="simple" xlink:href="http://launch4j.sourceforge.net/" text:style-name="Internet_20_link" text:visited-style-name="Visited_20_Internet_20_Link">http://launch4j.sourceforge.net</text:a></text:p>
      <text:p text:style-name="Reference"><text:reference-mark-start text:name="libcurl"/>libcurl<text:reference-mark-end text:name="libcurl"/><text:tab/><text:a xlink:type="simple" xlink:href="http://curl.haxx.se/" text:style-name="Internet_20_link" text:visited-style-name="Visited_20_Internet_20_Link">http://curl.haxx.se</text:a></text:p>
      <text:p text:style-name="Reference"><text:reference-mark-start text:name="libcdio"/>libcdio<text:reference-mark-end text:name="libcdio"/><text:tab/>www.gnu.org/software/libcdio/libcdio.html</text:p>
      <text:p text:style-name="Reference"><text:reference-mark-start text:name="libcrypt"/>libgcrypt<text:reference-mark-end text:name="libcrypt"/><text:tab/><text:a xlink:type="simple" xlink:href="http://directory.fsf.org/project/libgcrypt" text:style-name="Internet_20_link" text:visited-style-name="Visited_20_Internet_20_Link">http://directory.fsf.org/project/libgcrypt</text:a></text:p>
      <text:p text:style-name="Reference"><text:reference-mark-start text:name="libiconv"/>libiconv<text:reference-mark-end text:name="libiconv"/><text:tab/>http://www.gnu.org/software/libiconv</text:p>
      <text:p text:style-name="Reference"><text:reference-mark-start text:name="libssh2"/>libssh2<text:reference-mark-end text:name="libssh2"/><text:tab/>http://www.libssh2.org</text:p>
      <text:p text:style-name="Reference"><text:reference-mark-start text:name="LZMA"/>LZMA<text:reference-mark-end text:name="LZMA"/><text:tab/><text:a xlink:type="simple" xlink:href="http://tukaani.org/lzma" text:style-name="Internet_20_link" text:visited-style-name="Visited_20_Internet_20_Link">http://tukaani.org/lzma</text:a></text:p>
      <text:p text:style-name="Reference"><text:reference-mark-start text:name="LZO"/>LZO<text:reference-mark-end text:name="LZO"/><text:tab/>http://www.oberhumer.com/opensource/lzo</text:p>
      <text:p text:style-name="Reference"><text:reference-mark-start text:name="LZ4"/>LZ4<text:reference-mark-end text:name="LZ4"/><text:tab/><text:a xlink:type="simple" xlink:href="https://code.google.com/p/lz4" text:style-name="Internet_20_link" text:visited-style-name="Visited_20_Internet_20_Link">https://code.google.com/p/lz4</text:a></text:p>
      <text:p text:style-name="P31"><text:reference-mark-start text:name="Zstd"/>Zst<text:span text:style-name="T94">andard</text:span><text:reference-mark-end text:name="Zstd"/><text:tab/>https://facebook.github.io/zstd/</text:p>
      <text:p text:style-name="Reference"><text:reference-mark-start text:name="mxml"/>mxml<text:reference-mark-end text:name="mxml"/><text:tab/>http://www.minixml.org</text:p>
      <text:p text:style-name="Reference"><text:reference-mark-start text:name="OpenSSL"/>OpenSSL<text:reference-mark-end text:name="OpenSSL"/><text:tab/><text:a xlink:type="simple" xlink:href="http://www.openssl.org/" text:style-name="Internet_20_link" text:visited-style-name="Visited_20_Internet_20_Link">http://www.openssl.org</text:a></text:p>
      <text:p text:style-name="Reference"><text:reference-mark-start text:name="pcre"/>pcre<text:reference-mark-end text:name="pcre"/><text:tab/>http://www.pcre.org</text:p>
      <text:p text:style-name="Reference"><text:reference-mark-start text:name="SQLite"/>SQLite<text:reference-mark-end text:name="SQLite"/><text:tab/>http://www.sqlite.org</text:p>
      <text:p text:style-name="Reference"><text:reference-mark-start text:name="SET"/><text:reference-mark-start text:name="SWT"/>SWT<text:reference-mark-end text:name="SWT"/><text:reference-mark-end text:name="SET"/><text:tab/><text:a xlink:type="simple" xlink:href="http://www.eclipse.org/swt" text:style-name="Internet_20_link" text:visited-style-name="Visited_20_Internet_20_Link">http://www.eclipse.org/swt</text:a></text:p>
      <text:p text:style-name="Reference"><text:reference-mark-start text:name="xdelta"/>xdelta<text:reference-mark-end text:name="xdelta"/><text:tab/>http://xdelta.org</text:p>
      <text:p text:style-name="Reference"><text:reference-mark-start text:name="zlib"/>zlib<text:reference-mark-end text:name="zlib"/><text:tab/>http://www.zlib.net</text:p>
      <text:p text:style-name="P30"/>
      <text:p text:style-name="P29"/>
      <text:alphabetical-index text:style-name="Sect2" text:protected="true" text:name="Alphabetical Index1">
        <text:alphabetical-index-source text:alphabetical-separators="true" text:sort-algorithm="phonetic (alphanumeric first) (grouped by syllable)" fo:language="ja" fo:country="JP">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84">--abort<text:tab/>68</text:p>
          <text:p text:style-name="P84">--all<text:tab/>59</text:p>
          <text:p text:style-name="P84">--always-create-image<text:tab/>61</text:p>
          <text:p text:style-name="P84">--archive-file-mode<text:tab/>60</text:p>
          <text:p text:style-name="P84">--archive-part-size<text:tab/>49</text:p>
          <text:p text:style-name="P84">--archive-type<text:tab/>68</text:p>
          <text:p text:style-name="P84">--bd-blank-command<text:tab/>53</text:p>
          <text:p text:style-name="P84">--bd-device<text:tab/>51</text:p>
          <text:p text:style-name="P84">--bd-ecc-command<text:tab/>53</text:p>
          <text:p text:style-name="P84">--bd-ecc-post-command<text:tab/>53</text:p>
          <text:p text:style-name="P84">--bd-ecc-pre-command<text:tab/>53</text:p>
          <text:p text:style-name="P84">--bd-image-command<text:tab/>52</text:p>
          <text:p text:style-name="P84">--bd-image-post-command<text:tab/>52</text:p>
          <text:p text:style-name="P84">--bd-image-pre-command<text:tab/>52</text:p>
          <text:p text:style-name="P84">--bd-load-volume-command<text:tab/>52</text:p>
          <text:p text:style-name="P84">--bd-request-volume-command<text:tab/>52</text:p>
          <text:p text:style-name="P84">--bd-unload-volume-command<text:tab/>52</text:p>
          <text:p text:style-name="P84">--bd-volume-size<text:tab/>52</text:p>
          <text:p text:style-name="P84">--bd-write-command<text:tab/>53</text:p>
          <text:p text:style-name="P84">--bd-write-image-command<text:tab/>53</text:p>
          <text:p text:style-name="P84">--bd-write-post-command<text:tab/>53</text:p>
          <text:p text:style-name="P84">--bd-write-pre-command<text:tab/>53</text:p>
          <text:p text:style-name="P84">--blank<text:tab/>61</text:p>
          <text:p text:style-name="P84">--cd-device<text:tab/>51</text:p>
          <text:p text:style-name="P84">--cd-ecc-command<text:tab/>53</text:p>
          <text:p text:style-name="P84">--cd-ecc-post-command<text:tab/>53</text:p>
          <text:p text:style-name="P84">--cd-ecc-pre-command<text:tab/>53</text:p>
          <text:p text:style-name="P84">--cd-image-command<text:tab/>52</text:p>
          <text:p text:style-name="P84">--cd-image-post-command<text:tab/>52</text:p>
          <text:p text:style-name="P84">--cd-image-pre-command<text:tab/>52</text:p>
          <text:p text:style-name="P84">--cd-load-volume-command<text:tab/>52</text:p>
          <text:p text:style-name="P84">--cd-request-volume-command<text:tab/>52</text:p>
          <text:p text:style-name="P84">--cd-unload-volume-command<text:tab/>52</text:p>
          <text:p text:style-name="P84">--cd-volume-size<text:tab/>52</text:p>
          <text:p text:style-name="P84">--cd-write-command<text:tab/>53</text:p>
          <text:p text:style-name="P84">--cd-write-image-command<text:tab/>53</text:p>
          <text:p text:style-name="P84">--cd-write-post-command<text:tab/>53</text:p>
          <text:p text:style-name="P84">--cd-write-pre-command<text:tab/>53</text:p>
          <text:p text:style-name="P84">--cd‑blank-command<text:tab/>53</text:p>
          <text:p text:style-name="P84">--compare<text:tab/>11, 41</text:p>
          <text:p text:style-name="P84">--compress-algorithm<text:tab/>13, 44</text:p>
          <text:p text:style-name="P84">--compress-exclude<text:tab/>47</text:p>
          <text:p text:style-name="P84">--compress-min-size<text:tab/>47</text:p>
          <text:p text:style-name="P84">--config<text:tab/>58</text:p>
          <text:p text:style-name="P84">--continue<text:tab/>68</text:p>
          <text:p text:style-name="P84">--continuous-database<text:tab/>57</text:p>
          <text:p text:style-name="P84">--continuous-max-size<text:tab/>57</text:p>
          <text:p text:style-name="P84">--create<text:tab/>8, 41</text:p>
          <text:p text:style-name="P84">--crypt-algorithm<text:tab/>47</text:p>
          <text:p text:style-name="P84">--crypt-new-password<text:tab/>48</text:p>
          <text:p text:style-name="P84">--crypt-password<text:tab/>48</text:p>
          <text:p text:style-name="P84">--crypt-private-key<text:tab/>48</text:p>
          <text:p text:style-name="P84">--crypt-public-key<text:tab/>48</text:p>
          <text:p text:style-name="P84">--crypt-type<text:tab/>48</text:p>
          <text:p text:style-name="P84">--daemon<text:tab/>55</text:p>
          <text:p text:style-name="P84">--delete-old-archive-files<text:tab/>60</text:p>
          <text:p text:style-name="P84">--destination<text:tab/>55, 69</text:p>
          <text:p text:style-name="P84">--device<text:tab/>53</text:p>
          <text:p text:style-name="P84">--device-blank-command<text:tab/>54</text:p>
          <text:p text:style-name="P84">--device-ecc-command<text:tab/>54</text:p>
          <text:p text:style-name="P84">--device-ecc-post-command<text:tab/>54</text:p>
          <text:p text:style-name="P84">--device-ecc-pre-command<text:tab/>54</text:p>
          <text:p text:style-name="P84">--device-image-command<text:tab/>54</text:p>
          <text:p text:style-name="P84">--device-image-post-command<text:tab/>54</text:p>
          <text:p text:style-name="P84">--device-image-pre-command<text:tab/>54</text:p>
          <text:p text:style-name="P84">--device-load-volume-command<text:tab/>53</text:p>
          <text:p text:style-name="P84">--device-request-volume-command<text:tab/>53</text:p>
          <text:p text:style-name="P84">--device-unload-volume-command<text:tab/>54</text:p>
          <text:p text:style-name="P84">--device-volume-size<text:tab/>54</text:p>
          <text:p text:style-name="P84">--device-write-command<text:tab/>55</text:p>
          <text:p text:style-name="P84">--device-write-post-command<text:tab/>54</text:p>
          <text:p text:style-name="P84">--device-write-pre-command<text:tab/>54</text:p>
          <text:p text:style-name="P84">--differential<text:tab/>44</text:p>
          <text:p text:style-name="P84">--directory<text:tab/>59</text:p>
          <text:p text:style-name="P84">--directory-strip<text:tab/>55</text:p>
          <text:p text:style-name="P84">--dry-run<text:tab/>61</text:p>
          <text:p text:style-name="P84">--dvd-blank-command<text:tab/>53</text:p>
          <text:p text:style-name="P84">--dvd-device<text:tab/>51</text:p>
          <text:p text:style-name="P84">--dvd-ecc-command<text:tab/>53</text:p>
          <text:p text:style-name="P84">--dvd-ecc-post-command<text:tab/>53</text:p>
          <text:p text:style-name="P84">--dvd-ecc-pre-command<text:tab/>53</text:p>
          <text:p text:style-name="P84">--dvd-image-command<text:tab/>52</text:p>
          <text:p text:style-name="P84">--dvd-image-post-command<text:tab/>52</text:p>
          <text:p text:style-name="P84">--dvd-image-pre-command<text:tab/>52</text:p>
          <text:p text:style-name="P84">--dvd-load-volume-command<text:tab/>52</text:p>
          <text:p text:style-name="P84">--dvd-request-volume-command<text:tab/>52</text:p>
          <text:p text:style-name="P84">--dvd-unload-volume-command<text:tab/>52</text:p>
          <text:p text:style-name="P84">--dvd-volume-size<text:tab/>52</text:p>
          <text:p text:style-name="P84">--dvd-write-command<text:tab/>53</text:p>
          <text:p text:style-name="P84">--dvd-write-image-command<text:tab/>53</text:p>
          <text:p text:style-name="P84">--dvd-write-post-command<text:tab/>53</text:p>
          <text:p text:style-name="P84">--dvd-write-pre-command<text:tab/>53</text:p>
          <text:p text:style-name="P84">--ecc<text:tab/>61</text:p>
          <text:p text:style-name="P84">--exclude<text:tab/>43</text:p>
          <text:p text:style-name="P84"><text:soft-page-break/>--exclude-command<text:tab/>43</text:p>
          <text:p text:style-name="P84">--extract<text:tab/>11, 41</text:p>
          <text:p text:style-name="P84">--file-write-post-command<text:tab/>49</text:p>
          <text:p text:style-name="P84">--file-write-pre-command<text:tab/>49</text:p>
          <text:p text:style-name="P84">--force-delta-compression<text:tab/>60</text:p>
          <text:p text:style-name="P84"><text:span text:style-name="T5">--force-ssl</text:span><text:tab/>68</text:p>
          <text:p text:style-name="P84">--force-verify-signatures<text:tab/>49</text:p>
          <text:p text:style-name="P84">--ftp-login-name<text:tab/>49</text:p>
          <text:p text:style-name="P84">--ftp-max-connections<text:tab/>50</text:p>
          <text:p text:style-name="P84">--ftp-max-storage-size<text:tab/>50</text:p>
          <text:p text:style-name="P84">--ftp-password<text:tab/>49</text:p>
          <text:p text:style-name="P84">--ftp-write-post-command<text:tab/>50</text:p>
          <text:p text:style-name="P84">--ftp-write-pre-command<text:tab/>50</text:p>
          <text:p text:style-name="P84"><text:span text:style-name="T12">--full</text:span><text:tab/>43</text:p>
          <text:p text:style-name="P84">--generate-keys<text:tab/>41</text:p>
          <text:p text:style-name="P84">--generate-keys-bits<text:tab/>41</text:p>
          <text:p text:style-name="P84">--generate-keys-mode<text:tab/>42</text:p>
          <text:p text:style-name="P84">--group<text:tab/>59</text:p>
          <text:p text:style-name="P84">--help<text:tab/>62, 69</text:p>
          <text:p text:style-name="P84">--help-internal<text:tab/>62</text:p>
          <text:p text:style-name="P84">--human-format<text:tab/>59</text:p>
          <text:p text:style-name="P84">--ignore-no-backup-file<text:tab/>60</text:p>
          <text:p text:style-name="P84">--ignore-no-dump<text:tab/>60</text:p>
          <text:p text:style-name="P84">--image<text:tab/>41</text:p>
          <text:p text:style-name="P84">--include<text:tab/>42</text:p>
          <text:p text:style-name="P84">--include-file command<text:tab/>42</text:p>
          <text:p text:style-name="P84">--include-image-command<text:tab/>43</text:p>
          <text:p text:style-name="P84"><text:span text:style-name="T12">--incremental</text:span><text:tab/>43</text:p>
          <text:p text:style-name="P84">--incremental-data-directory<text:tab/>59</text:p>
          <text:p text:style-name="P84"><text:span text:style-name="T12">--incremental-list-file</text:span><text:tab/>43</text:p>
          <text:p text:style-name="P84">--index-database<text:tab/>56</text:p>
          <text:p text:style-name="P84">--index-database-add<text:tab/>68</text:p>
          <text:p text:style-name="P84">--index-database-auto-update<text:tab/>56</text:p>
          <text:p text:style-name="P84">--index-database-entities-list<text:tab/>68</text:p>
          <text:p text:style-name="P84">--index-database-entries-list<text:tab/>69</text:p>
          <text:p text:style-name="P84">--index-database-keep-time<text:tab/>57</text:p>
          <text:p text:style-name="P84">--index-database-max-band-width<text:tab/>57</text:p>
          <text:p text:style-name="P84">--index-database-refresh<text:tab/>68</text:p>
          <text:p text:style-name="P84">--index-database-remove<text:tab/>68</text:p>
          <text:p text:style-name="P84">--index-database-storages-list<text:tab/>69</text:p>
          <text:p text:style-name="P84">--job<text:tab/>68</text:p>
          <text:p text:style-name="P84">--jobs-directory<text:tab/>56, 59</text:p>
          <text:p text:style-name="P84">--key-file<text:tab/>68</text:p>
          <text:p text:style-name="P84">--list<text:tab/>10, 41, 68</text:p>
          <text:p text:style-name="P84">--log<text:tab/>58</text:p>
          <text:p text:style-name="P84">--log-file<text:tab/>58</text:p>
          <text:p text:style-name="P84">--log-post-command<text:tab/>58</text:p>
          <text:p text:style-name="P84">--login-dialog<text:tab/>67</text:p>
          <text:p text:style-name="P84">--long-format<text:tab/>59</text:p>
          <text:p text:style-name="P84">--max-band-width<text:tab/>56</text:p>
          <text:p text:style-name="P84">--max-tmp-size<text:tab/>59</text:p>
          <text:p text:style-name="P84">--mount<text:tab/>42p.</text:p>
          <text:p text:style-name="P84">--nice-level<text:tab/>56</text:p>
          <text:p text:style-name="P84">--no-bar-on-medium<text:tab/>61</text:p>
          <text:p text:style-name="P84">--no-default-config<text:tab/>61</text:p>
          <text:p text:style-name="P84">--no-detach<text:tab/>55</text:p>
          <text:p text:style-name="P84">--no-fragments-check<text:tab/>60</text:p>
          <text:p text:style-name="P84">--no-header-footer<text:tab/>59</text:p>
          <text:p text:style-name="P84">--no-index-database<text:tab/>57</text:p>
          <text:p text:style-name="P84">--no-signatures<text:tab/>49</text:p>
          <text:p text:style-name="P84">--no-stop-on-error<text:tab/>61</text:p>
          <text:p text:style-name="P84">--no-storage<text:tab/>61</text:p>
          <text:p text:style-name="P84">--normal<text:tab/>43</text:p>
          <text:p text:style-name="P84">--numeric-permission<text:tab/>59</text:p>
          <text:p text:style-name="P84">--numeric-uid-gid<text:tab/>59</text:p>
          <text:p text:style-name="P84">--overwrite-archive-files<text:tab/>60</text:p>
          <text:p text:style-name="P84">--overwrite-entries<text:tab/>69</text:p>
          <text:p text:style-name="P84">--overwrite-files<text:tab/>60</text:p>
          <text:p text:style-name="P84">--owner<text:tab/>55</text:p>
          <text:p text:style-name="P84">--pairing-master-file<text:tab/>59</text:p>
          <text:p text:style-name="P84">--password<text:tab/>67</text:p>
          <text:p text:style-name="P84">--pause<text:tab/>68</text:p>
          <text:p text:style-name="P84">--pid-file<text:tab/>59</text:p>
          <text:p text:style-name="P84">--ping<text:tab/>68</text:p>
          <text:p text:style-name="P84">--port<text:tab/>67</text:p>
          <text:p text:style-name="P84">--post-command<text:tab/>42</text:p>
          <text:p text:style-name="P84">--pre-command<text:tab/>42</text:p>
          <text:p text:style-name="P84">--quiet<text:tab/>61</text:p>
          <text:p text:style-name="P84">--raw-images<text:tab/>60</text:p>
          <text:p text:style-name="P84">--remote-bar-executable<text:tab/>56</text:p>
          <text:p text:style-name="P84">--restore<text:tab/>69</text:p>
          <text:p text:style-name="P84">--scp-write-post-command<text:tab/>51</text:p>
          <text:p text:style-name="P84">--scp-write-pre-command<text:tab/>50</text:p>
          <text:p text:style-name="P84">--select-job<text:tab/>68</text:p>
          <text:p text:style-name="P84">--server-ca-file<text:tab/>55</text:p>
          <text:p text:style-name="P84">--server-cert-file<text:tab/>55</text:p>
          <text:p text:style-name="P84">--server-key-file<text:tab/>55</text:p>
          <text:p text:style-name="P84">--server-password<text:tab/>55</text:p>
          <text:p text:style-name="P84">--server-port<text:tab/>55</text:p>
          <text:p text:style-name="P84">--server-tls-port<text:tab/>55</text:p>
          <text:p text:style-name="P84">--sftp-write-post-command<text:tab/>51</text:p>
          <text:p text:style-name="P84">--sftp-write-pre-command<text:tab/>51</text:p>
          <text:p text:style-name="P84">--signature-private-key<text:tab/>49</text:p>
          <text:p text:style-name="P84">--signatures-public-key<text:tab/>48</text:p>
          <text:p text:style-name="P84">--skip-unreadable<text:tab/>60</text:p>
          <text:p text:style-name="P84">--skip-verify-signatures<text:tab/>49</text:p>
          <text:p text:style-name="P84">--ssh-login-name<text:tab/>50</text:p>
          <text:p text:style-name="P84">--ssh-max-connections<text:tab/>50</text:p>
          <text:p text:style-name="P84">--ssh-max-storage-size<text:tab/>50</text:p>
          <text:p text:style-name="P84">--ssh-password<text:tab/>50</text:p>
          <text:p text:style-name="P84"><text:soft-page-break/>--ssh-port<text:tab/>50</text:p>
          <text:p text:style-name="P84">--ssh-private-key<text:tab/>50</text:p>
          <text:p text:style-name="P84">--ssh-public-key<text:tab/>50</text:p>
          <text:p text:style-name="P84">--suspend<text:tab/>68</text:p>
          <text:p text:style-name="P84">--test<text:tab/>10, 41</text:p>
          <text:p text:style-name="P84">--tls-port<text:tab/>67</text:p>
          <text:p text:style-name="P84">--tmp-directory<text:tab/>59</text:p>
          <text:p text:style-name="P84">--verbose<text:tab/>62</text:p>
          <text:p text:style-name="P84">--version<text:tab/>62, 69</text:p>
          <text:p text:style-name="P84"><text:span text:style-name="T1">--volume-size</text:span><text:tab/>61</text:p>
          <text:p text:style-name="P84">--wait-first-volume<text:tab/>60</text:p>
          <text:p text:style-name="P84">--webdav-login<text:tab/>51</text:p>
          <text:p text:style-name="P84">--webdav-max-connections<text:tab/>51</text:p>
          <text:p text:style-name="P84">--webdav-max-storage-size<text:tab/>51</text:p>
          <text:p text:style-name="P84">--webdav-password<text:tab/>51</text:p>
          <text:p text:style-name="P84">--webdav-write-post-command<text:tab/>51</text:p>
          <text:p text:style-name="P84">--webdav-write-pre-command<text:tab/>51</text:p>
          <text:p text:style-name="P84">--xhelp<text:tab/>62</text:p>
          <text:p text:style-name="P84">-!<text:tab/>43</text:p>
          <text:p text:style-name="P84">-#<text:tab/>42</text:p>
          <text:p text:style-name="P84">-a<text:tab/>69</text:p>
          <text:p text:style-name="P84">-c<text:tab/>41, 68</text:p>
          <text:p text:style-name="P84">-C<text:tab/>59</text:p>
          <text:p text:style-name="P84">-d<text:tab/>41</text:p>
          <text:p text:style-name="P84">-D<text:tab/>55</text:p>
          <text:p text:style-name="P84">-e<text:tab/>69</text:p>
          <text:p text:style-name="P84"><text:span text:style-name="T12">-f</text:span><text:tab/>43</text:p>
          <text:p text:style-name="P84">-g<text:tab/>59</text:p>
          <text:p text:style-name="P84">-h<text:tab/>62, 69</text:p>
          <text:p text:style-name="P84">-H<text:tab/>59</text:p>
          <text:p text:style-name="P84">-i<text:tab/>43, 68</text:p>
          <text:p text:style-name="P84">-j<text:tab/>68</text:p>
          <text:p text:style-name="P84">-l<text:tab/>41, 68</text:p>
          <text:p text:style-name="P84">-L<text:tab/>59</text:p>
          <text:p text:style-name="P84">-m<text:tab/>41</text:p>
          <text:p text:style-name="P84">-n<text:tab/>68</text:p>
          <text:p text:style-name="P84">-o<text:tab/>60</text:p>
          <text:p text:style-name="P84">-p<text:tab/>55, 67</text:p>
          <text:p text:style-name="P84">-s<text:tab/>16, 49, 68</text:p>
          <text:p text:style-name="P84">-t<text:tab/>41, 68</text:p>
          <text:p text:style-name="P84">-x<text:tab/>41</text:p>
          <text:p text:style-name="P84">-y<text:tab/>47</text:p>
          <text:p text:style-name="P84">-z<text:tab/>13, 44</text:p>
          <text:p text:style-name="P84">‑‑continuous-min-time-delta<text:tab/>58</text:p>
          <text:p text:style-name="P84">‑‑include-file-list<text:tab/>42</text:p>
          <text:p text:style-name="P84">‑‑include-image-list<text:tab/>43</text:p>
          <text:p text:style-name="P84">‑‑no-stop-on-attribute-error<text:tab/>61</text:p>
          <text:p text:style-name="P84">‑‑storage-command<text:tab/>42</text:p>
          <text:p text:style-name="P84">‑‑storage-list<text:tab/>42</text:p>
          <text:p text:style-name="P86">A</text:p>
          <text:p text:style-name="P84">archive-name<text:tab/>63</text:p>
          <text:p text:style-name="P84">archive-type<text:tab/>63</text:p>
          <text:p text:style-name="P84">atime<text:tab/>9</text:p>
          <text:p text:style-name="P86">B</text:p>
          <text:p text:style-name="P84">bar-keygen<text:tab/>7</text:p>
          <text:p text:style-name="P84">basic commands<text:tab/>41</text:p>
          <text:p text:style-name="P86">C</text:p>
          <text:p text:style-name="P84">chunks<text:tab/>70</text:p>
          <text:p text:style-name="P84">compare archive<text:tab/>11</text:p>
          <text:p text:style-name="P84">compress archive<text:tab/>13</text:p>
          <text:p text:style-name="P84">compression<text:tab/>44</text:p>
          <text:p text:style-name="P84">creating archive<text:tab/>8</text:p>
          <text:p text:style-name="P84">crypt-password-mode<text:tab/>63</text:p>
          <text:p text:style-name="P86">D</text:p>
          <text:p text:style-name="P84">device configuration<text:tab/>65</text:p>
          <text:p text:style-name="P84">differential archive<text:tab/>12</text:p>
          <text:p text:style-name="P86">E</text:p>
          <text:p text:style-name="P84">encryption<text:tab/>47</text:p>
          <text:p text:style-name="P84">exclude<text:tab/>63</text:p>
          <text:p text:style-name="P84">exclude-command<text:tab/>64</text:p>
          <text:p text:style-name="P84">exclude-list<text:tab/>64</text:p>
          <text:p text:style-name="P84">extract archive<text:tab/>11</text:p>
          <text:p text:style-name="P86">F</text:p>
          <text:p text:style-name="P84">file format<text:tab/>70</text:p>
          <text:p text:style-name="P84">ftp server configuration<text:tab/>64</text:p>
          <text:p text:style-name="P86">G</text:p>
          <text:p text:style-name="P84">graphical front end<text:tab/>22</text:p>
          <text:p text:style-name="P86">I</text:p>
          <text:p text:style-name="P84">include-file<text:tab/>63</text:p>
          <text:p text:style-name="P84">include-file-command<text:tab/>63</text:p>
          <text:p text:style-name="P84">include-file-list<text:tab/>63</text:p>
          <text:p text:style-name="P84">include-image<text:tab/>63</text:p>
          <text:p text:style-name="P84">include-image-command<text:tab/>63</text:p>
          <text:p text:style-name="P84">include-image-list<text:tab/>63</text:p>
          <text:p text:style-name="P84">include/exclude files<text:tab/>42</text:p>
          <text:p text:style-name="P84">incremental archive<text:tab/>12</text:p>
          <text:p text:style-name="P86">L</text:p>
          <text:p text:style-name="P84">list archive<text:tab/>10</text:p>
          <text:p text:style-name="P86">P</text:p>
          <text:p text:style-name="P84">pause-create<text:tab/>69</text:p>
          <text:p text:style-name="P84">pause-index-database-update<text:tab/>69</text:p>
          <text:p text:style-name="P84">pause-restore<text:tab/>69</text:p>
          <text:p text:style-name="P84">pause-storage<text:tab/>69</text:p>
          <text:p text:style-name="P86">S</text:p>
          <text:p text:style-name="P84">schedule configuration<text:tab/>66</text:p>
          <text:p text:style-name="P84">server<text:tab/>19, 55, 69</text:p>
          <text:p text:style-name="P84">server-password<text:tab/>69</text:p>
          <text:p text:style-name="P84">server-port<text:tab/>69</text:p>
          <text:p text:style-name="P84">server-tls-port<text:tab/>69</text:p>
          <text:p text:style-name="P84"><text:soft-page-break/>split archives<text:tab/>16, 49</text:p>
          <text:p text:style-name="P84">ssh/scp/sftp server configuration<text:tab/>65</text:p>
          <text:p text:style-name="P84">store archives<text:tab/>16, 49</text:p>
          <text:p text:style-name="P86">T</text:p>
          <text:p text:style-name="P84">test archive<text:tab/>10</text:p>
          <text:p text:style-name="P86">U</text:p>
          <text:p text:style-name="P84">URI<text:tab/>16</text:p>
        </text:index-body>
      </text:alphabetical-index>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Ume P Mincho S3" svg:font-family="'Ume P Mincho S3'"/>
    <style:font-face style:name="Courier New" svg:font-family="'Courier New'" style:font-adornments="Normal" style:font-family-generic="modern" style:font-pitch="fixed"/>
    <style:font-face style:name="DejaVu Sans Mono" svg:font-family="'DejaVu Sans Mono'" style:font-family-generic="modern" style:font-pitch="fixed"/>
    <style:font-face style:name="Ume P Gothic C4" svg:font-family="'Ume P Gothic C4'" style:font-family-generic="modern" style:font-pitch="fixed"/>
    <style:font-face style:name="VL Gothic" svg:font-family="'VL Gothic'" style:font-family-generic="modern" style:font-pitch="fixed"/>
    <style:font-face style:name="Numberpile" svg:font-family="Numberpile"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Kochi Gothic" svg:font-family="'Kochi Gothic'"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Kochi Gothic" style:font-size-asian="12pt" style:language-asian="ja" style:country-asian="JP" style:font-name-complex="Kochi Gothic"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margin-top="0mm" fo:margin-bottom="0mm" loext:contextual-spacing="false" fo:text-align="justify" style:justify-single-word="false" fo:text-indent="0mm" style:auto-text-indent="fals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Arial" fo:font-family="Arial" style:font-family-generic="swiss" style:font-pitch="variable" fo:font-size="14pt" style:font-name-asian="Kochi Gothic" style:font-family-asian="'Kochi Gothic'" style:font-family-generic-asian="system" style:font-pitch-asian="variable" style:font-size-asian="14pt" style:font-name-complex="Kochi Gothic" style:font-family-complex="'Kochi Gothic'"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1.99mm" loext:contextual-spacing="false" fo:text-align="justify" style:justify-single-word="false" fo:orphans="2" fo:widows="2" fo:text-indent="4.06mm" style:auto-text-indent="false" style:page-number="auto" style:shadow="none"/>
    </style:style>
    <style:style style:name="List" style:family="paragraph" style:parent-style-name="Text_20_body" style:class="list">
      <style:paragraph-properties fo:margin-top="0mm" fo:margin-bottom="1.5mm" loext:contextual-spacing="false"/>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fo:font-size="12pt" fo:font-style="italic" fo:font-weight="normal"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margin-top="0mm" fo:margin-bottom="0mm" loext:contextual-spacing="false" fo:text-indent="0m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mm" fo:margin-right="0mm" fo:margin-top="0mm" fo:margin-bottom="0mm" loext:contextual-spacing="false" fo:text-indent="0mm" style:auto-text-indent="false"/>
    </style:style>
    <style:style style:name="Text_20_Body_20_no_20_ident" style:display-name="Text Body no ident" style:family="paragraph" style:parent-style-name="Text_20_body" style:next-style-name="Text_20_body" style:class="text" style:master-page-name="">
      <style:paragraph-properties style:page-number="auto">
        <style:tab-stops/>
      </style:paragraph-properties>
    </style:style>
    <style:style style:name="Contents_20_Heading" style:display-name="Contents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4.99mm" fo:margin-right="0mm" fo:margin-top="0mm" fo:margin-bottom="0mm" loext:contextual-spacing="false" fo:text-indent="0mm" style:auto-text-indent="false">
        <style:tab-stops>
          <style:tab-stop style:position="164.99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Command" style:family="paragraph" style:parent-style-name="Text_20_body" style:class="text" style:master-page-name="">
      <style:paragraph-properties fo:margin-left="7mm" fo:margin-right="0mm" fo:margin-top="0mm" fo:margin-bottom="0mm" loext:contextual-spacing="false" fo:text-align="start" style:justify-single-word="false" fo:text-indent="0mm" style:auto-text-indent="false" style:page-number="auto"/>
      <style:text-properties fo:font-style="italic" fo:font-weight="normal" style:font-weight-asian="normal" style:font-weight-complex="normal"/>
    </style:style>
    <style:style style:name="Note" style:family="paragraph" style:parent-style-name="Text_20_body" style:next-style-name="Text_20_body" style:class="text" style:master-page-name="">
      <style:paragraph-properties fo:margin-left="11.99mm" fo:margin-right="0mm" fo:margin-top="1.99mm" fo:margin-bottom="1.99mm" loext:contextual-spacing="false" fo:text-align="justify" style:justify-single-word="false" fo:text-indent="-11.99mm" style:auto-text-indent="false" style:page-number="auto">
        <style:tab-stops>
          <style:tab-stop style:position="11.99mm"/>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margin-top="0mm" fo:margin-bottom="0mm" loext:contextual-spacing="false" text:number-lines="false" text:line-number="0"/>
    </style:style>
    <style:style style:name="Contents_20_3" style:display-name="Contents 3" style:family="paragraph" style:parent-style-name="Index" style:class="index">
      <style:paragraph-properties fo:margin-left="9.98mm" fo:margin-right="0mm" fo:margin-top="0mm" fo:margin-bottom="0mm" loext:contextual-spacing="false"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margin-top="0mm" fo:margin-bottom="0mm" loext:contextual-spacing="false" fo:text-indent="0mm" style:auto-text-indent="false">
        <style:tab-stops>
          <style:tab-stop style:position="155.01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margin-top="0mm" fo:margin-bottom="0mm" loext:contextual-spacing="false" fo:text-indent="0mm" style:auto-text-indent="false"/>
    </style:style>
    <style:style style:name="List_20_1" style:display-name="List 1" style:family="paragraph" style:parent-style-name="List" style:list-style-name="List_20_1" style:class="list" style:master-page-name="">
      <style:paragraph-properties fo:margin-left="12.7mm" fo:margin-right="0mm" fo:margin-top="0mm" fo:margin-bottom="0mm" loext:contextual-spacing="false" fo:text-indent="-6.35mm" style:auto-text-indent="false" style:page-number="auto">
        <style:tab-stops/>
      </style:paragraph-properties>
    </style:style>
    <style:style style:name="List_20_1_20_Cont." style:display-name="List 1 Cont." style:family="paragraph" style:parent-style-name="List" style:list-style-name="List_20_1" style:class="list" style:master-page-name="">
      <style:paragraph-properties fo:margin-top="0mm" fo:margin-bottom="0mm" loext:contextual-spacing="false" style:page-number="auto">
        <style:tab-stops/>
      </style:paragraph-properties>
    </style:style>
    <style:style style:name="List_20_2" style:display-name="List 2" style:family="paragraph" style:parent-style-name="List" style:list-style-name="List_20_2" style:class="list">
      <style:paragraph-properties fo:margin-left="19.05mm" fo:margin-right="0mm" fo:margin-top="0mm" fo:margin-bottom="0mm" loext:contextual-spacing="false" fo:text-align="start" style:justify-single-word="false" fo:text-indent="-6.35mm" style:auto-text-indent="false">
        <style:tab-stops/>
      </style:paragraph-properties>
    </style:style>
    <style:style style:name="Numbering_20_1" style:display-name="Numbering 1" style:family="paragraph" style:parent-style-name="List" style:list-style-name="Numbering_20_5" style:class="list">
      <style:paragraph-properties fo:margin-left="11.99mm" fo:margin-right="0mm" fo:margin-top="0mm" fo:margin-bottom="2.12mm" loext:contextual-spacing="false" fo:text-indent="-4mm" style:auto-text-indent="false">
        <style:tab-stops/>
      </style:paragraph-properties>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Option" style:family="paragraph" style:parent-style-name="Text_20_body" style:master-page-name="">
      <style:paragraph-properties fo:margin-left="5.08mm" fo:margin-right="0mm" fo:margin-top="0mm" fo:margin-bottom="2.03mm" loext:contextual-spacing="false" fo:keep-together="auto" fo:orphans="0" fo:widows="0" fo:text-indent="4.06mm" style:auto-text-indent="false" style:page-number="auto"/>
    </style:style>
    <style:style style:name="Option_20_title" style:display-name="Option title" style:family="paragraph" style:parent-style-name="Option" style:master-page-name="">
      <style:paragraph-properties fo:margin-left="0mm" fo:margin-right="0mm" fo:margin-top="2.03mm" fo:margin-bottom="2.03mm" loext:contextual-spacing="false" fo:text-indent="0mm" style:auto-text-indent="false" style:page-number="auto" fo:keep-with-next="always"/>
    </style:style>
    <style:style style:name="Option_20_note" style:display-name="Option note" style:family="paragraph" style:parent-style-name="Option">
      <style:paragraph-properties fo:margin-left="17mm" fo:margin-right="0mm" fo:margin-top="0mm" fo:margin-bottom="2.03mm" loext:contextual-spacing="false" fo:text-indent="-11.99mm" style:auto-text-indent="false">
        <style:tab-stops>
          <style:tab-stop style:position="17mm"/>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margin-right="0mm" fo:margin-top="0mm" fo:margin-bottom="0mm" loext:contextual-spacing="false" fo:text-indent="0mm" style:auto-text-indent="false">
        <style:tab-stops>
          <style:tab-stop style:position="169.99m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mm" style:type="center"/>
          <style:tab-stop style:position="169.99mm" style:type="right"/>
        </style:tab-stops>
      </style:paragraph-properties>
    </style:style>
    <style:style style:name="User_20_Index_20_Heading" style:display-name="User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Reference" style:family="paragraph" style:parent-style-name="Text_20_body">
      <style:paragraph-properties>
        <style:tab-stops>
          <style:tab-stop style:position="30mm"/>
        </style:tab-stops>
      </style:paragraph-properties>
    </style:style>
    <style:style style:name="Figure" style:family="paragraph" style:parent-style-name="Caption" style:master-page-name="">
      <style:paragraph-properties fo:text-align="center" style:justify-single-word="false" style:page-number="auto"/>
    </style:style>
    <style:style style:name="Table" style:family="paragraph" style:parent-style-name="Caption" style:class="extra">
      <style:paragraph-properties fo:margin-top="1.99mm" fo:margin-bottom="1.99mm" loext:contextual-spacing="false"/>
    </style:style>
    <style:style style:name="Illustration_20_Index_20_Heading" style:display-name="Illustration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mm" fo:margin-right="0mm" fo:margin-top="0mm" fo:margin-bottom="0mm" loext:contextual-spacing="false"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mm" fo:margin-right="0mm" fo:margin-top="0mm" fo:margin-bottom="0mm" loext:contextual-spacing="false" fo:text-indent="0mm" style:auto-text-indent="false">
        <style:tab-stops>
          <style:tab-stop style:position="170mm" style:type="right" style:leader-style="dotted" style:leader-text="."/>
        </style:tab-stops>
      </style:paragraph-properties>
    </style:style>
    <style:style style:name="Index_20_Separator" style:display-name="Index Separator" style:family="paragraph" style:parent-style-name="Index" style:class="index" style:master-page-name="">
      <style:paragraph-properties fo:margin-left="0mm" fo:margin-right="0mm" fo:margin-top="0mm" fo:margin-bottom="0mm" loext:contextual-spacing="false" fo:keep-together="auto" fo:orphans="0" fo:widows="0" fo:text-indent="0mm" style:auto-text-indent="false" style:page-number="auto" fo:keep-with-next="always"/>
    </style:style>
    <style:style style:name="Frame_20_contents" style:display-name="Frame contents" style:family="paragraph" style:parent-style-name="Text_20_body" style:class="extra"/>
    <style:style style:name="Illustration" style:family="paragraph" style:parent-style-name="Caption" style:class="extra"/>
    <style:style style:name="Footnote" style:family="paragraph" style:parent-style-name="Standard" style:class="extra">
      <style:paragraph-properties fo:margin-left="4.99mm" fo:margin-right="0mm" fo:margin-top="0mm" fo:margin-bottom="0mm" loext:contextual-spacing="false" fo:text-indent="-4.99mm" style:auto-text-indent="false" text:number-lines="false" text:line-number="0"/>
      <style:text-properties fo:font-size="10pt" style:font-size-asian="10pt" style:font-size-complex="10pt"/>
    </style:style>
    <style:style style:name="List_20_1_20_End" style:display-name="List 1 End" style:family="paragraph" style:parent-style-name="List" style:next-style-name="Standard" style:list-style-name="List_20_1" style:class="list">
      <style:paragraph-properties fo:margin-left="12.7mm" fo:margin-right="0mm" fo:margin-top="0mm" fo:margin-bottom="1.99mm" loext:contextual-spacing="false" fo:text-indent="-6.35mm" style:auto-text-indent="false">
        <style:tab-stops/>
      </style:paragraph-properties>
    </style:style>
    <style:style style:name="List_20_1_20_Start" style:display-name="List 1 Start" style:family="paragraph" style:parent-style-name="List" style:list-style-name="List_20_1" style:class="list" style:master-page-name="">
      <style:paragraph-properties fo:margin-left="12.7mm" fo:margin-right="0mm" fo:margin-top="0mm" fo:margin-bottom="0mm" loext:contextual-spacing="false" fo:keep-together="auto" fo:text-indent="-6.35mm" style:auto-text-indent="false" style:page-number="auto" fo:keep-with-next="always">
        <style:tab-stops/>
      </style:paragraph-properties>
    </style:style>
    <style:style style:name="Command_20_Cont." style:display-name="Command Cont." style:family="paragraph" style:parent-style-name="Command" style:master-page-name="">
      <style:paragraph-properties fo:margin-top="0mm" fo:margin-bottom="0mm" loext:contextual-spacing="false" fo:text-align="start" style:justify-single-word="false" fo:keep-together="always" style:page-number="auto" fo:keep-with-next="always"/>
    </style:style>
    <style:style style:name="Command_20_Start" style:display-name="Command Start" style:family="paragraph" style:parent-style-name="Command">
      <style:paragraph-properties fo:margin-top="0mm" fo:margin-bottom="0mm" loext:contextual-spacing="false" fo:text-align="start" style:justify-single-word="false"/>
    </style:style>
    <style:style style:name="Command_20_End" style:display-name="Command End" style:family="paragraph" style:parent-style-name="Command_20_Start">
      <style:paragraph-properties fo:margin-top="0mm" fo:margin-bottom="4mm" loext:contextual-spacing="false"/>
    </style:style>
    <style:style style:name="Filters" style:family="paragraph" style:parent-style-name="Caption"/>
    <style:style style:name="Numbering_20_1_20_Cont." style:display-name="Numbering 1 Cont." style:family="paragraph" style:parent-style-name="List" style:class="list">
      <style:paragraph-properties fo:margin-left="6.35mm" fo:margin-right="0mm" fo:margin-top="0mm" fo:margin-bottom="2.12mm" loext:contextual-spacing="false" fo:text-indent="0mm" style:auto-text-indent="false"/>
    </style:style>
    <style:style style:name="Numbering_20_1_20_Start" style:display-name="Numbering 1 Start" style:family="paragraph" style:parent-style-name="List" style:list-style-name="Numbering_20_5" style:class="list">
      <style:paragraph-properties fo:margin-left="11.99mm" fo:margin-right="0mm" fo:margin-top="4.23mm" fo:margin-bottom="2.12mm" loext:contextual-spacing="false" fo:text-indent="-4mm" style:auto-text-indent="false" text:number-lines="true" text:line-number="1">
        <style:tab-stops/>
      </style:paragraph-properties>
    </style:style>
    <style:style style:name="Question" style:family="paragraph" style:parent-style-name="Standard" style:default-outline-level="" style:list-style-name="Numbering_20_5" style:master-page-name="">
      <style:paragraph-properties fo:margin-left="11.31mm" fo:margin-right="0mm" fo:margin-top="4mm" fo:margin-bottom="0mm" loext:contextual-spacing="false" fo:text-align="justify" style:justify-single-word="false" fo:keep-together="auto" fo:text-indent="-8.01mm" style:auto-text-indent="false" style:page-number="auto" fo:keep-with-next="always">
        <style:tab-stops>
          <style:tab-stop style:position="20mm"/>
        </style:tab-stops>
      </style:paragraph-properties>
      <style:text-properties fo:font-style="italic"/>
    </style:style>
    <style:style style:name="Answer" style:family="paragraph" style:parent-style-name="Standard">
      <style:paragraph-properties fo:margin-left="11.31mm" fo:margin-right="0mm" fo:margin-top="1.99mm" fo:margin-bottom="0mm" loext:contextual-spacing="false" fo:text-indent="0mm" style:auto-text-indent="false">
        <style:tab-stops>
          <style:tab-stop style:position="20mm"/>
        </style:tab-stops>
      </style:paragraph-properties>
    </style:style>
    <style:style style:name="Configuration" style:family="paragraph" style:parent-style-name="Text" style:master-page-name="">
      <style:paragraph-properties fo:margin-left="4.99mm" fo:margin-right="0mm" fo:margin-top="0mm" fo:margin-bottom="3.1mm" loext:contextual-spacing="false" fo:text-align="start" style:justify-single-word="false" fo:text-indent="0mm" style:auto-text-indent="false" style:page-number="auto"/>
      <style:text-properties fo:font-style="normal"/>
    </style:style>
    <style:style style:name="Text" style:family="paragraph" style:parent-style-name="Caption" style:class="extra" style:master-page-name="">
      <style:paragraph-properties fo:text-align="start" style:justify-single-word="false" style:page-number="auto"/>
      <style:text-properties fo:font-style="normal"/>
    </style:style>
    <style:style style:name="Answer_20_Command" style:display-name="Answer Command" style:family="paragraph" style:parent-style-name="Answer">
      <style:paragraph-properties fo:margin-left="15.31mm" fo:margin-right="0mm" fo:margin-top="1.02mm" fo:margin-bottom="0mm" loext:contextual-spacing="false" fo:text-indent="0mm" style:auto-text-indent="false"/>
      <style:text-properties fo:font-style="italic"/>
    </style:style>
    <style:style style:name="Configuration_20_title" style:display-name="Configuration title" style:family="paragraph" style:parent-style-name="Configuration">
      <style:paragraph-properties fo:margin-left="0mm" fo:margin-right="0mm" fo:margin-top="0mm" fo:margin-bottom="0mm" loext:contextual-spacing="false" fo:text-indent="0mm" style:auto-text-indent="false"/>
    </style:style>
    <style:style style:name="Source_20_code" style:display-name="Source code" style:family="paragraph" style:parent-style-name="Text_20_body" style:master-page-name="">
      <style:paragraph-properties fo:margin-left="4.99mm" fo:margin-right="0mm" fo:margin-top="0mm" fo:margin-bottom="0mm" loext:contextual-spacing="false" fo:orphans="0" fo:widows="0" fo:text-indent="0mm" style:auto-text-indent="false" style:page-number="auto" style:shadow="none">
        <style:tab-stops/>
      </style:paragraph-properties>
      <style:text-properties style:font-name="Courier New" fo:font-family="'Courier New'" style:font-style-name="Normal" style:font-family-generic="modern" style:font-pitch="fixed" fo:font-size="9pt"/>
    </style:style>
    <style:style style:name="Answer_20_Note" style:display-name="Answer Note" style:family="paragraph" style:parent-style-name="Answer">
      <style:paragraph-properties fo:margin-left="24.01mm" fo:margin-right="0mm" fo:margin-top="0mm" fo:margin-bottom="0mm" loext:contextual-spacing="false" fo:text-indent="-12.49mm" style:auto-text-indent="false">
        <style:tab-stops>
          <style:tab-stop style:position="11.99mm"/>
        </style:tab-stops>
      </style:paragraph-properties>
    </style:style>
    <style:style style:name="List_20_2_20_Cont." style:display-name="List 2 Cont." style:family="paragraph" style:parent-style-name="List" style:class="list">
      <style:paragraph-properties fo:margin-left="19.05mm" fo:margin-right="0mm" fo:margin-top="0mm" fo:margin-bottom="0mm" loext:contextual-spacing="false" fo:text-indent="0mm" style:auto-text-indent="false"/>
    </style:style>
    <style:style style:name="Text_20_Body_20_Start" style:display-name="Text Body Start" style:family="paragraph" style:parent-style-name="Text_20_body" style:next-style-name="Text_20_body">
      <style:paragraph-properties fo:margin-left="0mm" fo:margin-right="0mm" fo:margin-top="0mm" fo:margin-bottom="1.99mm" loext:contextual-spacing="false" fo:text-indent="0mm" style:auto-text-indent="false"/>
    </style:style>
    <style:style style:name="Option_20_Start" style:display-name="Option Start" style:family="paragraph" style:parent-style-name="Option" style:next-style-name="Option">
      <style:paragraph-properties fo:margin-left="5.08mm" fo:margin-right="0mm" fo:margin-top="0mm" fo:margin-bottom="2.03mm" loext:contextual-spacing="false" fo:text-indent="0mm" style:auto-text-indent="false"/>
    </style:style>
    <style:style style:name="User_20_Index_20_2" style:display-name="User Index 2" style:family="paragraph" style:parent-style-name="Index" style:class="index">
      <style:paragraph-properties fo:margin-left="4.99mm" fo:margin-right="0mm" fo:margin-top="0mm" fo:margin-bottom="0mm" loext:contextual-spacing="false" fo:text-indent="0mm" style:auto-text-indent="false">
        <style:tab-stops>
          <style:tab-stop style:position="165.01mm" style:type="right" style:leader-style="dotted" style:leader-text="."/>
        </style:tab-stops>
      </style:paragraph-properties>
    </style:style>
    <style:style style:name="Alpha2" style:family="paragraph" style:parent-style-name="Heading_20_2" style:next-style-name="Standard" style:default-outline-level="2" style:list-style-name="Numbering_20_1" style:master-page-name="">
      <style:paragraph-properties fo:margin-left="0mm" fo:margin-right="0mm" fo:text-indent="0mm" style:auto-text-indent="false" style:page-number="auto">
        <style:tab-stops>
          <style:tab-stop style:position="5.08mm"/>
        </style:tab-stops>
      </style:paragraph-properties>
      <style:text-properties fo:font-size="12pt"/>
    </style:style>
    <style:style style:name="Untitled1" style:family="paragraph" style:parent-style-name="Alpha2">
      <style:paragraph-properties fo:margin-left="11.34mm" fo:margin-right="0mm" fo:margin-top="0mm" fo:margin-bottom="0mm" loext:contextual-spacing="false" fo:text-indent="0mm" style:auto-text-indent="false"/>
    </style:style>
    <style:style style:name="Untitled2" style:family="paragraph" style:parent-style-name="Alpha2">
      <style:paragraph-properties>
        <style:tab-stops>
          <style:tab-stop style:position="10mm"/>
        </style:tab-stops>
      </style:paragraph-properties>
    </style:style>
    <style:style style:name="List_20_2_20_Start" style:display-name="List 2 Start" style:family="paragraph" style:parent-style-name="List" style:next-style-name="List_20_2" style:list-style-name="List_20_2" style:class="list">
      <style:paragraph-properties fo:margin-left="19.05mm" fo:margin-right="0mm" fo:margin-top="1.99mm" fo:margin-bottom="0mm" loext:contextual-spacing="false" fo:text-indent="-6.35mm" style:auto-text-indent="false">
        <style:tab-stops/>
      </style:paragraph-properties>
    </style:style>
    <style:style style:name="List_20_3_20_Start" style:display-name="List 3 Start" style:family="paragraph" style:parent-style-name="List" style:next-style-name="List_20_3" style:class="list">
      <style:paragraph-properties fo:margin-left="19.05mm" fo:margin-right="0mm" fo:margin-top="4.23mm" fo:margin-bottom="2.12mm" loext:contextual-spacing="false" fo:text-indent="-6.35mm" style:auto-text-indent="false"/>
    </style:style>
    <style:style style:name="List_20_3" style:display-name="List 3" style:family="paragraph" style:parent-style-name="List" style:class="list">
      <style:paragraph-properties fo:margin-left="19.05mm" fo:margin-right="0mm" fo:margin-top="0mm" fo:margin-bottom="2.12mm" loext:contextual-spacing="false" fo:text-indent="-6.35mm" style:auto-text-indent="false"/>
    </style:style>
    <style:style style:name="List_20_2_20_End" style:display-name="List 2 End" style:family="paragraph" style:parent-style-name="List" style:next-style-name="List_20_2" style:list-style-name="List_20_2" style:class="list">
      <style:paragraph-properties fo:margin-left="19.05mm" fo:margin-right="0mm" fo:margin-top="0mm" fo:margin-bottom="1.99mm" loext:contextual-spacing="false" fo:text-indent="-6.35mm" style:auto-text-indent="false">
        <style:tab-stops/>
      </style:paragraph-properties>
    </style:style>
    <style:style style:name="Untitled3" style:family="paragraph" style:parent-style-name="Question">
      <style:paragraph-properties>
        <style:tab-stops>
          <style:tab-stop style:position="5.31mm"/>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ilename" style:family="text">
      <style:text-properties fo:font-style="italic" fo:font-weight="normal" style:font-weight-asian="normal" style:font-weight-complex="normal"/>
    </style:style>
    <style:style style:name="Command" style:family="text">
      <style:text-properties fo:font-size="12pt" fo:font-style="italic" fo:font-weight="normal" style:font-weight-asian="normal" style:font-weight-complex="normal"/>
    </style:style>
    <style:style style:name="Option" style:family="text">
      <style:text-properties fo:font-style="italic" fo:font-weight="normal" style:font-weight-asian="normal" style:font-weight-complex="norma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Configuration" style:family="text"/>
    <style:style style:name="Source_20_Text" style:display-name="Source Text" style:family="text">
      <style:text-properties style:font-name="VL Gothic" fo:font-family="'VL Gothic'" style:font-family-generic="modern" style:font-pitch="fixed" style:font-name-asian="VL Gothic" style:font-family-asian="'VL Gothic'" style:font-family-generic-asian="modern" style:font-pitch-asian="fixed" style:font-name-complex="VL Gothic" style:font-family-complex="'VL Gothic'" style:font-family-generic-complex="modern" style:font-pitch-complex="fixed"/>
    </style:style>
    <style:style style:name="Superscript" style:family="text">
      <style:text-properties style:text-position="super 58%"/>
    </style:style>
    <style:style style:name="Example" style:family="text">
      <style:text-properties style:font-name="DejaVu Sans Mono" fo:font-family="'DejaVu Sans Mono'" style:font-family-generic="modern" style:font-pitch="fixed" style:font-name-asian="Ume P Gothic C4" style:font-family-asian="'Ume P Gothic C4'" style:font-family-generic-asian="modern" style:font-pitch-asian="fixed" style:font-name-complex="DejaVu Sans Mono" style:font-family-complex="'DejaVu Sans Mono'" style:font-family-generic-complex="modern" style:font-pitch-complex="fixed"/>
    </style:style>
    <style:style style:name="Name" style:family="text" style:parent-style-name="Command"/>
    <style:style style:name="Number_20_Mark" style:display-name="Number Mark" style:family="text">
      <style:text-properties fo:color="#ff0000" style:font-name="Numberpile" fo:font-family="Numberpile" style:font-style-name="Regular" style:font-pitch="variable" fo:font-size="12pt"/>
    </style:style>
    <style:style style:name="Caption_20_characters" style:display-name="Caption characters" style:family="text"/>
    <style:style style:name="Variable"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OLE" style:family="graphic">
      <style:graphic-properties text:anchor-type="paragraph" svg:x="0mm" svg:y="0mm" style:wrap="non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3mm" fo:text-indent="-3mm" fo:margin-left="3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6mm" fo:text-indent="-3mm" fo:margin-left="6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9mm" fo:text-indent="-3mm" fo:margin-left="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mm" fo:text-indent="-3mm" fo:margin-left="11.99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mm" fo:text-indent="-3mm" fo:margin-left="14.99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mm" fo:text-indent="-3mm" fo:margin-left="17.99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mm" fo:text-indent="-3mm" fo:margin-left="21.01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mm" fo:text-indent="-3mm" fo:margin-left="24.01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mm" fo:text-indent="-3mm" fo:margin-left="27.01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0mm" fo:text-indent="-3mm" fo:margin-left="30mm"/>
        </style:list-level-properties>
        <style:text-properties style:font-name="OpenSymbol1"/>
      </text:list-level-style-bullet>
    </text:list-style>
    <text:list-style style:name="Numbering_20_1" style:display-name="Numbering 1">
      <text:list-level-style-number text:level="1" text:style-name="Numbering_20_Symbols" style:num-suffix=")" style:num-format="a">
        <style:list-level-properties text:list-level-position-and-space-mode="label-alignment">
          <style:list-level-label-alignment text:label-followed-by="listtab" text:list-tab-stop-position="11.34mm" fo:text-indent="-4.99mm" fo:margin-left="11.34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6.4mm" fo:text-indent="-5.04mm" fo:margin-left="16.4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34mm" fo:text-indent="-4.99mm" fo:margin-left="21.3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6.35mm" fo:text-indent="-4.99mm" fo:margin-left="26.3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34mm" fo:text-indent="-4.99mm" fo:margin-left="31.34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6.35mm" fo:text-indent="-4.99mm" fo:margin-left="36.3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1.35mm" fo:text-indent="-4.99mm" fo:margin-left="41.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6.36mm" fo:text-indent="-4.99mm" fo:margin-left="46.36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1.35mm" fo:text-indent="-4.99mm" fo:margin-left="51.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6.36mm" fo:text-indent="-4.99mm" fo:margin-left="56.36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8.45mm" fo:text-indent="-4mm" fo:margin-left="48.45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55.46mm" fo:text-indent="-6.51mm" fo:margin-left="55.46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59.95mm" fo:text-indent="-4.5mm" fo:margin-left="59.9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64.45mm" fo:text-indent="-3.95mm" fo:margin-left="64.45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8.4mm" fo:text-indent="-3.95mm" fo:margin-left="68.4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2.35mm" fo:text-indent="-3.95mm" fo:margin-left="72.35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6.31mm" fo:text-indent="-3.95mm" fo:margin-left="76.31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80.26mm" fo:text-indent="-3.95mm" fo:margin-left="80.26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84.21mm" fo:text-indent="-3.95mm" fo:margin-left="84.21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8.16mm" fo:text-indent="-3.95mm" fo:margin-left="88.16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phonetic (alphanumeric first) (grouped by syllable)" fo:language="ja" fo:country="JP"/>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paragraph-rsid="001aa4a2"/>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9.98mm" fo:margin-left="0mm" fo:margin-right="0mm" fo:margin-top="4.99mm" style:dynamic-spacing="false"/>
      </style:footer-style>
    </style:page-layout>
  </office:automatic-styles>
  <office:master-styles>
    <style:master-page style:name="Standard" style:page-layout-name="Mpm1">
      <style:footer>
        <text:p text:style-name="MP1">- <text:page-number text:select-page="current">2</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rsten Rupp</meta:initial-creator>
    <meta:creation-date>2009-11-16T11:05:55</meta:creation-date>
    <dc:date>2019-03-17T10:40:52.211798954</dc:date>
    <meta:editing-duration>P330DT9H12M53S</meta:editing-duration>
    <meta:editing-cycles>611</meta:editing-cycles>
    <meta:generator>LibreOffice/6.0.7.3$Linux_X86_64 LibreOffice_project/00m0$Build-3</meta:generator>
    <meta:document-statistic meta:table-count="14" meta:image-count="20" meta:object-count="0" meta:page-count="87" meta:paragraph-count="2577" meta:word-count="23888" meta:character-count="150586" meta:non-whitespace-character-count="129738"/>
  </office:meta>
</office:document-meta>
</file>